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ficial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  <table:table-cell table:number-columns-repeated="2"/>
          <table:table-cell office:value-type="string" calcext:value-type="string">
            <text:p>[a]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256</text:p>
          </table:table-cell>
          <table:table-cell office:value-type="string" calcext:value-type="string">
            <text:p>N=512</text:p>
          </table:table-cell>
          <table:table-cell office:value-type="string" calcext:value-type="string">
            <text:p>N=1024</text:p>
          </table:table-cell>
          <table:table-cell office:value-type="string" calcext:value-type="string">
            <text:p>N=2048</text:p>
          </table:table-cell>
        </table:table-row>
        <table:table-row table:style-name="ro1">
          <table:table-cell office:value-type="string" calcext:value-type="string">
            <text:p><text:s text:c="3"/>0.0000000000000000 <text:s text:c="4"/>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2.78286" calcext:value-type="float">
            <text:p>2,78</text:p>
          </table:table-cell>
          <table:table-cell office:value-type="float" office:value="1.65065" calcext:value-type="float">
            <text:p>1,65</text:p>
          </table:table-cell>
          <table:table-cell office:value-type="float" office:value="1.25374" calcext:value-type="float">
            <text:p>1,25</text:p>
          </table:table-cell>
          <table:table-cell office:value-type="float" office:value="1.11492" calcext:value-type="float">
            <text:p>1,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4.6007020644644771E-002</text:p>
          </table:table-cell>
          <table:table-cell office:value-type="float" office:value="0.789025" calcext:value-type="float">
            <text:p>0,79</text:p>
          </table:table-cell>
          <table:table-cell office:value-type="float" office:value="0.380157" calcext:value-type="float">
            <text:p>0,38</text:p>
          </table:table-cell>
          <table:table-cell office:value-type="float" office:value="0.186509" calcext:value-type="float">
            <text:p>0,19</text:p>
          </table:table-cell>
          <table:table-cell office:value-type="float" office:value="0.0924322" calcext:value-type="float">
            <text:p>0,09</text:p>
          </table:table-cell>
          <table:table-cell office:value-type="float" office:value="0.046007" calcext:value-type="float">
            <text:p>0,05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3.88747" calcext:value-type="float">
            <text:p>3,89</text:p>
          </table:table-cell>
          <table:table-cell office:value-type="float" office:value="4.64068" calcext:value-type="float">
            <text:p>4,64</text:p>
          </table:table-cell>
          <table:table-cell office:value-type="float" office:value="4.86116" calcext:value-type="float">
            <text:p>4,86</text:p>
          </table:table-cell>
          <table:table-cell office:value-type="float" office:value="4.92855" calcext:value-type="float">
            <text:p>4,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3"/>9.2014096857106015E-002</text:p>
          </table:table-cell>
          <table:table-cell office:value-type="float" office:value="1.57829" calcext:value-type="float">
            <text:p>1,58</text:p>
          </table:table-cell>
          <table:table-cell office:value-type="float" office:value="0.760344" calcext:value-type="float">
            <text:p>0,76</text:p>
          </table:table-cell>
          <table:table-cell office:value-type="float" office:value="0.373021" calcext:value-type="float">
            <text:p>0,37</text:p>
          </table:table-cell>
          <table:table-cell office:value-type="float" office:value="0.184865" calcext:value-type="float">
            <text:p>0,18</text:p>
          </table:table-cell>
          <table:table-cell office:value-type="float" office:value="0.0920141" calcext:value-type="float">
            <text:p>0,09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2.06052" calcext:value-type="float">
            <text:p>2,06</text:p>
          </table:table-cell>
          <table:table-cell office:value-type="float" office:value="2.15951" calcext:value-type="float">
            <text:p>2,16</text:p>
          </table:table-cell>
          <table:table-cell office:value-type="float" office:value="2.06864" calcext:value-type="float">
            <text:p>2,07</text:p>
          </table:table-cell>
          <table:table-cell office:value-type="float" office:value="1.99481" calcext:value-type="float">
            <text:p>1,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2"/>0.13802128420520943 <text:s text:c="4"/></text:p>
          </table:table-cell>
          <table:table-cell office:value-type="float" office:value="2.36804" calcext:value-type="float">
            <text:p>2,37</text:p>
          </table:table-cell>
          <table:table-cell office:value-type="float" office:value="1.14059" calcext:value-type="float">
            <text:p>1,14</text:p>
          </table:table-cell>
          <table:table-cell office:value-type="float" office:value="0.55954" calcext:value-type="float">
            <text:p>0,56</text:p>
          </table:table-cell>
          <table:table-cell office:value-type="float" office:value="0.277298" calcext:value-type="float">
            <text:p>0,28</text:p>
          </table:table-cell>
          <table:table-cell office:value-type="float" office:value="0.138021" calcext:value-type="float">
            <text:p>0,14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1.33449" calcext:value-type="float">
            <text:p>1,33</text:p>
          </table:table-cell>
          <table:table-cell office:value-type="float" office:value="1.30276" calcext:value-type="float">
            <text:p>1,3</text:p>
          </table:table-cell>
          <table:table-cell office:value-type="float" office:value="1.41934" calcext:value-type="float">
            <text:p>1,42</text:p>
          </table:table-cell>
          <table:table-cell office:value-type="float" office:value="1.49697" calcext:value-type="float">
            <text:p>1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<text:s text:c="2"/>0.18402863825679852 <text:s text:c="4"/></text:p>
          </table:table-cell>
          <table:table-cell office:value-type="float" office:value="3.15851" calcext:value-type="float">
            <text:p>3,16</text:p>
          </table:table-cell>
          <table:table-cell office:value-type="float" office:value="1.52092" calcext:value-type="float">
            <text:p>1,52</text:p>
          </table:table-cell>
          <table:table-cell office:value-type="float" office:value="0.746071" calcext:value-type="float">
            <text:p>0,75</text:p>
          </table:table-cell>
          <table:table-cell office:value-type="float" office:value="0.369733" calcext:value-type="float">
            <text:p>0,37</text:p>
          </table:table-cell>
          <table:table-cell office:value-type="float" office:value="0.184029" calcext:value-type="float">
            <text:p>0,18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float" office:value="2.40868" calcext:value-type="float">
            <text:p>2,41</text:p>
          </table:table-cell>
          <table:table-cell office:value-type="float" office:value="2.31796" calcext:value-type="float">
            <text:p>2,32</text:p>
          </table:table-cell>
          <table:table-cell office:value-type="float" office:value="2.23373" calcext:value-type="float">
            <text:p>2,23</text:p>
          </table:table-cell>
          <table:table-cell office:value-type="float" office:value="2.20489" calcext:value-type="float">
            <text:p>2,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<text:s text:c="2"/>0.23003621457974463 <text:s text:c="4"/></text:p>
          </table:table-cell>
          <table:table-cell office:value-type="float" office:value="3.94994" calcext:value-type="float">
            <text:p>3,95</text:p>
          </table:table-cell>
          <table:table-cell office:value-type="float" office:value="1.90137" calcext:value-type="float">
            <text:p>1,9</text:p>
          </table:table-cell>
          <table:table-cell office:value-type="float" office:value="0.932615" calcext:value-type="float">
            <text:p>0,93</text:p>
          </table:table-cell>
          <table:table-cell office:value-type="float" office:value="0.46217" calcext:value-type="float">
            <text:p>0,46</text:p>
          </table:table-cell>
          <table:table-cell office:value-type="float" office:value="0.230036" calcext:value-type="float">
            <text:p>0,23</text:p>
          </table:table-cell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2.99547" calcext:value-type="float">
            <text:p>3</text:p>
          </table:table-cell>
          <table:table-cell office:value-type="float" office:value="3.04991" calcext:value-type="float">
            <text:p>3,05</text:p>
          </table:table-cell>
          <table:table-cell office:value-type="float" office:value="3.0698" calcext:value-type="float">
            <text:p>3,07</text:p>
          </table:table-cell>
          <table:table-cell office:value-type="float" office:value="3.08834" calcext:value-type="float">
            <text:p>3,09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<text:s text:c="2"/>0.27604406874195336 <text:s text:c="4"/></text:p>
          </table:table-cell>
          <table:table-cell office:value-type="float" office:value="4.74257" calcext:value-type="float">
            <text:p>4,74</text:p>
          </table:table-cell>
          <table:table-cell office:value-type="float" office:value="2.28197" calcext:value-type="float">
            <text:p>2,28</text:p>
          </table:table-cell>
          <table:table-cell office:value-type="float" office:value="1.11918" calcext:value-type="float">
            <text:p>1,12</text:p>
          </table:table-cell>
          <table:table-cell office:value-type="float" office:value="0.554609" calcext:value-type="float">
            <text:p>0,55</text:p>
          </table:table-cell>
          <table:table-cell office:value-type="float" office:value="0.276044" calcext:value-type="float">
            <text:p>0,28</text:p>
          </table:table-cell>
          <table:table-cell table:number-columns-repeated="2"/>
          <table:table-cell office:value-type="string" calcext:value-type="string">
            <text:p>a7</text:p>
          </table:table-cell>
          <table:table-cell office:value-type="float" office:value="0.43855" calcext:value-type="float">
            <text:p>0,44</text:p>
          </table:table-cell>
          <table:table-cell office:value-type="float" office:value="0.530404" calcext:value-type="float">
            <text:p>0,53</text:p>
          </table:table-cell>
          <table:table-cell office:value-type="float" office:value="0.645644" calcext:value-type="float">
            <text:p>0,65</text:p>
          </table:table-cell>
          <table:table-cell office:value-type="float" office:value="0.655049" calcext:value-type="float">
            <text:p>0,6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<text:s text:c="2"/>0.32205225631137691 <text:s text:c="4"/></text:p>
          </table:table-cell>
          <table:table-cell office:value-type="float" office:value="5.53664" calcext:value-type="float">
            <text:p>5,54</text:p>
          </table:table-cell>
          <table:table-cell office:value-type="float" office:value="2.66274" calcext:value-type="float">
            <text:p>2,66</text:p>
          </table:table-cell>
          <table:table-cell office:value-type="float" office:value="1.30576" calcext:value-type="float">
            <text:p>1,31</text:p>
          </table:table-cell>
          <table:table-cell office:value-type="float" office:value="0.64705" calcext:value-type="float">
            <text:p>0,65</text:p>
          </table:table-cell>
          <table:table-cell office:value-type="float" office:value="0.322052" calcext:value-type="float">
            <text:p>0,32</text:p>
          </table:table-cell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1.42599" calcext:value-type="float">
            <text:p>1,43</text:p>
          </table:table-cell>
          <table:table-cell office:value-type="float" office:value="1.35621" calcext:value-type="float">
            <text:p>1,36</text:p>
          </table:table-cell>
          <table:table-cell office:value-type="float" office:value="1.25615" calcext:value-type="float">
            <text:p>1,26</text:p>
          </table:table-cell>
          <table:table-cell office:value-type="float" office:value="1.24813" calcext:value-type="float">
            <text:p>1,2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<text:s text:c="2"/>0.36806083285602370 <text:s text:c="4"/></text:p>
          </table:table-cell>
          <table:table-cell office:value-type="float" office:value="6.33238" calcext:value-type="float">
            <text:p>6,33</text:p>
          </table:table-cell>
          <table:table-cell office:value-type="float" office:value="3.04371" calcext:value-type="float">
            <text:p>3,04</text:p>
          </table:table-cell>
          <table:table-cell office:value-type="float" office:value="1.49237" calcext:value-type="float">
            <text:p>1,49</text:p>
          </table:table-cell>
          <table:table-cell office:value-type="float" office:value="0.739495" calcext:value-type="float">
            <text:p>0,74</text:p>
          </table:table-cell>
          <table:table-cell office:value-type="float" office:value="0.368061" calcext:value-type="float">
            <text:p>0,37</text:p>
          </table:table-cell>
          <table:table-cell table:number-columns-repeated="2"/>
          <table:table-cell office:value-type="string" calcext:value-type="string">
            <text:p>a9</text:p>
          </table:table-cell>
          <table:table-cell office:value-type="float" office:value="4.77241" calcext:value-type="float">
            <text:p>4,77</text:p>
          </table:table-cell>
          <table:table-cell office:value-type="float" office:value="4.33948" calcext:value-type="float">
            <text:p>4,34</text:p>
          </table:table-cell>
          <table:table-cell office:value-type="float" office:value="4.03693" calcext:value-type="float">
            <text:p>4,04</text:p>
          </table:table-cell>
          <table:table-cell office:value-type="float" office:value="3.93346" calcext:value-type="float">
            <text:p>3,9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<text:s text:c="2"/>0.41406985394396040 <text:s text:c="4"/></text:p>
          </table:table-cell>
          <table:table-cell office:value-type="float" office:value="7.13005" calcext:value-type="float">
            <text:p>7,13</text:p>
          </table:table-cell>
          <table:table-cell office:value-type="float" office:value="3.42492" calcext:value-type="float">
            <text:p>3,42</text:p>
          </table:table-cell>
          <table:table-cell office:value-type="float" office:value="1.67901" calcext:value-type="float">
            <text:p>1,68</text:p>
          </table:table-cell>
          <table:table-cell office:value-type="float" office:value="0.831943" calcext:value-type="float">
            <text:p>0,83</text:p>
          </table:table-cell>
          <table:table-cell office:value-type="float" office:value="0.41407" calcext:value-type="float">
            <text:p>0,41</text:p>
          </table:table-cell>
          <table:table-cell table:number-columns-repeated="2"/>
          <table:table-cell office:value-type="string" calcext:value-type="string">
            <text:p>a10</text:p>
          </table:table-cell>
          <table:table-cell office:value-type="float" office:value="-1.20071" calcext:value-type="float">
            <text:p>-1,2</text:p>
          </table:table-cell>
          <table:table-cell office:value-type="float" office:value="-0.348033" calcext:value-type="float">
            <text:p>-0,35</text:p>
          </table:table-cell>
          <table:table-cell office:value-type="float" office:value="0.211219" calcext:value-type="float">
            <text:p>0,21</text:p>
          </table:table-cell>
          <table:table-cell office:value-type="float" office:value="0.422678" calcext:value-type="float">
            <text:p>0,4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<text:s text:c="2"/>0.46007937514332992 <text:s text:c="4"/></text:p>
          </table:table-cell>
          <table:table-cell office:value-type="float" office:value="7.92993" calcext:value-type="float">
            <text:p>7,93</text:p>
          </table:table-cell>
          <table:table-cell office:value-type="float" office:value="3.80639" calcext:value-type="float">
            <text:p>3,81</text:p>
          </table:table-cell>
          <table:table-cell office:value-type="float" office:value="1.86568" calcext:value-type="float">
            <text:p>1,87</text:p>
          </table:table-cell>
          <table:table-cell office:value-type="float" office:value="0.924395" calcext:value-type="float">
            <text:p>0,92</text:p>
          </table:table-cell>
          <table:table-cell office:value-type="float" office:value="0.460079" calcext:value-type="float">
            <text:p>0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0608945202235733 <text:s text:c="4"/></text:p>
          </table:table-cell>
          <table:table-cell office:value-type="float" office:value="8.73228" calcext:value-type="float">
            <text:p>8,73</text:p>
          </table:table-cell>
          <table:table-cell office:value-type="float" office:value="4.18815" calcext:value-type="float">
            <text:p>4,19</text:p>
          </table:table-cell>
          <table:table-cell office:value-type="float" office:value="2.05239" calcext:value-type="float">
            <text:p>2,05</text:p>
          </table:table-cell>
          <table:table-cell office:value-type="float" office:value="1.01685" calcext:value-type="float">
            <text:p>1,02</text:p>
          </table:table-cell>
          <table:table-cell office:value-type="float" office:value="0.506089" calcext:value-type="float">
            <text:p>0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5210014014935538 <text:s text:c="4"/></text:p>
          </table:table-cell>
          <table:table-cell office:value-type="float" office:value="9.53734" calcext:value-type="float">
            <text:p>9,54</text:p>
          </table:table-cell>
          <table:table-cell office:value-type="float" office:value="4.57024" calcext:value-type="float">
            <text:p>4,57</text:p>
          </table:table-cell>
          <table:table-cell office:value-type="float" office:value="2.23913" calcext:value-type="float">
            <text:p>2,24</text:p>
          </table:table-cell>
          <table:table-cell office:value-type="float" office:value="1.10931" calcext:value-type="float">
            <text:p>1,11</text:p>
          </table:table-cell>
          <table:table-cell office:value-type="float" office:value="0.5521" calcext:value-type="float">
            <text:p>0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9811149509273798 <text:s text:c="4"/></text:p>
          </table:table-cell>
          <table:table-cell office:value-type="float" office:value="10.3452" calcext:value-type="float">
            <text:p>10,35</text:p>
          </table:table-cell>
          <table:table-cell office:value-type="float" office:value="4.95267" calcext:value-type="float">
            <text:p>4,95</text:p>
          </table:table-cell>
          <table:table-cell office:value-type="float" office:value="2.42592" calcext:value-type="float">
            <text:p>2,43</text:p>
          </table:table-cell>
          <table:table-cell office:value-type="float" office:value="1.20178" calcext:value-type="float">
            <text:p>1,2</text:p>
          </table:table-cell>
          <table:table-cell office:value-type="float" office:value="0.598111" calcext:value-type="float">
            <text:p>0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4412357242102447 <text:s text:c="4"/></text:p>
          </table:table-cell>
          <table:table-cell office:value-type="float" office:value="11.1557" calcext:value-type="float">
            <text:p>11,16</text:p>
          </table:table-cell>
          <table:table-cell office:value-type="float" office:value="5.33549" calcext:value-type="float">
            <text:p>5,34</text:p>
          </table:table-cell>
          <table:table-cell office:value-type="float" office:value="2.61276" calcext:value-type="float">
            <text:p>2,61</text:p>
          </table:table-cell>
          <table:table-cell office:value-type="float" office:value="1.29425" calcext:value-type="float">
            <text:p>1,29</text:p>
          </table:table-cell>
          <table:table-cell office:value-type="float" office:value="0.644124" calcext:value-type="float">
            <text:p>0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9013642770286121 <text:s text:c="4"/></text:p>
          </table:table-cell>
          <table:table-cell office:value-type="float" office:value="11.969" calcext:value-type="float">
            <text:p>11,97</text:p>
          </table:table-cell>
          <table:table-cell office:value-type="float" office:value="5.71871" calcext:value-type="float">
            <text:p>5,72</text:p>
          </table:table-cell>
          <table:table-cell office:value-type="float" office:value="2.79964" calcext:value-type="float">
            <text:p>2,8</text:p>
          </table:table-cell>
          <table:table-cell office:value-type="float" office:value="1.38673" calcext:value-type="float">
            <text:p>1,39</text:p>
          </table:table-cell>
          <table:table-cell office:value-type="float" office:value="0.690136" calcext:value-type="float">
            <text:p>0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3615011650700801 <text:s text:c="4"/></text:p>
          </table:table-cell>
          <table:table-cell office:value-type="float" office:value="12.7863" calcext:value-type="float">
            <text:p>12,79</text:p>
          </table:table-cell>
          <table:table-cell office:value-type="float" office:value="6.10237" calcext:value-type="float">
            <text:p>6,1</text:p>
          </table:table-cell>
          <table:table-cell office:value-type="float" office:value="2.98658" calcext:value-type="float">
            <text:p>2,99</text:p>
          </table:table-cell>
          <table:table-cell office:value-type="float" office:value="1.47922" calcext:value-type="float">
            <text:p>1,48</text:p>
          </table:table-cell>
          <table:table-cell office:value-type="float" office:value="0.73615" calcext:value-type="float">
            <text:p>0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8216469440236414 <text:s text:c="4"/></text:p>
          </table:table-cell>
          <table:table-cell office:value-type="float" office:value="13.6119" calcext:value-type="float">
            <text:p>13,61</text:p>
          </table:table-cell>
          <table:table-cell office:value-type="float" office:value="6.4865" calcext:value-type="float">
            <text:p>6,49</text:p>
          </table:table-cell>
          <table:table-cell office:value-type="float" office:value="3.17358" calcext:value-type="float">
            <text:p>3,17</text:p>
          </table:table-cell>
          <table:table-cell office:value-type="float" office:value="1.57171" calcext:value-type="float">
            <text:p>1,57</text:p>
          </table:table-cell>
          <table:table-cell office:value-type="float" office:value="0.782165" calcext:value-type="float">
            <text:p>0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2818021695797528 <text:s text:c="4"/></text:p>
          </table:table-cell>
          <table:table-cell office:value-type="float" office:value="14.4474" calcext:value-type="float">
            <text:p>14,45</text:p>
          </table:table-cell>
          <table:table-cell office:value-type="float" office:value="6.87113" calcext:value-type="float">
            <text:p>6,87</text:p>
          </table:table-cell>
          <table:table-cell office:value-type="float" office:value="3.36064" calcext:value-type="float">
            <text:p>3,36</text:p>
          </table:table-cell>
          <table:table-cell office:value-type="float" office:value="1.66421" calcext:value-type="float">
            <text:p>1,66</text:p>
          </table:table-cell>
          <table:table-cell office:value-type="float" office:value="0.82818" calcext:value-type="float">
            <text:p>0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7419673974304746 <text:s text:c="4"/></text:p>
          </table:table-cell>
          <table:table-cell office:value-type="float" office:value="15.2436" calcext:value-type="float">
            <text:p>15,24</text:p>
          </table:table-cell>
          <table:table-cell office:value-type="float" office:value="7.25628" calcext:value-type="float">
            <text:p>7,26</text:p>
          </table:table-cell>
          <table:table-cell office:value-type="float" office:value="3.54776" calcext:value-type="float">
            <text:p>3,55</text:p>
          </table:table-cell>
          <table:table-cell office:value-type="float" office:value="1.75672" calcext:value-type="float">
            <text:p>1,76</text:p>
          </table:table-cell>
          <table:table-cell office:value-type="float" office:value="0.874197" calcext:value-type="float">
            <text:p>0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2021431832693668 <text:s text:c="4"/></text:p>
          </table:table-cell>
          <table:table-cell office:value-type="float" office:value="15.8336" calcext:value-type="float">
            <text:p>15,83</text:p>
          </table:table-cell>
          <table:table-cell office:value-type="float" office:value="7.64198" calcext:value-type="float">
            <text:p>7,64</text:p>
          </table:table-cell>
          <table:table-cell office:value-type="float" office:value="3.73495" calcext:value-type="float">
            <text:p>3,73</text:p>
          </table:table-cell>
          <table:table-cell office:value-type="float" office:value="1.84924" calcext:value-type="float">
            <text:p>1,85</text:p>
          </table:table-cell>
          <table:table-cell office:value-type="float" office:value="0.920214" calcext:value-type="float">
            <text:p>0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6623300827918135 <text:s text:c="4"/></text:p>
          </table:table-cell>
          <table:table-cell office:value-type="float" office:value="16.384" calcext:value-type="float">
            <text:p>16,38</text:p>
          </table:table-cell>
          <table:table-cell office:value-type="float" office:value="8.02827" calcext:value-type="float">
            <text:p>8,03</text:p>
          </table:table-cell>
          <table:table-cell office:value-type="float" office:value="3.92222" calcext:value-type="float">
            <text:p>3,92</text:p>
          </table:table-cell>
          <table:table-cell office:value-type="float" office:value="1.94176" calcext:value-type="float">
            <text:p>1,94</text:p>
          </table:table-cell>
          <table:table-cell office:value-type="float" office:value="0.966233" calcext:value-type="float">
            <text:p>0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122528651694960 <text:s text:c="4"/></text:p>
          </table:table-cell>
          <table:table-cell office:value-type="float" office:value="16.9442" calcext:value-type="float">
            <text:p>16,94</text:p>
          </table:table-cell>
          <table:table-cell office:value-type="float" office:value="8.41518" calcext:value-type="float">
            <text:p>8,42</text:p>
          </table:table-cell>
          <table:table-cell office:value-type="float" office:value="4.10956" calcext:value-type="float">
            <text:p>4,11</text:p>
          </table:table-cell>
          <table:table-cell office:value-type="float" office:value="2.0343" calcext:value-type="float">
            <text:p>2,03</text:p>
          </table:table-cell>
          <table:table-cell office:value-type="float" office:value="1.01225" calcext:value-type="float">
            <text:p>1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582739445677818 <text:s text:c="4"/></text:p>
          </table:table-cell>
          <table:table-cell office:value-type="float" office:value="17.5144" calcext:value-type="float">
            <text:p>17,51</text:p>
          </table:table-cell>
          <table:table-cell office:value-type="float" office:value="8.80272" calcext:value-type="float">
            <text:p>8,8</text:p>
          </table:table-cell>
          <table:table-cell office:value-type="float" office:value="4.29697" calcext:value-type="float">
            <text:p>4,3</text:p>
          </table:table-cell>
          <table:table-cell office:value-type="float" office:value="2.12684" calcext:value-type="float">
            <text:p>2,13</text:p>
          </table:table-cell>
          <table:table-cell office:value-type="float" office:value="1.05827" calcext:value-type="float">
            <text:p>1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042963020441467 <text:s text:c="4"/></text:p>
          </table:table-cell>
          <table:table-cell office:value-type="float" office:value="18.0966" calcext:value-type="float">
            <text:p>18,1</text:p>
          </table:table-cell>
          <table:table-cell office:value-type="float" office:value="9.19094" calcext:value-type="float">
            <text:p>9,19</text:p>
          </table:table-cell>
          <table:table-cell office:value-type="float" office:value="4.48448" calcext:value-type="float">
            <text:p>4,48</text:p>
          </table:table-cell>
          <table:table-cell office:value-type="float" office:value="2.2194" calcext:value-type="float">
            <text:p>2,22</text:p>
          </table:table-cell>
          <table:table-cell office:value-type="float" office:value="1.1043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503199931689012 <text:s text:c="4"/></text:p>
          </table:table-cell>
          <table:table-cell office:value-type="float" office:value="18.6915" calcext:value-type="float">
            <text:p>18,69</text:p>
          </table:table-cell>
          <table:table-cell office:value-type="float" office:value="9.57986" calcext:value-type="float">
            <text:p>9,58</text:p>
          </table:table-cell>
          <table:table-cell office:value-type="float" office:value="4.67206" calcext:value-type="float">
            <text:p>4,67</text:p>
          </table:table-cell>
          <table:table-cell office:value-type="float" office:value="2.31196" calcext:value-type="float">
            <text:p>2,31</text:p>
          </table:table-cell>
          <table:table-cell office:value-type="float" office:value="1.15032" calcext:value-type="float">
            <text:p>1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963450735125660 <text:s text:c="4"/></text:p>
          </table:table-cell>
          <table:table-cell office:value-type="float" office:value="19.2306" calcext:value-type="float">
            <text:p>19,23</text:p>
          </table:table-cell>
          <table:table-cell office:value-type="float" office:value="9.9695" calcext:value-type="float">
            <text:p>9,97</text:p>
          </table:table-cell>
          <table:table-cell office:value-type="float" office:value="4.85974" calcext:value-type="float">
            <text:p>4,86</text:p>
          </table:table-cell>
          <table:table-cell office:value-type="float" office:value="2.40454" calcext:value-type="float">
            <text:p>2,4</text:p>
          </table:table-cell>
          <table:table-cell office:value-type="float" office:value="1.19635" calcext:value-type="float">
            <text:p>1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423715986459070 <text:s text:c="4"/></text:p>
          </table:table-cell>
          <table:table-cell office:value-type="float" office:value="19.4811" calcext:value-type="float">
            <text:p>19,48</text:p>
          </table:table-cell>
          <table:table-cell office:value-type="float" office:value="10.3599" calcext:value-type="float">
            <text:p>10,36</text:p>
          </table:table-cell>
          <table:table-cell office:value-type="float" office:value="5.04751" calcext:value-type="float">
            <text:p>5,05</text:p>
          </table:table-cell>
          <table:table-cell office:value-type="float" office:value="2.49713" calcext:value-type="float">
            <text:p>2,5</text:p>
          </table:table-cell>
          <table:table-cell office:value-type="float" office:value="1.24237" calcext:value-type="float">
            <text:p>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883996241399034 <text:s text:c="4"/></text:p>
          </table:table-cell>
          <table:table-cell office:value-type="float" office:value="19.6766" calcext:value-type="float">
            <text:p>19,68</text:p>
          </table:table-cell>
          <table:table-cell office:value-type="float" office:value="10.7511" calcext:value-type="float">
            <text:p>10,75</text:p>
          </table:table-cell>
          <table:table-cell office:value-type="float" office:value="5.23538" calcext:value-type="float">
            <text:p>5,24</text:p>
          </table:table-cell>
          <table:table-cell office:value-type="float" office:value="2.58973" calcext:value-type="float">
            <text:p>2,59</text:p>
          </table:table-cell>
          <table:table-cell office:value-type="float" office:value="1.2884" calcext:value-type="float">
            <text:p>1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344292055657891 <text:s text:c="4"/></text:p>
          </table:table-cell>
          <table:table-cell office:value-type="float" office:value="19.8861" calcext:value-type="float">
            <text:p>19,89</text:p>
          </table:table-cell>
          <table:table-cell office:value-type="float" office:value="11.1431" calcext:value-type="float">
            <text:p>11,14</text:p>
          </table:table-cell>
          <table:table-cell office:value-type="float" office:value="5.42335" calcext:value-type="float">
            <text:p>5,42</text:p>
          </table:table-cell>
          <table:table-cell office:value-type="float" office:value="2.68234" calcext:value-type="float">
            <text:p>2,68</text:p>
          </table:table-cell>
          <table:table-cell office:value-type="float" office:value="1.33443" calcext:value-type="float">
            <text:p>1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804603984950501 <text:s text:c="4"/></text:p>
          </table:table-cell>
          <table:table-cell office:value-type="float" office:value="20.1079" calcext:value-type="float">
            <text:p>20,11</text:p>
          </table:table-cell>
          <table:table-cell office:value-type="float" office:value="11.536" calcext:value-type="float">
            <text:p>11,54</text:p>
          </table:table-cell>
          <table:table-cell office:value-type="float" office:value="5.61142" calcext:value-type="float">
            <text:p>5,61</text:p>
          </table:table-cell>
          <table:table-cell office:value-type="float" office:value="2.77497" calcext:value-type="float">
            <text:p>2,77</text:p>
          </table:table-cell>
          <table:table-cell office:value-type="float" office:value="1.38046" calcext:value-type="float">
            <text:p>1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264932584994365 <text:s text:c="4"/></text:p>
          </table:table-cell>
          <table:table-cell office:value-type="float" office:value="20.3366" calcext:value-type="float">
            <text:p>20,34</text:p>
          </table:table-cell>
          <table:table-cell office:value-type="float" office:value="11.9298" calcext:value-type="float">
            <text:p>11,93</text:p>
          </table:table-cell>
          <table:table-cell office:value-type="float" office:value="5.7996" calcext:value-type="float">
            <text:p>5,8</text:p>
          </table:table-cell>
          <table:table-cell office:value-type="float" office:value="2.86761" calcext:value-type="float">
            <text:p>2,87</text:p>
          </table:table-cell>
          <table:table-cell office:value-type="float" office:value="1.42649" calcext:value-type="float">
            <text:p>1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725278411509628 <text:s text:c="4"/></text:p>
          </table:table-cell>
          <table:table-cell office:value-type="float" office:value="20.5706" calcext:value-type="float">
            <text:p>20,57</text:p>
          </table:table-cell>
          <table:table-cell office:value-type="float" office:value="12.3245" calcext:value-type="float">
            <text:p>12,32</text:p>
          </table:table-cell>
          <table:table-cell office:value-type="float" office:value="5.98789" calcext:value-type="float">
            <text:p>5,99</text:p>
          </table:table-cell>
          <table:table-cell office:value-type="float" office:value="2.96026" calcext:value-type="float">
            <text:p>2,96</text:p>
          </table:table-cell>
          <table:table-cell office:value-type="float" office:value="1.47253" calcext:value-type="float">
            <text:p>1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185642020219252 <text:s text:c="4"/></text:p>
          </table:table-cell>
          <table:table-cell office:value-type="float" office:value="20.8101" calcext:value-type="float">
            <text:p>20,81</text:p>
          </table:table-cell>
          <table:table-cell office:value-type="float" office:value="12.7199" calcext:value-type="float">
            <text:p>12,72</text:p>
          </table:table-cell>
          <table:table-cell office:value-type="float" office:value="6.1763" calcext:value-type="float">
            <text:p>6,18</text:p>
          </table:table-cell>
          <table:table-cell office:value-type="float" office:value="3.05293" calcext:value-type="float">
            <text:p>3,05</text:p>
          </table:table-cell>
          <table:table-cell office:value-type="float" office:value="1.51856" calcext:value-type="float">
            <text:p>1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646023966849201 <text:s text:c="4"/></text:p>
          </table:table-cell>
          <table:table-cell office:value-type="float" office:value="21.0554" calcext:value-type="float">
            <text:p>21,06</text:p>
          </table:table-cell>
          <table:table-cell office:value-type="float" office:value="13.1162" calcext:value-type="float">
            <text:p>13,12</text:p>
          </table:table-cell>
          <table:table-cell office:value-type="float" office:value="6.36482" calcext:value-type="float">
            <text:p>6,36</text:p>
          </table:table-cell>
          <table:table-cell office:value-type="float" office:value="3.14561" calcext:value-type="float">
            <text:p>3,15</text:p>
          </table:table-cell>
          <table:table-cell office:value-type="float" office:value="1.5646" calcext:value-type="float">
            <text:p>1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106424807128294 <text:s text:c="4"/></text:p>
          </table:table-cell>
          <table:table-cell office:value-type="float" office:value="21.3077" calcext:value-type="float">
            <text:p>21,31</text:p>
          </table:table-cell>
          <table:table-cell office:value-type="float" office:value="13.5136" calcext:value-type="float">
            <text:p>13,51</text:p>
          </table:table-cell>
          <table:table-cell office:value-type="float" office:value="6.55347" calcext:value-type="float">
            <text:p>6,55</text:p>
          </table:table-cell>
          <table:table-cell office:value-type="float" office:value="3.23831" calcext:value-type="float">
            <text:p>3,24</text:p>
          </table:table-cell>
          <table:table-cell office:value-type="float" office:value="1.61064" calcext:value-type="float">
            <text:p>1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566845096788378 <text:s text:c="4"/></text:p>
          </table:table-cell>
          <table:table-cell office:value-type="float" office:value="21.57" calcext:value-type="float">
            <text:p>21,57</text:p>
          </table:table-cell>
          <table:table-cell office:value-type="float" office:value="13.9133" calcext:value-type="float">
            <text:p>13,91</text:p>
          </table:table-cell>
          <table:table-cell office:value-type="float" office:value="6.74224" calcext:value-type="float">
            <text:p>6,74</text:p>
          </table:table-cell>
          <table:table-cell office:value-type="float" office:value="3.33102" calcext:value-type="float">
            <text:p>3,33</text:p>
          </table:table-cell>
          <table:table-cell office:value-type="float" office:value="1.65668" calcext:value-type="float">
            <text:p>1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027285391564573 <text:s text:c="4"/></text:p>
          </table:table-cell>
          <table:table-cell office:value-type="float" office:value="21.8433" calcext:value-type="float">
            <text:p>21,84</text:p>
          </table:table-cell>
          <table:table-cell office:value-type="float" office:value="14.3157" calcext:value-type="float">
            <text:p>14,32</text:p>
          </table:table-cell>
          <table:table-cell office:value-type="float" office:value="6.93115" calcext:value-type="float">
            <text:p>6,93</text:p>
          </table:table-cell>
          <table:table-cell office:value-type="float" office:value="3.42375" calcext:value-type="float">
            <text:p>3,42</text:p>
          </table:table-cell>
          <table:table-cell office:value-type="float" office:value="1.70273" calcext:value-type="float">
            <text:p>1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487746247195173 <text:s text:c="4"/></text:p>
          </table:table-cell>
          <table:table-cell office:value-type="float" office:value="22.0912" calcext:value-type="float">
            <text:p>22,09</text:p>
          </table:table-cell>
          <table:table-cell office:value-type="float" office:value="14.7063" calcext:value-type="float">
            <text:p>14,71</text:p>
          </table:table-cell>
          <table:table-cell office:value-type="float" office:value="7.12018" calcext:value-type="float">
            <text:p>7,12</text:p>
          </table:table-cell>
          <table:table-cell office:value-type="float" office:value="3.5165" calcext:value-type="float">
            <text:p>3,52</text:p>
          </table:table-cell>
          <table:table-cell office:value-type="float" office:value="1.74877" calcext:value-type="float">
            <text:p>1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948228219421927 <text:s text:c="4"/></text:p>
          </table:table-cell>
          <table:table-cell office:value-type="float" office:value="22.19" calcext:value-type="float">
            <text:p>22,19</text:p>
          </table:table-cell>
          <table:table-cell office:value-type="float" office:value="15.0354" calcext:value-type="float">
            <text:p>15,04</text:p>
          </table:table-cell>
          <table:table-cell office:value-type="float" office:value="7.30936" calcext:value-type="float">
            <text:p>7,31</text:p>
          </table:table-cell>
          <table:table-cell office:value-type="float" office:value="3.60926" calcext:value-type="float">
            <text:p>3,61</text:p>
          </table:table-cell>
          <table:table-cell office:value-type="float" office:value="1.79482" calcext:value-type="float">
            <text:p>1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408731863989809 <text:s text:c="4"/></text:p>
          </table:table-cell>
          <table:table-cell office:value-type="float" office:value="22.2631" calcext:value-type="float">
            <text:p>22,26</text:p>
          </table:table-cell>
          <table:table-cell office:value-type="float" office:value="15.3528" calcext:value-type="float">
            <text:p>15,35</text:p>
          </table:table-cell>
          <table:table-cell office:value-type="float" office:value="7.49867" calcext:value-type="float">
            <text:p>7,5</text:p>
          </table:table-cell>
          <table:table-cell office:value-type="float" office:value="3.70204" calcext:value-type="float">
            <text:p>3,7</text:p>
          </table:table-cell>
          <table:table-cell office:value-type="float" office:value="1.84087" calcext:value-type="float">
            <text:p>1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869257736647627 <text:s text:c="4"/></text:p>
          </table:table-cell>
          <table:table-cell office:value-type="float" office:value="22.3472" calcext:value-type="float">
            <text:p>22,35</text:p>
          </table:table-cell>
          <table:table-cell office:value-type="float" office:value="15.673" calcext:value-type="float">
            <text:p>15,67</text:p>
          </table:table-cell>
          <table:table-cell office:value-type="float" office:value="7.68813" calcext:value-type="float">
            <text:p>7,69</text:p>
          </table:table-cell>
          <table:table-cell office:value-type="float" office:value="3.79484" calcext:value-type="float">
            <text:p>3,79</text:p>
          </table:table-cell>
          <table:table-cell office:value-type="float" office:value="1.88693" calcext:value-type="float">
            <text:p>1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329806393147444 <text:s text:c="4"/></text:p>
          </table:table-cell>
          <table:table-cell office:value-type="float" office:value="22.4419" calcext:value-type="float">
            <text:p>22,44</text:p>
          </table:table-cell>
          <table:table-cell office:value-type="float" office:value="15.9957" calcext:value-type="float">
            <text:p>16</text:p>
          </table:table-cell>
          <table:table-cell office:value-type="float" office:value="7.87773" calcext:value-type="float">
            <text:p>7,88</text:p>
          </table:table-cell>
          <table:table-cell office:value-type="float" office:value="3.88766" calcext:value-type="float">
            <text:p>3,89</text:p>
          </table:table-cell>
          <table:table-cell office:value-type="float" office:value="1.93298" calcext:value-type="float">
            <text:p>1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790378389245193 <text:s text:c="4"/></text:p>
          </table:table-cell>
          <table:table-cell office:value-type="float" office:value="22.5461" calcext:value-type="float">
            <text:p>22,55</text:p>
          </table:table-cell>
          <table:table-cell office:value-type="float" office:value="16.3198" calcext:value-type="float">
            <text:p>16,32</text:p>
          </table:table-cell>
          <table:table-cell office:value-type="float" office:value="8.06749" calcext:value-type="float">
            <text:p>8,07</text:p>
          </table:table-cell>
          <table:table-cell office:value-type="float" office:value="3.98049" calcext:value-type="float">
            <text:p>3,98</text:p>
          </table:table-cell>
          <table:table-cell office:value-type="float" office:value="1.97904" calcext:value-type="float">
            <text:p>1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250974280700649 <text:s text:c="4"/></text:p>
          </table:table-cell>
          <table:table-cell office:value-type="float" office:value="22.6597" calcext:value-type="float">
            <text:p>22,66</text:p>
          </table:table-cell>
          <table:table-cell office:value-type="float" office:value="16.645" calcext:value-type="float">
            <text:p>16,65</text:p>
          </table:table-cell>
          <table:table-cell office:value-type="float" office:value="8.2574" calcext:value-type="float">
            <text:p>8,26</text:p>
          </table:table-cell>
          <table:table-cell office:value-type="float" office:value="4.07335" calcext:value-type="float">
            <text:p>4,07</text:p>
          </table:table-cell>
          <table:table-cell office:value-type="float" office:value="2.0251" calcext:value-type="float">
            <text:p>2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711594623277305 <text:s text:c="4"/></text:p>
          </table:table-cell>
          <table:table-cell office:value-type="float" office:value="22.7593" calcext:value-type="float">
            <text:p>22,76</text:p>
          </table:table-cell>
          <table:table-cell office:value-type="float" office:value="16.9713" calcext:value-type="float">
            <text:p>16,97</text:p>
          </table:table-cell>
          <table:table-cell office:value-type="float" office:value="8.44747" calcext:value-type="float">
            <text:p>8,45</text:p>
          </table:table-cell>
          <table:table-cell office:value-type="float" office:value="4.16622" calcext:value-type="float">
            <text:p>4,17</text:p>
          </table:table-cell>
          <table:table-cell office:value-type="float" office:value="2.07116" calcext:value-type="float">
            <text:p>2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172239972742717 <text:s text:c="4"/></text:p>
          </table:table-cell>
          <table:table-cell office:value-type="float" office:value="22.7651" calcext:value-type="float">
            <text:p>22,77</text:p>
          </table:table-cell>
          <table:table-cell office:value-type="float" office:value="17.2984" calcext:value-type="float">
            <text:p>17,3</text:p>
          </table:table-cell>
          <table:table-cell office:value-type="float" office:value="8.6377" calcext:value-type="float">
            <text:p>8,64</text:p>
          </table:table-cell>
          <table:table-cell office:value-type="float" office:value="4.25911" calcext:value-type="float">
            <text:p>4,26</text:p>
          </table:table-cell>
          <table:table-cell office:value-type="float" office:value="2.11722" calcext:value-type="float">
            <text:p>2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632910884868584 <text:s text:c="4"/></text:p>
          </table:table-cell>
          <table:table-cell office:value-type="float" office:value="22.7572" calcext:value-type="float">
            <text:p>22,76</text:p>
          </table:table-cell>
          <table:table-cell office:value-type="float" office:value="17.6264" calcext:value-type="float">
            <text:p>17,63</text:p>
          </table:table-cell>
          <table:table-cell office:value-type="float" office:value="8.82809" calcext:value-type="float">
            <text:p>8,83</text:p>
          </table:table-cell>
          <table:table-cell office:value-type="float" office:value="4.35203" calcext:value-type="float">
            <text:p>4,35</text:p>
          </table:table-cell>
          <table:table-cell office:value-type="float" office:value="2.16329" calcext:value-type="float">
            <text:p>2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093607915430580 <text:s text:c="4"/></text:p>
          </table:table-cell>
          <table:table-cell office:value-type="float" office:value="22.7595" calcext:value-type="float">
            <text:p>22,76</text:p>
          </table:table-cell>
          <table:table-cell office:value-type="float" office:value="17.9561" calcext:value-type="float">
            <text:p>17,96</text:p>
          </table:table-cell>
          <table:table-cell office:value-type="float" office:value="9.01866" calcext:value-type="float">
            <text:p>9,02</text:p>
          </table:table-cell>
          <table:table-cell office:value-type="float" office:value="4.44496" calcext:value-type="float">
            <text:p>4,44</text:p>
          </table:table-cell>
          <table:table-cell office:value-type="float" office:value="2.20936" calcext:value-type="float">
            <text:p>2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554331620208741 <text:s text:c="4"/></text:p>
          </table:table-cell>
          <table:table-cell office:value-type="float" office:value="22.7712" calcext:value-type="float">
            <text:p>22,77</text:p>
          </table:table-cell>
          <table:table-cell office:value-type="float" office:value="18.2908" calcext:value-type="float">
            <text:p>18,29</text:p>
          </table:table-cell>
          <table:table-cell office:value-type="float" office:value="9.2094" calcext:value-type="float">
            <text:p>9,21</text:p>
          </table:table-cell>
          <table:table-cell office:value-type="float" office:value="4.53792" calcext:value-type="float">
            <text:p>4,54</text:p>
          </table:table-cell>
          <table:table-cell office:value-type="float" office:value="2.25543" calcext:value-type="float">
            <text:p>2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015082554987325 <text:s text:c="4"/></text:p>
          </table:table-cell>
          <table:table-cell office:value-type="float" office:value="22.7904" calcext:value-type="float">
            <text:p>22,79</text:p>
          </table:table-cell>
          <table:table-cell office:value-type="float" office:value="18.6316" calcext:value-type="float">
            <text:p>18,63</text:p>
          </table:table-cell>
          <table:table-cell office:value-type="float" office:value="9.40031" calcext:value-type="float">
            <text:p>9,4</text:p>
          </table:table-cell>
          <table:table-cell office:value-type="float" office:value="4.6309" calcext:value-type="float">
            <text:p>4,63</text:p>
          </table:table-cell>
          <table:table-cell office:value-type="float" office:value="2.30151" calcext:value-type="float">
            <text:p>2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475861275555197 <text:s text:c="4"/></text:p>
          </table:table-cell>
          <table:table-cell office:value-type="float" office:value="22.8168" calcext:value-type="float">
            <text:p>22,82</text:p>
          </table:table-cell>
          <table:table-cell office:value-type="float" office:value="18.9374" calcext:value-type="float">
            <text:p>18,94</text:p>
          </table:table-cell>
          <table:table-cell office:value-type="float" office:value="9.5914" calcext:value-type="float">
            <text:p>9,59</text:p>
          </table:table-cell>
          <table:table-cell office:value-type="float" office:value="4.7239" calcext:value-type="float">
            <text:p>4,72</text:p>
          </table:table-cell>
          <table:table-cell office:value-type="float" office:value="2.34759" calcext:value-type="float">
            <text:p>2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936668337705460 <text:s text:c="4"/></text:p>
          </table:table-cell>
          <table:table-cell office:value-type="float" office:value="22.8503" calcext:value-type="float">
            <text:p>22,85</text:p>
          </table:table-cell>
          <table:table-cell office:value-type="float" office:value="19.069" calcext:value-type="float">
            <text:p>19,07</text:p>
          </table:table-cell>
          <table:table-cell office:value-type="float" office:value="9.78268" calcext:value-type="float">
            <text:p>9,78</text:p>
          </table:table-cell>
          <table:table-cell office:value-type="float" office:value="4.81692" calcext:value-type="float">
            <text:p>4,82</text:p>
          </table:table-cell>
          <table:table-cell office:value-type="float" office:value="2.39367" calcext:value-type="float">
            <text:p>2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397504297236123 <text:s text:c="4"/></text:p>
          </table:table-cell>
          <table:table-cell office:value-type="float" office:value="22.8911" calcext:value-type="float">
            <text:p>22,89</text:p>
          </table:table-cell>
          <table:table-cell office:value-type="float" office:value="19.1656" calcext:value-type="float">
            <text:p>19,17</text:p>
          </table:table-cell>
          <table:table-cell office:value-type="float" office:value="9.97415" calcext:value-type="float">
            <text:p>9,97</text:p>
          </table:table-cell>
          <table:table-cell office:value-type="float" office:value="4.90997" calcext:value-type="float">
            <text:p>4,91</text:p>
          </table:table-cell>
          <table:table-cell office:value-type="float" office:value="2.43975" calcext:value-type="float">
            <text:p>2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858369709949404 <text:s text:c="4"/></text:p>
          </table:table-cell>
          <table:table-cell office:value-type="float" office:value="22.9395" calcext:value-type="float">
            <text:p>22,94</text:p>
          </table:table-cell>
          <table:table-cell office:value-type="float" office:value="19.2683" calcext:value-type="float">
            <text:p>19,27</text:p>
          </table:table-cell>
          <table:table-cell office:value-type="float" office:value="10.1658" calcext:value-type="float">
            <text:p>10,17</text:p>
          </table:table-cell>
          <table:table-cell office:value-type="float" office:value="5.00304" calcext:value-type="float">
            <text:p>5</text:p>
          </table:table-cell>
          <table:table-cell office:value-type="float" office:value="2.48584" calcext:value-type="float">
            <text:p>2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319265131652817 <text:s text:c="4"/></text:p>
          </table:table-cell>
          <table:table-cell office:value-type="float" office:value="22.9953" calcext:value-type="float">
            <text:p>23</text:p>
          </table:table-cell>
          <table:table-cell office:value-type="float" office:value="19.3762" calcext:value-type="float">
            <text:p>19,38</text:p>
          </table:table-cell>
          <table:table-cell office:value-type="float" office:value="10.3577" calcext:value-type="float">
            <text:p>10,36</text:p>
          </table:table-cell>
          <table:table-cell office:value-type="float" office:value="5.09614" calcext:value-type="float">
            <text:p>5,1</text:p>
          </table:table-cell>
          <table:table-cell office:value-type="float" office:value="2.53193" calcext:value-type="float">
            <text:p>2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780191118158458 <text:s text:c="4"/></text:p>
          </table:table-cell>
          <table:table-cell office:value-type="float" office:value="23.0588" calcext:value-type="float">
            <text:p>23,06</text:p>
          </table:table-cell>
          <table:table-cell office:value-type="float" office:value="19.4859" calcext:value-type="float">
            <text:p>19,49</text:p>
          </table:table-cell>
          <table:table-cell office:value-type="float" office:value="10.5497" calcext:value-type="float">
            <text:p>10,55</text:p>
          </table:table-cell>
          <table:table-cell office:value-type="float" office:value="5.18926" calcext:value-type="float">
            <text:p>5,19</text:p>
          </table:table-cell>
          <table:table-cell office:value-type="float" office:value="2.57802" calcext:value-type="float">
            <text:p>2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241148225283477 <text:s text:c="4"/></text:p>
          </table:table-cell>
          <table:table-cell office:value-type="float" office:value="23.1298" calcext:value-type="float">
            <text:p>23,13</text:p>
          </table:table-cell>
          <table:table-cell office:value-type="float" office:value="19.5967" calcext:value-type="float">
            <text:p>19,6</text:p>
          </table:table-cell>
          <table:table-cell office:value-type="float" office:value="10.7419" calcext:value-type="float">
            <text:p>10,74</text:p>
          </table:table-cell>
          <table:table-cell office:value-type="float" office:value="5.2824" calcext:value-type="float">
            <text:p>5,28</text:p>
          </table:table-cell>
          <table:table-cell office:value-type="float" office:value="2.62411" calcext:value-type="float">
            <text:p>2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702137008849931 <text:s text:c="4"/></text:p>
          </table:table-cell>
          <table:table-cell office:value-type="float" office:value="23.2082" calcext:value-type="float">
            <text:p>23,21</text:p>
          </table:table-cell>
          <table:table-cell office:value-type="float" office:value="19.7085" calcext:value-type="float">
            <text:p>19,71</text:p>
          </table:table-cell>
          <table:table-cell office:value-type="float" office:value="10.9344" calcext:value-type="float">
            <text:p>10,93</text:p>
          </table:table-cell>
          <table:table-cell office:value-type="float" office:value="5.37557" calcext:value-type="float">
            <text:p>5,38</text:p>
          </table:table-cell>
          <table:table-cell office:value-type="float" office:value="2.67021" calcext:value-type="float">
            <text:p>2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163158024685132 <text:s text:c="4"/></text:p>
          </table:table-cell>
          <table:table-cell office:value-type="float" office:value="23.2938" calcext:value-type="float">
            <text:p>23,29</text:p>
          </table:table-cell>
          <table:table-cell office:value-type="float" office:value="19.8218" calcext:value-type="float">
            <text:p>19,82</text:p>
          </table:table-cell>
          <table:table-cell office:value-type="float" office:value="11.1271" calcext:value-type="float">
            <text:p>11,13</text:p>
          </table:table-cell>
          <table:table-cell office:value-type="float" office:value="5.46877" calcext:value-type="float">
            <text:p>5,47</text:p>
          </table:table-cell>
          <table:table-cell office:value-type="float" office:value="2.71632" calcext:value-type="float">
            <text:p>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624211828621630 <text:s text:c="4"/></text:p>
          </table:table-cell>
          <table:table-cell office:value-type="float" office:value="23.3865" calcext:value-type="float">
            <text:p>23,39</text:p>
          </table:table-cell>
          <table:table-cell office:value-type="float" office:value="19.9366" calcext:value-type="float">
            <text:p>19,94</text:p>
          </table:table-cell>
          <table:table-cell office:value-type="float" office:value="11.3199" calcext:value-type="float">
            <text:p>11,32</text:p>
          </table:table-cell>
          <table:table-cell office:value-type="float" office:value="5.56199" calcext:value-type="float">
            <text:p>5,56</text:p>
          </table:table-cell>
          <table:table-cell office:value-type="float" office:value="2.76242" calcext:value-type="float">
            <text:p>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085298976497115 <text:s text:c="4"/></text:p>
          </table:table-cell>
          <table:table-cell office:value-type="float" office:value="23.4871" calcext:value-type="float">
            <text:p>23,49</text:p>
          </table:table-cell>
          <table:table-cell office:value-type="float" office:value="20.0531" calcext:value-type="float">
            <text:p>20,05</text:p>
          </table:table-cell>
          <table:table-cell office:value-type="float" office:value="11.513" calcext:value-type="float">
            <text:p>11,51</text:p>
          </table:table-cell>
          <table:table-cell office:value-type="float" office:value="5.65524" calcext:value-type="float">
            <text:p>5,66</text:p>
          </table:table-cell>
          <table:table-cell office:value-type="float" office:value="2.80853" calcext:value-type="float">
            <text:p>2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546420024154839 <text:s text:c="4"/></text:p>
          </table:table-cell>
          <table:table-cell office:value-type="float" office:value="23.5992" calcext:value-type="float">
            <text:p>23,6</text:p>
          </table:table-cell>
          <table:table-cell office:value-type="float" office:value="20.1711" calcext:value-type="float">
            <text:p>20,17</text:p>
          </table:table-cell>
          <table:table-cell office:value-type="float" office:value="11.7063" calcext:value-type="float">
            <text:p>11,71</text:p>
          </table:table-cell>
          <table:table-cell office:value-type="float" office:value="5.74851" calcext:value-type="float">
            <text:p>5,75</text:p>
          </table:table-cell>
          <table:table-cell office:value-type="float" office:value="2.85464" calcext:value-type="float">
            <text:p>2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007575527443428 <text:s text:c="4"/></text:p>
          </table:table-cell>
          <table:table-cell office:value-type="float" office:value="23.7239" calcext:value-type="float">
            <text:p>23,72</text:p>
          </table:table-cell>
          <table:table-cell office:value-type="float" office:value="20.2907" calcext:value-type="float">
            <text:p>20,29</text:p>
          </table:table-cell>
          <table:table-cell office:value-type="float" office:value="11.8999" calcext:value-type="float">
            <text:p>11,9</text:p>
          </table:table-cell>
          <table:table-cell office:value-type="float" office:value="5.84182" calcext:value-type="float">
            <text:p>5,84</text:p>
          </table:table-cell>
          <table:table-cell office:value-type="float" office:value="2.90076" calcext:value-type="float">
            <text:p>2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468766042217287 <text:s text:c="4"/></text:p>
          </table:table-cell>
          <table:table-cell office:value-type="float" office:value="23.8184" calcext:value-type="float">
            <text:p>23,82</text:p>
          </table:table-cell>
          <table:table-cell office:value-type="float" office:value="20.4119" calcext:value-type="float">
            <text:p>20,41</text:p>
          </table:table-cell>
          <table:table-cell office:value-type="float" office:value="12.0936" calcext:value-type="float">
            <text:p>12,09</text:p>
          </table:table-cell>
          <table:table-cell office:value-type="float" office:value="5.93515" calcext:value-type="float">
            <text:p>5,94</text:p>
          </table:table-cell>
          <table:table-cell office:value-type="float" office:value="2.94688" calcext:value-type="float">
            <text:p>2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929992124336078 <text:s text:c="4"/></text:p>
          </table:table-cell>
          <table:table-cell office:value-type="float" office:value="23.7383" calcext:value-type="float">
            <text:p>23,74</text:p>
          </table:table-cell>
          <table:table-cell office:value-type="float" office:value="20.5346" calcext:value-type="float">
            <text:p>20,53</text:p>
          </table:table-cell>
          <table:table-cell office:value-type="float" office:value="12.2876" calcext:value-type="float">
            <text:p>12,29</text:p>
          </table:table-cell>
          <table:table-cell office:value-type="float" office:value="6.02851" calcext:value-type="float">
            <text:p>6,03</text:p>
          </table:table-cell>
          <table:table-cell office:value-type="float" office:value="2.993" calcext:value-type="float">
            <text:p>2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391254329665687 <text:s text:c="4"/></text:p>
          </table:table-cell>
          <table:table-cell office:value-type="float" office:value="23.628" calcext:value-type="float">
            <text:p>23,63</text:p>
          </table:table-cell>
          <table:table-cell office:value-type="float" office:value="20.6589" calcext:value-type="float">
            <text:p>20,66</text:p>
          </table:table-cell>
          <table:table-cell office:value-type="float" office:value="12.4819" calcext:value-type="float">
            <text:p>12,48</text:p>
          </table:table-cell>
          <table:table-cell office:value-type="float" office:value="6.1219" calcext:value-type="float">
            <text:p>6,12</text:p>
          </table:table-cell>
          <table:table-cell office:value-type="float" office:value="3.03913" calcext:value-type="float">
            <text:p>3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852553214077365 <text:s text:c="4"/></text:p>
          </table:table-cell>
          <table:table-cell office:value-type="float" office:value="23.5303" calcext:value-type="float">
            <text:p>23,53</text:p>
          </table:table-cell>
          <table:table-cell office:value-type="float" office:value="20.7849" calcext:value-type="float">
            <text:p>20,78</text:p>
          </table:table-cell>
          <table:table-cell office:value-type="float" office:value="12.6763" calcext:value-type="float">
            <text:p>12,68</text:p>
          </table:table-cell>
          <table:table-cell office:value-type="float" office:value="6.21532" calcext:value-type="float">
            <text:p>6,22</text:p>
          </table:table-cell>
          <table:table-cell office:value-type="float" office:value="3.08526" calcext:value-type="float">
            <text:p>3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313889333448741 <text:s text:c="4"/></text:p>
          </table:table-cell>
          <table:table-cell office:value-type="float" office:value="23.4441" calcext:value-type="float">
            <text:p>23,44</text:p>
          </table:table-cell>
          <table:table-cell office:value-type="float" office:value="20.9124" calcext:value-type="float">
            <text:p>20,91</text:p>
          </table:table-cell>
          <table:table-cell office:value-type="float" office:value="12.871" calcext:value-type="float">
            <text:p>12,87</text:p>
          </table:table-cell>
          <table:table-cell office:value-type="float" office:value="6.30877" calcext:value-type="float">
            <text:p>6,31</text:p>
          </table:table-cell>
          <table:table-cell office:value-type="float" office:value="3.13139" calcext:value-type="float">
            <text:p>3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775263243663403 <text:s text:c="4"/></text:p>
          </table:table-cell>
          <table:table-cell office:value-type="float" office:value="23.3659" calcext:value-type="float">
            <text:p>23,37</text:p>
          </table:table-cell>
          <table:table-cell office:value-type="float" office:value="21.0417" calcext:value-type="float">
            <text:p>21,04</text:p>
          </table:table-cell>
          <table:table-cell office:value-type="float" office:value="13.066" calcext:value-type="float">
            <text:p>13,07</text:p>
          </table:table-cell>
          <table:table-cell office:value-type="float" office:value="6.40224" calcext:value-type="float">
            <text:p>6,4</text:p>
          </table:table-cell>
          <table:table-cell office:value-type="float" office:value="3.17753" calcext:value-type="float">
            <text:p>3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236675500610734 <text:s text:c="4"/></text:p>
          </table:table-cell>
          <table:table-cell office:value-type="float" office:value="23.2949" calcext:value-type="float">
            <text:p>23,29</text:p>
          </table:table-cell>
          <table:table-cell office:value-type="float" office:value="21.1726" calcext:value-type="float">
            <text:p>21,17</text:p>
          </table:table-cell>
          <table:table-cell office:value-type="float" office:value="13.2612" calcext:value-type="float">
            <text:p>13,26</text:p>
          </table:table-cell>
          <table:table-cell office:value-type="float" office:value="6.49575" calcext:value-type="float">
            <text:p>6,5</text:p>
          </table:table-cell>
          <table:table-cell office:value-type="float" office:value="3.22367" calcext:value-type="float">
            <text:p>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698126660186650 <text:s text:c="4"/></text:p>
          </table:table-cell>
          <table:table-cell office:value-type="float" office:value="23.2309" calcext:value-type="float">
            <text:p>23,23</text:p>
          </table:table-cell>
          <table:table-cell office:value-type="float" office:value="21.3051" calcext:value-type="float">
            <text:p>21,31</text:p>
          </table:table-cell>
          <table:table-cell office:value-type="float" office:value="13.4566" calcext:value-type="float">
            <text:p>13,46</text:p>
          </table:table-cell>
          <table:table-cell office:value-type="float" office:value="6.5893" calcext:value-type="float">
            <text:p>6,59</text:p>
          </table:table-cell>
          <table:table-cell office:value-type="float" office:value="3.26981" calcext:value-type="float">
            <text:p>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159617278292979 <text:s text:c="4"/></text:p>
          </table:table-cell>
          <table:table-cell office:value-type="float" office:value="23.1739" calcext:value-type="float">
            <text:p>23,17</text:p>
          </table:table-cell>
          <table:table-cell office:value-type="float" office:value="21.4391" calcext:value-type="float">
            <text:p>21,44</text:p>
          </table:table-cell>
          <table:table-cell office:value-type="float" office:value="13.6523" calcext:value-type="float">
            <text:p>13,65</text:p>
          </table:table-cell>
          <table:table-cell office:value-type="float" office:value="6.68287" calcext:value-type="float">
            <text:p>6,68</text:p>
          </table:table-cell>
          <table:table-cell office:value-type="float" office:value="3.31596" calcext:value-type="float">
            <text:p>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621147910838451 <text:s text:c="4"/></text:p>
          </table:table-cell>
          <table:table-cell office:value-type="float" office:value="23.1238" calcext:value-type="float">
            <text:p>23,12</text:p>
          </table:table-cell>
          <table:table-cell office:value-type="float" office:value="21.5745" calcext:value-type="float">
            <text:p>21,57</text:p>
          </table:table-cell>
          <table:table-cell office:value-type="float" office:value="13.8482" calcext:value-type="float">
            <text:p>13,85</text:p>
          </table:table-cell>
          <table:table-cell office:value-type="float" office:value="6.77647" calcext:value-type="float">
            <text:p>6,78</text:p>
          </table:table-cell>
          <table:table-cell office:value-type="float" office:value="3.36211" calcext:value-type="float">
            <text:p>3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082719113737734 <text:s text:c="4"/></text:p>
          </table:table-cell>
          <table:table-cell office:value-type="float" office:value="23.0818" calcext:value-type="float">
            <text:p>23,08</text:p>
          </table:table-cell>
          <table:table-cell office:value-type="float" office:value="21.7118" calcext:value-type="float">
            <text:p>21,71</text:p>
          </table:table-cell>
          <table:table-cell office:value-type="float" office:value="14.0443" calcext:value-type="float">
            <text:p>14,04</text:p>
          </table:table-cell>
          <table:table-cell office:value-type="float" office:value="6.87011" calcext:value-type="float">
            <text:p>6,87</text:p>
          </table:table-cell>
          <table:table-cell office:value-type="float" office:value="3.40827" calcext:value-type="float">
            <text:p>3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544331442912122 <text:s text:c="4"/></text:p>
          </table:table-cell>
          <table:table-cell office:value-type="float" office:value="23.0519" calcext:value-type="float">
            <text:p>23,05</text:p>
          </table:table-cell>
          <table:table-cell office:value-type="float" office:value="21.8526" calcext:value-type="float">
            <text:p>21,85</text:p>
          </table:table-cell>
          <table:table-cell office:value-type="float" office:value="14.2413" calcext:value-type="float">
            <text:p>14,24</text:p>
          </table:table-cell>
          <table:table-cell office:value-type="float" office:value="6.96378" calcext:value-type="float">
            <text:p>6,96</text:p>
          </table:table-cell>
          <table:table-cell office:value-type="float" office:value="3.45443" calcext:value-type="float">
            <text:p>3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005985454289803 <text:s text:c="4"/></text:p>
          </table:table-cell>
          <table:table-cell office:value-type="float" office:value="23.0357" calcext:value-type="float">
            <text:p>23,04</text:p>
          </table:table-cell>
          <table:table-cell office:value-type="float" office:value="21.9972" calcext:value-type="float">
            <text:p>22</text:p>
          </table:table-cell>
          <table:table-cell office:value-type="float" office:value="14.4391" calcext:value-type="float">
            <text:p>14,44</text:p>
          </table:table-cell>
          <table:table-cell office:value-type="float" office:value="7.05749" calcext:value-type="float">
            <text:p>7,06</text:p>
          </table:table-cell>
          <table:table-cell office:value-type="float" office:value="3.5006" calcext:value-type="float">
            <text:p>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467681703805698 <text:s text:c="4"/></text:p>
          </table:table-cell>
          <table:table-cell office:value-type="float" office:value="22.9798" calcext:value-type="float">
            <text:p>22,98</text:p>
          </table:table-cell>
          <table:table-cell office:value-type="float" office:value="22.1266" calcext:value-type="float">
            <text:p>22,13</text:p>
          </table:table-cell>
          <table:table-cell office:value-type="float" office:value="14.6323" calcext:value-type="float">
            <text:p>14,63</text:p>
          </table:table-cell>
          <table:table-cell office:value-type="float" office:value="7.15122" calcext:value-type="float">
            <text:p>7,15</text:p>
          </table:table-cell>
          <table:table-cell office:value-type="float" office:value="3.54677" calcext:value-type="float">
            <text:p>3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929420747401304 <text:s text:c="4"/></text:p>
          </table:table-cell>
          <table:table-cell office:value-type="float" office:value="22.7045" calcext:value-type="float">
            <text:p>22,7</text:p>
          </table:table-cell>
          <table:table-cell office:value-type="float" office:value="22.176" calcext:value-type="float">
            <text:p>22,18</text:p>
          </table:table-cell>
          <table:table-cell office:value-type="float" office:value="14.802" calcext:value-type="float">
            <text:p>14,8</text:p>
          </table:table-cell>
          <table:table-cell office:value-type="float" office:value="7.245" calcext:value-type="float">
            <text:p>7,25</text:p>
          </table:table-cell>
          <table:table-cell office:value-type="float" office:value="3.59294" calcext:value-type="float">
            <text:p>3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391203141025201 <text:s text:c="4"/></text:p>
          </table:table-cell>
          <table:table-cell office:value-type="float" office:value="22.3894" calcext:value-type="float">
            <text:p>22,39</text:p>
          </table:table-cell>
          <table:table-cell office:value-type="float" office:value="22.2102" calcext:value-type="float">
            <text:p>22,21</text:p>
          </table:table-cell>
          <table:table-cell office:value-type="float" office:value="14.9671" calcext:value-type="float">
            <text:p>14,97</text:p>
          </table:table-cell>
          <table:table-cell office:value-type="float" office:value="7.3388" calcext:value-type="float">
            <text:p>7,34</text:p>
          </table:table-cell>
          <table:table-cell office:value-type="float" office:value="3.63912" calcext:value-type="float">
            <text:p>3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853029440632845 <text:s text:c="4"/></text:p>
          </table:table-cell>
          <table:table-cell office:value-type="float" office:value="22.0877" calcext:value-type="float">
            <text:p>22,09</text:p>
          </table:table-cell>
          <table:table-cell office:value-type="float" office:value="22.2483" calcext:value-type="float">
            <text:p>22,25</text:p>
          </table:table-cell>
          <table:table-cell office:value-type="float" office:value="15.1331" calcext:value-type="float">
            <text:p>15,13</text:p>
          </table:table-cell>
          <table:table-cell office:value-type="float" office:value="7.43265" calcext:value-type="float">
            <text:p>7,43</text:p>
          </table:table-cell>
          <table:table-cell office:value-type="float" office:value="3.6853" calcext:value-type="float">
            <text:p>3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314900202186809 <text:s text:c="4"/></text:p>
          </table:table-cell>
          <table:table-cell office:value-type="float" office:value="21.7979" calcext:value-type="float">
            <text:p>21,8</text:p>
          </table:table-cell>
          <table:table-cell office:value-type="float" office:value="22.2899" calcext:value-type="float">
            <text:p>22,29</text:p>
          </table:table-cell>
          <table:table-cell office:value-type="float" office:value="15.2999" calcext:value-type="float">
            <text:p>15,3</text:p>
          </table:table-cell>
          <table:table-cell office:value-type="float" office:value="7.52652" calcext:value-type="float">
            <text:p>7,53</text:p>
          </table:table-cell>
          <table:table-cell office:value-type="float" office:value="3.73149" calcext:value-type="float">
            <text:p>3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776815981656817 <text:s text:c="4"/></text:p>
          </table:table-cell>
          <table:table-cell office:value-type="float" office:value="21.5155" calcext:value-type="float">
            <text:p>21,52</text:p>
          </table:table-cell>
          <table:table-cell office:value-type="float" office:value="22.3335" calcext:value-type="float">
            <text:p>22,33</text:p>
          </table:table-cell>
          <table:table-cell office:value-type="float" office:value="15.4671" calcext:value-type="float">
            <text:p>15,47</text:p>
          </table:table-cell>
          <table:table-cell office:value-type="float" office:value="7.62044" calcext:value-type="float">
            <text:p>7,62</text:p>
          </table:table-cell>
          <table:table-cell office:value-type="float" office:value="3.77768" calcext:value-type="float">
            <text:p>3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238777335020049 <text:s text:c="4"/></text:p>
          </table:table-cell>
          <table:table-cell office:value-type="float" office:value="21.2395" calcext:value-type="float">
            <text:p>21,24</text:p>
          </table:table-cell>
          <table:table-cell office:value-type="float" office:value="22.3785" calcext:value-type="float">
            <text:p>22,38</text:p>
          </table:table-cell>
          <table:table-cell office:value-type="float" office:value="15.6344" calcext:value-type="float">
            <text:p>15,63</text:p>
          </table:table-cell>
          <table:table-cell office:value-type="float" office:value="7.71439" calcext:value-type="float">
            <text:p>7,71</text:p>
          </table:table-cell>
          <table:table-cell office:value-type="float" office:value="3.82388" calcext:value-type="float">
            <text:p>3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700784818260687 <text:s text:c="4"/></text:p>
          </table:table-cell>
          <table:table-cell office:value-type="float" office:value="20.9699" calcext:value-type="float">
            <text:p>20,97</text:p>
          </table:table-cell>
          <table:table-cell office:value-type="float" office:value="22.4252" calcext:value-type="float">
            <text:p>22,43</text:p>
          </table:table-cell>
          <table:table-cell office:value-type="float" office:value="15.802" calcext:value-type="float">
            <text:p>15,8</text:p>
          </table:table-cell>
          <table:table-cell office:value-type="float" office:value="7.80838" calcext:value-type="float">
            <text:p>7,81</text:p>
          </table:table-cell>
          <table:table-cell office:value-type="float" office:value="3.87008" calcext:value-type="float">
            <text:p>3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162838987370590 <text:s text:c="4"/></text:p>
          </table:table-cell>
          <table:table-cell office:value-type="float" office:value="20.7069" calcext:value-type="float">
            <text:p>20,71</text:p>
          </table:table-cell>
          <table:table-cell office:value-type="float" office:value="22.4735" calcext:value-type="float">
            <text:p>22,47</text:p>
          </table:table-cell>
          <table:table-cell office:value-type="float" office:value="15.9699" calcext:value-type="float">
            <text:p>15,97</text:p>
          </table:table-cell>
          <table:table-cell office:value-type="float" office:value="7.9024" calcext:value-type="float">
            <text:p>7,9</text:p>
          </table:table-cell>
          <table:table-cell office:value-type="float" office:value="3.91628" calcext:value-type="float">
            <text:p>3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624940398348794 <text:s text:c="4"/></text:p>
          </table:table-cell>
          <table:table-cell office:value-type="float" office:value="20.4506" calcext:value-type="float">
            <text:p>20,45</text:p>
          </table:table-cell>
          <table:table-cell office:value-type="float" office:value="22.5235" calcext:value-type="float">
            <text:p>22,52</text:p>
          </table:table-cell>
          <table:table-cell office:value-type="float" office:value="16.1381" calcext:value-type="float">
            <text:p>16,14</text:p>
          </table:table-cell>
          <table:table-cell office:value-type="float" office:value="7.99647" calcext:value-type="float">
            <text:p>8</text:p>
          </table:table-cell>
          <table:table-cell office:value-type="float" office:value="3.96249" calcext:value-type="float">
            <text:p>3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087089607202513 <text:s text:c="4"/></text:p>
          </table:table-cell>
          <table:table-cell office:value-type="float" office:value="20.2011" calcext:value-type="float">
            <text:p>20,2</text:p>
          </table:table-cell>
          <table:table-cell office:value-type="float" office:value="22.5754" calcext:value-type="float">
            <text:p>22,58</text:p>
          </table:table-cell>
          <table:table-cell office:value-type="float" office:value="16.3066" calcext:value-type="float">
            <text:p>16,31</text:p>
          </table:table-cell>
          <table:table-cell office:value-type="float" office:value="8.09057" calcext:value-type="float">
            <text:p>8,09</text:p>
          </table:table-cell>
          <table:table-cell office:value-type="float" office:value="4.00871" calcext:value-type="float">
            <text:p>4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549287169946240 <text:s text:c="4"/></text:p>
          </table:table-cell>
          <table:table-cell office:value-type="float" office:value="19.9585" calcext:value-type="float">
            <text:p>19,96</text:p>
          </table:table-cell>
          <table:table-cell office:value-type="float" office:value="22.6301" calcext:value-type="float">
            <text:p>22,63</text:p>
          </table:table-cell>
          <table:table-cell office:value-type="float" office:value="16.4755" calcext:value-type="float">
            <text:p>16,48</text:p>
          </table:table-cell>
          <table:table-cell office:value-type="float" office:value="8.18471" calcext:value-type="float">
            <text:p>8,18</text:p>
          </table:table-cell>
          <table:table-cell office:value-type="float" office:value="4.05493" calcext:value-type="float">
            <text:p>4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011533642602149 <text:s text:c="4"/></text:p>
          </table:table-cell>
          <table:table-cell office:value-type="float" office:value="19.723" calcext:value-type="float">
            <text:p>19,72</text:p>
          </table:table-cell>
          <table:table-cell office:value-type="float" office:value="22.688" calcext:value-type="float">
            <text:p>22,69</text:p>
          </table:table-cell>
          <table:table-cell office:value-type="float" office:value="16.6446" calcext:value-type="float">
            <text:p>16,64</text:p>
          </table:table-cell>
          <table:table-cell office:value-type="float" office:value="8.27889" calcext:value-type="float">
            <text:p>8,28</text:p>
          </table:table-cell>
          <table:table-cell office:value-type="float" office:value="4.10115" calcext:value-type="float">
            <text:p>4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473829581200858 <text:s text:c="4"/></text:p>
          </table:table-cell>
          <table:table-cell office:value-type="float" office:value="19.4871" calcext:value-type="float">
            <text:p>19,49</text:p>
          </table:table-cell>
          <table:table-cell office:value-type="float" office:value="22.7375" calcext:value-type="float">
            <text:p>22,74</text:p>
          </table:table-cell>
          <table:table-cell office:value-type="float" office:value="16.8141" calcext:value-type="float">
            <text:p>16,81</text:p>
          </table:table-cell>
          <table:table-cell office:value-type="float" office:value="8.37311" calcext:value-type="float">
            <text:p>8,37</text:p>
          </table:table-cell>
          <table:table-cell office:value-type="float" office:value="4.14738" calcext:value-type="float">
            <text:p>4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936175541780170 <text:s text:c="4"/></text:p>
          </table:table-cell>
          <table:table-cell office:value-type="float" office:value="19.2266" calcext:value-type="float">
            <text:p>19,23</text:p>
          </table:table-cell>
          <table:table-cell office:value-type="float" office:value="22.7394" calcext:value-type="float">
            <text:p>22,74</text:p>
          </table:table-cell>
          <table:table-cell office:value-type="float" office:value="16.9838" calcext:value-type="float">
            <text:p>16,98</text:p>
          </table:table-cell>
          <table:table-cell office:value-type="float" office:value="8.46737" calcext:value-type="float">
            <text:p>8,47</text:p>
          </table:table-cell>
          <table:table-cell office:value-type="float" office:value="4.19362" calcext:value-type="float">
            <text:p>4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398572080386518 <text:s text:c="4"/></text:p>
          </table:table-cell>
          <table:table-cell office:value-type="float" office:value="18.9682" calcext:value-type="float">
            <text:p>18,97</text:p>
          </table:table-cell>
          <table:table-cell office:value-type="float" office:value="22.733" calcext:value-type="float">
            <text:p>22,73</text:p>
          </table:table-cell>
          <table:table-cell office:value-type="float" office:value="17.1539" calcext:value-type="float">
            <text:p>17,15</text:p>
          </table:table-cell>
          <table:table-cell office:value-type="float" office:value="8.56167" calcext:value-type="float">
            <text:p>8,56</text:p>
          </table:table-cell>
          <table:table-cell office:value-type="float" office:value="4.23986" calcext:value-type="float">
            <text:p>4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861019753074254 <text:s text:c="4"/></text:p>
          </table:table-cell>
          <table:table-cell office:value-type="float" office:value="18.6945" calcext:value-type="float">
            <text:p>18,69</text:p>
          </table:table-cell>
          <table:table-cell office:value-type="float" office:value="22.7296" calcext:value-type="float">
            <text:p>22,73</text:p>
          </table:table-cell>
          <table:table-cell office:value-type="float" office:value="17.3244" calcext:value-type="float">
            <text:p>17,32</text:p>
          </table:table-cell>
          <table:table-cell office:value-type="float" office:value="8.65601" calcext:value-type="float">
            <text:p>8,66</text:p>
          </table:table-cell>
          <table:table-cell office:value-type="float" office:value="4.2861" calcext:value-type="float">
            <text:p>4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323519115905933 <text:s text:c="4"/></text:p>
          </table:table-cell>
          <table:table-cell office:value-type="float" office:value="18.3194" calcext:value-type="float">
            <text:p>18,32</text:p>
          </table:table-cell>
          <table:table-cell office:value-type="float" office:value="22.7292" calcext:value-type="float">
            <text:p>22,73</text:p>
          </table:table-cell>
          <table:table-cell office:value-type="float" office:value="17.4952" calcext:value-type="float">
            <text:p>17,5</text:p>
          </table:table-cell>
          <table:table-cell office:value-type="float" office:value="8.75039" calcext:value-type="float">
            <text:p>8,75</text:p>
          </table:table-cell>
          <table:table-cell office:value-type="float" office:value="4.33235" calcext:value-type="float">
            <text:p>4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786070724952388 <text:s text:c="4"/></text:p>
          </table:table-cell>
          <table:table-cell office:value-type="float" office:value="17.9279" calcext:value-type="float">
            <text:p>17,93</text:p>
          </table:table-cell>
          <table:table-cell office:value-type="float" office:value="22.7307" calcext:value-type="float">
            <text:p>22,73</text:p>
          </table:table-cell>
          <table:table-cell office:value-type="float" office:value="17.6663" calcext:value-type="float">
            <text:p>17,67</text:p>
          </table:table-cell>
          <table:table-cell office:value-type="float" office:value="8.84482" calcext:value-type="float">
            <text:p>8,84</text:p>
          </table:table-cell>
          <table:table-cell office:value-type="float" office:value="4.37861" calcext:value-type="float">
            <text:p>4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248675136293034 <text:s text:c="4"/></text:p>
          </table:table-cell>
          <table:table-cell office:value-type="float" office:value="17.5449" calcext:value-type="float">
            <text:p>17,54</text:p>
          </table:table-cell>
          <table:table-cell office:value-type="float" office:value="22.7338" calcext:value-type="float">
            <text:p>22,73</text:p>
          </table:table-cell>
          <table:table-cell office:value-type="float" office:value="17.8378" calcext:value-type="float">
            <text:p>17,84</text:p>
          </table:table-cell>
          <table:table-cell office:value-type="float" office:value="8.93929" calcext:value-type="float">
            <text:p>8,94</text:p>
          </table:table-cell>
          <table:table-cell office:value-type="float" office:value="4.42487" calcext:value-type="float">
            <text:p>4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711332906015464 <text:s text:c="4"/></text:p>
          </table:table-cell>
          <table:table-cell office:value-type="float" office:value="17.1697" calcext:value-type="float">
            <text:p>17,17</text:p>
          </table:table-cell>
          <table:table-cell office:value-type="float" office:value="22.7387" calcext:value-type="float">
            <text:p>22,74</text:p>
          </table:table-cell>
          <table:table-cell office:value-type="float" office:value="18.0093" calcext:value-type="float">
            <text:p>18,01</text:p>
          </table:table-cell>
          <table:table-cell office:value-type="float" office:value="9.0338" calcext:value-type="float">
            <text:p>9,03</text:p>
          </table:table-cell>
          <table:table-cell office:value-type="float" office:value="4.47113" calcext:value-type="float">
            <text:p>4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174044590215976 <text:s text:c="4"/></text:p>
          </table:table-cell>
          <table:table-cell office:value-type="float" office:value="16.8002" calcext:value-type="float">
            <text:p>16,8</text:p>
          </table:table-cell>
          <table:table-cell office:value-type="float" office:value="22.7454" calcext:value-type="float">
            <text:p>22,75</text:p>
          </table:table-cell>
          <table:table-cell office:value-type="float" office:value="18.181" calcext:value-type="float">
            <text:p>18,18</text:p>
          </table:table-cell>
          <table:table-cell office:value-type="float" office:value="9.12835" calcext:value-type="float">
            <text:p>9,13</text:p>
          </table:table-cell>
          <table:table-cell office:value-type="float" office:value="4.5174" calcext:value-type="float">
            <text:p>4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636810744999687 <text:s text:c="4"/></text:p>
          </table:table-cell>
          <table:table-cell office:value-type="float" office:value="16.4358" calcext:value-type="float">
            <text:p>16,44</text:p>
          </table:table-cell>
          <table:table-cell office:value-type="float" office:value="22.7539" calcext:value-type="float">
            <text:p>22,75</text:p>
          </table:table-cell>
          <table:table-cell office:value-type="float" office:value="18.3532" calcext:value-type="float">
            <text:p>18,35</text:p>
          </table:table-cell>
          <table:table-cell office:value-type="float" office:value="9.22295" calcext:value-type="float">
            <text:p>9,22</text:p>
          </table:table-cell>
          <table:table-cell office:value-type="float" office:value="4.56368" calcext:value-type="float">
            <text:p>4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099631926480127 <text:s text:c="4"/></text:p>
          </table:table-cell>
          <table:table-cell office:value-type="float" office:value="16.0764" calcext:value-type="float">
            <text:p>16,08</text:p>
          </table:table-cell>
          <table:table-cell office:value-type="float" office:value="22.7643" calcext:value-type="float">
            <text:p>22,76</text:p>
          </table:table-cell>
          <table:table-cell office:value-type="float" office:value="18.5277" calcext:value-type="float">
            <text:p>18,53</text:p>
          </table:table-cell>
          <table:table-cell office:value-type="float" office:value="9.31759" calcext:value-type="float">
            <text:p>9,32</text:p>
          </table:table-cell>
          <table:table-cell office:value-type="float" office:value="4.60996" calcext:value-type="float">
            <text:p>4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562508690780069 <text:s text:c="4"/></text:p>
          </table:table-cell>
          <table:table-cell office:value-type="float" office:value="15.7222" calcext:value-type="float">
            <text:p>15,72</text:p>
          </table:table-cell>
          <table:table-cell office:value-type="float" office:value="22.7766" calcext:value-type="float">
            <text:p>22,78</text:p>
          </table:table-cell>
          <table:table-cell office:value-type="float" office:value="18.705" calcext:value-type="float">
            <text:p>18,71</text:p>
          </table:table-cell>
          <table:table-cell office:value-type="float" office:value="9.41228" calcext:value-type="float">
            <text:p>9,41</text:p>
          </table:table-cell>
          <table:table-cell office:value-type="float" office:value="4.65625" calcext:value-type="float">
            <text:p>4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025441594030584 <text:s text:c="4"/></text:p>
          </table:table-cell>
          <table:table-cell office:value-type="float" office:value="15.3732" calcext:value-type="float">
            <text:p>15,37</text:p>
          </table:table-cell>
          <table:table-cell office:value-type="float" office:value="22.7907" calcext:value-type="float">
            <text:p>22,79</text:p>
          </table:table-cell>
          <table:table-cell office:value-type="float" office:value="18.8635" calcext:value-type="float">
            <text:p>18,86</text:p>
          </table:table-cell>
          <table:table-cell office:value-type="float" office:value="9.50701" calcext:value-type="float">
            <text:p>9,51</text:p>
          </table:table-cell>
          <table:table-cell office:value-type="float" office:value="4.70254" calcext:value-type="float">
            <text:p>4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488431192372396 <text:s text:c="4"/></text:p>
          </table:table-cell>
          <table:table-cell office:value-type="float" office:value="15.0288" calcext:value-type="float">
            <text:p>15,03</text:p>
          </table:table-cell>
          <table:table-cell office:value-type="float" office:value="22.8066" calcext:value-type="float">
            <text:p>22,81</text:p>
          </table:table-cell>
          <table:table-cell office:value-type="float" office:value="18.9304" calcext:value-type="float">
            <text:p>18,93</text:p>
          </table:table-cell>
          <table:table-cell office:value-type="float" office:value="9.60178" calcext:value-type="float">
            <text:p>9,6</text:p>
          </table:table-cell>
          <table:table-cell office:value-type="float" office:value="4.74884" calcext:value-type="float">
            <text:p>4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951478041954827 <text:s text:c="4"/></text:p>
          </table:table-cell>
          <table:table-cell office:value-type="float" office:value="14.6885" calcext:value-type="float">
            <text:p>14,69</text:p>
          </table:table-cell>
          <table:table-cell office:value-type="float" office:value="22.8244" calcext:value-type="float">
            <text:p>22,82</text:p>
          </table:table-cell>
          <table:table-cell office:value-type="float" office:value="18.9786" calcext:value-type="float">
            <text:p>18,98</text:p>
          </table:table-cell>
          <table:table-cell office:value-type="float" office:value="9.69661" calcext:value-type="float">
            <text:p>9,7</text:p>
          </table:table-cell>
          <table:table-cell office:value-type="float" office:value="4.79515" calcext:value-type="float">
            <text:p>4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414582698936464 <text:s text:c="4"/></text:p>
          </table:table-cell>
          <table:table-cell office:value-type="float" office:value="14.3517" calcext:value-type="float">
            <text:p>14,35</text:p>
          </table:table-cell>
          <table:table-cell office:value-type="float" office:value="22.844" calcext:value-type="float">
            <text:p>22,84</text:p>
          </table:table-cell>
          <table:table-cell office:value-type="float" office:value="19.0296" calcext:value-type="float">
            <text:p>19,03</text:p>
          </table:table-cell>
          <table:table-cell office:value-type="float" office:value="9.79148" calcext:value-type="float">
            <text:p>9,79</text:p>
          </table:table-cell>
          <table:table-cell office:value-type="float" office:value="4.84146" calcext:value-type="float">
            <text:p>4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877745719485697 <text:s text:c="4"/></text:p>
          </table:table-cell>
          <table:table-cell office:value-type="float" office:value="14.0202" calcext:value-type="float">
            <text:p>14,02</text:p>
          </table:table-cell>
          <table:table-cell office:value-type="float" office:value="22.8655" calcext:value-type="float">
            <text:p>22,87</text:p>
          </table:table-cell>
          <table:table-cell office:value-type="float" office:value="19.0829" calcext:value-type="float">
            <text:p>19,08</text:p>
          </table:table-cell>
          <table:table-cell office:value-type="float" office:value="9.88639" calcext:value-type="float">
            <text:p>9,89</text:p>
          </table:table-cell>
          <table:table-cell office:value-type="float" office:value="4.88777" calcext:value-type="float">
            <text:p>4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340967659779400 <text:s text:c="4"/></text:p>
          </table:table-cell>
          <table:table-cell office:value-type="float" office:value="13.7006" calcext:value-type="float">
            <text:p>13,7</text:p>
          </table:table-cell>
          <table:table-cell office:value-type="float" office:value="22.8889" calcext:value-type="float">
            <text:p>22,89</text:p>
          </table:table-cell>
          <table:table-cell office:value-type="float" office:value="19.1368" calcext:value-type="float">
            <text:p>19,14</text:p>
          </table:table-cell>
          <table:table-cell office:value-type="float" office:value="9.98136" calcext:value-type="float">
            <text:p>9,98</text:p>
          </table:table-cell>
          <table:table-cell office:value-type="float" office:value="4.9341" calcext:value-type="float">
            <text:p>4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804249076004652 <text:s text:c="4"/></text:p>
          </table:table-cell>
          <table:table-cell office:value-type="float" office:value="13.3949" calcext:value-type="float">
            <text:p>13,39</text:p>
          </table:table-cell>
          <table:table-cell office:value-type="float" office:value="22.9141" calcext:value-type="float">
            <text:p>22,91</text:p>
          </table:table-cell>
          <table:table-cell office:value-type="float" office:value="19.1907" calcext:value-type="float">
            <text:p>19,19</text:p>
          </table:table-cell>
          <table:table-cell office:value-type="float" office:value="10.0764" calcext:value-type="float">
            <text:p>10,08</text:p>
          </table:table-cell>
          <table:table-cell office:value-type="float" office:value="4.98042" calcext:value-type="float">
            <text:p>4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267590524357395 <text:s text:c="4"/></text:p>
          </table:table-cell>
          <table:table-cell office:value-type="float" office:value="13.0184" calcext:value-type="float">
            <text:p>13,02</text:p>
          </table:table-cell>
          <table:table-cell office:value-type="float" office:value="22.9411" calcext:value-type="float">
            <text:p>22,94</text:p>
          </table:table-cell>
          <table:table-cell office:value-type="float" office:value="19.2449" calcext:value-type="float">
            <text:p>19,24</text:p>
          </table:table-cell>
          <table:table-cell office:value-type="float" office:value="10.1714" calcext:value-type="float">
            <text:p>10,17</text:p>
          </table:table-cell>
          <table:table-cell office:value-type="float" office:value="5.02676" calcext:value-type="float">
            <text:p>5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730992561043484 <text:s text:c="4"/></text:p>
          </table:table-cell>
          <table:table-cell office:value-type="float" office:value="12.2848" calcext:value-type="float">
            <text:p>12,28</text:p>
          </table:table-cell>
          <table:table-cell office:value-type="float" office:value="22.9701" calcext:value-type="float">
            <text:p>22,97</text:p>
          </table:table-cell>
          <table:table-cell office:value-type="float" office:value="19.2993" calcext:value-type="float">
            <text:p>19,3</text:p>
          </table:table-cell>
          <table:table-cell office:value-type="float" office:value="10.2665" calcext:value-type="float">
            <text:p>10,27</text:p>
          </table:table-cell>
          <table:table-cell office:value-type="float" office:value="5.0731" calcext:value-type="float">
            <text:p>5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194455742278491 <text:s text:c="4"/></text:p>
          </table:table-cell>
          <table:table-cell office:value-type="float" office:value="11.4803" calcext:value-type="float">
            <text:p>11,48</text:p>
          </table:table-cell>
          <table:table-cell office:value-type="float" office:value="23.0009" calcext:value-type="float">
            <text:p>23</text:p>
          </table:table-cell>
          <table:table-cell office:value-type="float" office:value="19.3541" calcext:value-type="float">
            <text:p>19,35</text:p>
          </table:table-cell>
          <table:table-cell office:value-type="float" office:value="10.3617" calcext:value-type="float">
            <text:p>10,36</text:p>
          </table:table-cell>
          <table:table-cell office:value-type="float" office:value="5.11945" calcext:value-type="float">
            <text:p>5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657980624287640 <text:s text:c="4"/></text:p>
          </table:table-cell>
          <table:table-cell office:value-type="float" office:value="10.689" calcext:value-type="float">
            <text:p>10,69</text:p>
          </table:table-cell>
          <table:table-cell office:value-type="float" office:value="23.0336" calcext:value-type="float">
            <text:p>23,03</text:p>
          </table:table-cell>
          <table:table-cell office:value-type="float" office:value="19.4094" calcext:value-type="float">
            <text:p>19,41</text:p>
          </table:table-cell>
          <table:table-cell office:value-type="float" office:value="10.4569" calcext:value-type="float">
            <text:p>10,46</text:p>
          </table:table-cell>
          <table:table-cell office:value-type="float" office:value="5.1658" calcext:value-type="float">
            <text:p>5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121567763306045 <text:s text:c="4"/></text:p>
          </table:table-cell>
          <table:table-cell office:value-type="float" office:value="9.90651" calcext:value-type="float">
            <text:p>9,91</text:p>
          </table:table-cell>
          <table:table-cell office:value-type="float" office:value="23.0681" calcext:value-type="float">
            <text:p>23,07</text:p>
          </table:table-cell>
          <table:table-cell office:value-type="float" office:value="19.465" calcext:value-type="float">
            <text:p>19,47</text:p>
          </table:table-cell>
          <table:table-cell office:value-type="float" office:value="10.5522" calcext:value-type="float">
            <text:p>10,55</text:p>
          </table:table-cell>
          <table:table-cell office:value-type="float" office:value="5.21216" calcext:value-type="float">
            <text:p>5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585217715579002 <text:s text:c="4"/></text:p>
          </table:table-cell>
          <table:table-cell office:value-type="float" office:value="9.12548" calcext:value-type="float">
            <text:p>9,13</text:p>
          </table:table-cell>
          <table:table-cell office:value-type="float" office:value="23.1046" calcext:value-type="float">
            <text:p>23,1</text:p>
          </table:table-cell>
          <table:table-cell office:value-type="float" office:value="19.521" calcext:value-type="float">
            <text:p>19,52</text:p>
          </table:table-cell>
          <table:table-cell office:value-type="float" office:value="10.6475" calcext:value-type="float">
            <text:p>10,65</text:p>
          </table:table-cell>
          <table:table-cell office:value-type="float" office:value="5.25852" calcext:value-type="float">
            <text:p>5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048931037361520 <text:s text:c="4"/></text:p>
          </table:table-cell>
          <table:table-cell office:value-type="float" office:value="8.36507" calcext:value-type="float">
            <text:p>8,37</text:p>
          </table:table-cell>
          <table:table-cell office:value-type="float" office:value="23.1429" calcext:value-type="float">
            <text:p>23,14</text:p>
          </table:table-cell>
          <table:table-cell office:value-type="float" office:value="19.5774" calcext:value-type="float">
            <text:p>19,58</text:p>
          </table:table-cell>
          <table:table-cell office:value-type="float" office:value="10.7428" calcext:value-type="float">
            <text:p>10,74</text:p>
          </table:table-cell>
          <table:table-cell office:value-type="float" office:value="5.30489" calcext:value-type="float">
            <text:p>5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512708284918533 <text:s text:c="4"/></text:p>
          </table:table-cell>
          <table:table-cell office:value-type="float" office:value="7.69746" calcext:value-type="float">
            <text:p>7,7</text:p>
          </table:table-cell>
          <table:table-cell office:value-type="float" office:value="23.1831" calcext:value-type="float">
            <text:p>23,18</text:p>
          </table:table-cell>
          <table:table-cell office:value-type="float" office:value="19.6342" calcext:value-type="float">
            <text:p>19,63</text:p>
          </table:table-cell>
          <table:table-cell office:value-type="float" office:value="10.8382" calcext:value-type="float">
            <text:p>10,84</text:p>
          </table:table-cell>
          <table:table-cell office:value-type="float" office:value="5.35127" calcext:value-type="float">
            <text:p>5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976550014525726 <text:s text:c="4"/></text:p>
          </table:table-cell>
          <table:table-cell office:value-type="float" office:value="7.05096" calcext:value-type="float">
            <text:p>7,05</text:p>
          </table:table-cell>
          <table:table-cell office:value-type="float" office:value="23.2252" calcext:value-type="float">
            <text:p>23,23</text:p>
          </table:table-cell>
          <table:table-cell office:value-type="float" office:value="19.6913" calcext:value-type="float">
            <text:p>19,69</text:p>
          </table:table-cell>
          <table:table-cell office:value-type="float" office:value="10.9337" calcext:value-type="float">
            <text:p>10,93</text:p>
          </table:table-cell>
          <table:table-cell office:value-type="float" office:value="5.39766" calcext:value-type="float">
            <text:p>5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440456782468738 <text:s text:c="4"/></text:p>
          </table:table-cell>
          <table:table-cell office:value-type="float" office:value="6.40432" calcext:value-type="float">
            <text:p>6,4</text:p>
          </table:table-cell>
          <table:table-cell office:value-type="float" office:value="23.2691" calcext:value-type="float">
            <text:p>23,27</text:p>
          </table:table-cell>
          <table:table-cell office:value-type="float" office:value="19.7488" calcext:value-type="float">
            <text:p>19,75</text:p>
          </table:table-cell>
          <table:table-cell office:value-type="float" office:value="11.0292" calcext:value-type="float">
            <text:p>11,03</text:p>
          </table:table-cell>
          <table:table-cell office:value-type="float" office:value="5.44405" calcext:value-type="float">
            <text:p>5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904429145043592 <text:s text:c="4"/></text:p>
          </table:table-cell>
          <table:table-cell office:value-type="float" office:value="5.75793" calcext:value-type="float">
            <text:p>5,76</text:p>
          </table:table-cell>
          <table:table-cell office:value-type="float" office:value="23.315" calcext:value-type="float">
            <text:p>23,32</text:p>
          </table:table-cell>
          <table:table-cell office:value-type="float" office:value="19.8067" calcext:value-type="float">
            <text:p>19,81</text:p>
          </table:table-cell>
          <table:table-cell office:value-type="float" office:value="11.1248" calcext:value-type="float">
            <text:p>11,12</text:p>
          </table:table-cell>
          <table:table-cell office:value-type="float" office:value="5.49044" calcext:value-type="float">
            <text:p>5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368467658556986 <text:s text:c="4"/></text:p>
          </table:table-cell>
          <table:table-cell office:value-type="float" office:value="5.11322" calcext:value-type="float">
            <text:p>5,11</text:p>
          </table:table-cell>
          <table:table-cell office:value-type="float" office:value="23.3628" calcext:value-type="float">
            <text:p>23,36</text:p>
          </table:table-cell>
          <table:table-cell office:value-type="float" office:value="19.8649" calcext:value-type="float">
            <text:p>19,86</text:p>
          </table:table-cell>
          <table:table-cell office:value-type="float" office:value="11.2204" calcext:value-type="float">
            <text:p>11,22</text:p>
          </table:table-cell>
          <table:table-cell office:value-type="float" office:value="5.53685" calcext:value-type="float">
            <text:p>5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832572879326001 <text:s text:c="4"/></text:p>
          </table:table-cell>
          <table:table-cell office:value-type="float" office:value="4.47041" calcext:value-type="float">
            <text:p>4,47</text:p>
          </table:table-cell>
          <table:table-cell office:value-type="float" office:value="23.4126" calcext:value-type="float">
            <text:p>23,41</text:p>
          </table:table-cell>
          <table:table-cell office:value-type="float" office:value="19.9236" calcext:value-type="float">
            <text:p>19,92</text:p>
          </table:table-cell>
          <table:table-cell office:value-type="float" office:value="11.3161" calcext:value-type="float">
            <text:p>11,32</text:p>
          </table:table-cell>
          <table:table-cell office:value-type="float" office:value="5.58326" calcext:value-type="float">
            <text:p>5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296745363677934 <text:s text:c="4"/></text:p>
          </table:table-cell>
          <table:table-cell office:value-type="float" office:value="3.82918" calcext:value-type="float">
            <text:p>3,83</text:p>
          </table:table-cell>
          <table:table-cell office:value-type="float" office:value="23.4642" calcext:value-type="float">
            <text:p>23,46</text:p>
          </table:table-cell>
          <table:table-cell office:value-type="float" office:value="19.9826" calcext:value-type="float">
            <text:p>19,98</text:p>
          </table:table-cell>
          <table:table-cell office:value-type="float" office:value="11.4118" calcext:value-type="float">
            <text:p>11,41</text:p>
          </table:table-cell>
          <table:table-cell office:value-type="float" office:value="5.62967" calcext:value-type="float">
            <text:p>5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760985667951287 <text:s text:c="4"/></text:p>
          </table:table-cell>
          <table:table-cell office:value-type="float" office:value="3.18919" calcext:value-type="float">
            <text:p>3,19</text:p>
          </table:table-cell>
          <table:table-cell office:value-type="float" office:value="23.5175" calcext:value-type="float">
            <text:p>23,52</text:p>
          </table:table-cell>
          <table:table-cell office:value-type="float" office:value="20.042" calcext:value-type="float">
            <text:p>20,04</text:p>
          </table:table-cell>
          <table:table-cell office:value-type="float" office:value="11.5076" calcext:value-type="float">
            <text:p>11,51</text:p>
          </table:table-cell>
          <table:table-cell office:value-type="float" office:value="5.6761" calcext:value-type="float">
            <text:p>5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225294348495606 <text:s text:c="4"/></text:p>
          </table:table-cell>
          <table:table-cell office:value-type="float" office:value="2.55017" calcext:value-type="float">
            <text:p>2,55</text:p>
          </table:table-cell>
          <table:table-cell office:value-type="float" office:value="23.5725" calcext:value-type="float">
            <text:p>23,57</text:p>
          </table:table-cell>
          <table:table-cell office:value-type="float" office:value="20.1018" calcext:value-type="float">
            <text:p>20,1</text:p>
          </table:table-cell>
          <table:table-cell office:value-type="float" office:value="11.6034" calcext:value-type="float">
            <text:p>11,6</text:p>
          </table:table-cell>
          <table:table-cell office:value-type="float" office:value="5.72253" calcext:value-type="float">
            <text:p>5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689671961670825 <text:s text:c="4"/></text:p>
          </table:table-cell>
          <table:table-cell office:value-type="float" office:value="1.91194" calcext:value-type="float">
            <text:p>1,91</text:p>
          </table:table-cell>
          <table:table-cell office:value-type="float" office:value="23.6296" calcext:value-type="float">
            <text:p>23,63</text:p>
          </table:table-cell>
          <table:table-cell office:value-type="float" office:value="20.162" calcext:value-type="float">
            <text:p>20,16</text:p>
          </table:table-cell>
          <table:table-cell office:value-type="float" office:value="11.6993" calcext:value-type="float">
            <text:p>11,7</text:p>
          </table:table-cell>
          <table:table-cell office:value-type="float" office:value="5.76897" calcext:value-type="float">
            <text:p>5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154119063847958 <text:s text:c="4"/></text:p>
          </table:table-cell>
          <table:table-cell office:value-type="float" office:value="1.27429" calcext:value-type="float">
            <text:p>1,27</text:p>
          </table:table-cell>
          <table:table-cell office:value-type="float" office:value="23.6904" calcext:value-type="float">
            <text:p>23,69</text:p>
          </table:table-cell>
          <table:table-cell office:value-type="float" office:value="20.2226" calcext:value-type="float">
            <text:p>20,22</text:p>
          </table:table-cell>
          <table:table-cell office:value-type="float" office:value="11.7953" calcext:value-type="float">
            <text:p>11,8</text:p>
          </table:table-cell>
          <table:table-cell office:value-type="float" office:value="5.81541" calcext:value-type="float">
            <text:p>5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618636211408912 <text:s text:c="4"/></text:p>
          </table:table-cell>
          <table:table-cell office:value-type="float" office:value="0.0188836" calcext:value-type="float">
            <text:p>0,02</text:p>
          </table:table-cell>
          <table:table-cell office:value-type="float" office:value="23.7555" calcext:value-type="float">
            <text:p>23,76</text:p>
          </table:table-cell>
          <table:table-cell office:value-type="float" office:value="20.2836" calcext:value-type="float">
            <text:p>20,28</text:p>
          </table:table-cell>
          <table:table-cell office:value-type="float" office:value="11.8913" calcext:value-type="float">
            <text:p>11,89</text:p>
          </table:table-cell>
          <table:table-cell office:value-type="float" office:value="5.86186" calcext:value-type="float">
            <text:p>5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083223960746958 <text:s text:c="4"/>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3.8043" calcext:value-type="float">
            <text:p>23,8</text:p>
          </table:table-cell>
          <table:table-cell office:value-type="float" office:value="20.345" calcext:value-type="float">
            <text:p>20,35</text:p>
          </table:table-cell>
          <table:table-cell office:value-type="float" office:value="11.9873" calcext:value-type="float">
            <text:p>11,99</text:p>
          </table:table-cell>
          <table:table-cell office:value-type="float" office:value="5.90832" calcext:value-type="float">
            <text:p>5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547882868266582 <text:s text:c="4"/></text:p>
          </table:table-cell>
          <table:table-cell/>
          <table:table-cell office:value-type="float" office:value="23.7673" calcext:value-type="float">
            <text:p>23,77</text:p>
          </table:table-cell>
          <table:table-cell office:value-type="float" office:value="20.4067" calcext:value-type="float">
            <text:p>20,41</text:p>
          </table:table-cell>
          <table:table-cell office:value-type="float" office:value="12.0834" calcext:value-type="float">
            <text:p>12,08</text:p>
          </table:table-cell>
          <table:table-cell office:value-type="float" office:value="5.95479" calcext:value-type="float">
            <text:p>5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012613490383329 <text:s text:c="4"/></text:p>
          </table:table-cell>
          <table:table-cell/>
          <table:table-cell office:value-type="float" office:value="23.7141" calcext:value-type="float">
            <text:p>23,71</text:p>
          </table:table-cell>
          <table:table-cell office:value-type="float" office:value="20.4689" calcext:value-type="float">
            <text:p>20,47</text:p>
          </table:table-cell>
          <table:table-cell office:value-type="float" office:value="12.1796" calcext:value-type="float">
            <text:p>12,18</text:p>
          </table:table-cell>
          <table:table-cell office:value-type="float" office:value="6.0012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477416383524556 <text:s text:c="4"/></text:p>
          </table:table-cell>
          <table:table-cell/>
          <table:table-cell office:value-type="float" office:value="23.6651" calcext:value-type="float">
            <text:p>23,67</text:p>
          </table:table-cell>
          <table:table-cell office:value-type="float" office:value="20.5315" calcext:value-type="float">
            <text:p>20,53</text:p>
          </table:table-cell>
          <table:table-cell office:value-type="float" office:value="12.2759" calcext:value-type="float">
            <text:p>12,28</text:p>
          </table:table-cell>
          <table:table-cell office:value-type="float" office:value="6.04774" calcext:value-type="float">
            <text:p>6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942292104128617 <text:s text:c="4"/></text:p>
          </table:table-cell>
          <table:table-cell/>
          <table:table-cell office:value-type="float" office:value="23.6199" calcext:value-type="float">
            <text:p>23,62</text:p>
          </table:table-cell>
          <table:table-cell office:value-type="float" office:value="20.5944" calcext:value-type="float">
            <text:p>20,59</text:p>
          </table:table-cell>
          <table:table-cell office:value-type="float" office:value="12.3721" calcext:value-type="float">
            <text:p>12,37</text:p>
          </table:table-cell>
          <table:table-cell office:value-type="float" office:value="6.09423" calcext:value-type="float">
            <text:p>6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407241208645713 <text:s text:c="4"/></text:p>
          </table:table-cell>
          <table:table-cell/>
          <table:table-cell office:value-type="float" office:value="23.5767" calcext:value-type="float">
            <text:p>23,58</text:p>
          </table:table-cell>
          <table:table-cell office:value-type="float" office:value="20.6578" calcext:value-type="float">
            <text:p>20,66</text:p>
          </table:table-cell>
          <table:table-cell office:value-type="float" office:value="12.4685" calcext:value-type="float">
            <text:p>12,47</text:p>
          </table:table-cell>
          <table:table-cell office:value-type="float" office:value="6.14072" calcext:value-type="float">
            <text:p>6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872264253537352 <text:s text:c="4"/></text:p>
          </table:table-cell>
          <table:table-cell/>
          <table:table-cell office:value-type="float" office:value="23.5353" calcext:value-type="float">
            <text:p>23,54</text:p>
          </table:table-cell>
          <table:table-cell office:value-type="float" office:value="20.7215" calcext:value-type="float">
            <text:p>20,72</text:p>
          </table:table-cell>
          <table:table-cell office:value-type="float" office:value="12.5649" calcext:value-type="float">
            <text:p>12,56</text:p>
          </table:table-cell>
          <table:table-cell office:value-type="float" office:value="6.18723" calcext:value-type="float">
            <text:p>6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337361795277406 <text:s text:c="4"/></text:p>
          </table:table-cell>
          <table:table-cell/>
          <table:table-cell office:value-type="float" office:value="23.4955" calcext:value-type="float">
            <text:p>23,5</text:p>
          </table:table-cell>
          <table:table-cell office:value-type="float" office:value="20.7857" calcext:value-type="float">
            <text:p>20,79</text:p>
          </table:table-cell>
          <table:table-cell office:value-type="float" office:value="12.6614" calcext:value-type="float">
            <text:p>12,66</text:p>
          </table:table-cell>
          <table:table-cell office:value-type="float" office:value="6.23374" calcext:value-type="float">
            <text:p>6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802534390351061 <text:s text:c="4"/></text:p>
          </table:table-cell>
          <table:table-cell/>
          <table:table-cell office:value-type="float" office:value="23.4576" calcext:value-type="float">
            <text:p>23,46</text:p>
          </table:table-cell>
          <table:table-cell office:value-type="float" office:value="20.8503" calcext:value-type="float">
            <text:p>20,85</text:p>
          </table:table-cell>
          <table:table-cell office:value-type="float" office:value="12.7579" calcext:value-type="float">
            <text:p>12,76</text:p>
          </table:table-cell>
          <table:table-cell office:value-type="float" office:value="6.28025" calcext:value-type="float">
            <text:p>6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267782595255140 <text:s text:c="4"/></text:p>
          </table:table-cell>
          <table:table-cell/>
          <table:table-cell office:value-type="float" office:value="23.4217" calcext:value-type="float">
            <text:p>23,42</text:p>
          </table:table-cell>
          <table:table-cell office:value-type="float" office:value="20.9153" calcext:value-type="float">
            <text:p>20,92</text:p>
          </table:table-cell>
          <table:table-cell office:value-type="float" office:value="12.8545" calcext:value-type="float">
            <text:p>12,85</text:p>
          </table:table-cell>
          <table:table-cell office:value-type="float" office:value="6.32678" calcext:value-type="float">
            <text:p>6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733106966498934 <text:s text:c="4"/></text:p>
          </table:table-cell>
          <table:table-cell/>
          <table:table-cell office:value-type="float" office:value="23.3877" calcext:value-type="float">
            <text:p>23,39</text:p>
          </table:table-cell>
          <table:table-cell office:value-type="float" office:value="20.9806" calcext:value-type="float">
            <text:p>20,98</text:p>
          </table:table-cell>
          <table:table-cell office:value-type="float" office:value="12.9512" calcext:value-type="float">
            <text:p>12,95</text:p>
          </table:table-cell>
          <table:table-cell office:value-type="float" office:value="6.37331" calcext:value-type="float">
            <text:p>6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198508060603547 <text:s text:c="4"/></text:p>
          </table:table-cell>
          <table:table-cell/>
          <table:table-cell office:value-type="float" office:value="23.3556" calcext:value-type="float">
            <text:p>23,36</text:p>
          </table:table-cell>
          <table:table-cell office:value-type="float" office:value="21.0464" calcext:value-type="float">
            <text:p>21,05</text:p>
          </table:table-cell>
          <table:table-cell office:value-type="float" office:value="13.0479" calcext:value-type="float">
            <text:p>13,05</text:p>
          </table:table-cell>
          <table:table-cell office:value-type="float" office:value="6.41985" calcext:value-type="float">
            <text:p>6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663986434102378 <text:s text:c="4"/></text:p>
          </table:table-cell>
          <table:table-cell/>
          <table:table-cell office:value-type="float" office:value="23.3253" calcext:value-type="float">
            <text:p>23,33</text:p>
          </table:table-cell>
          <table:table-cell office:value-type="float" office:value="21.1127" calcext:value-type="float">
            <text:p>21,11</text:p>
          </table:table-cell>
          <table:table-cell office:value-type="float" office:value="13.1447" calcext:value-type="float">
            <text:p>13,14</text:p>
          </table:table-cell>
          <table:table-cell office:value-type="float" office:value="6.4664" calcext:value-type="float">
            <text:p>6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129542643541027 <text:s text:c="4"/></text:p>
          </table:table-cell>
          <table:table-cell/>
          <table:table-cell office:value-type="float" office:value="23.297" calcext:value-type="float">
            <text:p>23,3</text:p>
          </table:table-cell>
          <table:table-cell office:value-type="float" office:value="21.1793" calcext:value-type="float">
            <text:p>21,18</text:p>
          </table:table-cell>
          <table:table-cell office:value-type="float" office:value="13.2415" calcext:value-type="float">
            <text:p>13,24</text:p>
          </table:table-cell>
          <table:table-cell office:value-type="float" office:value="6.51295" calcext:value-type="float">
            <text:p>6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595177245476908 <text:s text:c="4"/></text:p>
          </table:table-cell>
          <table:table-cell/>
          <table:table-cell office:value-type="float" office:value="23.2706" calcext:value-type="float">
            <text:p>23,27</text:p>
          </table:table-cell>
          <table:table-cell office:value-type="float" office:value="21.2463" calcext:value-type="float">
            <text:p>21,25</text:p>
          </table:table-cell>
          <table:table-cell office:value-type="float" office:value="13.3384" calcext:value-type="float">
            <text:p>13,34</text:p>
          </table:table-cell>
          <table:table-cell office:value-type="float" office:value="6.55952" calcext:value-type="float">
            <text:p>6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060890796480525 <text:s text:c="4"/></text:p>
          </table:table-cell>
          <table:table-cell/>
          <table:table-cell office:value-type="float" office:value="23.246" calcext:value-type="float">
            <text:p>23,25</text:p>
          </table:table-cell>
          <table:table-cell office:value-type="float" office:value="21.3138" calcext:value-type="float">
            <text:p>21,31</text:p>
          </table:table-cell>
          <table:table-cell office:value-type="float" office:value="13.4354" calcext:value-type="float">
            <text:p>13,44</text:p>
          </table:table-cell>
          <table:table-cell office:value-type="float" office:value="6.60609" calcext:value-type="float">
            <text:p>6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526683853134534 <text:s text:c="4"/></text:p>
          </table:table-cell>
          <table:table-cell/>
          <table:table-cell office:value-type="float" office:value="23.2233" calcext:value-type="float">
            <text:p>23,22</text:p>
          </table:table-cell>
          <table:table-cell office:value-type="float" office:value="21.3816" calcext:value-type="float">
            <text:p>21,38</text:p>
          </table:table-cell>
          <table:table-cell office:value-type="float" office:value="13.5324" calcext:value-type="float">
            <text:p>13,53</text:p>
          </table:table-cell>
          <table:table-cell office:value-type="float" office:value="6.65267" calcext:value-type="float">
            <text:p>6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992556972034221 <text:s text:c="4"/></text:p>
          </table:table-cell>
          <table:table-cell/>
          <table:table-cell office:value-type="float" office:value="23.2025" calcext:value-type="float">
            <text:p>23,2</text:p>
          </table:table-cell>
          <table:table-cell office:value-type="float" office:value="21.4499" calcext:value-type="float">
            <text:p>21,45</text:p>
          </table:table-cell>
          <table:table-cell office:value-type="float" office:value="13.6295" calcext:value-type="float">
            <text:p>13,63</text:p>
          </table:table-cell>
          <table:table-cell office:value-type="float" office:value="6.69926" calcext:value-type="float">
            <text:p>6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458510709787065 <text:s text:c="4"/></text:p>
          </table:table-cell>
          <table:table-cell/>
          <table:table-cell office:value-type="float" office:value="23.1837" calcext:value-type="float">
            <text:p>23,18</text:p>
          </table:table-cell>
          <table:table-cell office:value-type="float" office:value="21.5186" calcext:value-type="float">
            <text:p>21,52</text:p>
          </table:table-cell>
          <table:table-cell office:value-type="float" office:value="13.7267" calcext:value-type="float">
            <text:p>13,73</text:p>
          </table:table-cell>
          <table:table-cell office:value-type="float" office:value="6.74585" calcext:value-type="float">
            <text:p>6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924545623013666 <text:s text:c="4"/></text:p>
          </table:table-cell>
          <table:table-cell/>
          <table:table-cell office:value-type="float" office:value="23.1667" calcext:value-type="float">
            <text:p>23,17</text:p>
          </table:table-cell>
          <table:table-cell office:value-type="float" office:value="21.5878" calcext:value-type="float">
            <text:p>21,59</text:p>
          </table:table-cell>
          <table:table-cell office:value-type="float" office:value="13.8239" calcext:value-type="float">
            <text:p>13,82</text:p>
          </table:table-cell>
          <table:table-cell office:value-type="float" office:value="6.79245" calcext:value-type="float">
            <text:p>6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390662268347429 <text:s text:c="4"/></text:p>
          </table:table-cell>
          <table:table-cell/>
          <table:table-cell office:value-type="float" office:value="23.1516" calcext:value-type="float">
            <text:p>23,15</text:p>
          </table:table-cell>
          <table:table-cell office:value-type="float" office:value="21.6574" calcext:value-type="float">
            <text:p>21,66</text:p>
          </table:table-cell>
          <table:table-cell office:value-type="float" office:value="13.9212" calcext:value-type="float">
            <text:p>13,92</text:p>
          </table:table-cell>
          <table:table-cell office:value-type="float" office:value="6.83907" calcext:value-type="float">
            <text:p>6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856861202434967 <text:s text:c="4"/></text:p>
          </table:table-cell>
          <table:table-cell/>
          <table:table-cell office:value-type="float" office:value="23.1381" calcext:value-type="float">
            <text:p>23,14</text:p>
          </table:table-cell>
          <table:table-cell office:value-type="float" office:value="21.7273" calcext:value-type="float">
            <text:p>21,73</text:p>
          </table:table-cell>
          <table:table-cell office:value-type="float" office:value="14.0185" calcext:value-type="float">
            <text:p>14,02</text:p>
          </table:table-cell>
          <table:table-cell office:value-type="float" office:value="6.88569" calcext:value-type="float">
            <text:p>6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323142981934582 <text:s text:c="4"/></text:p>
          </table:table-cell>
          <table:table-cell/>
          <table:table-cell office:value-type="float" office:value="23.1261" calcext:value-type="float">
            <text:p>23,13</text:p>
          </table:table-cell>
          <table:table-cell office:value-type="float" office:value="21.7975" calcext:value-type="float">
            <text:p>21,8</text:p>
          </table:table-cell>
          <table:table-cell office:value-type="float" office:value="14.1159" calcext:value-type="float">
            <text:p>14,12</text:p>
          </table:table-cell>
          <table:table-cell office:value-type="float" office:value="6.93231" calcext:value-type="float">
            <text:p>6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789508163518814 <text:s text:c="4"/></text:p>
          </table:table-cell>
          <table:table-cell/>
          <table:table-cell office:value-type="float" office:value="23.1163" calcext:value-type="float">
            <text:p>23,12</text:p>
          </table:table-cell>
          <table:table-cell office:value-type="float" office:value="21.8682" calcext:value-type="float">
            <text:p>21,87</text:p>
          </table:table-cell>
          <table:table-cell office:value-type="float" office:value="14.2134" calcext:value-type="float">
            <text:p>14,21</text:p>
          </table:table-cell>
          <table:table-cell office:value-type="float" office:value="6.97895" calcext:value-type="float">
            <text:p>6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255957303873346 <text:s text:c="4"/></text:p>
          </table:table-cell>
          <table:table-cell/>
          <table:table-cell office:value-type="float" office:value="23.1107" calcext:value-type="float">
            <text:p>23,11</text:p>
          </table:table-cell>
          <table:table-cell office:value-type="float" office:value="21.9402" calcext:value-type="float">
            <text:p>21,94</text:p>
          </table:table-cell>
          <table:table-cell office:value-type="float" office:value="14.3111" calcext:value-type="float">
            <text:p>14,31</text:p>
          </table:table-cell>
          <table:table-cell office:value-type="float" office:value="7.0256" calcext:value-type="float">
            <text:p>7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722490959696307 <text:s text:c="4"/></text:p>
          </table:table-cell>
          <table:table-cell/>
          <table:table-cell office:value-type="float" office:value="23.11" calcext:value-type="float">
            <text:p>23,11</text:p>
          </table:table-cell>
          <table:table-cell office:value-type="float" office:value="22.0136" calcext:value-type="float">
            <text:p>22,01</text:p>
          </table:table-cell>
          <table:table-cell office:value-type="float" office:value="14.4092" calcext:value-type="float">
            <text:p>14,41</text:p>
          </table:table-cell>
          <table:table-cell office:value-type="float" office:value="7.07225" calcext:value-type="float">
            <text:p>7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189109687699803 <text:s text:c="4"/></text:p>
          </table:table-cell>
          <table:table-cell/>
          <table:table-cell office:value-type="float" office:value="23.0873" calcext:value-type="float">
            <text:p>23,09</text:p>
          </table:table-cell>
          <table:table-cell office:value-type="float" office:value="22.0794" calcext:value-type="float">
            <text:p>22,08</text:p>
          </table:table-cell>
          <table:table-cell office:value-type="float" office:value="14.5052" calcext:value-type="float">
            <text:p>14,51</text:p>
          </table:table-cell>
          <table:table-cell office:value-type="float" office:value="7.11891" calcext:value-type="float">
            <text:p>7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655814044608661 <text:s text:c="4"/></text:p>
          </table:table-cell>
          <table:table-cell/>
          <table:table-cell office:value-type="float" office:value="22.951" calcext:value-type="float">
            <text:p>22,95</text:p>
          </table:table-cell>
          <table:table-cell office:value-type="float" office:value="22.1065" calcext:value-type="float">
            <text:p>22,11</text:p>
          </table:table-cell>
          <table:table-cell office:value-type="float" office:value="14.5907" calcext:value-type="float">
            <text:p>14,59</text:p>
          </table:table-cell>
          <table:table-cell office:value-type="float" office:value="7.16558" calcext:value-type="float">
            <text:p>7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122604587161598 <text:s text:c="4"/></text:p>
          </table:table-cell>
          <table:table-cell/>
          <table:table-cell office:value-type="float" office:value="22.7926" calcext:value-type="float">
            <text:p>22,79</text:p>
          </table:table-cell>
          <table:table-cell office:value-type="float" office:value="22.1258" calcext:value-type="float">
            <text:p>22,13</text:p>
          </table:table-cell>
          <table:table-cell office:value-type="float" office:value="14.6741" calcext:value-type="float">
            <text:p>14,67</text:p>
          </table:table-cell>
          <table:table-cell office:value-type="float" office:value="7.21226" calcext:value-type="float">
            <text:p>7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589481872110531 <text:s text:c="4"/></text:p>
          </table:table-cell>
          <table:table-cell/>
          <table:table-cell office:value-type="float" office:value="22.6392" calcext:value-type="float">
            <text:p>22,64</text:p>
          </table:table-cell>
          <table:table-cell office:value-type="float" office:value="22.1467" calcext:value-type="float">
            <text:p>22,15</text:p>
          </table:table-cell>
          <table:table-cell office:value-type="float" office:value="14.7578" calcext:value-type="float">
            <text:p>14,76</text:p>
          </table:table-cell>
          <table:table-cell office:value-type="float" office:value="7.25895" calcext:value-type="float">
            <text:p>7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056446456221638 <text:s text:c="4"/></text:p>
          </table:table-cell>
          <table:table-cell/>
          <table:table-cell office:value-type="float" office:value="22.4899" calcext:value-type="float">
            <text:p>22,49</text:p>
          </table:table-cell>
          <table:table-cell office:value-type="float" office:value="22.1688" calcext:value-type="float">
            <text:p>22,17</text:p>
          </table:table-cell>
          <table:table-cell office:value-type="float" office:value="14.8418" calcext:value-type="float">
            <text:p>14,84</text:p>
          </table:table-cell>
          <table:table-cell office:value-type="float" office:value="7.30564" calcext:value-type="float">
            <text:p>7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523498896273995 <text:s text:c="4"/></text:p>
          </table:table-cell>
          <table:table-cell/>
          <table:table-cell office:value-type="float" office:value="22.3427" calcext:value-type="float">
            <text:p>22,34</text:p>
          </table:table-cell>
          <table:table-cell office:value-type="float" office:value="22.1914" calcext:value-type="float">
            <text:p>22,19</text:p>
          </table:table-cell>
          <table:table-cell office:value-type="float" office:value="14.9259" calcext:value-type="float">
            <text:p>14,93</text:p>
          </table:table-cell>
          <table:table-cell office:value-type="float" office:value="7.35235" calcext:value-type="float">
            <text:p>7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990639749060998 <text:s text:c="4"/></text:p>
          </table:table-cell>
          <table:table-cell/>
          <table:table-cell office:value-type="float" office:value="22.197" calcext:value-type="float">
            <text:p>22,2</text:p>
          </table:table-cell>
          <table:table-cell office:value-type="float" office:value="22.2144" calcext:value-type="float">
            <text:p>22,21</text:p>
          </table:table-cell>
          <table:table-cell office:value-type="float" office:value="15.0101" calcext:value-type="float">
            <text:p>15,01</text:p>
          </table:table-cell>
          <table:table-cell office:value-type="float" office:value="7.39906" calcext:value-type="float">
            <text:p>7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457869571389406 <text:s text:c="4"/></text:p>
          </table:table-cell>
          <table:table-cell/>
          <table:table-cell office:value-type="float" office:value="22.0528" calcext:value-type="float">
            <text:p>22,05</text:p>
          </table:table-cell>
          <table:table-cell office:value-type="float" office:value="22.2377" calcext:value-type="float">
            <text:p>22,24</text:p>
          </table:table-cell>
          <table:table-cell office:value-type="float" office:value="15.0943" calcext:value-type="float">
            <text:p>15,09</text:p>
          </table:table-cell>
          <table:table-cell office:value-type="float" office:value="7.44579" calcext:value-type="float">
            <text:p>7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925188920080554 <text:s text:c="4"/></text:p>
          </table:table-cell>
          <table:table-cell/>
          <table:table-cell office:value-type="float" office:value="21.9104" calcext:value-type="float">
            <text:p>21,91</text:p>
          </table:table-cell>
          <table:table-cell office:value-type="float" office:value="22.2614" calcext:value-type="float">
            <text:p>22,26</text:p>
          </table:table-cell>
          <table:table-cell office:value-type="float" office:value="15.1786" calcext:value-type="float">
            <text:p>15,18</text:p>
          </table:table-cell>
          <table:table-cell office:value-type="float" office:value="7.49252" calcext:value-type="float">
            <text:p>7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392598351968676 <text:s text:c="4"/></text:p>
          </table:table-cell>
          <table:table-cell/>
          <table:table-cell office:value-type="float" office:value="21.7698" calcext:value-type="float">
            <text:p>21,77</text:p>
          </table:table-cell>
          <table:table-cell office:value-type="float" office:value="22.2856" calcext:value-type="float">
            <text:p>22,29</text:p>
          </table:table-cell>
          <table:table-cell office:value-type="float" office:value="15.2629" calcext:value-type="float">
            <text:p>15,26</text:p>
          </table:table-cell>
          <table:table-cell office:value-type="float" office:value="7.53926" calcext:value-type="float">
            <text:p>7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860098423903466 <text:s text:c="4"/></text:p>
          </table:table-cell>
          <table:table-cell/>
          <table:table-cell office:value-type="float" office:value="21.6309" calcext:value-type="float">
            <text:p>21,63</text:p>
          </table:table-cell>
          <table:table-cell office:value-type="float" office:value="22.3102" calcext:value-type="float">
            <text:p>22,31</text:p>
          </table:table-cell>
          <table:table-cell office:value-type="float" office:value="15.3474" calcext:value-type="float">
            <text:p>15,35</text:p>
          </table:table-cell>
          <table:table-cell office:value-type="float" office:value="7.58601" calcext:value-type="float">
            <text:p>7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327689692748466 <text:s text:c="4"/></text:p>
          </table:table-cell>
          <table:table-cell/>
          <table:table-cell office:value-type="float" office:value="21.4938" calcext:value-type="float">
            <text:p>21,49</text:p>
          </table:table-cell>
          <table:table-cell office:value-type="float" office:value="22.3353" calcext:value-type="float">
            <text:p>22,34</text:p>
          </table:table-cell>
          <table:table-cell office:value-type="float" office:value="15.4319" calcext:value-type="float">
            <text:p>15,43</text:p>
          </table:table-cell>
          <table:table-cell office:value-type="float" office:value="7.63277" calcext:value-type="float">
            <text:p>7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795372715380417 <text:s text:c="4"/></text:p>
          </table:table-cell>
          <table:table-cell/>
          <table:table-cell office:value-type="float" office:value="21.3585" calcext:value-type="float">
            <text:p>21,36</text:p>
          </table:table-cell>
          <table:table-cell office:value-type="float" office:value="22.3608" calcext:value-type="float">
            <text:p>22,36</text:p>
          </table:table-cell>
          <table:table-cell office:value-type="float" office:value="15.5164" calcext:value-type="float">
            <text:p>15,52</text:p>
          </table:table-cell>
          <table:table-cell office:value-type="float" office:value="7.67954" calcext:value-type="float">
            <text:p>7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263148048691646 <text:s text:c="4"/></text:p>
          </table:table-cell>
          <table:table-cell/>
          <table:table-cell office:value-type="float" office:value="21.2249" calcext:value-type="float">
            <text:p>21,22</text:p>
          </table:table-cell>
          <table:table-cell office:value-type="float" office:value="22.3867" calcext:value-type="float">
            <text:p>22,39</text:p>
          </table:table-cell>
          <table:table-cell office:value-type="float" office:value="15.6011" calcext:value-type="float">
            <text:p>15,6</text:p>
          </table:table-cell>
          <table:table-cell office:value-type="float" office:value="7.72631" calcext:value-type="float">
            <text:p>7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731016249587999 <text:s text:c="4"/></text:p>
          </table:table-cell>
          <table:table-cell/>
          <table:table-cell office:value-type="float" office:value="21.093" calcext:value-type="float">
            <text:p>21,09</text:p>
          </table:table-cell>
          <table:table-cell office:value-type="float" office:value="22.4131" calcext:value-type="float">
            <text:p>22,41</text:p>
          </table:table-cell>
          <table:table-cell office:value-type="float" office:value="15.6858" calcext:value-type="float">
            <text:p>15,69</text:p>
          </table:table-cell>
          <table:table-cell office:value-type="float" office:value="7.7731" calcext:value-type="float">
            <text:p>7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198977874990474 <text:s text:c="4"/></text:p>
          </table:table-cell>
          <table:table-cell/>
          <table:table-cell office:value-type="float" office:value="20.9627" calcext:value-type="float">
            <text:p>20,96</text:p>
          </table:table-cell>
          <table:table-cell office:value-type="float" office:value="22.44" calcext:value-type="float">
            <text:p>22,44</text:p>
          </table:table-cell>
          <table:table-cell office:value-type="float" office:value="15.7706" calcext:value-type="float">
            <text:p>15,77</text:p>
          </table:table-cell>
          <table:table-cell office:value-type="float" office:value="7.8199" calcext:value-type="float">
            <text:p>7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667033481834210 <text:s text:c="4"/></text:p>
          </table:table-cell>
          <table:table-cell/>
          <table:table-cell office:value-type="float" office:value="20.8342" calcext:value-type="float">
            <text:p>20,83</text:p>
          </table:table-cell>
          <table:table-cell office:value-type="float" office:value="22.4673" calcext:value-type="float">
            <text:p>22,47</text:p>
          </table:table-cell>
          <table:table-cell office:value-type="float" office:value="15.8554" calcext:value-type="float">
            <text:p>15,86</text:p>
          </table:table-cell>
          <table:table-cell office:value-type="float" office:value="7.8667" calcext:value-type="float">
            <text:p>7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135183627069425 <text:s text:c="4"/></text:p>
          </table:table-cell>
          <table:table-cell/>
          <table:table-cell office:value-type="float" office:value="20.7074" calcext:value-type="float">
            <text:p>20,71</text:p>
          </table:table-cell>
          <table:table-cell office:value-type="float" office:value="22.495" calcext:value-type="float">
            <text:p>22,5</text:p>
          </table:table-cell>
          <table:table-cell office:value-type="float" office:value="15.9404" calcext:value-type="float">
            <text:p>15,94</text:p>
          </table:table-cell>
          <table:table-cell office:value-type="float" office:value="7.91352" calcext:value-type="float">
            <text:p>7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603428867660426 <text:s text:c="4"/></text:p>
          </table:table-cell>
          <table:table-cell/>
          <table:table-cell office:value-type="float" office:value="20.5823" calcext:value-type="float">
            <text:p>20,58</text:p>
          </table:table-cell>
          <table:table-cell office:value-type="float" office:value="22.5232" calcext:value-type="float">
            <text:p>22,52</text:p>
          </table:table-cell>
          <table:table-cell office:value-type="float" office:value="16.0254" calcext:value-type="float">
            <text:p>16,03</text:p>
          </table:table-cell>
          <table:table-cell office:value-type="float" office:value="7.96034" calcext:value-type="float">
            <text:p>7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071769760586555 <text:s text:c="4"/></text:p>
          </table:table-cell>
          <table:table-cell/>
          <table:table-cell office:value-type="float" office:value="20.4588" calcext:value-type="float">
            <text:p>20,46</text:p>
          </table:table-cell>
          <table:table-cell office:value-type="float" office:value="22.5519" calcext:value-type="float">
            <text:p>22,55</text:p>
          </table:table-cell>
          <table:table-cell office:value-type="float" office:value="16.1105" calcext:value-type="float">
            <text:p>16,11</text:p>
          </table:table-cell>
          <table:table-cell office:value-type="float" office:value="8.00718" calcext:value-type="float">
            <text:p>8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540206862842236 <text:s text:c="4"/></text:p>
          </table:table-cell>
          <table:table-cell/>
          <table:table-cell office:value-type="float" office:value="20.3369" calcext:value-type="float">
            <text:p>20,34</text:p>
          </table:table-cell>
          <table:table-cell office:value-type="float" office:value="22.5809" calcext:value-type="float">
            <text:p>22,58</text:p>
          </table:table-cell>
          <table:table-cell office:value-type="float" office:value="16.1957" calcext:value-type="float">
            <text:p>16,2</text:p>
          </table:table-cell>
          <table:table-cell office:value-type="float" office:value="8.05402" calcext:value-type="float">
            <text:p>8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008740731436699 <text:s text:c="4"/></text:p>
          </table:table-cell>
          <table:table-cell/>
          <table:table-cell office:value-type="float" office:value="20.2166" calcext:value-type="float">
            <text:p>20,22</text:p>
          </table:table-cell>
          <table:table-cell office:value-type="float" office:value="22.6103" calcext:value-type="float">
            <text:p>22,61</text:p>
          </table:table-cell>
          <table:table-cell office:value-type="float" office:value="16.2809" calcext:value-type="float">
            <text:p>16,28</text:p>
          </table:table-cell>
          <table:table-cell office:value-type="float" office:value="8.10087" calcext:value-type="float">
            <text:p>8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477371923394841 <text:s text:c="4"/></text:p>
          </table:table-cell>
          <table:table-cell/>
          <table:table-cell office:value-type="float" office:value="20.0979" calcext:value-type="float">
            <text:p>20,1</text:p>
          </table:table-cell>
          <table:table-cell office:value-type="float" office:value="22.6402" calcext:value-type="float">
            <text:p>22,64</text:p>
          </table:table-cell>
          <table:table-cell office:value-type="float" office:value="16.3663" calcext:value-type="float">
            <text:p>16,37</text:p>
          </table:table-cell>
          <table:table-cell office:value-type="float" office:value="8.14774" calcext:value-type="float">
            <text:p>8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946100995755327 <text:s text:c="4"/></text:p>
          </table:table-cell>
          <table:table-cell/>
          <table:table-cell office:value-type="float" office:value="19.9813" calcext:value-type="float">
            <text:p>19,98</text:p>
          </table:table-cell>
          <table:table-cell office:value-type="float" office:value="22.6712" calcext:value-type="float">
            <text:p>22,67</text:p>
          </table:table-cell>
          <table:table-cell office:value-type="float" office:value="16.4517" calcext:value-type="float">
            <text:p>16,45</text:p>
          </table:table-cell>
          <table:table-cell office:value-type="float" office:value="8.19461" calcext:value-type="float">
            <text:p>8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414928505573233 <text:s text:c="4"/></text:p>
          </table:table-cell>
          <table:table-cell/>
          <table:table-cell office:value-type="float" office:value="19.8669" calcext:value-type="float">
            <text:p>19,87</text:p>
          </table:table-cell>
          <table:table-cell office:value-type="float" office:value="22.7033" calcext:value-type="float">
            <text:p>22,7</text:p>
          </table:table-cell>
          <table:table-cell office:value-type="float" office:value="16.5371" calcext:value-type="float">
            <text:p>16,54</text:p>
          </table:table-cell>
          <table:table-cell office:value-type="float" office:value="8.24149" calcext:value-type="float">
            <text:p>8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883855009918204 <text:s text:c="4"/></text:p>
          </table:table-cell>
          <table:table-cell/>
          <table:table-cell office:value-type="float" office:value="19.7499" calcext:value-type="float">
            <text:p>19,75</text:p>
          </table:table-cell>
          <table:table-cell office:value-type="float" office:value="22.7302" calcext:value-type="float">
            <text:p>22,73</text:p>
          </table:table-cell>
          <table:table-cell office:value-type="float" office:value="16.6227" calcext:value-type="float">
            <text:p>16,62</text:p>
          </table:table-cell>
          <table:table-cell office:value-type="float" office:value="8.28839" calcext:value-type="float">
            <text:p>8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352881065875764 <text:s text:c="4"/></text:p>
          </table:table-cell>
          <table:table-cell/>
          <table:table-cell office:value-type="float" office:value="19.6144" calcext:value-type="float">
            <text:p>19,61</text:p>
          </table:table-cell>
          <table:table-cell office:value-type="float" office:value="22.7308" calcext:value-type="float">
            <text:p>22,73</text:p>
          </table:table-cell>
          <table:table-cell office:value-type="float" office:value="16.7083" calcext:value-type="float">
            <text:p>16,71</text:p>
          </table:table-cell>
          <table:table-cell office:value-type="float" office:value="8.33529" calcext:value-type="float">
            <text:p>8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822007230546447 <text:s text:c="4"/></text:p>
          </table:table-cell>
          <table:table-cell/>
          <table:table-cell office:value-type="float" office:value="19.4763" calcext:value-type="float">
            <text:p>19,48</text:p>
          </table:table-cell>
          <table:table-cell office:value-type="float" office:value="22.7263" calcext:value-type="float">
            <text:p>22,73</text:p>
          </table:table-cell>
          <table:table-cell office:value-type="float" office:value="16.7941" calcext:value-type="float">
            <text:p>16,79</text:p>
          </table:table-cell>
          <table:table-cell office:value-type="float" office:value="8.3822" calcext:value-type="float">
            <text:p>8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291234061046580 <text:s text:c="4"/></text:p>
          </table:table-cell>
          <table:table-cell/>
          <table:table-cell office:value-type="float" office:value="19.3402" calcext:value-type="float">
            <text:p>19,34</text:p>
          </table:table-cell>
          <table:table-cell office:value-type="float" office:value="22.7229" calcext:value-type="float">
            <text:p>22,72</text:p>
          </table:table-cell>
          <table:table-cell office:value-type="float" office:value="16.8799" calcext:value-type="float">
            <text:p>16,88</text:p>
          </table:table-cell>
          <table:table-cell office:value-type="float" office:value="8.42912" calcext:value-type="float">
            <text:p>8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760562114508033 <text:s text:c="4"/></text:p>
          </table:table-cell>
          <table:table-cell/>
          <table:table-cell office:value-type="float" office:value="19.206" calcext:value-type="float">
            <text:p>19,21</text:p>
          </table:table-cell>
          <table:table-cell office:value-type="float" office:value="22.7205" calcext:value-type="float">
            <text:p>22,72</text:p>
          </table:table-cell>
          <table:table-cell office:value-type="float" office:value="16.9657" calcext:value-type="float">
            <text:p>16,97</text:p>
          </table:table-cell>
          <table:table-cell office:value-type="float" office:value="8.47606" calcext:value-type="float">
            <text:p>8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229991948078538 <text:s text:c="4"/></text:p>
          </table:table-cell>
          <table:table-cell/>
          <table:table-cell office:value-type="float" office:value="19.0734" calcext:value-type="float">
            <text:p>19,07</text:p>
          </table:table-cell>
          <table:table-cell office:value-type="float" office:value="22.7187" calcext:value-type="float">
            <text:p>22,72</text:p>
          </table:table-cell>
          <table:table-cell office:value-type="float" office:value="17.0517" calcext:value-type="float">
            <text:p>17,05</text:p>
          </table:table-cell>
          <table:table-cell office:value-type="float" office:value="8.523" calcext:value-type="float">
            <text:p>8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699524118920465 <text:s text:c="4"/></text:p>
          </table:table-cell>
          <table:table-cell/>
          <table:table-cell office:value-type="float" office:value="18.9434" calcext:value-type="float">
            <text:p>18,94</text:p>
          </table:table-cell>
          <table:table-cell office:value-type="float" office:value="22.7172" calcext:value-type="float">
            <text:p>22,72</text:p>
          </table:table-cell>
          <table:table-cell office:value-type="float" office:value="17.1377" calcext:value-type="float">
            <text:p>17,14</text:p>
          </table:table-cell>
          <table:table-cell office:value-type="float" office:value="8.56995" calcext:value-type="float">
            <text:p>8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169159184213502 <text:s text:c="4"/></text:p>
          </table:table-cell>
          <table:table-cell/>
          <table:table-cell office:value-type="float" office:value="18.8162" calcext:value-type="float">
            <text:p>18,82</text:p>
          </table:table-cell>
          <table:table-cell office:value-type="float" office:value="22.7161" calcext:value-type="float">
            <text:p>22,72</text:p>
          </table:table-cell>
          <table:table-cell office:value-type="float" office:value="17.2238" calcext:value-type="float">
            <text:p>17,22</text:p>
          </table:table-cell>
          <table:table-cell office:value-type="float" office:value="8.61692" calcext:value-type="float">
            <text:p>8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638897701152437 <text:s text:c="4"/></text:p>
          </table:table-cell>
          <table:table-cell/>
          <table:table-cell office:value-type="float" office:value="18.6798" calcext:value-type="float">
            <text:p>18,68</text:p>
          </table:table-cell>
          <table:table-cell office:value-type="float" office:value="22.7155" calcext:value-type="float">
            <text:p>22,72</text:p>
          </table:table-cell>
          <table:table-cell office:value-type="float" office:value="17.3101" calcext:value-type="float">
            <text:p>17,31</text:p>
          </table:table-cell>
          <table:table-cell office:value-type="float" office:value="8.66389" calcext:value-type="float">
            <text:p>8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108740226948029 <text:s text:c="4"/></text:p>
          </table:table-cell>
          <table:table-cell/>
          <table:table-cell office:value-type="float" office:value="18.4937" calcext:value-type="float">
            <text:p>18,49</text:p>
          </table:table-cell>
          <table:table-cell office:value-type="float" office:value="22.7153" calcext:value-type="float">
            <text:p>22,72</text:p>
          </table:table-cell>
          <table:table-cell office:value-type="float" office:value="17.3963" calcext:value-type="float">
            <text:p>17,4</text:p>
          </table:table-cell>
          <table:table-cell office:value-type="float" office:value="8.71087" calcext:value-type="float">
            <text:p>8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578687318827164 <text:s text:c="4"/></text:p>
          </table:table-cell>
          <table:table-cell/>
          <table:table-cell office:value-type="float" office:value="18.2983" calcext:value-type="float">
            <text:p>18,3</text:p>
          </table:table-cell>
          <table:table-cell office:value-type="float" office:value="22.7156" calcext:value-type="float">
            <text:p>22,72</text:p>
          </table:table-cell>
          <table:table-cell office:value-type="float" office:value="17.4827" calcext:value-type="float">
            <text:p>17,48</text:p>
          </table:table-cell>
          <table:table-cell office:value-type="float" office:value="8.75787" calcext:value-type="float">
            <text:p>8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048739534032929 <text:s text:c="4"/></text:p>
          </table:table-cell>
          <table:table-cell/>
          <table:table-cell office:value-type="float" office:value="18.1058" calcext:value-type="float">
            <text:p>18,11</text:p>
          </table:table-cell>
          <table:table-cell office:value-type="float" office:value="22.7164" calcext:value-type="float">
            <text:p>22,72</text:p>
          </table:table-cell>
          <table:table-cell office:value-type="float" office:value="17.5692" calcext:value-type="float">
            <text:p>17,57</text:p>
          </table:table-cell>
          <table:table-cell office:value-type="float" office:value="8.80487" calcext:value-type="float">
            <text:p>8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518897429824754 <text:s text:c="4"/></text:p>
          </table:table-cell>
          <table:table-cell/>
          <table:table-cell office:value-type="float" office:value="17.9159" calcext:value-type="float">
            <text:p>17,92</text:p>
          </table:table-cell>
          <table:table-cell office:value-type="float" office:value="22.7176" calcext:value-type="float">
            <text:p>22,72</text:p>
          </table:table-cell>
          <table:table-cell office:value-type="float" office:value="17.6557" calcext:value-type="float">
            <text:p>17,66</text:p>
          </table:table-cell>
          <table:table-cell office:value-type="float" office:value="8.85189" calcext:value-type="float">
            <text:p>8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989161563478323 <text:s text:c="4"/></text:p>
          </table:table-cell>
          <table:table-cell/>
          <table:table-cell office:value-type="float" office:value="17.7274" calcext:value-type="float">
            <text:p>17,73</text:p>
          </table:table-cell>
          <table:table-cell office:value-type="float" office:value="22.7193" calcext:value-type="float">
            <text:p>22,72</text:p>
          </table:table-cell>
          <table:table-cell office:value-type="float" office:value="17.7423" calcext:value-type="float">
            <text:p>17,74</text:p>
          </table:table-cell>
          <table:table-cell office:value-type="float" office:value="8.89892" calcext:value-type="float">
            <text:p>8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459532492284950 <text:s text:c="4"/></text:p>
          </table:table-cell>
          <table:table-cell/>
          <table:table-cell office:value-type="float" office:value="17.5403" calcext:value-type="float">
            <text:p>17,54</text:p>
          </table:table-cell>
          <table:table-cell office:value-type="float" office:value="22.7214" calcext:value-type="float">
            <text:p>22,72</text:p>
          </table:table-cell>
          <table:table-cell office:value-type="float" office:value="17.829" calcext:value-type="float">
            <text:p>17,83</text:p>
          </table:table-cell>
          <table:table-cell office:value-type="float" office:value="8.94595" calcext:value-type="float">
            <text:p>8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930010773553448 <text:s text:c="4"/></text:p>
          </table:table-cell>
          <table:table-cell/>
          <table:table-cell office:value-type="float" office:value="17.3544" calcext:value-type="float">
            <text:p>17,35</text:p>
          </table:table-cell>
          <table:table-cell office:value-type="float" office:value="22.724" calcext:value-type="float">
            <text:p>22,72</text:p>
          </table:table-cell>
          <table:table-cell office:value-type="float" office:value="17.9158" calcext:value-type="float">
            <text:p>17,92</text:p>
          </table:table-cell>
          <table:table-cell office:value-type="float" office:value="8.993" calcext:value-type="float">
            <text:p>8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400596964608688 <text:s text:c="4"/></text:p>
          </table:table-cell>
          <table:table-cell/>
          <table:table-cell office:value-type="float" office:value="17.1698" calcext:value-type="float">
            <text:p>17,17</text:p>
          </table:table-cell>
          <table:table-cell office:value-type="float" office:value="22.7271" calcext:value-type="float">
            <text:p>22,73</text:p>
          </table:table-cell>
          <table:table-cell office:value-type="float" office:value="18.0026" calcext:value-type="float">
            <text:p>18</text:p>
          </table:table-cell>
          <table:table-cell office:value-type="float" office:value="9.04006" calcext:value-type="float">
            <text:p>9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871291622791759 <text:s text:c="4"/></text:p>
          </table:table-cell>
          <table:table-cell/>
          <table:table-cell office:value-type="float" office:value="16.9867" calcext:value-type="float">
            <text:p>16,99</text:p>
          </table:table-cell>
          <table:table-cell office:value-type="float" office:value="22.7306" calcext:value-type="float">
            <text:p>22,73</text:p>
          </table:table-cell>
          <table:table-cell office:value-type="float" office:value="18.0896" calcext:value-type="float">
            <text:p>18,09</text:p>
          </table:table-cell>
          <table:table-cell office:value-type="float" office:value="9.08713" calcext:value-type="float">
            <text:p>9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342095305460891 <text:s text:c="4"/></text:p>
          </table:table-cell>
          <table:table-cell/>
          <table:table-cell office:value-type="float" office:value="16.8049" calcext:value-type="float">
            <text:p>16,8</text:p>
          </table:table-cell>
          <table:table-cell office:value-type="float" office:value="22.7345" calcext:value-type="float">
            <text:p>22,73</text:p>
          </table:table-cell>
          <table:table-cell office:value-type="float" office:value="18.1767" calcext:value-type="float">
            <text:p>18,18</text:p>
          </table:table-cell>
          <table:table-cell office:value-type="float" office:value="9.13421" calcext:value-type="float">
            <text:p>9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813008569990764 <text:s text:c="4"/></text:p>
          </table:table-cell>
          <table:table-cell/>
          <table:table-cell office:value-type="float" office:value="16.6245" calcext:value-type="float">
            <text:p>16,62</text:p>
          </table:table-cell>
          <table:table-cell office:value-type="float" office:value="22.7389" calcext:value-type="float">
            <text:p>22,74</text:p>
          </table:table-cell>
          <table:table-cell office:value-type="float" office:value="18.2638" calcext:value-type="float">
            <text:p>18,26</text:p>
          </table:table-cell>
          <table:table-cell office:value-type="float" office:value="9.1813" calcext:value-type="float">
            <text:p>9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284031973772880 <text:s text:c="4"/></text:p>
          </table:table-cell>
          <table:table-cell/>
          <table:table-cell office:value-type="float" office:value="16.4454" calcext:value-type="float">
            <text:p>16,45</text:p>
          </table:table-cell>
          <table:table-cell office:value-type="float" office:value="22.7438" calcext:value-type="float">
            <text:p>22,74</text:p>
          </table:table-cell>
          <table:table-cell office:value-type="float" office:value="18.3511" calcext:value-type="float">
            <text:p>18,35</text:p>
          </table:table-cell>
          <table:table-cell office:value-type="float" office:value="9.2284" calcext:value-type="float">
            <text:p>9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755166074216451 <text:s text:c="4"/></text:p>
          </table:table-cell>
          <table:table-cell/>
          <table:table-cell office:value-type="float" office:value="16.2676" calcext:value-type="float">
            <text:p>16,27</text:p>
          </table:table-cell>
          <table:table-cell office:value-type="float" office:value="22.7492" calcext:value-type="float">
            <text:p>22,75</text:p>
          </table:table-cell>
          <table:table-cell office:value-type="float" office:value="18.4383" calcext:value-type="float">
            <text:p>18,44</text:p>
          </table:table-cell>
          <table:table-cell office:value-type="float" office:value="9.27552" calcext:value-type="float">
            <text:p>9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226411428746321 <text:s text:c="4"/></text:p>
          </table:table-cell>
          <table:table-cell/>
          <table:table-cell office:value-type="float" office:value="16.0911" calcext:value-type="float">
            <text:p>16,09</text:p>
          </table:table-cell>
          <table:table-cell office:value-type="float" office:value="22.755" calcext:value-type="float">
            <text:p>22,76</text:p>
          </table:table-cell>
          <table:table-cell office:value-type="float" office:value="18.5254" calcext:value-type="float">
            <text:p>18,53</text:p>
          </table:table-cell>
          <table:table-cell office:value-type="float" office:value="9.32264" calcext:value-type="float">
            <text:p>9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697768594805488 <text:s text:c="4"/></text:p>
          </table:table-cell>
          <table:table-cell/>
          <table:table-cell office:value-type="float" office:value="15.9158" calcext:value-type="float">
            <text:p>15,92</text:p>
          </table:table-cell>
          <table:table-cell office:value-type="float" office:value="22.7612" calcext:value-type="float">
            <text:p>22,76</text:p>
          </table:table-cell>
          <table:table-cell office:value-type="float" office:value="18.6128" calcext:value-type="float">
            <text:p>18,61</text:p>
          </table:table-cell>
          <table:table-cell office:value-type="float" office:value="9.36978" calcext:value-type="float">
            <text:p>9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169238129852886 <text:s text:c="4"/></text:p>
          </table:table-cell>
          <table:table-cell/>
          <table:table-cell office:value-type="float" office:value="15.7419" calcext:value-type="float">
            <text:p>15,74</text:p>
          </table:table-cell>
          <table:table-cell office:value-type="float" office:value="22.768" calcext:value-type="float">
            <text:p>22,77</text:p>
          </table:table-cell>
          <table:table-cell office:value-type="float" office:value="18.7012" calcext:value-type="float">
            <text:p>18,7</text:p>
          </table:table-cell>
          <table:table-cell office:value-type="float" office:value="9.41692" calcext:value-type="float">
            <text:p>9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640820591365475 <text:s text:c="4"/></text:p>
          </table:table-cell>
          <table:table-cell/>
          <table:table-cell office:value-type="float" office:value="15.5691" calcext:value-type="float">
            <text:p>15,57</text:p>
          </table:table-cell>
          <table:table-cell office:value-type="float" office:value="22.7751" calcext:value-type="float">
            <text:p>22,78</text:p>
          </table:table-cell>
          <table:table-cell office:value-type="float" office:value="18.791" calcext:value-type="float">
            <text:p>18,79</text:p>
          </table:table-cell>
          <table:table-cell office:value-type="float" office:value="9.46408" calcext:value-type="float">
            <text:p>9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112516536837273 <text:s text:c="4"/></text:p>
          </table:table-cell>
          <table:table-cell/>
          <table:table-cell office:value-type="float" office:value="15.3976" calcext:value-type="float">
            <text:p>15,4</text:p>
          </table:table-cell>
          <table:table-cell office:value-type="float" office:value="22.7828" calcext:value-type="float">
            <text:p>22,78</text:p>
          </table:table-cell>
          <table:table-cell office:value-type="float" office:value="18.8711" calcext:value-type="float">
            <text:p>18,87</text:p>
          </table:table-cell>
          <table:table-cell office:value-type="float" office:value="9.51125" calcext:value-type="float">
            <text:p>9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584326523779755 <text:s text:c="4"/></text:p>
          </table:table-cell>
          <table:table-cell/>
          <table:table-cell office:value-type="float" office:value="15.2273" calcext:value-type="float">
            <text:p>15,23</text:p>
          </table:table-cell>
          <table:table-cell office:value-type="float" office:value="22.7909" calcext:value-type="float">
            <text:p>22,79</text:p>
          </table:table-cell>
          <table:table-cell office:value-type="float" office:value="18.9047" calcext:value-type="float">
            <text:p>18,9</text:p>
          </table:table-cell>
          <table:table-cell office:value-type="float" office:value="9.55843" calcext:value-type="float">
            <text:p>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056251109721345 <text:s text:c="4"/></text:p>
          </table:table-cell>
          <table:table-cell/>
          <table:table-cell office:value-type="float" office:value="15.0582" calcext:value-type="float">
            <text:p>15,06</text:p>
          </table:table-cell>
          <table:table-cell office:value-type="float" office:value="22.7995" calcext:value-type="float">
            <text:p>22,8</text:p>
          </table:table-cell>
          <table:table-cell office:value-type="float" office:value="18.9288" calcext:value-type="float">
            <text:p>18,93</text:p>
          </table:table-cell>
          <table:table-cell office:value-type="float" office:value="9.60563" calcext:value-type="float">
            <text:p>9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528290852208407 <text:s text:c="4"/></text:p>
          </table:table-cell>
          <table:table-cell/>
          <table:table-cell office:value-type="float" office:value="14.8903" calcext:value-type="float">
            <text:p>14,89</text:p>
          </table:table-cell>
          <table:table-cell office:value-type="float" office:value="22.8085" calcext:value-type="float">
            <text:p>22,81</text:p>
          </table:table-cell>
          <table:table-cell office:value-type="float" office:value="18.9542" calcext:value-type="float">
            <text:p>18,95</text:p>
          </table:table-cell>
          <table:table-cell office:value-type="float" office:value="9.65283" calcext:value-type="float">
            <text:p>9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000446308804680 <text:s text:c="4"/></text:p>
          </table:table-cell>
          <table:table-cell/>
          <table:table-cell office:value-type="float" office:value="14.7236" calcext:value-type="float">
            <text:p>14,72</text:p>
          </table:table-cell>
          <table:table-cell office:value-type="float" office:value="22.818" calcext:value-type="float">
            <text:p>22,82</text:p>
          </table:table-cell>
          <table:table-cell office:value-type="float" office:value="18.9806" calcext:value-type="float">
            <text:p>18,98</text:p>
          </table:table-cell>
          <table:table-cell office:value-type="float" office:value="9.70004" calcext:value-type="float">
            <text:p>9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472718037092143 <text:s text:c="4"/></text:p>
          </table:table-cell>
          <table:table-cell/>
          <table:table-cell office:value-type="float" office:value="14.5581" calcext:value-type="float">
            <text:p>14,56</text:p>
          </table:table-cell>
          <table:table-cell office:value-type="float" office:value="22.8279" calcext:value-type="float">
            <text:p>22,83</text:p>
          </table:table-cell>
          <table:table-cell office:value-type="float" office:value="19.0072" calcext:value-type="float">
            <text:p>19,01</text:p>
          </table:table-cell>
          <table:table-cell office:value-type="float" office:value="9.74727" calcext:value-type="float">
            <text:p>9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945106594669671 <text:s text:c="4"/></text:p>
          </table:table-cell>
          <table:table-cell/>
          <table:table-cell office:value-type="float" office:value="14.3937" calcext:value-type="float">
            <text:p>14,39</text:p>
          </table:table-cell>
          <table:table-cell office:value-type="float" office:value="22.8384" calcext:value-type="float">
            <text:p>22,84</text:p>
          </table:table-cell>
          <table:table-cell office:value-type="float" office:value="19.0338" calcext:value-type="float">
            <text:p>19,03</text:p>
          </table:table-cell>
          <table:table-cell office:value-type="float" office:value="9.79451" calcext:value-type="float">
            <text:p>9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417612539153918 <text:s text:c="4"/></text:p>
          </table:table-cell>
          <table:table-cell/>
          <table:table-cell office:value-type="float" office:value="14.2304" calcext:value-type="float">
            <text:p>14,23</text:p>
          </table:table-cell>
          <table:table-cell office:value-type="float" office:value="22.8493" calcext:value-type="float">
            <text:p>22,85</text:p>
          </table:table-cell>
          <table:table-cell office:value-type="float" office:value="19.0604" calcext:value-type="float">
            <text:p>19,06</text:p>
          </table:table-cell>
          <table:table-cell office:value-type="float" office:value="9.84176" calcext:value-type="float">
            <text:p>9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890236428179410 <text:s text:c="4"/></text:p>
          </table:table-cell>
          <table:table-cell/>
          <table:table-cell office:value-type="float" office:value="14.0679" calcext:value-type="float">
            <text:p>14,07</text:p>
          </table:table-cell>
          <table:table-cell office:value-type="float" office:value="22.8606" calcext:value-type="float">
            <text:p>22,86</text:p>
          </table:table-cell>
          <table:table-cell office:value-type="float" office:value="19.087" calcext:value-type="float">
            <text:p>19,09</text:p>
          </table:table-cell>
          <table:table-cell office:value-type="float" office:value="9.88902" calcext:value-type="float">
            <text:p>9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362978819398933 <text:s text:c="4"/></text:p>
          </table:table-cell>
          <table:table-cell/>
          <table:table-cell office:value-type="float" office:value="13.906" calcext:value-type="float">
            <text:p>13,91</text:p>
          </table:table-cell>
          <table:table-cell office:value-type="float" office:value="22.8724" calcext:value-type="float">
            <text:p>22,87</text:p>
          </table:table-cell>
          <table:table-cell office:value-type="float" office:value="19.1138" calcext:value-type="float">
            <text:p>19,11</text:p>
          </table:table-cell>
          <table:table-cell office:value-type="float" office:value="9.9363" calcext:value-type="float">
            <text:p>9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835840270482912 <text:s text:c="4"/></text:p>
          </table:table-cell>
          <table:table-cell/>
          <table:table-cell office:value-type="float" office:value="13.7455" calcext:value-type="float">
            <text:p>13,75</text:p>
          </table:table-cell>
          <table:table-cell office:value-type="float" office:value="22.8847" calcext:value-type="float">
            <text:p>22,88</text:p>
          </table:table-cell>
          <table:table-cell office:value-type="float" office:value="19.1406" calcext:value-type="float">
            <text:p>19,14</text:p>
          </table:table-cell>
          <table:table-cell office:value-type="float" office:value="9.98358" calcext:value-type="float">
            <text:p>9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30882133912083 <text:s text:c="4"/></text:p>
          </table:table-cell>
          <table:table-cell/>
          <table:table-cell office:value-type="float" office:value="13.5895" calcext:value-type="float">
            <text:p>13,59</text:p>
          </table:table-cell>
          <table:table-cell office:value-type="float" office:value="22.8974" calcext:value-type="float">
            <text:p>22,9</text:p>
          </table:table-cell>
          <table:table-cell office:value-type="float" office:value="19.1676" calcext:value-type="float">
            <text:p>19,17</text:p>
          </table:table-cell>
          <table:table-cell office:value-type="float" office:value="10.0309" calcext:value-type="float">
            <text:p>10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78192258301854 <text:s text:c="4"/></text:p>
          </table:table-cell>
          <table:table-cell/>
          <table:table-cell office:value-type="float" office:value="13.439" calcext:value-type="float">
            <text:p>13,44</text:p>
          </table:table-cell>
          <table:table-cell office:value-type="float" office:value="22.9106" calcext:value-type="float">
            <text:p>22,91</text:p>
          </table:table-cell>
          <table:table-cell office:value-type="float" office:value="19.1946" calcext:value-type="float">
            <text:p>19,19</text:p>
          </table:table-cell>
          <table:table-cell office:value-type="float" office:value="10.0782" calcext:value-type="float">
            <text:p>10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25514455990198 <text:s text:c="4"/></text:p>
          </table:table-cell>
          <table:table-cell/>
          <table:table-cell office:value-type="float" office:value="13.2554" calcext:value-type="float">
            <text:p>13,26</text:p>
          </table:table-cell>
          <table:table-cell office:value-type="float" office:value="22.9243" calcext:value-type="float">
            <text:p>22,92</text:p>
          </table:table-cell>
          <table:table-cell office:value-type="float" office:value="19.2218" calcext:value-type="float">
            <text:p>19,22</text:p>
          </table:table-cell>
          <table:table-cell office:value-type="float" office:value="10.1255" calcext:value-type="float">
            <text:p>10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72848782751357 <text:s text:c="4"/></text:p>
          </table:table-cell>
          <table:table-cell/>
          <table:table-cell office:value-type="float" office:value="12.9086" calcext:value-type="float">
            <text:p>12,91</text:p>
          </table:table-cell>
          <table:table-cell office:value-type="float" office:value="22.9385" calcext:value-type="float">
            <text:p>22,94</text:p>
          </table:table-cell>
          <table:table-cell office:value-type="float" office:value="19.249" calcext:value-type="float">
            <text:p>19,25</text:p>
          </table:table-cell>
          <table:table-cell office:value-type="float" office:value="10.1728" calcext:value-type="float">
            <text:p>10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20195294361545 <text:s text:c="4"/></text:p>
          </table:table-cell>
          <table:table-cell/>
          <table:table-cell office:value-type="float" office:value="12.5286" calcext:value-type="float">
            <text:p>12,53</text:p>
          </table:table-cell>
          <table:table-cell office:value-type="float" office:value="22.9531" calcext:value-type="float">
            <text:p>22,95</text:p>
          </table:table-cell>
          <table:table-cell office:value-type="float" office:value="19.2763" calcext:value-type="float">
            <text:p>19,28</text:p>
          </table:table-cell>
          <table:table-cell office:value-type="float" office:value="10.2202" calcext:value-type="float">
            <text:p>10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67554046598756 <text:s text:c="4"/></text:p>
          </table:table-cell>
          <table:table-cell/>
          <table:table-cell office:value-type="float" office:value="12.1541" calcext:value-type="float">
            <text:p>12,15</text:p>
          </table:table-cell>
          <table:table-cell office:value-type="float" office:value="22.9682" calcext:value-type="float">
            <text:p>22,97</text:p>
          </table:table-cell>
          <table:table-cell office:value-type="float" office:value="19.3037" calcext:value-type="float">
            <text:p>19,3</text:p>
          </table:table-cell>
          <table:table-cell office:value-type="float" office:value="10.2676" calcext:value-type="float">
            <text:p>10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14925095242856 <text:s text:c="4"/></text:p>
          </table:table-cell>
          <table:table-cell/>
          <table:table-cell office:value-type="float" office:value="11.7839" calcext:value-type="float">
            <text:p>11,78</text:p>
          </table:table-cell>
          <table:table-cell office:value-type="float" office:value="22.9837" calcext:value-type="float">
            <text:p>22,98</text:p>
          </table:table-cell>
          <table:table-cell office:value-type="float" office:value="19.3312" calcext:value-type="float">
            <text:p>19,33</text:p>
          </table:table-cell>
          <table:table-cell office:value-type="float" office:value="10.3149" calcext:value-type="float">
            <text:p>10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62308496075549 <text:s text:c="4"/></text:p>
          </table:table-cell>
          <table:table-cell/>
          <table:table-cell office:value-type="float" office:value="11.415" calcext:value-type="float">
            <text:p>11,42</text:p>
          </table:table-cell>
          <table:table-cell office:value-type="float" office:value="22.9997" calcext:value-type="float">
            <text:p>23</text:p>
          </table:table-cell>
          <table:table-cell office:value-type="float" office:value="19.3588" calcext:value-type="float">
            <text:p>19,36</text:p>
          </table:table-cell>
          <table:table-cell office:value-type="float" office:value="10.3623" calcext:value-type="float">
            <text:p>10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09704304880401 <text:s text:c="4"/></text:p>
          </table:table-cell>
          <table:table-cell/>
          <table:table-cell office:value-type="float" office:value="11.0465" calcext:value-type="float">
            <text:p>11,05</text:p>
          </table:table-cell>
          <table:table-cell office:value-type="float" office:value="23.0162" calcext:value-type="float">
            <text:p>23,02</text:p>
          </table:table-cell>
          <table:table-cell office:value-type="float" office:value="19.3865" calcext:value-type="float">
            <text:p>19,39</text:p>
          </table:table-cell>
          <table:table-cell office:value-type="float" office:value="10.4097" calcext:value-type="float">
            <text:p>10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57112577442812 <text:s text:c="4"/></text:p>
          </table:table-cell>
          <table:table-cell/>
          <table:table-cell office:value-type="float" office:value="10.6785" calcext:value-type="float">
            <text:p>10,68</text:p>
          </table:table-cell>
          <table:table-cell office:value-type="float" office:value="23.0331" calcext:value-type="float">
            <text:p>23,03</text:p>
          </table:table-cell>
          <table:table-cell office:value-type="float" office:value="19.4143" calcext:value-type="float">
            <text:p>19,41</text:p>
          </table:table-cell>
          <table:table-cell office:value-type="float" office:value="10.4571" calcext:value-type="float">
            <text:p>10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04533369550231 <text:s text:c="4"/></text:p>
          </table:table-cell>
          <table:table-cell/>
          <table:table-cell office:value-type="float" office:value="10.3113" calcext:value-type="float">
            <text:p>10,31</text:p>
          </table:table-cell>
          <table:table-cell office:value-type="float" office:value="23.0506" calcext:value-type="float">
            <text:p>23,05</text:p>
          </table:table-cell>
          <table:table-cell office:value-type="float" office:value="19.4421" calcext:value-type="float">
            <text:p>19,44</text:p>
          </table:table-cell>
          <table:table-cell office:value-type="float" office:value="10.5045" calcext:value-type="float">
            <text:p>1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51966736991728 <text:s text:c="4"/></text:p>
          </table:table-cell>
          <table:table-cell/>
          <table:table-cell office:value-type="float" office:value="9.9449" calcext:value-type="float">
            <text:p>9,94</text:p>
          </table:table-cell>
          <table:table-cell office:value-type="float" office:value="23.0684" calcext:value-type="float">
            <text:p>23,07</text:p>
          </table:table-cell>
          <table:table-cell office:value-type="float" office:value="19.4701" calcext:value-type="float">
            <text:p>19,47</text:p>
          </table:table-cell>
          <table:table-cell office:value-type="float" office:value="10.552" calcext:value-type="float">
            <text:p>10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99412735558479 <text:s text:c="4"/></text:p>
          </table:table-cell>
          <table:table-cell/>
          <table:table-cell office:value-type="float" office:value="9.57905" calcext:value-type="float">
            <text:p>9,58</text:p>
          </table:table-cell>
          <table:table-cell office:value-type="float" office:value="23.0868" calcext:value-type="float">
            <text:p>23,09</text:p>
          </table:table-cell>
          <table:table-cell office:value-type="float" office:value="19.4982" calcext:value-type="float">
            <text:p>19,5</text:p>
          </table:table-cell>
          <table:table-cell office:value-type="float" office:value="10.5994" calcext:value-type="float">
            <text:p>10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46871421043551 <text:s text:c="4"/></text:p>
          </table:table-cell>
          <table:table-cell/>
          <table:table-cell office:value-type="float" office:value="9.21362" calcext:value-type="float">
            <text:p>9,21</text:p>
          </table:table-cell>
          <table:table-cell office:value-type="float" office:value="23.1056" calcext:value-type="float">
            <text:p>23,11</text:p>
          </table:table-cell>
          <table:table-cell office:value-type="float" office:value="19.5263" calcext:value-type="float">
            <text:p>19,53</text:p>
          </table:table-cell>
          <table:table-cell office:value-type="float" office:value="10.6469" calcext:value-type="float">
            <text:p>10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94342849241677 <text:s text:c="4"/></text:p>
          </table:table-cell>
          <table:table-cell/>
          <table:table-cell office:value-type="float" office:value="8.85164" calcext:value-type="float">
            <text:p>8,85</text:p>
          </table:table-cell>
          <table:table-cell office:value-type="float" office:value="23.1249" calcext:value-type="float">
            <text:p>23,12</text:p>
          </table:table-cell>
          <table:table-cell office:value-type="float" office:value="19.5546" calcext:value-type="float">
            <text:p>19,55</text:p>
          </table:table-cell>
          <table:table-cell office:value-type="float" office:value="10.6943" calcext:value-type="float">
            <text:p>10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41827075949759 <text:s text:c="4"/></text:p>
          </table:table-cell>
          <table:table-cell/>
          <table:table-cell office:value-type="float" office:value="8.50352" calcext:value-type="float">
            <text:p>8,5</text:p>
          </table:table-cell>
          <table:table-cell office:value-type="float" office:value="23.1447" calcext:value-type="float">
            <text:p>23,14</text:p>
          </table:table-cell>
          <table:table-cell office:value-type="float" office:value="19.5829" calcext:value-type="float">
            <text:p>19,58</text:p>
          </table:table-cell>
          <table:table-cell office:value-type="float" office:value="10.7418" calcext:value-type="float">
            <text:p>10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89324156966579 <text:s text:c="4"/></text:p>
          </table:table-cell>
          <table:table-cell/>
          <table:table-cell office:value-type="float" office:value="8.15878" calcext:value-type="float">
            <text:p>8,16</text:p>
          </table:table-cell>
          <table:table-cell office:value-type="float" office:value="23.1649" calcext:value-type="float">
            <text:p>23,16</text:p>
          </table:table-cell>
          <table:table-cell office:value-type="float" office:value="19.6113" calcext:value-type="float">
            <text:p>19,61</text:p>
          </table:table-cell>
          <table:table-cell office:value-type="float" office:value="10.7893" calcext:value-type="float">
            <text:p>10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36834148092736 <text:s text:c="4"/></text:p>
          </table:table-cell>
          <table:table-cell/>
          <table:table-cell office:value-type="float" office:value="7.81431" calcext:value-type="float">
            <text:p>7,81</text:p>
          </table:table-cell>
          <table:table-cell office:value-type="float" office:value="23.1856" calcext:value-type="float">
            <text:p>23,19</text:p>
          </table:table-cell>
          <table:table-cell office:value-type="float" office:value="19.6399" calcext:value-type="float">
            <text:p>19,64</text:p>
          </table:table-cell>
          <table:table-cell office:value-type="float" office:value="10.8368" calcext:value-type="float">
            <text:p>10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84357105130839 <text:s text:c="4"/></text:p>
          </table:table-cell>
          <table:table-cell/>
          <table:table-cell office:value-type="float" office:value="7.47018" calcext:value-type="float">
            <text:p>7,47</text:p>
          </table:table-cell>
          <table:table-cell office:value-type="float" office:value="23.2068" calcext:value-type="float">
            <text:p>23,21</text:p>
          </table:table-cell>
          <table:table-cell office:value-type="float" office:value="19.6685" calcext:value-type="float">
            <text:p>19,67</text:p>
          </table:table-cell>
          <table:table-cell office:value-type="float" office:value="10.8844" calcext:value-type="float">
            <text:p>10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31893083885461 <text:s text:c="4"/></text:p>
          </table:table-cell>
          <table:table-cell/>
          <table:table-cell office:value-type="float" office:value="7.12659" calcext:value-type="float">
            <text:p>7,13</text:p>
          </table:table-cell>
          <table:table-cell office:value-type="float" office:value="23.2285" calcext:value-type="float">
            <text:p>23,23</text:p>
          </table:table-cell>
          <table:table-cell office:value-type="float" office:value="19.6972" calcext:value-type="float">
            <text:p>19,7</text:p>
          </table:table-cell>
          <table:table-cell office:value-type="float" office:value="10.9319" calcext:value-type="float">
            <text:p>10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79442140163027 <text:s text:c="4"/></text:p>
          </table:table-cell>
          <table:table-cell/>
          <table:table-cell office:value-type="float" office:value="6.7836" calcext:value-type="float">
            <text:p>6,78</text:p>
          </table:table-cell>
          <table:table-cell office:value-type="float" office:value="23.2506" calcext:value-type="float">
            <text:p>23,25</text:p>
          </table:table-cell>
          <table:table-cell office:value-type="float" office:value="19.726" calcext:value-type="float">
            <text:p>19,73</text:p>
          </table:table-cell>
          <table:table-cell office:value-type="float" office:value="10.9794" calcext:value-type="float">
            <text:p>10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27004329772090 <text:s text:c="4"/></text:p>
          </table:table-cell>
          <table:table-cell/>
          <table:table-cell office:value-type="float" office:value="6.44117" calcext:value-type="float">
            <text:p>6,44</text:p>
          </table:table-cell>
          <table:table-cell office:value-type="float" office:value="23.2732" calcext:value-type="float">
            <text:p>23,27</text:p>
          </table:table-cell>
          <table:table-cell office:value-type="float" office:value="19.7549" calcext:value-type="float">
            <text:p>19,75</text:p>
          </table:table-cell>
          <table:table-cell office:value-type="float" office:value="11.027" calcext:value-type="float">
            <text:p>11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74579708522863 <text:s text:c="4"/></text:p>
          </table:table-cell>
          <table:table-cell/>
          <table:table-cell office:value-type="float" office:value="6.09925" calcext:value-type="float">
            <text:p>6,1</text:p>
          </table:table-cell>
          <table:table-cell office:value-type="float" office:value="23.2963" calcext:value-type="float">
            <text:p>23,3</text:p>
          </table:table-cell>
          <table:table-cell office:value-type="float" office:value="19.7839" calcext:value-type="float">
            <text:p>19,78</text:p>
          </table:table-cell>
          <table:table-cell office:value-type="float" office:value="11.0746" calcext:value-type="float">
            <text:p>11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22168332227846 <text:s text:c="4"/></text:p>
          </table:table-cell>
          <table:table-cell/>
          <table:table-cell office:value-type="float" office:value="5.75779" calcext:value-type="float">
            <text:p>5,76</text:p>
          </table:table-cell>
          <table:table-cell office:value-type="float" office:value="23.3198" calcext:value-type="float">
            <text:p>23,32</text:p>
          </table:table-cell>
          <table:table-cell office:value-type="float" office:value="19.813" calcext:value-type="float">
            <text:p>19,81</text:p>
          </table:table-cell>
          <table:table-cell office:value-type="float" office:value="11.1222" calcext:value-type="float">
            <text:p>11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69770256701357 <text:s text:c="4"/></text:p>
          </table:table-cell>
          <table:table-cell/>
          <table:table-cell office:value-type="float" office:value="5.41678" calcext:value-type="float">
            <text:p>5,42</text:p>
          </table:table-cell>
          <table:table-cell office:value-type="float" office:value="23.3439" calcext:value-type="float">
            <text:p>23,34</text:p>
          </table:table-cell>
          <table:table-cell office:value-type="float" office:value="19.8422" calcext:value-type="float">
            <text:p>19,84</text:p>
          </table:table-cell>
          <table:table-cell office:value-type="float" office:value="11.1698" calcext:value-type="float">
            <text:p>11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17385537759711 <text:s text:c="4"/></text:p>
          </table:table-cell>
          <table:table-cell/>
          <table:table-cell office:value-type="float" office:value="5.07619" calcext:value-type="float">
            <text:p>5,08</text:p>
          </table:table-cell>
          <table:table-cell office:value-type="float" office:value="23.3684" calcext:value-type="float">
            <text:p>23,37</text:p>
          </table:table-cell>
          <table:table-cell office:value-type="float" office:value="19.8715" calcext:value-type="float">
            <text:p>19,87</text:p>
          </table:table-cell>
          <table:table-cell office:value-type="float" office:value="11.2174" calcext:value-type="float">
            <text:p>11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65014231221240 <text:s text:c="4"/></text:p>
          </table:table-cell>
          <table:table-cell/>
          <table:table-cell office:value-type="float" office:value="4.73599" calcext:value-type="float">
            <text:p>4,74</text:p>
          </table:table-cell>
          <table:table-cell office:value-type="float" office:value="23.3933" calcext:value-type="float">
            <text:p>23,39</text:p>
          </table:table-cell>
          <table:table-cell office:value-type="float" office:value="19.9009" calcext:value-type="float">
            <text:p>19,9</text:p>
          </table:table-cell>
          <table:table-cell office:value-type="float" office:value="11.265" calcext:value-type="float">
            <text:p>11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12656392906206 <text:s text:c="4"/></text:p>
          </table:table-cell>
          <table:table-cell/>
          <table:table-cell office:value-type="float" office:value="4.39616" calcext:value-type="float">
            <text:p>4,4</text:p>
          </table:table-cell>
          <table:table-cell office:value-type="float" office:value="23.4188" calcext:value-type="float">
            <text:p>23,42</text:p>
          </table:table-cell>
          <table:table-cell office:value-type="float" office:value="19.9304" calcext:value-type="float">
            <text:p>19,93</text:p>
          </table:table-cell>
          <table:table-cell office:value-type="float" office:value="11.3127" calcext:value-type="float">
            <text:p>11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60312078636943 <text:s text:c="4"/></text:p>
          </table:table-cell>
          <table:table-cell/>
          <table:table-cell office:value-type="float" office:value="4.05668" calcext:value-type="float">
            <text:p>4,06</text:p>
          </table:table-cell>
          <table:table-cell office:value-type="float" office:value="23.4447" calcext:value-type="float">
            <text:p>23,44</text:p>
          </table:table-cell>
          <table:table-cell office:value-type="float" office:value="19.9599" calcext:value-type="float">
            <text:p>19,96</text:p>
          </table:table-cell>
          <table:table-cell office:value-type="float" office:value="11.3603" calcext:value-type="float">
            <text:p>11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07981344237749 <text:s text:c="4"/></text:p>
          </table:table-cell>
          <table:table-cell/>
          <table:table-cell office:value-type="float" office:value="3.71751" calcext:value-type="float">
            <text:p>3,72</text:p>
          </table:table-cell>
          <table:table-cell office:value-type="float" office:value="23.4711" calcext:value-type="float">
            <text:p>23,47</text:p>
          </table:table-cell>
          <table:table-cell office:value-type="float" office:value="19.9896" calcext:value-type="float">
            <text:p>19,99</text:p>
          </table:table-cell>
          <table:table-cell office:value-type="float" office:value="11.408" calcext:value-type="float">
            <text:p>11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55664245534965 <text:s text:c="4"/></text:p>
          </table:table-cell>
          <table:table-cell/>
          <table:table-cell office:value-type="float" office:value="3.37863" calcext:value-type="float">
            <text:p>3,38</text:p>
          </table:table-cell>
          <table:table-cell office:value-type="float" office:value="23.498" calcext:value-type="float">
            <text:p>23,5</text:p>
          </table:table-cell>
          <table:table-cell office:value-type="float" office:value="20.0194" calcext:value-type="float">
            <text:p>20,02</text:p>
          </table:table-cell>
          <table:table-cell office:value-type="float" office:value="11.4557" calcext:value-type="float">
            <text:p>11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03360838356908 <text:s text:c="4"/></text:p>
          </table:table-cell>
          <table:table-cell/>
          <table:table-cell office:value-type="float" office:value="3.04002" calcext:value-type="float">
            <text:p>3,04</text:p>
          </table:table-cell>
          <table:table-cell office:value-type="float" office:value="23.5253" calcext:value-type="float">
            <text:p>23,53</text:p>
          </table:table-cell>
          <table:table-cell office:value-type="float" office:value="20.0492" calcext:value-type="float">
            <text:p>20,05</text:p>
          </table:table-cell>
          <table:table-cell office:value-type="float" office:value="11.5034" calcext:value-type="float">
            <text:p>11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51071178534025 <text:s text:c="4"/></text:p>
          </table:table-cell>
          <table:table-cell/>
          <table:table-cell office:value-type="float" office:value="2.70164" calcext:value-type="float">
            <text:p>2,7</text:p>
          </table:table-cell>
          <table:table-cell office:value-type="float" office:value="23.5532" calcext:value-type="float">
            <text:p>23,55</text:p>
          </table:table-cell>
          <table:table-cell office:value-type="float" office:value="20.0792" calcext:value-type="float">
            <text:p>20,08</text:p>
          </table:table-cell>
          <table:table-cell office:value-type="float" office:value="11.5511" calcext:value-type="float">
            <text:p>11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98795321898663 <text:s text:c="4"/></text:p>
          </table:table-cell>
          <table:table-cell/>
          <table:table-cell office:value-type="float" office:value="2.36348" calcext:value-type="float">
            <text:p>2,36</text:p>
          </table:table-cell>
          <table:table-cell office:value-type="float" office:value="23.5815" calcext:value-type="float">
            <text:p>23,58</text:p>
          </table:table-cell>
          <table:table-cell office:value-type="float" office:value="20.1093" calcext:value-type="float">
            <text:p>20,11</text:p>
          </table:table-cell>
          <table:table-cell office:value-type="float" office:value="11.5988" calcext:value-type="float">
            <text:p>11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46533324285290 <text:s text:c="4"/></text:p>
          </table:table-cell>
          <table:table-cell/>
          <table:table-cell office:value-type="float" office:value="2.02549" calcext:value-type="float">
            <text:p>2,03</text:p>
          </table:table-cell>
          <table:table-cell office:value-type="float" office:value="23.6103" calcext:value-type="float">
            <text:p>23,61</text:p>
          </table:table-cell>
          <table:table-cell office:value-type="float" office:value="20.1394" calcext:value-type="float">
            <text:p>20,14</text:p>
          </table:table-cell>
          <table:table-cell office:value-type="float" office:value="11.6465" calcext:value-type="float">
            <text:p>11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94285241530455 <text:s text:c="4"/></text:p>
          </table:table-cell>
          <table:table-cell/>
          <table:table-cell office:value-type="float" office:value="1.68767" calcext:value-type="float">
            <text:p>1,69</text:p>
          </table:table-cell>
          <table:table-cell office:value-type="float" office:value="23.6395" calcext:value-type="float">
            <text:p>23,64</text:p>
          </table:table-cell>
          <table:table-cell office:value-type="float" office:value="20.1697" calcext:value-type="float">
            <text:p>20,17</text:p>
          </table:table-cell>
          <table:table-cell office:value-type="float" office:value="11.6943" calcext:value-type="float">
            <text:p>11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42051129472713 <text:s text:c="4"/></text:p>
          </table:table-cell>
          <table:table-cell/>
          <table:table-cell office:value-type="float" office:value="1.34998" calcext:value-type="float">
            <text:p>1,35</text:p>
          </table:table-cell>
          <table:table-cell office:value-type="float" office:value="23.6691" calcext:value-type="float">
            <text:p>23,67</text:p>
          </table:table-cell>
          <table:table-cell office:value-type="float" office:value="20.2" calcext:value-type="float">
            <text:p>20,2</text:p>
          </table:table-cell>
          <table:table-cell office:value-type="float" office:value="11.7421" calcext:value-type="float">
            <text:p>11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89831043952731 <text:s text:c="4"/></text:p>
          </table:table-cell>
          <table:table-cell/>
          <table:table-cell office:value-type="float" office:value="1.01239" calcext:value-type="float">
            <text:p>1,01</text:p>
          </table:table-cell>
          <table:table-cell office:value-type="float" office:value="23.6992" calcext:value-type="float">
            <text:p>23,7</text:p>
          </table:table-cell>
          <table:table-cell office:value-type="float" office:value="20.2305" calcext:value-type="float">
            <text:p>20,23</text:p>
          </table:table-cell>
          <table:table-cell office:value-type="float" office:value="11.7898" calcext:value-type="float">
            <text:p>11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37625040813299 <text:s text:c="4"/></text:p>
          </table:table-cell>
          <table:table-cell/>
          <table:table-cell office:value-type="float" office:value="0.674884" calcext:value-type="float">
            <text:p>0,67</text:p>
          </table:table-cell>
          <table:table-cell office:value-type="float" office:value="23.7307" calcext:value-type="float">
            <text:p>23,73</text:p>
          </table:table-cell>
          <table:table-cell office:value-type="float" office:value="20.261" calcext:value-type="float">
            <text:p>20,26</text:p>
          </table:table-cell>
          <table:table-cell office:value-type="float" office:value="11.8376" calcext:value-type="float">
            <text:p>11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85433175899264 <text:s text:c="4"/></text:p>
          </table:table-cell>
          <table:table-cell/>
          <table:table-cell office:value-type="float" office:value="0.00560073" calcext:value-type="float">
            <text:p>0,01</text:p>
          </table:table-cell>
          <table:table-cell office:value-type="float" office:value="23.7638" calcext:value-type="float">
            <text:p>23,76</text:p>
          </table:table-cell>
          <table:table-cell office:value-type="float" office:value="20.2917" calcext:value-type="float">
            <text:p>20,29</text:p>
          </table:table-cell>
          <table:table-cell office:value-type="float" office:value="11.8854" calcext:value-type="float">
            <text:p>11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33255505057515 <text:s text:c="4"/>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23.7886" calcext:value-type="float">
            <text:p>23,79</text:p>
          </table:table-cell>
          <table:table-cell office:value-type="float" office:value="20.3224" calcext:value-type="float">
            <text:p>20,32</text:p>
          </table:table-cell>
          <table:table-cell office:value-type="float" office:value="11.9333" calcext:value-type="float">
            <text:p>11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81092084136975 <text:s text:c="4"/></text:p>
          </table:table-cell>
          <table:table-cell table:number-columns-repeated="2"/>
          <table:table-cell office:value-type="float" office:value="23.7716" calcext:value-type="float">
            <text:p>23,77</text:p>
          </table:table-cell>
          <table:table-cell office:value-type="float" office:value="20.3533" calcext:value-type="float">
            <text:p>20,35</text:p>
          </table:table-cell>
          <table:table-cell office:value-type="float" office:value="11.9811" calcext:value-type="float">
            <text:p>11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28942968988446 <text:s text:c="4"/></text:p>
          </table:table-cell>
          <table:table-cell table:number-columns-repeated="2"/>
          <table:table-cell office:value-type="float" office:value="23.7463" calcext:value-type="float">
            <text:p>23,75</text:p>
          </table:table-cell>
          <table:table-cell office:value-type="float" office:value="20.3842" calcext:value-type="float">
            <text:p>20,38</text:p>
          </table:table-cell>
          <table:table-cell office:value-type="float" office:value="12.0289" calcext:value-type="float">
            <text:p>12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76808215464885 <text:s text:c="4"/></text:p>
          </table:table-cell>
          <table:table-cell table:number-columns-repeated="2"/>
          <table:table-cell office:value-type="float" office:value="23.7227" calcext:value-type="float">
            <text:p>23,72</text:p>
          </table:table-cell>
          <table:table-cell office:value-type="float" office:value="20.4153" calcext:value-type="float">
            <text:p>20,42</text:p>
          </table:table-cell>
          <table:table-cell office:value-type="float" office:value="12.0768" calcext:value-type="float">
            <text:p>12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24687879421076 <text:s text:c="4"/></text:p>
          </table:table-cell>
          <table:table-cell table:number-columns-repeated="2"/>
          <table:table-cell office:value-type="float" office:value="23.7004" calcext:value-type="float">
            <text:p>23,7</text:p>
          </table:table-cell>
          <table:table-cell office:value-type="float" office:value="20.4464" calcext:value-type="float">
            <text:p>20,45</text:p>
          </table:table-cell>
          <table:table-cell office:value-type="float" office:value="12.1247" calcext:value-type="float">
            <text:p>12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72582016713926 <text:s text:c="4"/></text:p>
          </table:table-cell>
          <table:table-cell table:number-columns-repeated="2"/>
          <table:table-cell office:value-type="float" office:value="23.6786" calcext:value-type="float">
            <text:p>23,68</text:p>
          </table:table-cell>
          <table:table-cell office:value-type="float" office:value="20.4776" calcext:value-type="float">
            <text:p>20,48</text:p>
          </table:table-cell>
          <table:table-cell office:value-type="float" office:value="12.1726" calcext:value-type="float">
            <text:p>12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20490683202353 <text:s text:c="4"/></text:p>
          </table:table-cell>
          <table:table-cell table:number-columns-repeated="2"/>
          <table:table-cell office:value-type="float" office:value="23.6573" calcext:value-type="float">
            <text:p>23,66</text:p>
          </table:table-cell>
          <table:table-cell office:value-type="float" office:value="20.509" calcext:value-type="float">
            <text:p>20,51</text:p>
          </table:table-cell>
          <table:table-cell office:value-type="float" office:value="12.2205" calcext:value-type="float">
            <text:p>12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68413934747889 <text:s text:c="4"/></text:p>
          </table:table-cell>
          <table:table-cell table:number-columns-repeated="2"/>
          <table:table-cell office:value-type="float" office:value="23.6363" calcext:value-type="float">
            <text:p>23,64</text:p>
          </table:table-cell>
          <table:table-cell office:value-type="float" office:value="20.5404" calcext:value-type="float">
            <text:p>20,54</text:p>
          </table:table-cell>
          <table:table-cell office:value-type="float" office:value="12.2684" calcext:value-type="float">
            <text:p>12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16351827214733 <text:s text:c="4"/></text:p>
          </table:table-cell>
          <table:table-cell table:number-columns-repeated="2"/>
          <table:table-cell office:value-type="float" office:value="23.6158" calcext:value-type="float">
            <text:p>23,62</text:p>
          </table:table-cell>
          <table:table-cell office:value-type="float" office:value="20.572" calcext:value-type="float">
            <text:p>20,57</text:p>
          </table:table-cell>
          <table:table-cell office:value-type="float" office:value="12.3164" calcext:value-type="float">
            <text:p>12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64304416470146 <text:s text:c="4"/></text:p>
          </table:table-cell>
          <table:table-cell table:number-columns-repeated="2"/>
          <table:table-cell office:value-type="float" office:value="23.5958" calcext:value-type="float">
            <text:p>23,6</text:p>
          </table:table-cell>
          <table:table-cell office:value-type="float" office:value="20.6036" calcext:value-type="float">
            <text:p>20,6</text:p>
          </table:table-cell>
          <table:table-cell office:value-type="float" office:value="12.3643" calcext:value-type="float">
            <text:p>12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12271758384490 <text:s text:c="4"/></text:p>
          </table:table-cell>
          <table:table-cell table:number-columns-repeated="2"/>
          <table:table-cell office:value-type="float" office:value="23.5762" calcext:value-type="float">
            <text:p>23,58</text:p>
          </table:table-cell>
          <table:table-cell office:value-type="float" office:value="20.6353" calcext:value-type="float">
            <text:p>20,64</text:p>
          </table:table-cell>
          <table:table-cell office:value-type="float" office:value="12.4123" calcext:value-type="float">
            <text:p>12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60253908831357 <text:s text:c="4"/></text:p>
          </table:table-cell>
          <table:table-cell table:number-columns-repeated="2"/>
          <table:table-cell office:value-type="float" office:value="23.5572" calcext:value-type="float">
            <text:p>23,56</text:p>
          </table:table-cell>
          <table:table-cell office:value-type="float" office:value="20.6672" calcext:value-type="float">
            <text:p>20,67</text:p>
          </table:table-cell>
          <table:table-cell office:value-type="float" office:value="12.4603" calcext:value-type="float">
            <text:p>12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08250923686505 <text:s text:c="4"/></text:p>
          </table:table-cell>
          <table:table-cell table:number-columns-repeated="2"/>
          <table:table-cell office:value-type="float" office:value="23.5386" calcext:value-type="float">
            <text:p>23,54</text:p>
          </table:table-cell>
          <table:table-cell office:value-type="float" office:value="20.6991" calcext:value-type="float">
            <text:p>20,7</text:p>
          </table:table-cell>
          <table:table-cell office:value-type="float" office:value="12.5083" calcext:value-type="float">
            <text:p>12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56262858826324 <text:s text:c="4"/></text:p>
          </table:table-cell>
          <table:table-cell table:number-columns-repeated="2"/>
          <table:table-cell office:value-type="float" office:value="23.5205" calcext:value-type="float">
            <text:p>23,52</text:p>
          </table:table-cell>
          <table:table-cell office:value-type="float" office:value="20.7312" calcext:value-type="float">
            <text:p>20,73</text:p>
          </table:table-cell>
          <table:table-cell office:value-type="float" office:value="12.5563" calcext:value-type="float">
            <text:p>12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04289770125646 <text:s text:c="4"/></text:p>
          </table:table-cell>
          <table:table-cell table:number-columns-repeated="2"/>
          <table:table-cell office:value-type="float" office:value="23.5029" calcext:value-type="float">
            <text:p>23,5</text:p>
          </table:table-cell>
          <table:table-cell office:value-type="float" office:value="20.7633" calcext:value-type="float">
            <text:p>20,76</text:p>
          </table:table-cell>
          <table:table-cell office:value-type="float" office:value="12.6043" calcext:value-type="float">
            <text:p>12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52331713455142 <text:s text:c="4"/></text:p>
          </table:table-cell>
          <table:table-cell table:number-columns-repeated="2"/>
          <table:table-cell office:value-type="float" office:value="23.4857" calcext:value-type="float">
            <text:p>23,49</text:p>
          </table:table-cell>
          <table:table-cell office:value-type="float" office:value="20.7955" calcext:value-type="float">
            <text:p>20,8</text:p>
          </table:table-cell>
          <table:table-cell office:value-type="float" office:value="12.6523" calcext:value-type="float">
            <text:p>12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00388744679547 <text:s text:c="4"/></text:p>
          </table:table-cell>
          <table:table-cell table:number-columns-repeated="2"/>
          <table:table-cell office:value-type="float" office:value="23.4691" calcext:value-type="float">
            <text:p>23,47</text:p>
          </table:table-cell>
          <table:table-cell office:value-type="float" office:value="20.8279" calcext:value-type="float">
            <text:p>20,83</text:p>
          </table:table-cell>
          <table:table-cell office:value-type="float" office:value="12.7004" calcext:value-type="float">
            <text:p>12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48460919658616 <text:s text:c="4"/></text:p>
          </table:table-cell>
          <table:table-cell table:number-columns-repeated="2"/>
          <table:table-cell office:value-type="float" office:value="23.4529" calcext:value-type="float">
            <text:p>23,45</text:p>
          </table:table-cell>
          <table:table-cell office:value-type="float" office:value="20.8603" calcext:value-type="float">
            <text:p>20,86</text:p>
          </table:table-cell>
          <table:table-cell office:value-type="float" office:value="12.7485" calcext:value-type="float">
            <text:p>1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96548294252654 <text:s text:c="4"/></text:p>
          </table:table-cell>
          <table:table-cell table:number-columns-repeated="2"/>
          <table:table-cell office:value-type="float" office:value="23.4372" calcext:value-type="float">
            <text:p>23,44</text:p>
          </table:table-cell>
          <table:table-cell office:value-type="float" office:value="20.8929" calcext:value-type="float">
            <text:p>20,89</text:p>
          </table:table-cell>
          <table:table-cell office:value-type="float" office:value="12.7965" calcext:value-type="float">
            <text:p>12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44650924334927 <text:s text:c="4"/></text:p>
          </table:table-cell>
          <table:table-cell table:number-columns-repeated="2"/>
          <table:table-cell office:value-type="float" office:value="23.4219" calcext:value-type="float">
            <text:p>23,42</text:p>
          </table:table-cell>
          <table:table-cell office:value-type="float" office:value="20.9255" calcext:value-type="float">
            <text:p>20,93</text:p>
          </table:table-cell>
          <table:table-cell office:value-type="float" office:value="12.8447" calcext:value-type="float">
            <text:p>12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92768865810041 <text:s text:c="4"/></text:p>
          </table:table-cell>
          <table:table-cell table:number-columns-repeated="2"/>
          <table:table-cell office:value-type="float" office:value="23.4072" calcext:value-type="float">
            <text:p>23,41</text:p>
          </table:table-cell>
          <table:table-cell office:value-type="float" office:value="20.9583" calcext:value-type="float">
            <text:p>20,96</text:p>
          </table:table-cell>
          <table:table-cell office:value-type="float" office:value="12.8928" calcext:value-type="float">
            <text:p>12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40902174635106 <text:s text:c="4"/></text:p>
          </table:table-cell>
          <table:table-cell table:number-columns-repeated="2"/>
          <table:table-cell office:value-type="float" office:value="23.3929" calcext:value-type="float">
            <text:p>23,39</text:p>
          </table:table-cell>
          <table:table-cell office:value-type="float" office:value="20.9911" calcext:value-type="float">
            <text:p>20,99</text:p>
          </table:table-cell>
          <table:table-cell office:value-type="float" office:value="12.9409" calcext:value-type="float">
            <text:p>12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89050906832940 <text:s text:c="4"/></text:p>
          </table:table-cell>
          <table:table-cell table:number-columns-repeated="2"/>
          <table:table-cell office:value-type="float" office:value="23.3791" calcext:value-type="float">
            <text:p>23,38</text:p>
          </table:table-cell>
          <table:table-cell office:value-type="float" office:value="21.0241" calcext:value-type="float">
            <text:p>21,02</text:p>
          </table:table-cell>
          <table:table-cell office:value-type="float" office:value="12.9891" calcext:value-type="float">
            <text:p>12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37215118480107 <text:s text:c="4"/></text:p>
          </table:table-cell>
          <table:table-cell table:number-columns-repeated="2"/>
          <table:table-cell office:value-type="float" office:value="23.3657" calcext:value-type="float">
            <text:p>23,37</text:p>
          </table:table-cell>
          <table:table-cell office:value-type="float" office:value="21.0572" calcext:value-type="float">
            <text:p>21,06</text:p>
          </table:table-cell>
          <table:table-cell office:value-type="float" office:value="13.0372" calcext:value-type="float">
            <text:p>13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85394865649620 <text:s text:c="4"/></text:p>
          </table:table-cell>
          <table:table-cell table:number-columns-repeated="2"/>
          <table:table-cell office:value-type="float" office:value="23.3529" calcext:value-type="float">
            <text:p>23,35</text:p>
          </table:table-cell>
          <table:table-cell office:value-type="float" office:value="21.0903" calcext:value-type="float">
            <text:p>21,09</text:p>
          </table:table-cell>
          <table:table-cell office:value-type="float" office:value="13.0854" calcext:value-type="float">
            <text:p>13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33590204292329 <text:s text:c="4"/></text:p>
          </table:table-cell>
          <table:table-cell table:number-columns-repeated="2"/>
          <table:table-cell office:value-type="float" office:value="23.3405" calcext:value-type="float">
            <text:p>23,34</text:p>
          </table:table-cell>
          <table:table-cell office:value-type="float" office:value="21.1236" calcext:value-type="float">
            <text:p>21,12</text:p>
          </table:table-cell>
          <table:table-cell office:value-type="float" office:value="13.1336" calcext:value-type="float">
            <text:p>13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81801190065466 <text:s text:c="4"/></text:p>
          </table:table-cell>
          <table:table-cell table:number-columns-repeated="2"/>
          <table:table-cell office:value-type="float" office:value="23.3285" calcext:value-type="float">
            <text:p>23,33</text:p>
          </table:table-cell>
          <table:table-cell office:value-type="float" office:value="21.157" calcext:value-type="float">
            <text:p>21,16</text:p>
          </table:table-cell>
          <table:table-cell office:value-type="float" office:value="13.1818" calcext:value-type="float">
            <text:p>13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30027878165506 <text:s text:c="4"/></text:p>
          </table:table-cell>
          <table:table-cell table:number-columns-repeated="2"/>
          <table:table-cell office:value-type="float" office:value="23.3171" calcext:value-type="float">
            <text:p>23,32</text:p>
          </table:table-cell>
          <table:table-cell office:value-type="float" office:value="21.1904" calcext:value-type="float">
            <text:p>21,19</text:p>
          </table:table-cell>
          <table:table-cell office:value-type="float" office:value="13.23" calcext:value-type="float">
            <text:p>1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78270323291983 <text:s text:c="4"/></text:p>
          </table:table-cell>
          <table:table-cell table:number-columns-repeated="2"/>
          <table:table-cell office:value-type="float" office:value="23.3061" calcext:value-type="float">
            <text:p>23,31</text:p>
          </table:table-cell>
          <table:table-cell office:value-type="float" office:value="21.224" calcext:value-type="float">
            <text:p>21,22</text:p>
          </table:table-cell>
          <table:table-cell office:value-type="float" office:value="13.2783" calcext:value-type="float">
            <text:p>1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26528579938500 <text:s text:c="4"/></text:p>
          </table:table-cell>
          <table:table-cell table:number-columns-repeated="2"/>
          <table:table-cell office:value-type="float" office:value="23.2956" calcext:value-type="float">
            <text:p>23,3</text:p>
          </table:table-cell>
          <table:table-cell office:value-type="float" office:value="21.2577" calcext:value-type="float">
            <text:p>21,26</text:p>
          </table:table-cell>
          <table:table-cell office:value-type="float" office:value="13.3265" calcext:value-type="float">
            <text:p>13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74802703214012 <text:s text:c="4"/></text:p>
          </table:table-cell>
          <table:table-cell table:number-columns-repeated="2"/>
          <table:table-cell office:value-type="float" office:value="23.2856" calcext:value-type="float">
            <text:p>23,29</text:p>
          </table:table-cell>
          <table:table-cell office:value-type="float" office:value="21.2915" calcext:value-type="float">
            <text:p>21,29</text:p>
          </table:table-cell>
          <table:table-cell office:value-type="float" office:value="13.3748" calcext:value-type="float">
            <text:p>1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23092750242917 <text:s text:c="4"/></text:p>
          </table:table-cell>
          <table:table-cell table:number-columns-repeated="2"/>
          <table:table-cell office:value-type="float" office:value="23.276" calcext:value-type="float">
            <text:p>23,28</text:p>
          </table:table-cell>
          <table:table-cell office:value-type="float" office:value="21.3254" calcext:value-type="float">
            <text:p>21,33</text:p>
          </table:table-cell>
          <table:table-cell office:value-type="float" office:value="13.4231" calcext:value-type="float">
            <text:p>13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71398781764409 <text:s text:c="4"/></text:p>
          </table:table-cell>
          <table:table-cell table:number-columns-repeated="2"/>
          <table:table-cell office:value-type="float" office:value="23.2669" calcext:value-type="float">
            <text:p>23,27</text:p>
          </table:table-cell>
          <table:table-cell office:value-type="float" office:value="21.3594" calcext:value-type="float">
            <text:p>21,36</text:p>
          </table:table-cell>
          <table:table-cell office:value-type="float" office:value="13.4714" calcext:value-type="float">
            <text:p>13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19720862797808 <text:s text:c="4"/></text:p>
          </table:table-cell>
          <table:table-cell table:number-columns-repeated="2"/>
          <table:table-cell office:value-type="float" office:value="23.2583" calcext:value-type="float">
            <text:p>23,26</text:p>
          </table:table-cell>
          <table:table-cell office:value-type="float" office:value="21.3935" calcext:value-type="float">
            <text:p>21,39</text:p>
          </table:table-cell>
          <table:table-cell office:value-type="float" office:value="13.5197" calcext:value-type="float">
            <text:p>13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68059060362607 <text:s text:c="4"/></text:p>
          </table:table-cell>
          <table:table-cell table:number-columns-repeated="2"/>
          <table:table-cell office:value-type="float" office:value="23.2502" calcext:value-type="float">
            <text:p>23,25</text:p>
          </table:table-cell>
          <table:table-cell office:value-type="float" office:value="21.4277" calcext:value-type="float">
            <text:p>21,43</text:p>
          </table:table-cell>
          <table:table-cell office:value-type="float" office:value="13.5681" calcext:value-type="float">
            <text:p>13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16413435908733 <text:s text:c="4"/></text:p>
          </table:table-cell>
          <table:table-cell table:number-columns-repeated="2"/>
          <table:table-cell office:value-type="float" office:value="23.2425" calcext:value-type="float">
            <text:p>23,24</text:p>
          </table:table-cell>
          <table:table-cell office:value-type="float" office:value="21.462" calcext:value-type="float">
            <text:p>21,46</text:p>
          </table:table-cell>
          <table:table-cell office:value-type="float" office:value="13.6164" calcext:value-type="float">
            <text:p>13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64784031699057 <text:s text:c="4"/></text:p>
          </table:table-cell>
          <table:table-cell table:number-columns-repeated="2"/>
          <table:table-cell office:value-type="float" office:value="23.2353" calcext:value-type="float">
            <text:p>23,24</text:p>
          </table:table-cell>
          <table:table-cell office:value-type="float" office:value="21.4964" calcext:value-type="float">
            <text:p>21,5</text:p>
          </table:table-cell>
          <table:table-cell office:value-type="float" office:value="13.6648" calcext:value-type="float">
            <text:p>13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13170855729576 <text:s text:c="4"/></text:p>
          </table:table-cell>
          <table:table-cell table:number-columns-repeated="2"/>
          <table:table-cell office:value-type="float" office:value="23.2286" calcext:value-type="float">
            <text:p>23,23</text:p>
          </table:table-cell>
          <table:table-cell office:value-type="float" office:value="21.5309" calcext:value-type="float">
            <text:p>21,53</text:p>
          </table:table-cell>
          <table:table-cell office:value-type="float" office:value="13.7132" calcext:value-type="float">
            <text:p>13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61573879940501 <text:s text:c="4"/></text:p>
          </table:table-cell>
          <table:table-cell table:number-columns-repeated="2"/>
          <table:table-cell office:value-type="float" office:value="23.2223" calcext:value-type="float">
            <text:p>23,22</text:p>
          </table:table-cell>
          <table:table-cell office:value-type="float" office:value="21.5655" calcext:value-type="float">
            <text:p>21,57</text:p>
          </table:table-cell>
          <table:table-cell office:value-type="float" office:value="13.7616" calcext:value-type="float">
            <text:p>13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09993078467798 <text:s text:c="4"/></text:p>
          </table:table-cell>
          <table:table-cell table:number-columns-repeated="2"/>
          <table:table-cell office:value-type="float" office:value="23.2165" calcext:value-type="float">
            <text:p>23,22</text:p>
          </table:table-cell>
          <table:table-cell office:value-type="float" office:value="21.6003" calcext:value-type="float">
            <text:p>21,6</text:p>
          </table:table-cell>
          <table:table-cell office:value-type="float" office:value="13.81" calcext:value-type="float">
            <text:p>13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58428533907979 <text:s text:c="4"/></text:p>
          </table:table-cell>
          <table:table-cell table:number-columns-repeated="2"/>
          <table:table-cell office:value-type="float" office:value="23.2112" calcext:value-type="float">
            <text:p>23,21</text:p>
          </table:table-cell>
          <table:table-cell office:value-type="float" office:value="21.6351" calcext:value-type="float">
            <text:p>21,64</text:p>
          </table:table-cell>
          <table:table-cell office:value-type="float" office:value="13.8584" calcext:value-type="float">
            <text:p>13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06880602273564 <text:s text:c="4"/></text:p>
          </table:table-cell>
          <table:table-cell table:number-columns-repeated="2"/>
          <table:table-cell office:value-type="float" office:value="23.2063" calcext:value-type="float">
            <text:p>23,21</text:p>
          </table:table-cell>
          <table:table-cell office:value-type="float" office:value="21.67" calcext:value-type="float">
            <text:p>21,67</text:p>
          </table:table-cell>
          <table:table-cell office:value-type="float" office:value="13.9069" calcext:value-type="float">
            <text:p>13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55350013235739 <text:s text:c="4"/></text:p>
          </table:table-cell>
          <table:table-cell table:number-columns-repeated="2"/>
          <table:table-cell office:value-type="float" office:value="23.2019" calcext:value-type="float">
            <text:p>23,2</text:p>
          </table:table-cell>
          <table:table-cell office:value-type="float" office:value="21.7051" calcext:value-type="float">
            <text:p>21,71</text:p>
          </table:table-cell>
          <table:table-cell office:value-type="float" office:value="13.9554" calcext:value-type="float">
            <text:p>13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03837582117486 <text:s text:c="4"/></text:p>
          </table:table-cell>
          <table:table-cell table:number-columns-repeated="2"/>
          <table:table-cell office:value-type="float" office:value="23.198" calcext:value-type="float">
            <text:p>23,2</text:p>
          </table:table-cell>
          <table:table-cell office:value-type="float" office:value="21.7402" calcext:value-type="float">
            <text:p>21,74</text:p>
          </table:table-cell>
          <table:table-cell office:value-type="float" office:value="14.0038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52343061326710 <text:s text:c="4"/></text:p>
          </table:table-cell>
          <table:table-cell table:number-columns-repeated="2"/>
          <table:table-cell office:value-type="float" office:value="23.1946" calcext:value-type="float">
            <text:p>23,19</text:p>
          </table:table-cell>
          <table:table-cell office:value-type="float" office:value="21.7755" calcext:value-type="float">
            <text:p>21,78</text:p>
          </table:table-cell>
          <table:table-cell office:value-type="float" office:value="14.0523" calcext:value-type="float">
            <text:p>14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00863074986329 <text:s text:c="4"/></text:p>
          </table:table-cell>
          <table:table-cell table:number-columns-repeated="2"/>
          <table:table-cell office:value-type="float" office:value="23.1916" calcext:value-type="float">
            <text:p>23,19</text:p>
          </table:table-cell>
          <table:table-cell office:value-type="float" office:value="21.8109" calcext:value-type="float">
            <text:p>21,81</text:p>
          </table:table-cell>
          <table:table-cell office:value-type="float" office:value="14.1009" calcext:value-type="float">
            <text:p>14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49390166892340 <text:s text:c="4"/></text:p>
          </table:table-cell>
          <table:table-cell table:number-columns-repeated="2"/>
          <table:table-cell office:value-type="float" office:value="23.189" calcext:value-type="float">
            <text:p>23,19</text:p>
          </table:table-cell>
          <table:table-cell office:value-type="float" office:value="21.8463" calcext:value-type="float">
            <text:p>21,85</text:p>
          </table:table-cell>
          <table:table-cell office:value-type="float" office:value="14.1494" calcext:value-type="float">
            <text:p>14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97919842017427 <text:s text:c="4"/></text:p>
          </table:table-cell>
          <table:table-cell table:number-columns-repeated="2"/>
          <table:table-cell office:value-type="float" office:value="23.1867" calcext:value-type="float">
            <text:p>23,19</text:p>
          </table:table-cell>
          <table:table-cell office:value-type="float" office:value="21.8818" calcext:value-type="float">
            <text:p>21,88</text:p>
          </table:table-cell>
          <table:table-cell office:value-type="float" office:value="14.1979" calcext:value-type="float">
            <text:p>14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46476712636683 <text:s text:c="4"/></text:p>
          </table:table-cell>
          <table:table-cell table:number-columns-repeated="2"/>
          <table:table-cell office:value-type="float" office:value="23.185" calcext:value-type="float">
            <text:p>23,19</text:p>
          </table:table-cell>
          <table:table-cell office:value-type="float" office:value="21.9175" calcext:value-type="float">
            <text:p>21,92</text:p>
          </table:table-cell>
          <table:table-cell office:value-type="float" office:value="14.2465" calcext:value-type="float">
            <text:p>14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95148832141651 <text:s text:c="4"/></text:p>
          </table:table-cell>
          <table:table-cell table:number-columns-repeated="2"/>
          <table:table-cell office:value-type="float" office:value="23.1849" calcext:value-type="float">
            <text:p>23,18</text:p>
          </table:table-cell>
          <table:table-cell office:value-type="float" office:value="21.9536" calcext:value-type="float">
            <text:p>21,95</text:p>
          </table:table-cell>
          <table:table-cell office:value-type="float" office:value="14.2951" calcext:value-type="float">
            <text:p>14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43965588989665 <text:s text:c="4"/></text:p>
          </table:table-cell>
          <table:table-cell table:number-columns-repeated="2"/>
          <table:table-cell office:value-type="float" office:value="23.1869" calcext:value-type="float">
            <text:p>23,19</text:p>
          </table:table-cell>
          <table:table-cell office:value-type="float" office:value="21.9904" calcext:value-type="float">
            <text:p>21,99</text:p>
          </table:table-cell>
          <table:table-cell office:value-type="float" office:value="14.344" calcext:value-type="float">
            <text:p>14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91817856997465 <text:s text:c="4"/></text:p>
          </table:table-cell>
          <table:table-cell table:number-columns-repeated="2"/>
          <table:table-cell office:value-type="float" office:value="23.1772" calcext:value-type="float">
            <text:p>23,18</text:p>
          </table:table-cell>
          <table:table-cell office:value-type="float" office:value="22.0233" calcext:value-type="float">
            <text:p>22,02</text:p>
          </table:table-cell>
          <table:table-cell office:value-type="float" office:value="14.3918" calcext:value-type="float">
            <text:p>14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34955469328477 <text:s text:c="4"/></text:p>
          </table:table-cell>
          <table:table-cell table:number-columns-repeated="2"/>
          <table:table-cell office:value-type="float" office:value="23.11" calcext:value-type="float">
            <text:p>23,11</text:p>
          </table:table-cell>
          <table:table-cell office:value-type="float" office:value="22.0375" calcext:value-type="float">
            <text:p>22,04</text:p>
          </table:table-cell>
          <table:table-cell office:value-type="float" office:value="14.435" calcext:value-type="float">
            <text:p>14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77128699167020 <text:s text:c="4"/></text:p>
          </table:table-cell>
          <table:table-cell table:number-columns-repeated="2"/>
          <table:table-cell office:value-type="float" office:value="23.0311" calcext:value-type="float">
            <text:p>23,03</text:p>
          </table:table-cell>
          <table:table-cell office:value-type="float" office:value="22.0479" calcext:value-type="float">
            <text:p>22,05</text:p>
          </table:table-cell>
          <table:table-cell office:value-type="float" office:value="14.4771" calcext:value-type="float">
            <text:p>14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19446779044049 <text:s text:c="4"/></text:p>
          </table:table-cell>
          <table:table-cell table:number-columns-repeated="2"/>
          <table:table-cell office:value-type="float" office:value="22.9543" calcext:value-type="float">
            <text:p>22,95</text:p>
          </table:table-cell>
          <table:table-cell office:value-type="float" office:value="22.0588" calcext:value-type="float">
            <text:p>22,06</text:p>
          </table:table-cell>
          <table:table-cell office:value-type="float" office:value="14.5194" calcext:value-type="float">
            <text:p>14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61880426849980 <text:s text:c="4"/></text:p>
          </table:table-cell>
          <table:table-cell table:number-columns-repeated="2"/>
          <table:table-cell office:value-type="float" office:value="22.8792" calcext:value-type="float">
            <text:p>22,88</text:p>
          </table:table-cell>
          <table:table-cell office:value-type="float" office:value="22.0703" calcext:value-type="float">
            <text:p>22,07</text:p>
          </table:table-cell>
          <table:table-cell office:value-type="float" office:value="14.5619" calcext:value-type="float">
            <text:p>14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04341695541137 <text:s text:c="4"/></text:p>
          </table:table-cell>
          <table:table-cell table:number-columns-repeated="2"/>
          <table:table-cell office:value-type="float" office:value="22.8046" calcext:value-type="float">
            <text:p>22,8</text:p>
          </table:table-cell>
          <table:table-cell office:value-type="float" office:value="22.082" calcext:value-type="float">
            <text:p>22,08</text:p>
          </table:table-cell>
          <table:table-cell office:value-type="float" office:value="14.6043" calcext:value-type="float">
            <text:p>14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46806079190318 <text:s text:c="4"/></text:p>
          </table:table-cell>
          <table:table-cell table:number-columns-repeated="2"/>
          <table:table-cell office:value-type="float" office:value="22.7304" calcext:value-type="float">
            <text:p>22,73</text:p>
          </table:table-cell>
          <table:table-cell office:value-type="float" office:value="22.0937" calcext:value-type="float">
            <text:p>22,09</text:p>
          </table:table-cell>
          <table:table-cell office:value-type="float" office:value="14.6468" calcext:value-type="float">
            <text:p>14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89278179172623 <text:s text:c="4"/></text:p>
          </table:table-cell>
          <table:table-cell table:number-columns-repeated="2"/>
          <table:table-cell office:value-type="float" office:value="22.6564" calcext:value-type="float">
            <text:p>22,66</text:p>
          </table:table-cell>
          <table:table-cell office:value-type="float" office:value="22.1054" calcext:value-type="float">
            <text:p>22,11</text:p>
          </table:table-cell>
          <table:table-cell office:value-type="float" office:value="14.6893" calcext:value-type="float">
            <text:p>14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31765558040211 <text:s text:c="4"/></text:p>
          </table:table-cell>
          <table:table-cell table:number-columns-repeated="2"/>
          <table:table-cell office:value-type="float" office:value="22.5829" calcext:value-type="float">
            <text:p>22,58</text:p>
          </table:table-cell>
          <table:table-cell office:value-type="float" office:value="22.1173" calcext:value-type="float">
            <text:p>22,12</text:p>
          </table:table-cell>
          <table:table-cell office:value-type="float" office:value="14.7318" calcext:value-type="float">
            <text:p>14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74271698018120 <text:s text:c="4"/></text:p>
          </table:table-cell>
          <table:table-cell table:number-columns-repeated="2"/>
          <table:table-cell office:value-type="float" office:value="22.5099" calcext:value-type="float">
            <text:p>22,51</text:p>
          </table:table-cell>
          <table:table-cell office:value-type="float" office:value="22.1293" calcext:value-type="float">
            <text:p>22,13</text:p>
          </table:table-cell>
          <table:table-cell office:value-type="float" office:value="14.7743" calcext:value-type="float">
            <text:p>14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16796953046628 <text:s text:c="4"/></text:p>
          </table:table-cell>
          <table:table-cell table:number-columns-repeated="2"/>
          <table:table-cell office:value-type="float" office:value="22.4373" calcext:value-type="float">
            <text:p>22,44</text:p>
          </table:table-cell>
          <table:table-cell office:value-type="float" office:value="22.1414" calcext:value-type="float">
            <text:p>22,14</text:p>
          </table:table-cell>
          <table:table-cell office:value-type="float" office:value="14.8168" calcext:value-type="float">
            <text:p>14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59340614151135 <text:s text:c="4"/></text:p>
          </table:table-cell>
          <table:table-cell table:number-columns-repeated="2"/>
          <table:table-cell office:value-type="float" office:value="22.3652" calcext:value-type="float">
            <text:p>22,37</text:p>
          </table:table-cell>
          <table:table-cell office:value-type="float" office:value="22.1536" calcext:value-type="float">
            <text:p>22,15</text:p>
          </table:table-cell>
          <table:table-cell office:value-type="float" office:value="14.8593" calcext:value-type="float">
            <text:p>14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01902058008803 <text:s text:c="4"/></text:p>
          </table:table-cell>
          <table:table-cell table:number-columns-repeated="2"/>
          <table:table-cell office:value-type="float" office:value="22.2936" calcext:value-type="float">
            <text:p>22,29</text:p>
          </table:table-cell>
          <table:table-cell office:value-type="float" office:value="22.1659" calcext:value-type="float">
            <text:p>22,17</text:p>
          </table:table-cell>
          <table:table-cell office:value-type="float" office:value="14.9019" calcext:value-type="float">
            <text:p>14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44481034955656 <text:s text:c="4"/></text:p>
          </table:table-cell>
          <table:table-cell table:number-columns-repeated="2"/>
          <table:table-cell office:value-type="float" office:value="22.2224" calcext:value-type="float">
            <text:p>22,22</text:p>
          </table:table-cell>
          <table:table-cell office:value-type="float" office:value="22.1783" calcext:value-type="float">
            <text:p>22,18</text:p>
          </table:table-cell>
          <table:table-cell office:value-type="float" office:value="14.9445" calcext:value-type="float">
            <text:p>14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87077568743867 <text:s text:c="4"/></text:p>
          </table:table-cell>
          <table:table-cell table:number-columns-repeated="2"/>
          <table:table-cell office:value-type="float" office:value="22.1516" calcext:value-type="float">
            <text:p>22,15</text:p>
          </table:table-cell>
          <table:table-cell office:value-type="float" office:value="22.1908" calcext:value-type="float">
            <text:p>22,19</text:p>
          </table:table-cell>
          <table:table-cell office:value-type="float" office:value="14.9871" calcext:value-type="float">
            <text:p>14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29691791586327 <text:s text:c="4"/></text:p>
          </table:table-cell>
          <table:table-cell table:number-columns-repeated="2"/>
          <table:table-cell office:value-type="float" office:value="22.0813" calcext:value-type="float">
            <text:p>22,08</text:p>
          </table:table-cell>
          <table:table-cell office:value-type="float" office:value="22.2035" calcext:value-type="float">
            <text:p>22,2</text:p>
          </table:table-cell>
          <table:table-cell office:value-type="float" office:value="15.0297" calcext:value-type="float">
            <text:p>15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72323837892069 <text:s text:c="4"/></text:p>
          </table:table-cell>
          <table:table-cell table:number-columns-repeated="2"/>
          <table:table-cell office:value-type="float" office:value="22.0115" calcext:value-type="float">
            <text:p>22,01</text:p>
          </table:table-cell>
          <table:table-cell office:value-type="float" office:value="22.2162" calcext:value-type="float">
            <text:p>22,22</text:p>
          </table:table-cell>
          <table:table-cell office:value-type="float" office:value="15.0723" calcext:value-type="float">
            <text:p>15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14973806014127 <text:s text:c="4"/></text:p>
          </table:table-cell>
          <table:table-cell table:number-columns-repeated="2"/>
          <table:table-cell office:value-type="float" office:value="21.942" calcext:value-type="float">
            <text:p>21,94</text:p>
          </table:table-cell>
          <table:table-cell office:value-type="float" office:value="22.2291" calcext:value-type="float">
            <text:p>22,23</text:p>
          </table:table-cell>
          <table:table-cell office:value-type="float" office:value="15.115" calcext:value-type="float">
            <text:p>15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57641760039279 <text:s text:c="4"/></text:p>
          </table:table-cell>
          <table:table-cell table:number-columns-repeated="2"/>
          <table:table-cell office:value-type="float" office:value="21.8731" calcext:value-type="float">
            <text:p>21,87</text:p>
          </table:table-cell>
          <table:table-cell office:value-type="float" office:value="22.242" calcext:value-type="float">
            <text:p>22,24</text:p>
          </table:table-cell>
          <table:table-cell office:value-type="float" office:value="15.1576" calcext:value-type="float">
            <text:p>15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00327744867083 <text:s text:c="4"/></text:p>
          </table:table-cell>
          <table:table-cell table:number-columns-repeated="2"/>
          <table:table-cell office:value-type="float" office:value="21.8045" calcext:value-type="float">
            <text:p>21,8</text:p>
          </table:table-cell>
          <table:table-cell office:value-type="float" office:value="22.2551" calcext:value-type="float">
            <text:p>22,26</text:p>
          </table:table-cell>
          <table:table-cell office:value-type="float" office:value="15.2003" calcext:value-type="float">
            <text:p>15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43031799827971 <text:s text:c="4"/></text:p>
          </table:table-cell>
          <table:table-cell table:number-columns-repeated="2"/>
          <table:table-cell office:value-type="float" office:value="21.7364" calcext:value-type="float">
            <text:p>21,74</text:p>
          </table:table-cell>
          <table:table-cell office:value-type="float" office:value="22.2683" calcext:value-type="float">
            <text:p>22,27</text:p>
          </table:table-cell>
          <table:table-cell office:value-type="float" office:value="15.243" calcext:value-type="float">
            <text:p>15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85753966252784 <text:s text:c="4"/></text:p>
          </table:table-cell>
          <table:table-cell table:number-columns-repeated="2"/>
          <table:table-cell office:value-type="float" office:value="21.6688" calcext:value-type="float">
            <text:p>21,67</text:p>
          </table:table-cell>
          <table:table-cell office:value-type="float" office:value="22.2816" calcext:value-type="float">
            <text:p>22,28</text:p>
          </table:table-cell>
          <table:table-cell office:value-type="float" office:value="15.2858" calcext:value-type="float">
            <text:p>15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28494289752665 <text:s text:c="4"/></text:p>
          </table:table-cell>
          <table:table-cell table:number-columns-repeated="2"/>
          <table:table-cell office:value-type="float" office:value="21.6016" calcext:value-type="float">
            <text:p>21,6</text:p>
          </table:table-cell>
          <table:table-cell office:value-type="float" office:value="22.295" calcext:value-type="float">
            <text:p>22,3</text:p>
          </table:table-cell>
          <table:table-cell office:value-type="float" office:value="15.3285" calcext:value-type="float">
            <text:p>1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71252819553844 <text:s text:c="4"/></text:p>
          </table:table-cell>
          <table:table-cell table:number-columns-repeated="2"/>
          <table:table-cell office:value-type="float" office:value="21.5348" calcext:value-type="float">
            <text:p>21,53</text:p>
          </table:table-cell>
          <table:table-cell office:value-type="float" office:value="22.3085" calcext:value-type="float">
            <text:p>22,31</text:p>
          </table:table-cell>
          <table:table-cell office:value-type="float" office:value="15.3713" calcext:value-type="float">
            <text:p>15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14029606898287 <text:s text:c="4"/></text:p>
          </table:table-cell>
          <table:table-cell table:number-columns-repeated="2"/>
          <table:table-cell office:value-type="float" office:value="21.4684" calcext:value-type="float">
            <text:p>21,47</text:p>
          </table:table-cell>
          <table:table-cell office:value-type="float" office:value="22.3222" calcext:value-type="float">
            <text:p>22,32</text:p>
          </table:table-cell>
          <table:table-cell office:value-type="float" office:value="15.414" calcext:value-type="float">
            <text:p>15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56824703643576 <text:s text:c="4"/></text:p>
          </table:table-cell>
          <table:table-cell table:number-columns-repeated="2"/>
          <table:table-cell office:value-type="float" office:value="21.4025" calcext:value-type="float">
            <text:p>21,4</text:p>
          </table:table-cell>
          <table:table-cell office:value-type="float" office:value="22.3359" calcext:value-type="float">
            <text:p>22,34</text:p>
          </table:table-cell>
          <table:table-cell office:value-type="float" office:value="15.4568" calcext:value-type="float">
            <text:p>15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99638161441672 <text:s text:c="4"/></text:p>
          </table:table-cell>
          <table:table-cell table:number-columns-repeated="2"/>
          <table:table-cell office:value-type="float" office:value="21.337" calcext:value-type="float">
            <text:p>21,34</text:p>
          </table:table-cell>
          <table:table-cell office:value-type="float" office:value="22.3498" calcext:value-type="float">
            <text:p>22,35</text:p>
          </table:table-cell>
          <table:table-cell office:value-type="float" office:value="15.4996" calcext:value-type="float">
            <text:p>15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42470031447962 <text:s text:c="4"/></text:p>
          </table:table-cell>
          <table:table-cell table:number-columns-repeated="2"/>
          <table:table-cell office:value-type="float" office:value="21.272" calcext:value-type="float">
            <text:p>21,27</text:p>
          </table:table-cell>
          <table:table-cell office:value-type="float" office:value="22.3637" calcext:value-type="float">
            <text:p>22,36</text:p>
          </table:table-cell>
          <table:table-cell office:value-type="float" office:value="15.5425" calcext:value-type="float">
            <text:p>15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85320364357353 <text:s text:c="4"/></text:p>
          </table:table-cell>
          <table:table-cell table:number-columns-repeated="2"/>
          <table:table-cell office:value-type="float" office:value="21.2073" calcext:value-type="float">
            <text:p>21,21</text:p>
          </table:table-cell>
          <table:table-cell office:value-type="float" office:value="22.3778" calcext:value-type="float">
            <text:p>22,38</text:p>
          </table:table-cell>
          <table:table-cell office:value-type="float" office:value="15.5853" calcext:value-type="float">
            <text:p>15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28189210571547 <text:s text:c="4"/></text:p>
          </table:table-cell>
          <table:table-cell table:number-columns-repeated="2"/>
          <table:table-cell office:value-type="float" office:value="21.1432" calcext:value-type="float">
            <text:p>21,14</text:p>
          </table:table-cell>
          <table:table-cell office:value-type="float" office:value="22.392" calcext:value-type="float">
            <text:p>22,39</text:p>
          </table:table-cell>
          <table:table-cell office:value-type="float" office:value="15.6282" calcext:value-type="float">
            <text:p>15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71076620370354 <text:s text:c="4"/></text:p>
          </table:table-cell>
          <table:table-cell table:number-columns-repeated="2"/>
          <table:table-cell office:value-type="float" office:value="21.0794" calcext:value-type="float">
            <text:p>21,08</text:p>
          </table:table-cell>
          <table:table-cell office:value-type="float" office:value="22.4063" calcext:value-type="float">
            <text:p>22,41</text:p>
          </table:table-cell>
          <table:table-cell office:value-type="float" office:value="15.6711" calcext:value-type="float">
            <text:p>15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13982644030356 <text:s text:c="4"/></text:p>
          </table:table-cell>
          <table:table-cell table:number-columns-repeated="2"/>
          <table:table-cell office:value-type="float" office:value="21.016" calcext:value-type="float">
            <text:p>21,02</text:p>
          </table:table-cell>
          <table:table-cell office:value-type="float" office:value="22.4207" calcext:value-type="float">
            <text:p>22,42</text:p>
          </table:table-cell>
          <table:table-cell office:value-type="float" office:value="15.714" calcext:value-type="float">
            <text:p>15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56907331882317 <text:s text:c="4"/></text:p>
          </table:table-cell>
          <table:table-cell table:number-columns-repeated="2"/>
          <table:table-cell office:value-type="float" office:value="20.9531" calcext:value-type="float">
            <text:p>20,95</text:p>
          </table:table-cell>
          <table:table-cell office:value-type="float" office:value="22.4352" calcext:value-type="float">
            <text:p>22,44</text:p>
          </table:table-cell>
          <table:table-cell office:value-type="float" office:value="15.7569" calcext:value-type="float">
            <text:p>15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99850734323186 <text:s text:c="4"/></text:p>
          </table:table-cell>
          <table:table-cell table:number-columns-repeated="2"/>
          <table:table-cell office:value-type="float" office:value="20.8906" calcext:value-type="float">
            <text:p>20,89</text:p>
          </table:table-cell>
          <table:table-cell office:value-type="float" office:value="22.4498" calcext:value-type="float">
            <text:p>22,45</text:p>
          </table:table-cell>
          <table:table-cell office:value-type="float" office:value="15.7999" calcext:value-type="float">
            <text:p>15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42812901802560 <text:s text:c="4"/></text:p>
          </table:table-cell>
          <table:table-cell table:number-columns-repeated="2"/>
          <table:table-cell office:value-type="float" office:value="20.8286" calcext:value-type="float">
            <text:p>20,83</text:p>
          </table:table-cell>
          <table:table-cell office:value-type="float" office:value="22.4646" calcext:value-type="float">
            <text:p>22,46</text:p>
          </table:table-cell>
          <table:table-cell office:value-type="float" office:value="15.8428" calcext:value-type="float">
            <text:p>15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85793884802224 <text:s text:c="4"/></text:p>
          </table:table-cell>
          <table:table-cell table:number-columns-repeated="2"/>
          <table:table-cell office:value-type="float" office:value="20.7669" calcext:value-type="float">
            <text:p>20,77</text:p>
          </table:table-cell>
          <table:table-cell office:value-type="float" office:value="22.4794" calcext:value-type="float">
            <text:p>22,48</text:p>
          </table:table-cell>
          <table:table-cell office:value-type="float" office:value="15.8858" calcext:value-type="float">
            <text:p>15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28793733816930 <text:s text:c="4"/></text:p>
          </table:table-cell>
          <table:table-cell table:number-columns-repeated="2"/>
          <table:table-cell office:value-type="float" office:value="20.7057" calcext:value-type="float">
            <text:p>20,71</text:p>
          </table:table-cell>
          <table:table-cell office:value-type="float" office:value="22.4944" calcext:value-type="float">
            <text:p>22,49</text:p>
          </table:table-cell>
          <table:table-cell office:value-type="float" office:value="15.9288" calcext:value-type="float">
            <text:p>15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71812499342601 <text:s text:c="4"/></text:p>
          </table:table-cell>
          <table:table-cell table:number-columns-repeated="2"/>
          <table:table-cell office:value-type="float" office:value="20.6449" calcext:value-type="float">
            <text:p>20,64</text:p>
          </table:table-cell>
          <table:table-cell office:value-type="float" office:value="22.5095" calcext:value-type="float">
            <text:p>22,51</text:p>
          </table:table-cell>
          <table:table-cell office:value-type="float" office:value="15.9718" calcext:value-type="float">
            <text:p>15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14850231870675 <text:s text:c="4"/></text:p>
          </table:table-cell>
          <table:table-cell table:number-columns-repeated="2"/>
          <table:table-cell office:value-type="float" office:value="20.5845" calcext:value-type="float">
            <text:p>20,58</text:p>
          </table:table-cell>
          <table:table-cell office:value-type="float" office:value="22.5246" calcext:value-type="float">
            <text:p>22,52</text:p>
          </table:table-cell>
          <table:table-cell office:value-type="float" office:value="16.0149" calcext:value-type="float">
            <text:p>16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57906981886987 <text:s text:c="4"/></text:p>
          </table:table-cell>
          <table:table-cell table:number-columns-repeated="2"/>
          <table:table-cell office:value-type="float" office:value="20.5245" calcext:value-type="float">
            <text:p>20,52</text:p>
          </table:table-cell>
          <table:table-cell office:value-type="float" office:value="22.5399" calcext:value-type="float">
            <text:p>22,54</text:p>
          </table:table-cell>
          <table:table-cell office:value-type="float" office:value="16.0579" calcext:value-type="float">
            <text:p>16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00982799873762 <text:s text:c="4"/></text:p>
          </table:table-cell>
          <table:table-cell table:number-columns-repeated="2"/>
          <table:table-cell office:value-type="float" office:value="20.4649" calcext:value-type="float">
            <text:p>20,46</text:p>
          </table:table-cell>
          <table:table-cell office:value-type="float" office:value="22.5554" calcext:value-type="float">
            <text:p>22,56</text:p>
          </table:table-cell>
          <table:table-cell office:value-type="float" office:value="16.101" calcext:value-type="float">
            <text:p>16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44077736312077 <text:s text:c="4"/></text:p>
          </table:table-cell>
          <table:table-cell table:number-columns-repeated="2"/>
          <table:table-cell office:value-type="float" office:value="20.4057" calcext:value-type="float">
            <text:p>20,41</text:p>
          </table:table-cell>
          <table:table-cell office:value-type="float" office:value="22.5709" calcext:value-type="float">
            <text:p>22,57</text:p>
          </table:table-cell>
          <table:table-cell office:value-type="float" office:value="16.1441" calcext:value-type="float">
            <text:p>16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87191841684307 <text:s text:c="4"/></text:p>
          </table:table-cell>
          <table:table-cell table:number-columns-repeated="2"/>
          <table:table-cell office:value-type="float" office:value="20.347" calcext:value-type="float">
            <text:p>20,35</text:p>
          </table:table-cell>
          <table:table-cell office:value-type="float" office:value="22.5865" calcext:value-type="float">
            <text:p>22,59</text:p>
          </table:table-cell>
          <table:table-cell office:value-type="float" office:value="16.1872" calcext:value-type="float">
            <text:p>16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30325166475389 <text:s text:c="4"/></text:p>
          </table:table-cell>
          <table:table-cell table:number-columns-repeated="2"/>
          <table:table-cell office:value-type="float" office:value="20.2887" calcext:value-type="float">
            <text:p>20,29</text:p>
          </table:table-cell>
          <table:table-cell office:value-type="float" office:value="22.6023" calcext:value-type="float">
            <text:p>22,6</text:p>
          </table:table-cell>
          <table:table-cell office:value-type="float" office:value="16.2303" calcext:value-type="float">
            <text:p>16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73477761173854 <text:s text:c="4"/></text:p>
          </table:table-cell>
          <table:table-cell table:number-columns-repeated="2"/>
          <table:table-cell office:value-type="float" office:value="20.2307" calcext:value-type="float">
            <text:p>20,23</text:p>
          </table:table-cell>
          <table:table-cell office:value-type="float" office:value="22.6181" calcext:value-type="float">
            <text:p>22,62</text:p>
          </table:table-cell>
          <table:table-cell office:value-type="float" office:value="16.2735" calcext:value-type="float">
            <text:p>16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16649676272139 <text:s text:c="4"/></text:p>
          </table:table-cell>
          <table:table-cell table:number-columns-repeated="2"/>
          <table:table-cell office:value-type="float" office:value="20.1732" calcext:value-type="float">
            <text:p>20,17</text:p>
          </table:table-cell>
          <table:table-cell office:value-type="float" office:value="22.6341" calcext:value-type="float">
            <text:p>22,63</text:p>
          </table:table-cell>
          <table:table-cell office:value-type="float" office:value="16.3166" calcext:value-type="float">
            <text:p>16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59840962266226 <text:s text:c="4"/></text:p>
          </table:table-cell>
          <table:table-cell table:number-columns-repeated="2"/>
          <table:table-cell office:value-type="float" office:value="20.1161" calcext:value-type="float">
            <text:p>20,12</text:p>
          </table:table-cell>
          <table:table-cell office:value-type="float" office:value="22.6502" calcext:value-type="float">
            <text:p>22,65</text:p>
          </table:table-cell>
          <table:table-cell office:value-type="float" office:value="16.3598" calcext:value-type="float">
            <text:p>16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03051669655515 <text:s text:c="4"/></text:p>
          </table:table-cell>
          <table:table-cell table:number-columns-repeated="2"/>
          <table:table-cell office:value-type="float" office:value="20.0593" calcext:value-type="float">
            <text:p>20,06</text:p>
          </table:table-cell>
          <table:table-cell office:value-type="float" office:value="22.6663" calcext:value-type="float">
            <text:p>22,67</text:p>
          </table:table-cell>
          <table:table-cell office:value-type="float" office:value="16.4031" calcext:value-type="float">
            <text:p>16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46281848942355 <text:s text:c="4"/></text:p>
          </table:table-cell>
          <table:table-cell table:number-columns-repeated="2"/>
          <table:table-cell office:value-type="float" office:value="20.003" calcext:value-type="float">
            <text:p>20</text:p>
          </table:table-cell>
          <table:table-cell office:value-type="float" office:value="22.6826" calcext:value-type="float">
            <text:p>22,68</text:p>
          </table:table-cell>
          <table:table-cell office:value-type="float" office:value="16.4463" calcext:value-type="float">
            <text:p>16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89531550632190 <text:s text:c="4"/></text:p>
          </table:table-cell>
          <table:table-cell table:number-columns-repeated="2"/>
          <table:table-cell office:value-type="float" office:value="19.9473" calcext:value-type="float">
            <text:p>19,95</text:p>
          </table:table-cell>
          <table:table-cell office:value-type="float" office:value="22.6993" calcext:value-type="float">
            <text:p>22,7</text:p>
          </table:table-cell>
          <table:table-cell office:value-type="float" office:value="16.4895" calcext:value-type="float">
            <text:p>16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32800825233053 <text:s text:c="4"/></text:p>
          </table:table-cell>
          <table:table-cell table:number-columns-repeated="2"/>
          <table:table-cell office:value-type="float" office:value="19.8923" calcext:value-type="float">
            <text:p>19,89</text:p>
          </table:table-cell>
          <table:table-cell office:value-type="float" office:value="22.7164" calcext:value-type="float">
            <text:p>22,72</text:p>
          </table:table-cell>
          <table:table-cell office:value-type="float" office:value="16.5328" calcext:value-type="float">
            <text:p>16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76089723255549 <text:s text:c="4"/></text:p>
          </table:table-cell>
          <table:table-cell table:number-columns-repeated="2"/>
          <table:table-cell office:value-type="float" office:value="19.8352" calcext:value-type="float">
            <text:p>19,84</text:p>
          </table:table-cell>
          <table:table-cell office:value-type="float" office:value="22.7308" calcext:value-type="float">
            <text:p>22,73</text:p>
          </table:table-cell>
          <table:table-cell office:value-type="float" office:value="16.5761" calcext:value-type="float">
            <text:p>16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19398295212665 <text:s text:c="4"/></text:p>
          </table:table-cell>
          <table:table-cell table:number-columns-repeated="2"/>
          <table:table-cell office:value-type="float" office:value="19.7663" calcext:value-type="float">
            <text:p>19,77</text:p>
          </table:table-cell>
          <table:table-cell office:value-type="float" office:value="22.7311" calcext:value-type="float">
            <text:p>22,73</text:p>
          </table:table-cell>
          <table:table-cell office:value-type="float" office:value="16.6194" calcext:value-type="float">
            <text:p>16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62726591619897 <text:s text:c="4"/></text:p>
          </table:table-cell>
          <table:table-cell table:number-columns-repeated="2"/>
          <table:table-cell office:value-type="float" office:value="19.6953" calcext:value-type="float">
            <text:p>19,7</text:p>
          </table:table-cell>
          <table:table-cell office:value-type="float" office:value="22.7286" calcext:value-type="float">
            <text:p>22,73</text:p>
          </table:table-cell>
          <table:table-cell office:value-type="float" office:value="16.6627" calcext:value-type="float">
            <text:p>16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06074662994659 <text:s text:c="4"/></text:p>
          </table:table-cell>
          <table:table-cell table:number-columns-repeated="2"/>
          <table:table-cell office:value-type="float" office:value="19.625" calcext:value-type="float">
            <text:p>19,63</text:p>
          </table:table-cell>
          <table:table-cell office:value-type="float" office:value="22.7265" calcext:value-type="float">
            <text:p>22,73</text:p>
          </table:table-cell>
          <table:table-cell office:value-type="float" office:value="16.7061" calcext:value-type="float">
            <text:p>16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49442559856512 <text:s text:c="4"/></text:p>
          </table:table-cell>
          <table:table-cell table:number-columns-repeated="2"/>
          <table:table-cell office:value-type="float" office:value="19.5553" calcext:value-type="float">
            <text:p>19,56</text:p>
          </table:table-cell>
          <table:table-cell office:value-type="float" office:value="22.7249" calcext:value-type="float">
            <text:p>22,72</text:p>
          </table:table-cell>
          <table:table-cell office:value-type="float" office:value="16.7494" calcext:value-type="float">
            <text:p>16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92830332726982 <text:s text:c="4"/></text:p>
          </table:table-cell>
          <table:table-cell table:number-columns-repeated="2"/>
          <table:table-cell office:value-type="float" office:value="19.486" calcext:value-type="float">
            <text:p>19,49</text:p>
          </table:table-cell>
          <table:table-cell office:value-type="float" office:value="22.7234" calcext:value-type="float">
            <text:p>22,72</text:p>
          </table:table-cell>
          <table:table-cell office:value-type="float" office:value="16.7928" calcext:value-type="float">
            <text:p>16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36238032130019 <text:s text:c="4"/></text:p>
          </table:table-cell>
          <table:table-cell table:number-columns-repeated="2"/>
          <table:table-cell office:value-type="float" office:value="19.4171" calcext:value-type="float">
            <text:p>19,42</text:p>
          </table:table-cell>
          <table:table-cell office:value-type="float" office:value="22.722" calcext:value-type="float">
            <text:p>22,72</text:p>
          </table:table-cell>
          <table:table-cell office:value-type="float" office:value="16.8362" calcext:value-type="float">
            <text:p>16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79665708592626 <text:s text:c="4"/></text:p>
          </table:table-cell>
          <table:table-cell table:number-columns-repeated="2"/>
          <table:table-cell office:value-type="float" office:value="19.3486" calcext:value-type="float">
            <text:p>19,35</text:p>
          </table:table-cell>
          <table:table-cell office:value-type="float" office:value="22.7207" calcext:value-type="float">
            <text:p>22,72</text:p>
          </table:table-cell>
          <table:table-cell office:value-type="float" office:value="16.8797" calcext:value-type="float">
            <text:p>16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23113412646082 <text:s text:c="4"/></text:p>
          </table:table-cell>
          <table:table-cell table:number-columns-repeated="2"/>
          <table:table-cell office:value-type="float" office:value="19.2804" calcext:value-type="float">
            <text:p>19,28</text:p>
          </table:table-cell>
          <table:table-cell office:value-type="float" office:value="22.7195" calcext:value-type="float">
            <text:p>22,72</text:p>
          </table:table-cell>
          <table:table-cell office:value-type="float" office:value="16.9231" calcext:value-type="float">
            <text:p>16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66581194827512 <text:s text:c="4"/></text:p>
          </table:table-cell>
          <table:table-cell table:number-columns-repeated="2"/>
          <table:table-cell office:value-type="float" office:value="19.2127" calcext:value-type="float">
            <text:p>19,21</text:p>
          </table:table-cell>
          <table:table-cell office:value-type="float" office:value="22.7184" calcext:value-type="float">
            <text:p>22,72</text:p>
          </table:table-cell>
          <table:table-cell office:value-type="float" office:value="16.9666" calcext:value-type="float">
            <text:p>16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10069105681264 <text:s text:c="4"/></text:p>
          </table:table-cell>
          <table:table-cell table:number-columns-repeated="2"/>
          <table:table-cell office:value-type="float" office:value="19.1453" calcext:value-type="float">
            <text:p>19,15</text:p>
          </table:table-cell>
          <table:table-cell office:value-type="float" office:value="22.7174" calcext:value-type="float">
            <text:p>22,72</text:p>
          </table:table-cell>
          <table:table-cell office:value-type="float" office:value="17.0101" calcext:value-type="float">
            <text:p>17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53577195759988 <text:s text:c="4"/></text:p>
          </table:table-cell>
          <table:table-cell table:number-columns-repeated="2"/>
          <table:table-cell office:value-type="float" office:value="19.0783" calcext:value-type="float">
            <text:p>19,08</text:p>
          </table:table-cell>
          <table:table-cell office:value-type="float" office:value="22.7165" calcext:value-type="float">
            <text:p>22,72</text:p>
          </table:table-cell>
          <table:table-cell office:value-type="float" office:value="17.0536" calcext:value-type="float">
            <text:p>17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97105515623564 <text:s text:c="4"/></text:p>
          </table:table-cell>
          <table:table-cell table:number-columns-repeated="2"/>
          <table:table-cell office:value-type="float" office:value="19.0115" calcext:value-type="float">
            <text:p>19,01</text:p>
          </table:table-cell>
          <table:table-cell office:value-type="float" office:value="22.7158" calcext:value-type="float">
            <text:p>22,72</text:p>
          </table:table-cell>
          <table:table-cell office:value-type="float" office:value="17.0971" calcext:value-type="float">
            <text:p>17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40654115834980 <text:s text:c="4"/></text:p>
          </table:table-cell>
          <table:table-cell table:number-columns-repeated="2"/>
          <table:table-cell office:value-type="float" office:value="18.9452" calcext:value-type="float">
            <text:p>18,95</text:p>
          </table:table-cell>
          <table:table-cell office:value-type="float" office:value="22.7152" calcext:value-type="float">
            <text:p>22,72</text:p>
          </table:table-cell>
          <table:table-cell office:value-type="float" office:value="17.1407" calcext:value-type="float">
            <text:p>17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84223046952727 <text:s text:c="4"/></text:p>
          </table:table-cell>
          <table:table-cell table:number-columns-repeated="2"/>
          <table:table-cell office:value-type="float" office:value="18.8798" calcext:value-type="float">
            <text:p>18,88</text:p>
          </table:table-cell>
          <table:table-cell office:value-type="float" office:value="22.7146" calcext:value-type="float">
            <text:p>22,71</text:p>
          </table:table-cell>
          <table:table-cell office:value-type="float" office:value="17.1842" calcext:value-type="float">
            <text:p>17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27812359519177 <text:s text:c="4"/></text:p>
          </table:table-cell>
          <table:table-cell table:number-columns-repeated="2"/>
          <table:table-cell office:value-type="float" office:value="18.8154" calcext:value-type="float">
            <text:p>18,82</text:p>
          </table:table-cell>
          <table:table-cell office:value-type="float" office:value="22.7142" calcext:value-type="float">
            <text:p>22,71</text:p>
          </table:table-cell>
          <table:table-cell office:value-type="float" office:value="17.2278" calcext:value-type="float">
            <text:p>17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71422104047769 <text:s text:c="4"/></text:p>
          </table:table-cell>
          <table:table-cell table:number-columns-repeated="2"/>
          <table:table-cell office:value-type="float" office:value="18.7464" calcext:value-type="float">
            <text:p>18,75</text:p>
          </table:table-cell>
          <table:table-cell office:value-type="float" office:value="22.7139" calcext:value-type="float">
            <text:p>22,71</text:p>
          </table:table-cell>
          <table:table-cell office:value-type="float" office:value="17.2714" calcext:value-type="float">
            <text:p>17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15052331014492 <text:s text:c="4"/></text:p>
          </table:table-cell>
          <table:table-cell table:number-columns-repeated="2"/>
          <table:table-cell office:value-type="float" office:value="18.6541" calcext:value-type="float">
            <text:p>18,65</text:p>
          </table:table-cell>
          <table:table-cell office:value-type="float" office:value="22.7137" calcext:value-type="float">
            <text:p>22,71</text:p>
          </table:table-cell>
          <table:table-cell office:value-type="float" office:value="17.3151" calcext:value-type="float">
            <text:p>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58703090862051 <text:s text:c="4"/></text:p>
          </table:table-cell>
          <table:table-cell table:number-columns-repeated="2"/>
          <table:table-cell office:value-type="float" office:value="18.5572" calcext:value-type="float">
            <text:p>18,56</text:p>
          </table:table-cell>
          <table:table-cell office:value-type="float" office:value="22.7137" calcext:value-type="float">
            <text:p>22,71</text:p>
          </table:table-cell>
          <table:table-cell office:value-type="float" office:value="17.3587" calcext:value-type="float">
            <text:p>17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02374434028037 <text:s text:c="4"/></text:p>
          </table:table-cell>
          <table:table-cell table:number-columns-repeated="2"/>
          <table:table-cell office:value-type="float" office:value="18.4613" calcext:value-type="float">
            <text:p>18,46</text:p>
          </table:table-cell>
          <table:table-cell office:value-type="float" office:value="22.7137" calcext:value-type="float">
            <text:p>22,71</text:p>
          </table:table-cell>
          <table:table-cell office:value-type="float" office:value="17.4024" calcext:value-type="float">
            <text:p>17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46066411006012 <text:s text:c="4"/></text:p>
          </table:table-cell>
          <table:table-cell table:number-columns-repeated="2"/>
          <table:table-cell office:value-type="float" office:value="18.3662" calcext:value-type="float">
            <text:p>18,37</text:p>
          </table:table-cell>
          <table:table-cell office:value-type="float" office:value="22.7139" calcext:value-type="float">
            <text:p>22,71</text:p>
          </table:table-cell>
          <table:table-cell office:value-type="float" office:value="17.4461" calcext:value-type="float">
            <text:p>17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89779072438701 <text:s text:c="4"/></text:p>
          </table:table-cell>
          <table:table-cell table:number-columns-repeated="2"/>
          <table:table-cell office:value-type="float" office:value="18.2716" calcext:value-type="float">
            <text:p>18,27</text:p>
          </table:table-cell>
          <table:table-cell office:value-type="float" office:value="22.7141" calcext:value-type="float">
            <text:p>22,71</text:p>
          </table:table-cell>
          <table:table-cell office:value-type="float" office:value="17.4898" calcext:value-type="float">
            <text:p>17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33512469222892 <text:s text:c="4"/></text:p>
          </table:table-cell>
          <table:table-cell table:number-columns-repeated="2"/>
          <table:table-cell office:value-type="float" office:value="18.1772" calcext:value-type="float">
            <text:p>18,18</text:p>
          </table:table-cell>
          <table:table-cell office:value-type="float" office:value="22.7145" calcext:value-type="float">
            <text:p>22,71</text:p>
          </table:table-cell>
          <table:table-cell office:value-type="float" office:value="17.5335" calcext:value-type="float">
            <text:p>17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77266652575563 <text:s text:c="4"/></text:p>
          </table:table-cell>
          <table:table-cell table:number-columns-repeated="2"/>
          <table:table-cell office:value-type="float" office:value="18.0832" calcext:value-type="float">
            <text:p>18,08</text:p>
          </table:table-cell>
          <table:table-cell office:value-type="float" office:value="22.715" calcext:value-type="float">
            <text:p>22,72</text:p>
          </table:table-cell>
          <table:table-cell office:value-type="float" office:value="17.5773" calcext:value-type="float">
            <text:p>17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21041673974592 <text:s text:c="4"/></text:p>
          </table:table-cell>
          <table:table-cell table:number-columns-repeated="2"/>
          <table:table-cell office:value-type="float" office:value="17.9895" calcext:value-type="float">
            <text:p>17,99</text:p>
          </table:table-cell>
          <table:table-cell office:value-type="float" office:value="22.7157" calcext:value-type="float">
            <text:p>22,72</text:p>
          </table:table-cell>
          <table:table-cell office:value-type="float" office:value="17.621" calcext:value-type="float">
            <text:p>17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64837584871389 <text:s text:c="4"/></text:p>
          </table:table-cell>
          <table:table-cell table:number-columns-repeated="2"/>
          <table:table-cell office:value-type="float" office:value="17.8962" calcext:value-type="float">
            <text:p>17,9</text:p>
          </table:table-cell>
          <table:table-cell office:value-type="float" office:value="22.7164" calcext:value-type="float">
            <text:p>22,72</text:p>
          </table:table-cell>
          <table:table-cell office:value-type="float" office:value="17.6648" calcext:value-type="float">
            <text:p>17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08654436098193 <text:s text:c="4"/></text:p>
          </table:table-cell>
          <table:table-cell table:number-columns-repeated="2"/>
          <table:table-cell office:value-type="float" office:value="17.8033" calcext:value-type="float">
            <text:p>17,8</text:p>
          </table:table-cell>
          <table:table-cell office:value-type="float" office:value="22.7172" calcext:value-type="float">
            <text:p>22,72</text:p>
          </table:table-cell>
          <table:table-cell office:value-type="float" office:value="17.7087" calcext:value-type="float">
            <text:p>17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52492277011147 <text:s text:c="4"/></text:p>
          </table:table-cell>
          <table:table-cell table:number-columns-repeated="2"/>
          <table:table-cell office:value-type="float" office:value="17.7107" calcext:value-type="float">
            <text:p>17,71</text:p>
          </table:table-cell>
          <table:table-cell office:value-type="float" office:value="22.7182" calcext:value-type="float">
            <text:p>22,72</text:p>
          </table:table-cell>
          <table:table-cell office:value-type="float" office:value="17.7525" calcext:value-type="float">
            <text:p>17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96351154653951 <text:s text:c="4"/></text:p>
          </table:table-cell>
          <table:table-cell table:number-columns-repeated="2"/>
          <table:table-cell office:value-type="float" office:value="17.6185" calcext:value-type="float">
            <text:p>17,62</text:p>
          </table:table-cell>
          <table:table-cell office:value-type="float" office:value="22.7193" calcext:value-type="float">
            <text:p>22,72</text:p>
          </table:table-cell>
          <table:table-cell office:value-type="float" office:value="17.7964" calcext:value-type="float">
            <text:p>17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40231113577339 <text:s text:c="4"/></text:p>
          </table:table-cell>
          <table:table-cell table:number-columns-repeated="2"/>
          <table:table-cell office:value-type="float" office:value="17.5266" calcext:value-type="float">
            <text:p>17,53</text:p>
          </table:table-cell>
          <table:table-cell office:value-type="float" office:value="22.7205" calcext:value-type="float">
            <text:p>22,72</text:p>
          </table:table-cell>
          <table:table-cell office:value-type="float" office:value="17.8402" calcext:value-type="float">
            <text:p>17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84132197294083 <text:s text:c="4"/></text:p>
          </table:table-cell>
          <table:table-cell table:number-columns-repeated="2"/>
          <table:table-cell office:value-type="float" office:value="17.4351" calcext:value-type="float">
            <text:p>17,44</text:p>
          </table:table-cell>
          <table:table-cell office:value-type="float" office:value="22.7218" calcext:value-type="float">
            <text:p>22,72</text:p>
          </table:table-cell>
          <table:table-cell office:value-type="float" office:value="17.8841" calcext:value-type="float">
            <text:p>17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28054452384963 <text:s text:c="4"/></text:p>
          </table:table-cell>
          <table:table-cell table:number-columns-repeated="2"/>
          <table:table-cell office:value-type="float" office:value="17.3439" calcext:value-type="float">
            <text:p>17,34</text:p>
          </table:table-cell>
          <table:table-cell office:value-type="float" office:value="22.7232" calcext:value-type="float">
            <text:p>22,72</text:p>
          </table:table-cell>
          <table:table-cell office:value-type="float" office:value="17.9281" calcext:value-type="float">
            <text:p>17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71997935500116 <text:s text:c="4"/></text:p>
          </table:table-cell>
          <table:table-cell table:number-columns-repeated="2"/>
          <table:table-cell office:value-type="float" office:value="17.253" calcext:value-type="float">
            <text:p>17,25</text:p>
          </table:table-cell>
          <table:table-cell office:value-type="float" office:value="22.7247" calcext:value-type="float">
            <text:p>22,72</text:p>
          </table:table-cell>
          <table:table-cell office:value-type="float" office:value="17.972" calcext:value-type="float">
            <text:p>17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15962721354104 <text:s text:c="4"/></text:p>
          </table:table-cell>
          <table:table-cell table:number-columns-repeated="2"/>
          <table:table-cell office:value-type="float" office:value="17.1626" calcext:value-type="float">
            <text:p>17,16</text:p>
          </table:table-cell>
          <table:table-cell office:value-type="float" office:value="22.7263" calcext:value-type="float">
            <text:p>22,73</text:p>
          </table:table-cell>
          <table:table-cell office:value-type="float" office:value="18.016" calcext:value-type="float">
            <text:p>18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59948906054807 <text:s text:c="4"/></text:p>
          </table:table-cell>
          <table:table-cell table:number-columns-repeated="2"/>
          <table:table-cell office:value-type="float" office:value="17.0724" calcext:value-type="float">
            <text:p>17,07</text:p>
          </table:table-cell>
          <table:table-cell office:value-type="float" office:value="22.7281" calcext:value-type="float">
            <text:p>22,73</text:p>
          </table:table-cell>
          <table:table-cell office:value-type="float" office:value="18.0599" calcext:value-type="float">
            <text:p>18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03956595701543 <text:s text:c="4"/></text:p>
          </table:table-cell>
          <table:table-cell table:number-columns-repeated="2"/>
          <table:table-cell office:value-type="float" office:value="16.9826" calcext:value-type="float">
            <text:p>16,98</text:p>
          </table:table-cell>
          <table:table-cell office:value-type="float" office:value="22.73" calcext:value-type="float">
            <text:p>22,73</text:p>
          </table:table-cell>
          <table:table-cell office:value-type="float" office:value="18.104" calcext:value-type="float">
            <text:p>18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47985868538118 <text:s text:c="4"/></text:p>
          </table:table-cell>
          <table:table-cell table:number-columns-repeated="2"/>
          <table:table-cell office:value-type="float" office:value="16.8931" calcext:value-type="float">
            <text:p>16,89</text:p>
          </table:table-cell>
          <table:table-cell office:value-type="float" office:value="22.732" calcext:value-type="float">
            <text:p>22,73</text:p>
          </table:table-cell>
          <table:table-cell office:value-type="float" office:value="18.148" calcext:value-type="float">
            <text:p>18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92036706863458 <text:s text:c="4"/></text:p>
          </table:table-cell>
          <table:table-cell table:number-columns-repeated="2"/>
          <table:table-cell office:value-type="float" office:value="16.804" calcext:value-type="float">
            <text:p>16,8</text:p>
          </table:table-cell>
          <table:table-cell office:value-type="float" office:value="22.7341" calcext:value-type="float">
            <text:p>22,73</text:p>
          </table:table-cell>
          <table:table-cell office:value-type="float" office:value="18.192" calcext:value-type="float">
            <text:p>18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36108921634418 <text:s text:c="4"/></text:p>
          </table:table-cell>
          <table:table-cell table:number-columns-repeated="2"/>
          <table:table-cell office:value-type="float" office:value="16.7152" calcext:value-type="float">
            <text:p>16,72</text:p>
          </table:table-cell>
          <table:table-cell office:value-type="float" office:value="22.7363" calcext:value-type="float">
            <text:p>22,74</text:p>
          </table:table-cell>
          <table:table-cell office:value-type="float" office:value="18.2361" calcext:value-type="float">
            <text:p>18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80202143519418 <text:s text:c="4"/></text:p>
          </table:table-cell>
          <table:table-cell table:number-columns-repeated="2"/>
          <table:table-cell office:value-type="float" office:value="16.6267" calcext:value-type="float">
            <text:p>16,63</text:p>
          </table:table-cell>
          <table:table-cell office:value-type="float" office:value="22.7386" calcext:value-type="float">
            <text:p>22,74</text:p>
          </table:table-cell>
          <table:table-cell office:value-type="float" office:value="18.2802" calcext:value-type="float">
            <text:p>18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24316014157617 <text:s text:c="4"/></text:p>
          </table:table-cell>
          <table:table-cell table:number-columns-repeated="2"/>
          <table:table-cell office:value-type="float" office:value="16.5385" calcext:value-type="float">
            <text:p>16,54</text:p>
          </table:table-cell>
          <table:table-cell office:value-type="float" office:value="22.7411" calcext:value-type="float">
            <text:p>22,74</text:p>
          </table:table-cell>
          <table:table-cell office:value-type="float" office:value="18.3243" calcext:value-type="float">
            <text:p>18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68450717481991 <text:s text:c="4"/></text:p>
          </table:table-cell>
          <table:table-cell table:number-columns-repeated="2"/>
          <table:table-cell office:value-type="float" office:value="16.4507" calcext:value-type="float">
            <text:p>16,45</text:p>
          </table:table-cell>
          <table:table-cell office:value-type="float" office:value="22.7436" calcext:value-type="float">
            <text:p>22,74</text:p>
          </table:table-cell>
          <table:table-cell office:value-type="float" office:value="18.3685" calcext:value-type="float">
            <text:p>18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12607804496748 <text:s text:c="4"/></text:p>
          </table:table-cell>
          <table:table-cell table:number-columns-repeated="2"/>
          <table:table-cell office:value-type="float" office:value="16.3632" calcext:value-type="float">
            <text:p>16,36</text:p>
          </table:table-cell>
          <table:table-cell office:value-type="float" office:value="22.7463" calcext:value-type="float">
            <text:p>22,75</text:p>
          </table:table-cell>
          <table:table-cell office:value-type="float" office:value="18.4126" calcext:value-type="float">
            <text:p>18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56790694491946 <text:s text:c="4"/></text:p>
          </table:table-cell>
          <table:table-cell table:number-columns-repeated="2"/>
          <table:table-cell office:value-type="float" office:value="16.2761" calcext:value-type="float">
            <text:p>16,28</text:p>
          </table:table-cell>
          <table:table-cell office:value-type="float" office:value="22.7491" calcext:value-type="float">
            <text:p>22,75</text:p>
          </table:table-cell>
          <table:table-cell office:value-type="float" office:value="18.4568" calcext:value-type="float">
            <text:p>18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01003235005768 <text:s text:c="4"/></text:p>
          </table:table-cell>
          <table:table-cell table:number-columns-repeated="2"/>
          <table:table-cell office:value-type="float" office:value="16.1892" calcext:value-type="float">
            <text:p>16,19</text:p>
          </table:table-cell>
          <table:table-cell office:value-type="float" office:value="22.752" calcext:value-type="float">
            <text:p>22,75</text:p>
          </table:table-cell>
          <table:table-cell office:value-type="float" office:value="18.501" calcext:value-type="float">
            <text:p>18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45243958993915 <text:s text:c="4"/></text:p>
          </table:table-cell>
          <table:table-cell table:number-columns-repeated="2"/>
          <table:table-cell office:value-type="float" office:value="16.1027" calcext:value-type="float">
            <text:p>16,1</text:p>
          </table:table-cell>
          <table:table-cell office:value-type="float" office:value="22.7551" calcext:value-type="float">
            <text:p>22,76</text:p>
          </table:table-cell>
          <table:table-cell office:value-type="float" office:value="18.5452" calcext:value-type="float">
            <text:p>18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89495757977463 <text:s text:c="4"/></text:p>
          </table:table-cell>
          <table:table-cell table:number-columns-repeated="2"/>
          <table:table-cell office:value-type="float" office:value="16.0165" calcext:value-type="float">
            <text:p>16,02</text:p>
          </table:table-cell>
          <table:table-cell office:value-type="float" office:value="22.7582" calcext:value-type="float">
            <text:p>22,76</text:p>
          </table:table-cell>
          <table:table-cell office:value-type="float" office:value="18.5895" calcext:value-type="float">
            <text:p>18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33721121834320 <text:s text:c="4"/></text:p>
          </table:table-cell>
          <table:table-cell table:number-columns-repeated="2"/>
          <table:table-cell office:value-type="float" office:value="15.9306" calcext:value-type="float">
            <text:p>15,93</text:p>
          </table:table-cell>
          <table:table-cell office:value-type="float" office:value="22.7615" calcext:value-type="float">
            <text:p>22,76</text:p>
          </table:table-cell>
          <table:table-cell office:value-type="float" office:value="18.6337" calcext:value-type="float">
            <text:p>18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77897346317245 <text:s text:c="4"/></text:p>
          </table:table-cell>
          <table:table-cell table:number-columns-repeated="2"/>
          <table:table-cell office:value-type="float" office:value="15.845" calcext:value-type="float">
            <text:p>15,85</text:p>
          </table:table-cell>
          <table:table-cell office:value-type="float" office:value="22.7648" calcext:value-type="float">
            <text:p>22,76</text:p>
          </table:table-cell>
          <table:table-cell office:value-type="float" office:value="18.6779" calcext:value-type="float">
            <text:p>18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22147263681826 <text:s text:c="4"/></text:p>
          </table:table-cell>
          <table:table-cell table:number-columns-repeated="2"/>
          <table:table-cell office:value-type="float" office:value="15.7598" calcext:value-type="float">
            <text:p>15,76</text:p>
          </table:table-cell>
          <table:table-cell office:value-type="float" office:value="22.7683" calcext:value-type="float">
            <text:p>22,77</text:p>
          </table:table-cell>
          <table:table-cell office:value-type="float" office:value="18.7221" calcext:value-type="float">
            <text:p>18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66910911757016 <text:s text:c="4"/></text:p>
          </table:table-cell>
          <table:table-cell table:number-columns-repeated="2"/>
          <table:table-cell office:value-type="float" office:value="15.6748" calcext:value-type="float">
            <text:p>15,67</text:p>
          </table:table-cell>
          <table:table-cell office:value-type="float" office:value="22.7719" calcext:value-type="float">
            <text:p>22,77</text:p>
          </table:table-cell>
          <table:table-cell office:value-type="float" office:value="18.7669" calcext:value-type="float">
            <text:p>18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12335003692169 <text:s text:c="4"/></text:p>
          </table:table-cell>
          <table:table-cell table:number-columns-repeated="2"/>
          <table:table-cell office:value-type="float" office:value="15.5902" calcext:value-type="float">
            <text:p>15,59</text:p>
          </table:table-cell>
          <table:table-cell office:value-type="float" office:value="22.7756" calcext:value-type="float">
            <text:p>22,78</text:p>
          </table:table-cell>
          <table:table-cell office:value-type="float" office:value="18.8123" calcext:value-type="float">
            <text:p>18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52873679424683 <text:s text:c="4"/></text:p>
          </table:table-cell>
          <table:table-cell table:number-columns-repeated="2"/>
          <table:table-cell office:value-type="float" office:value="15.5058" calcext:value-type="float">
            <text:p>15,51</text:p>
          </table:table-cell>
          <table:table-cell office:value-type="float" office:value="22.7795" calcext:value-type="float">
            <text:p>22,78</text:p>
          </table:table-cell>
          <table:table-cell office:value-type="float" office:value="18.8529" calcext:value-type="float">
            <text:p>18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69775875616007 <text:s text:c="4"/></text:p>
          </table:table-cell>
          <table:table-cell table:number-columns-repeated="2"/>
          <table:table-cell office:value-type="float" office:value="15.4218" calcext:value-type="float">
            <text:p>15,42</text:p>
          </table:table-cell>
          <table:table-cell office:value-type="float" office:value="22.7834" calcext:value-type="float">
            <text:p>22,78</text:p>
          </table:table-cell>
          <table:table-cell office:value-type="float" office:value="18.8698" calcext:value-type="float">
            <text:p>18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81792729023381 <text:s text:c="4"/></text:p>
          </table:table-cell>
          <table:table-cell table:number-columns-repeated="2"/>
          <table:table-cell office:value-type="float" office:value="15.3381" calcext:value-type="float">
            <text:p>15,34</text:p>
          </table:table-cell>
          <table:table-cell office:value-type="float" office:value="22.7875" calcext:value-type="float">
            <text:p>22,79</text:p>
          </table:table-cell>
          <table:table-cell office:value-type="float" office:value="18.8818" calcext:value-type="float">
            <text:p>18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94470173128543 <text:s text:c="4"/></text:p>
          </table:table-cell>
          <table:table-cell table:number-columns-repeated="2"/>
          <table:table-cell office:value-type="float" office:value="15.2546" calcext:value-type="float">
            <text:p>15,25</text:p>
          </table:table-cell>
          <table:table-cell office:value-type="float" office:value="22.7916" calcext:value-type="float">
            <text:p>22,79</text:p>
          </table:table-cell>
          <table:table-cell office:value-type="float" office:value="18.8945" calcext:value-type="float">
            <text:p>18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07661568200986 <text:s text:c="4"/></text:p>
          </table:table-cell>
          <table:table-cell table:number-columns-repeated="2"/>
          <table:table-cell office:value-type="float" office:value="15.1715" calcext:value-type="float">
            <text:p>15,17</text:p>
          </table:table-cell>
          <table:table-cell office:value-type="float" office:value="22.7959" calcext:value-type="float">
            <text:p>22,8</text:p>
          </table:table-cell>
          <table:table-cell office:value-type="float" office:value="18.9077" calcext:value-type="float">
            <text:p>18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20926949830687 <text:s text:c="4"/></text:p>
          </table:table-cell>
          <table:table-cell table:number-columns-repeated="2"/>
          <table:table-cell office:value-type="float" office:value="15.0887" calcext:value-type="float">
            <text:p>15,09</text:p>
          </table:table-cell>
          <table:table-cell office:value-type="float" office:value="22.8003" calcext:value-type="float">
            <text:p>22,8</text:p>
          </table:table-cell>
          <table:table-cell office:value-type="float" office:value="18.9209" calcext:value-type="float">
            <text:p>18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34143559181209 <text:s text:c="4"/></text:p>
          </table:table-cell>
          <table:table-cell table:number-columns-repeated="2"/>
          <table:table-cell office:value-type="float" office:value="15.0062" calcext:value-type="float">
            <text:p>15,01</text:p>
          </table:table-cell>
          <table:table-cell office:value-type="float" office:value="22.8049" calcext:value-type="float">
            <text:p>22,8</text:p>
          </table:table-cell>
          <table:table-cell office:value-type="float" office:value="18.9341" calcext:value-type="float">
            <text:p>18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47334173918872 <text:s text:c="4"/></text:p>
          </table:table-cell>
          <table:table-cell table:number-columns-repeated="2"/>
          <table:table-cell office:value-type="float" office:value="14.9239" calcext:value-type="float">
            <text:p>14,92</text:p>
          </table:table-cell>
          <table:table-cell office:value-type="float" office:value="22.8095" calcext:value-type="float">
            <text:p>22,81</text:p>
          </table:table-cell>
          <table:table-cell office:value-type="float" office:value="18.9473" calcext:value-type="float">
            <text:p>18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60536377585008 <text:s text:c="4"/></text:p>
          </table:table-cell>
          <table:table-cell table:number-columns-repeated="2"/>
          <table:table-cell office:value-type="float" office:value="14.842" calcext:value-type="float">
            <text:p>14,84</text:p>
          </table:table-cell>
          <table:table-cell office:value-type="float" office:value="22.8143" calcext:value-type="float">
            <text:p>22,81</text:p>
          </table:table-cell>
          <table:table-cell office:value-type="float" office:value="18.9605" calcext:value-type="float">
            <text:p>18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73767352077925 <text:s text:c="4"/></text:p>
          </table:table-cell>
          <table:table-cell table:number-columns-repeated="2"/>
          <table:table-cell office:value-type="float" office:value="14.7603" calcext:value-type="float">
            <text:p>14,76</text:p>
          </table:table-cell>
          <table:table-cell office:value-type="float" office:value="22.8191" calcext:value-type="float">
            <text:p>22,82</text:p>
          </table:table-cell>
          <table:table-cell office:value-type="float" office:value="18.9738" calcext:value-type="float">
            <text:p>18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87028637861602 <text:s text:c="4"/></text:p>
          </table:table-cell>
          <table:table-cell table:number-columns-repeated="2"/>
          <table:table-cell office:value-type="float" office:value="14.6789" calcext:value-type="float">
            <text:p>14,68</text:p>
          </table:table-cell>
          <table:table-cell office:value-type="float" office:value="22.8241" calcext:value-type="float">
            <text:p>22,82</text:p>
          </table:table-cell>
          <table:table-cell office:value-type="float" office:value="18.987" calcext:value-type="float">
            <text:p>18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00316460817377 <text:s text:c="4"/></text:p>
          </table:table-cell>
          <table:table-cell table:number-columns-repeated="2"/>
          <table:table-cell office:value-type="float" office:value="14.5979" calcext:value-type="float">
            <text:p>14,6</text:p>
          </table:table-cell>
          <table:table-cell office:value-type="float" office:value="22.8292" calcext:value-type="float">
            <text:p>22,83</text:p>
          </table:table-cell>
          <table:table-cell office:value-type="float" office:value="19.0003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13627475075261 <text:s text:c="4"/></text:p>
          </table:table-cell>
          <table:table-cell table:number-columns-repeated="2"/>
          <table:table-cell office:value-type="float" office:value="14.5171" calcext:value-type="float">
            <text:p>14,52</text:p>
          </table:table-cell>
          <table:table-cell office:value-type="float" office:value="22.8344" calcext:value-type="float">
            <text:p>22,83</text:p>
          </table:table-cell>
          <table:table-cell office:value-type="float" office:value="19.0136" calcext:value-type="float">
            <text:p>19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26960203051029 <text:s text:c="4"/></text:p>
          </table:table-cell>
          <table:table-cell table:number-columns-repeated="2"/>
          <table:table-cell office:value-type="float" office:value="14.4365" calcext:value-type="float">
            <text:p>14,44</text:p>
          </table:table-cell>
          <table:table-cell office:value-type="float" office:value="22.8398" calcext:value-type="float">
            <text:p>22,84</text:p>
          </table:table-cell>
          <table:table-cell office:value-type="float" office:value="19.027" calcext:value-type="float">
            <text:p>19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40314534232049 <text:s text:c="4"/></text:p>
          </table:table-cell>
          <table:table-cell table:number-columns-repeated="2"/>
          <table:table-cell office:value-type="float" office:value="14.3563" calcext:value-type="float">
            <text:p>14,36</text:p>
          </table:table-cell>
          <table:table-cell office:value-type="float" office:value="22.8452" calcext:value-type="float">
            <text:p>22,85</text:p>
          </table:table-cell>
          <table:table-cell office:value-type="float" office:value="19.0403" calcext:value-type="float">
            <text:p>19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53690900399690 <text:s text:c="4"/></text:p>
          </table:table-cell>
          <table:table-cell table:number-columns-repeated="2"/>
          <table:table-cell office:value-type="float" office:value="14.2763" calcext:value-type="float">
            <text:p>14,28</text:p>
          </table:table-cell>
          <table:table-cell office:value-type="float" office:value="22.8508" calcext:value-type="float">
            <text:p>22,85</text:p>
          </table:table-cell>
          <table:table-cell office:value-type="float" office:value="19.0537" calcext:value-type="float">
            <text:p>19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67089744306308 <text:s text:c="4"/></text:p>
          </table:table-cell>
          <table:table-cell table:number-columns-repeated="2"/>
          <table:table-cell office:value-type="float" office:value="14.1967" calcext:value-type="float">
            <text:p>14,2</text:p>
          </table:table-cell>
          <table:table-cell office:value-type="float" office:value="22.8565" calcext:value-type="float">
            <text:p>22,86</text:p>
          </table:table-cell>
          <table:table-cell office:value-type="float" office:value="19.0671" calcext:value-type="float">
            <text:p>19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80511328416296 <text:s text:c="4"/></text:p>
          </table:table-cell>
          <table:table-cell table:number-columns-repeated="2"/>
          <table:table-cell office:value-type="float" office:value="14.1173" calcext:value-type="float">
            <text:p>14,12</text:p>
          </table:table-cell>
          <table:table-cell office:value-type="float" office:value="22.8623" calcext:value-type="float">
            <text:p>22,86</text:p>
          </table:table-cell>
          <table:table-cell office:value-type="float" office:value="19.0805" calcext:value-type="float">
            <text:p>19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93955743852064 <text:s text:c="4"/></text:p>
          </table:table-cell>
          <table:table-cell table:number-columns-repeated="2"/>
          <table:table-cell office:value-type="float" office:value="14.0382" calcext:value-type="float">
            <text:p>14,04</text:p>
          </table:table-cell>
          <table:table-cell office:value-type="float" office:value="22.8682" calcext:value-type="float">
            <text:p>22,87</text:p>
          </table:table-cell>
          <table:table-cell office:value-type="float" office:value="19.094" calcext:value-type="float">
            <text:p>19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07422985791537 <text:s text:c="4"/></text:p>
          </table:table-cell>
          <table:table-cell table:number-columns-repeated="2"/>
          <table:table-cell office:value-type="float" office:value="13.9594" calcext:value-type="float">
            <text:p>13,96</text:p>
          </table:table-cell>
          <table:table-cell office:value-type="float" office:value="22.8742" calcext:value-type="float">
            <text:p>22,87</text:p>
          </table:table-cell>
          <table:table-cell office:value-type="float" office:value="19.1074" calcext:value-type="float">
            <text:p>19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20913021557421 <text:s text:c="4"/></text:p>
          </table:table-cell>
          <table:table-cell table:number-columns-repeated="2"/>
          <table:table-cell office:value-type="float" office:value="13.8807" calcext:value-type="float">
            <text:p>13,88</text:p>
          </table:table-cell>
          <table:table-cell office:value-type="float" office:value="22.8804" calcext:value-type="float">
            <text:p>22,88</text:p>
          </table:table-cell>
          <table:table-cell office:value-type="float" office:value="19.1209" calcext:value-type="float">
            <text:p>19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34425828464359 <text:s text:c="4"/></text:p>
          </table:table-cell>
          <table:table-cell table:number-columns-repeated="2"/>
          <table:table-cell office:value-type="float" office:value="13.802" calcext:value-type="float">
            <text:p>13,8</text:p>
          </table:table-cell>
          <table:table-cell office:value-type="float" office:value="22.8866" calcext:value-type="float">
            <text:p>22,89</text:p>
          </table:table-cell>
          <table:table-cell office:value-type="float" office:value="19.1344" calcext:value-type="float">
            <text:p>19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47961405220510 <text:s text:c="4"/></text:p>
          </table:table-cell>
          <table:table-cell table:number-columns-repeated="2"/>
          <table:table-cell office:value-type="float" office:value="13.7237" calcext:value-type="float">
            <text:p>13,72</text:p>
          </table:table-cell>
          <table:table-cell office:value-type="float" office:value="22.893" calcext:value-type="float">
            <text:p>22,89</text:p>
          </table:table-cell>
          <table:table-cell office:value-type="float" office:value="19.148" calcext:value-type="float">
            <text:p>19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61519768598815 <text:s text:c="4"/></text:p>
          </table:table-cell>
          <table:table-cell table:number-columns-repeated="2"/>
          <table:table-cell office:value-type="float" office:value="13.6473" calcext:value-type="float">
            <text:p>13,65</text:p>
          </table:table-cell>
          <table:table-cell office:value-type="float" office:value="22.8995" calcext:value-type="float">
            <text:p>22,9</text:p>
          </table:table-cell>
          <table:table-cell office:value-type="float" office:value="19.1615" calcext:value-type="float">
            <text:p>1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75100945442164 <text:s text:c="4"/></text:p>
          </table:table-cell>
          <table:table-cell table:number-columns-repeated="2"/>
          <table:table-cell office:value-type="float" office:value="13.5732" calcext:value-type="float">
            <text:p>13,57</text:p>
          </table:table-cell>
          <table:table-cell office:value-type="float" office:value="22.9061" calcext:value-type="float">
            <text:p>22,91</text:p>
          </table:table-cell>
          <table:table-cell office:value-type="float" office:value="19.1751" calcext:value-type="float">
            <text:p>19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88704965661749 <text:s text:c="4"/></text:p>
          </table:table-cell>
          <table:table-cell table:number-columns-repeated="2"/>
          <table:table-cell office:value-type="float" office:value="13.4835" calcext:value-type="float">
            <text:p>13,48</text:p>
          </table:table-cell>
          <table:table-cell office:value-type="float" office:value="22.9129" calcext:value-type="float">
            <text:p>22,91</text:p>
          </table:table-cell>
          <table:table-cell office:value-type="float" office:value="19.1887" calcext:value-type="float">
            <text:p>19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02331858131366 <text:s text:c="4"/></text:p>
          </table:table-cell>
          <table:table-cell table:number-columns-repeated="2"/>
          <table:table-cell office:value-type="float" office:value="13.3177" calcext:value-type="float">
            <text:p>13,32</text:p>
          </table:table-cell>
          <table:table-cell office:value-type="float" office:value="22.9197" calcext:value-type="float">
            <text:p>22,92</text:p>
          </table:table-cell>
          <table:table-cell office:value-type="float" office:value="19.2023" calcext:value-type="float">
            <text:p>19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15981649232198 <text:s text:c="4"/></text:p>
          </table:table-cell>
          <table:table-cell table:number-columns-repeated="2"/>
          <table:table-cell office:value-type="float" office:value="13.1363" calcext:value-type="float">
            <text:p>13,14</text:p>
          </table:table-cell>
          <table:table-cell office:value-type="float" office:value="22.9267" calcext:value-type="float">
            <text:p>22,93</text:p>
          </table:table-cell>
          <table:table-cell office:value-type="float" office:value="19.216" calcext:value-type="float">
            <text:p>19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29654363033386 <text:s text:c="4"/></text:p>
          </table:table-cell>
          <table:table-cell table:number-columns-repeated="2"/>
          <table:table-cell office:value-type="float" office:value="12.9572" calcext:value-type="float">
            <text:p>12,96</text:p>
          </table:table-cell>
          <table:table-cell office:value-type="float" office:value="22.9338" calcext:value-type="float">
            <text:p>22,93</text:p>
          </table:table-cell>
          <table:table-cell office:value-type="float" office:value="19.2297" calcext:value-type="float">
            <text:p>19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43350022128794 <text:s text:c="4"/></text:p>
          </table:table-cell>
          <table:table-cell table:number-columns-repeated="2"/>
          <table:table-cell office:value-type="float" office:value="12.7799" calcext:value-type="float">
            <text:p>12,78</text:p>
          </table:table-cell>
          <table:table-cell office:value-type="float" office:value="22.941" calcext:value-type="float">
            <text:p>22,94</text:p>
          </table:table-cell>
          <table:table-cell office:value-type="float" office:value="19.2434" calcext:value-type="float">
            <text:p>19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57068648493441 <text:s text:c="4"/></text:p>
          </table:table-cell>
          <table:table-cell table:number-columns-repeated="2"/>
          <table:table-cell office:value-type="float" office:value="12.6031" calcext:value-type="float">
            <text:p>12,6</text:p>
          </table:table-cell>
          <table:table-cell office:value-type="float" office:value="22.9483" calcext:value-type="float">
            <text:p>22,95</text:p>
          </table:table-cell>
          <table:table-cell office:value-type="float" office:value="19.2571" calcext:value-type="float">
            <text:p>19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70810264076260 <text:s text:c="4"/></text:p>
          </table:table-cell>
          <table:table-cell table:number-columns-repeated="2"/>
          <table:table-cell office:value-type="float" office:value="12.4262" calcext:value-type="float">
            <text:p>12,43</text:p>
          </table:table-cell>
          <table:table-cell office:value-type="float" office:value="22.9557" calcext:value-type="float">
            <text:p>22,96</text:p>
          </table:table-cell>
          <table:table-cell office:value-type="float" office:value="19.2708" calcext:value-type="float">
            <text:p>19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84574891088084 <text:s text:c="4"/></text:p>
          </table:table-cell>
          <table:table-cell table:number-columns-repeated="2"/>
          <table:table-cell office:value-type="float" office:value="12.2495" calcext:value-type="float">
            <text:p>12,25</text:p>
          </table:table-cell>
          <table:table-cell office:value-type="float" office:value="22.9632" calcext:value-type="float">
            <text:p>22,96</text:p>
          </table:table-cell>
          <table:table-cell office:value-type="float" office:value="19.2846" calcext:value-type="float">
            <text:p>19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98362552060055 <text:s text:c="4"/></text:p>
          </table:table-cell>
          <table:table-cell table:number-columns-repeated="2"/>
          <table:table-cell office:value-type="float" office:value="12.0729" calcext:value-type="float">
            <text:p>12,07</text:p>
          </table:table-cell>
          <table:table-cell office:value-type="float" office:value="22.9709" calcext:value-type="float">
            <text:p>22,97</text:p>
          </table:table-cell>
          <table:table-cell office:value-type="float" office:value="19.2984" calcext:value-type="float">
            <text:p>19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12173269778164 <text:s text:c="4"/></text:p>
          </table:table-cell>
          <table:table-cell table:number-columns-repeated="2"/>
          <table:table-cell office:value-type="float" office:value="11.8966" calcext:value-type="float">
            <text:p>11,9</text:p>
          </table:table-cell>
          <table:table-cell office:value-type="float" office:value="22.9787" calcext:value-type="float">
            <text:p>22,98</text:p>
          </table:table-cell>
          <table:table-cell office:value-type="float" office:value="19.3122" calcext:value-type="float">
            <text:p>19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26007067178264 <text:s text:c="4"/></text:p>
          </table:table-cell>
          <table:table-cell table:number-columns-repeated="2"/>
          <table:table-cell office:value-type="float" office:value="11.7205" calcext:value-type="float">
            <text:p>11,72</text:p>
          </table:table-cell>
          <table:table-cell office:value-type="float" office:value="22.9866" calcext:value-type="float">
            <text:p>22,99</text:p>
          </table:table-cell>
          <table:table-cell office:value-type="float" office:value="19.326" calcext:value-type="float">
            <text:p>19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39863967252576 <text:s text:c="4"/></text:p>
          </table:table-cell>
          <table:table-cell table:number-columns-repeated="2"/>
          <table:table-cell office:value-type="float" office:value="11.5447" calcext:value-type="float">
            <text:p>11,54</text:p>
          </table:table-cell>
          <table:table-cell office:value-type="float" office:value="22.9946" calcext:value-type="float">
            <text:p>22,99</text:p>
          </table:table-cell>
          <table:table-cell office:value-type="float" office:value="19.3399" calcext:value-type="float">
            <text:p>19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53743992989063 <text:s text:c="4"/></text:p>
          </table:table-cell>
          <table:table-cell table:number-columns-repeated="2"/>
          <table:table-cell office:value-type="float" office:value="11.3691" calcext:value-type="float">
            <text:p>11,37</text:p>
          </table:table-cell>
          <table:table-cell office:value-type="float" office:value="23.0027" calcext:value-type="float">
            <text:p>23</text:p>
          </table:table-cell>
          <table:table-cell office:value-type="float" office:value="19.3537" calcext:value-type="float">
            <text:p>19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67647167343101 <text:s text:c="4"/></text:p>
          </table:table-cell>
          <table:table-cell table:number-columns-repeated="2"/>
          <table:table-cell office:value-type="float" office:value="11.1937" calcext:value-type="float">
            <text:p>11,19</text:p>
          </table:table-cell>
          <table:table-cell office:value-type="float" office:value="23.011" calcext:value-type="float">
            <text:p>23,01</text:p>
          </table:table-cell>
          <table:table-cell office:value-type="float" office:value="19.3676" calcext:value-type="float">
            <text:p>19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81573513233153 <text:s text:c="4"/></text:p>
          </table:table-cell>
          <table:table-cell table:number-columns-repeated="2"/>
          <table:table-cell office:value-type="float" office:value="11.0185" calcext:value-type="float">
            <text:p>11,02</text:p>
          </table:table-cell>
          <table:table-cell office:value-type="float" office:value="23.0193" calcext:value-type="float">
            <text:p>23,02</text:p>
          </table:table-cell>
          <table:table-cell office:value-type="float" office:value="19.3816" calcext:value-type="float">
            <text:p>19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95523053549486 <text:s text:c="4"/></text:p>
          </table:table-cell>
          <table:table-cell table:number-columns-repeated="2"/>
          <table:table-cell office:value-type="float" office:value="10.8436" calcext:value-type="float">
            <text:p>10,84</text:p>
          </table:table-cell>
          <table:table-cell office:value-type="float" office:value="23.0278" calcext:value-type="float">
            <text:p>23,03</text:p>
          </table:table-cell>
          <table:table-cell office:value-type="float" office:value="19.3955" calcext:value-type="float">
            <text:p>19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09495811167151 <text:s text:c="4"/></text:p>
          </table:table-cell>
          <table:table-cell table:number-columns-repeated="2"/>
          <table:table-cell office:value-type="float" office:value="10.6688" calcext:value-type="float">
            <text:p>10,67</text:p>
          </table:table-cell>
          <table:table-cell office:value-type="float" office:value="23.0364" calcext:value-type="float">
            <text:p>23,04</text:p>
          </table:table-cell>
          <table:table-cell office:value-type="float" office:value="19.4095" calcext:value-type="float">
            <text:p>19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23491808957188 <text:s text:c="4"/></text:p>
          </table:table-cell>
          <table:table-cell table:number-columns-repeated="2"/>
          <table:table-cell office:value-type="float" office:value="10.4943" calcext:value-type="float">
            <text:p>10,49</text:p>
          </table:table-cell>
          <table:table-cell office:value-type="float" office:value="23.0451" calcext:value-type="float">
            <text:p>23,05</text:p>
          </table:table-cell>
          <table:table-cell office:value-type="float" office:value="19.4235" calcext:value-type="float">
            <text:p>19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37511069794741 <text:s text:c="4"/></text:p>
          </table:table-cell>
          <table:table-cell table:number-columns-repeated="2"/>
          <table:table-cell office:value-type="float" office:value="10.3199" calcext:value-type="float">
            <text:p>10,32</text:p>
          </table:table-cell>
          <table:table-cell office:value-type="float" office:value="23.054" calcext:value-type="float">
            <text:p>23,05</text:p>
          </table:table-cell>
          <table:table-cell office:value-type="float" office:value="19.4375" calcext:value-type="float">
            <text:p>19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51553616562876 <text:s text:c="4"/></text:p>
          </table:table-cell>
          <table:table-cell table:number-columns-repeated="2"/>
          <table:table-cell office:value-type="float" office:value="10.1458" calcext:value-type="float">
            <text:p>10,15</text:p>
          </table:table-cell>
          <table:table-cell office:value-type="float" office:value="23.0629" calcext:value-type="float">
            <text:p>23,06</text:p>
          </table:table-cell>
          <table:table-cell office:value-type="float" office:value="19.4516" calcext:value-type="float">
            <text:p>19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65619472153652 <text:s text:c="4"/></text:p>
          </table:table-cell>
          <table:table-cell table:number-columns-repeated="2"/>
          <table:table-cell office:value-type="float" office:value="9.97183" calcext:value-type="float">
            <text:p>9,97</text:p>
          </table:table-cell>
          <table:table-cell office:value-type="float" office:value="23.072" calcext:value-type="float">
            <text:p>23,07</text:p>
          </table:table-cell>
          <table:table-cell office:value-type="float" office:value="19.4656" calcext:value-type="float">
            <text:p>19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79708659467274 <text:s text:c="4"/></text:p>
          </table:table-cell>
          <table:table-cell table:number-columns-repeated="2"/>
          <table:table-cell office:value-type="float" office:value="9.79807" calcext:value-type="float">
            <text:p>9,8</text:p>
          </table:table-cell>
          <table:table-cell office:value-type="float" office:value="23.0812" calcext:value-type="float">
            <text:p>23,08</text:p>
          </table:table-cell>
          <table:table-cell office:value-type="float" office:value="19.4797" calcext:value-type="float">
            <text:p>19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93821201410679 <text:s text:c="4"/></text:p>
          </table:table-cell>
          <table:table-cell table:number-columns-repeated="2"/>
          <table:table-cell office:value-type="float" office:value="9.62448" calcext:value-type="float">
            <text:p>9,62</text:p>
          </table:table-cell>
          <table:table-cell office:value-type="float" office:value="23.0905" calcext:value-type="float">
            <text:p>23,09</text:p>
          </table:table-cell>
          <table:table-cell office:value-type="float" office:value="19.4938" calcext:value-type="float">
            <text:p>19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07957120895774 <text:s text:c="4"/></text:p>
          </table:table-cell>
          <table:table-cell table:number-columns-repeated="2"/>
          <table:table-cell office:value-type="float" office:value="9.45108" calcext:value-type="float">
            <text:p>9,45</text:p>
          </table:table-cell>
          <table:table-cell office:value-type="float" office:value="23.0999" calcext:value-type="float">
            <text:p>23,1</text:p>
          </table:table-cell>
          <table:table-cell office:value-type="float" office:value="19.508" calcext:value-type="float">
            <text:p>19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22116440838463 <text:s text:c="4"/></text:p>
          </table:table-cell>
          <table:table-cell table:number-columns-repeated="2"/>
          <table:table-cell office:value-type="float" office:value="9.27795" calcext:value-type="float">
            <text:p>9,28</text:p>
          </table:table-cell>
          <table:table-cell office:value-type="float" office:value="23.1095" calcext:value-type="float">
            <text:p>23,11</text:p>
          </table:table-cell>
          <table:table-cell office:value-type="float" office:value="19.5221" calcext:value-type="float">
            <text:p>19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36299184157869 <text:s text:c="4"/></text:p>
          </table:table-cell>
          <table:table-cell table:number-columns-repeated="2"/>
          <table:table-cell office:value-type="float" office:value="9.1051" calcext:value-type="float">
            <text:p>9,11</text:p>
          </table:table-cell>
          <table:table-cell office:value-type="float" office:value="23.1191" calcext:value-type="float">
            <text:p>23,12</text:p>
          </table:table-cell>
          <table:table-cell office:value-type="float" office:value="19.5363" calcext:value-type="float">
            <text:p>19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50505373776115 <text:s text:c="4"/></text:p>
          </table:table-cell>
          <table:table-cell table:number-columns-repeated="2"/>
          <table:table-cell office:value-type="float" office:value="8.9316" calcext:value-type="float">
            <text:p>8,93</text:p>
          </table:table-cell>
          <table:table-cell office:value-type="float" office:value="23.1289" calcext:value-type="float">
            <text:p>23,13</text:p>
          </table:table-cell>
          <table:table-cell office:value-type="float" office:value="19.5505" calcext:value-type="float">
            <text:p>19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64735032618316 <text:s text:c="4"/></text:p>
          </table:table-cell>
          <table:table-cell table:number-columns-repeated="2"/>
          <table:table-cell office:value-type="float" office:value="8.75427" calcext:value-type="float">
            <text:p>8,75</text:p>
          </table:table-cell>
          <table:table-cell office:value-type="float" office:value="23.1388" calcext:value-type="float">
            <text:p>23,14</text:p>
          </table:table-cell>
          <table:table-cell office:value-type="float" office:value="19.5647" calcext:value-type="float">
            <text:p>1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78988183612594 <text:s text:c="4"/></text:p>
          </table:table-cell>
          <table:table-cell table:number-columns-repeated="2"/>
          <table:table-cell office:value-type="float" office:value="8.57629" calcext:value-type="float">
            <text:p>8,58</text:p>
          </table:table-cell>
          <table:table-cell office:value-type="float" office:value="23.1488" calcext:value-type="float">
            <text:p>23,15</text:p>
          </table:table-cell>
          <table:table-cell office:value-type="float" office:value="19.579" calcext:value-type="float">
            <text:p>1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93264849690726 <text:s text:c="4"/></text:p>
          </table:table-cell>
          <table:table-cell table:number-columns-repeated="2"/>
          <table:table-cell office:value-type="float" office:value="8.39857" calcext:value-type="float">
            <text:p>8,4</text:p>
          </table:table-cell>
          <table:table-cell office:value-type="float" office:value="23.1589" calcext:value-type="float">
            <text:p>23,16</text:p>
          </table:table-cell>
          <table:table-cell office:value-type="float" office:value="19.5933" calcext:value-type="float">
            <text:p>19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07565053787781 <text:s text:c="4"/></text:p>
          </table:table-cell>
          <table:table-cell table:number-columns-repeated="2"/>
          <table:table-cell office:value-type="float" office:value="8.22111" calcext:value-type="float">
            <text:p>8,22</text:p>
          </table:table-cell>
          <table:table-cell office:value-type="float" office:value="23.1692" calcext:value-type="float">
            <text:p>23,17</text:p>
          </table:table-cell>
          <table:table-cell office:value-type="float" office:value="19.6076" calcext:value-type="float">
            <text:p>19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21888818842670 <text:s text:c="4"/></text:p>
          </table:table-cell>
          <table:table-cell table:number-columns-repeated="2"/>
          <table:table-cell office:value-type="float" office:value="8.04381" calcext:value-type="float">
            <text:p>8,04</text:p>
          </table:table-cell>
          <table:table-cell office:value-type="float" office:value="23.1795" calcext:value-type="float">
            <text:p>23,18</text:p>
          </table:table-cell>
          <table:table-cell office:value-type="float" office:value="19.6219" calcext:value-type="float">
            <text:p>19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36236167798192 <text:s text:c="4"/></text:p>
          </table:table-cell>
          <table:table-cell table:number-columns-repeated="2"/>
          <table:table-cell office:value-type="float" office:value="7.86665" calcext:value-type="float">
            <text:p>7,87</text:p>
          </table:table-cell>
          <table:table-cell office:value-type="float" office:value="23.19" calcext:value-type="float">
            <text:p>23,19</text:p>
          </table:table-cell>
          <table:table-cell office:value-type="float" office:value="19.6362" calcext:value-type="float">
            <text:p>19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50607123600818 <text:s text:c="4"/></text:p>
          </table:table-cell>
          <table:table-cell table:number-columns-repeated="2"/>
          <table:table-cell office:value-type="float" office:value="7.68963" calcext:value-type="float">
            <text:p>7,69</text:p>
          </table:table-cell>
          <table:table-cell office:value-type="float" office:value="23.2006" calcext:value-type="float">
            <text:p>23,2</text:p>
          </table:table-cell>
          <table:table-cell office:value-type="float" office:value="19.6506" calcext:value-type="float">
            <text:p>19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65001709201071 <text:s text:c="4"/></text:p>
          </table:table-cell>
          <table:table-cell table:number-columns-repeated="2"/>
          <table:table-cell office:value-type="float" office:value="7.51276" calcext:value-type="float">
            <text:p>7,51</text:p>
          </table:table-cell>
          <table:table-cell office:value-type="float" office:value="23.2113" calcext:value-type="float">
            <text:p>23,21</text:p>
          </table:table-cell>
          <table:table-cell office:value-type="float" office:value="19.665" calcext:value-type="float">
            <text:p>19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79419947553125 <text:s text:c="4"/></text:p>
          </table:table-cell>
          <table:table-cell table:number-columns-repeated="2"/>
          <table:table-cell office:value-type="float" office:value="7.33604" calcext:value-type="float">
            <text:p>7,34</text:p>
          </table:table-cell>
          <table:table-cell office:value-type="float" office:value="23.2222" calcext:value-type="float">
            <text:p>23,22</text:p>
          </table:table-cell>
          <table:table-cell office:value-type="float" office:value="19.6794" calcext:value-type="float">
            <text:p>19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93861861615130 <text:s text:c="4"/></text:p>
          </table:table-cell>
          <table:table-cell table:number-columns-repeated="2"/>
          <table:table-cell office:value-type="float" office:value="7.15946" calcext:value-type="float">
            <text:p>7,16</text:p>
          </table:table-cell>
          <table:table-cell office:value-type="float" office:value="23.2331" calcext:value-type="float">
            <text:p>23,23</text:p>
          </table:table-cell>
          <table:table-cell office:value-type="float" office:value="19.6939" calcext:value-type="float">
            <text:p>19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08327474348870 <text:s text:c="4"/></text:p>
          </table:table-cell>
          <table:table-cell table:number-columns-repeated="2"/>
          <table:table-cell office:value-type="float" office:value="6.98302" calcext:value-type="float">
            <text:p>6,98</text:p>
          </table:table-cell>
          <table:table-cell office:value-type="float" office:value="23.2442" calcext:value-type="float">
            <text:p>23,24</text:p>
          </table:table-cell>
          <table:table-cell office:value-type="float" office:value="19.7083" calcext:value-type="float">
            <text:p>19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22816808720253 <text:s text:c="4"/></text:p>
          </table:table-cell>
          <table:table-cell table:number-columns-repeated="2"/>
          <table:table-cell office:value-type="float" office:value="6.80672" calcext:value-type="float">
            <text:p>6,81</text:p>
          </table:table-cell>
          <table:table-cell office:value-type="float" office:value="23.2554" calcext:value-type="float">
            <text:p>23,26</text:p>
          </table:table-cell>
          <table:table-cell office:value-type="float" office:value="19.7228" calcext:value-type="float">
            <text:p>19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37329887698788 <text:s text:c="4"/></text:p>
          </table:table-cell>
          <table:table-cell table:number-columns-repeated="2"/>
          <table:table-cell office:value-type="float" office:value="6.63054" calcext:value-type="float">
            <text:p>6,63</text:p>
          </table:table-cell>
          <table:table-cell office:value-type="float" office:value="23.2667" calcext:value-type="float">
            <text:p>23,27</text:p>
          </table:table-cell>
          <table:table-cell office:value-type="float" office:value="19.7373" calcext:value-type="float">
            <text:p>19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51866734257682 <text:s text:c="4"/></text:p>
          </table:table-cell>
          <table:table-cell table:number-columns-repeated="2"/>
          <table:table-cell office:value-type="float" office:value="6.4545" calcext:value-type="float">
            <text:p>6,45</text:p>
          </table:table-cell>
          <table:table-cell office:value-type="float" office:value="23.2781" calcext:value-type="float">
            <text:p>23,28</text:p>
          </table:table-cell>
          <table:table-cell office:value-type="float" office:value="19.7519" calcext:value-type="float">
            <text:p>19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66427371374288 <text:s text:c="4"/></text:p>
          </table:table-cell>
          <table:table-cell table:number-columns-repeated="2"/>
          <table:table-cell office:value-type="float" office:value="6.27858" calcext:value-type="float">
            <text:p>6,28</text:p>
          </table:table-cell>
          <table:table-cell office:value-type="float" office:value="23.2897" calcext:value-type="float">
            <text:p>23,29</text:p>
          </table:table-cell>
          <table:table-cell office:value-type="float" office:value="19.7664" calcext:value-type="float">
            <text:p>19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81011822029647 <text:s text:c="4"/></text:p>
          </table:table-cell>
          <table:table-cell table:number-columns-repeated="2"/>
          <table:table-cell office:value-type="float" office:value="6.10277" calcext:value-type="float">
            <text:p>6,1</text:p>
          </table:table-cell>
          <table:table-cell office:value-type="float" office:value="23.3013" calcext:value-type="float">
            <text:p>23,3</text:p>
          </table:table-cell>
          <table:table-cell office:value-type="float" office:value="19.781" calcext:value-type="float">
            <text:p>19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95620109208642 <text:s text:c="4"/></text:p>
          </table:table-cell>
          <table:table-cell table:number-columns-repeated="2"/>
          <table:table-cell office:value-type="float" office:value="5.92709" calcext:value-type="float">
            <text:p>5,93</text:p>
          </table:table-cell>
          <table:table-cell office:value-type="float" office:value="23.3131" calcext:value-type="float">
            <text:p>23,31</text:p>
          </table:table-cell>
          <table:table-cell office:value-type="float" office:value="19.7956" calcext:value-type="float">
            <text:p>19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10252255900199 <text:s text:c="4"/></text:p>
          </table:table-cell>
          <table:table-cell table:number-columns-repeated="2"/>
          <table:table-cell office:value-type="float" office:value="5.75152" calcext:value-type="float">
            <text:p>5,75</text:p>
          </table:table-cell>
          <table:table-cell office:value-type="float" office:value="23.325" calcext:value-type="float">
            <text:p>23,33</text:p>
          </table:table-cell>
          <table:table-cell office:value-type="float" office:value="19.8103" calcext:value-type="float">
            <text:p>19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24908285096868 <text:s text:c="4"/></text:p>
          </table:table-cell>
          <table:table-cell table:number-columns-repeated="2"/>
          <table:table-cell office:value-type="float" office:value="5.57607" calcext:value-type="float">
            <text:p>5,58</text:p>
          </table:table-cell>
          <table:table-cell office:value-type="float" office:value="23.337" calcext:value-type="float">
            <text:p>23,34</text:p>
          </table:table-cell>
          <table:table-cell office:value-type="float" office:value="19.8249" calcext:value-type="float">
            <text:p>19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39588219795360 <text:s text:c="4"/></text:p>
          </table:table-cell>
          <table:table-cell table:number-columns-repeated="2"/>
          <table:table-cell office:value-type="float" office:value="5.40072" calcext:value-type="float">
            <text:p>5,4</text:p>
          </table:table-cell>
          <table:table-cell office:value-type="float" office:value="23.3492" calcext:value-type="float">
            <text:p>23,35</text:p>
          </table:table-cell>
          <table:table-cell office:value-type="float" office:value="19.8396" calcext:value-type="float">
            <text:p>19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54292082996071 <text:s text:c="4"/></text:p>
          </table:table-cell>
          <table:table-cell table:number-columns-repeated="2"/>
          <table:table-cell office:value-type="float" office:value="5.22548" calcext:value-type="float">
            <text:p>5,23</text:p>
          </table:table-cell>
          <table:table-cell office:value-type="float" office:value="23.3614" calcext:value-type="float">
            <text:p>23,36</text:p>
          </table:table-cell>
          <table:table-cell office:value-type="float" office:value="19.8543" calcext:value-type="float">
            <text:p>19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69019897703659 <text:s text:c="4"/></text:p>
          </table:table-cell>
          <table:table-cell table:number-columns-repeated="2"/>
          <table:table-cell office:value-type="float" office:value="5.05033" calcext:value-type="float">
            <text:p>5,05</text:p>
          </table:table-cell>
          <table:table-cell office:value-type="float" office:value="23.3738" calcext:value-type="float">
            <text:p>23,37</text:p>
          </table:table-cell>
          <table:table-cell office:value-type="float" office:value="19.869" calcext:value-type="float">
            <text:p>19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83771686926522 <text:s text:c="4"/></text:p>
          </table:table-cell>
          <table:table-cell table:number-columns-repeated="2"/>
          <table:table-cell office:value-type="float" office:value="4.87529" calcext:value-type="float">
            <text:p>4,88</text:p>
          </table:table-cell>
          <table:table-cell office:value-type="float" office:value="23.3863" calcext:value-type="float">
            <text:p>23,39</text:p>
          </table:table-cell>
          <table:table-cell office:value-type="float" office:value="19.8838" calcext:value-type="float">
            <text:p>19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98547473676953 <text:s text:c="4"/></text:p>
          </table:table-cell>
          <table:table-cell table:number-columns-repeated="2"/>
          <table:table-cell office:value-type="float" office:value="4.70034" calcext:value-type="float">
            <text:p>4,7</text:p>
          </table:table-cell>
          <table:table-cell office:value-type="float" office:value="23.3989" calcext:value-type="float">
            <text:p>23,4</text:p>
          </table:table-cell>
          <table:table-cell office:value-type="float" office:value="19.8985" calcext:value-type="float">
            <text:p>19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13347280971266 <text:s text:c="4"/></text:p>
          </table:table-cell>
          <table:table-cell table:number-columns-repeated="2"/>
          <table:table-cell office:value-type="float" office:value="4.52548" calcext:value-type="float">
            <text:p>4,53</text:p>
          </table:table-cell>
          <table:table-cell office:value-type="float" office:value="23.4117" calcext:value-type="float">
            <text:p>23,41</text:p>
          </table:table-cell>
          <table:table-cell office:value-type="float" office:value="19.9133" calcext:value-type="float">
            <text:p>19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28171131829963 <text:s text:c="4"/></text:p>
          </table:table-cell>
          <table:table-cell table:number-columns-repeated="2"/>
          <table:table-cell office:value-type="float" office:value="4.3507" calcext:value-type="float">
            <text:p>4,35</text:p>
          </table:table-cell>
          <table:table-cell office:value-type="float" office:value="23.4245" calcext:value-type="float">
            <text:p>23,42</text:p>
          </table:table-cell>
          <table:table-cell office:value-type="float" office:value="19.9282" calcext:value-type="float">
            <text:p>19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43019049277208 <text:s text:c="4"/></text:p>
          </table:table-cell>
          <table:table-cell table:number-columns-repeated="2"/>
          <table:table-cell office:value-type="float" office:value="4.17601" calcext:value-type="float">
            <text:p>4,18</text:p>
          </table:table-cell>
          <table:table-cell office:value-type="float" office:value="23.4375" calcext:value-type="float">
            <text:p>23,44</text:p>
          </table:table-cell>
          <table:table-cell office:value-type="float" office:value="19.943" calcext:value-type="float">
            <text:p>19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57891056341374 <text:s text:c="4"/></text:p>
          </table:table-cell>
          <table:table-cell table:number-columns-repeated="2"/>
          <table:table-cell office:value-type="float" office:value="4.00141" calcext:value-type="float">
            <text:p>4</text:p>
          </table:table-cell>
          <table:table-cell office:value-type="float" office:value="23.4506" calcext:value-type="float">
            <text:p>23,45</text:p>
          </table:table-cell>
          <table:table-cell office:value-type="float" office:value="19.9579" calcext:value-type="float">
            <text:p>19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72787176054840 <text:s text:c="4"/></text:p>
          </table:table-cell>
          <table:table-cell table:number-columns-repeated="2"/>
          <table:table-cell office:value-type="float" office:value="3.82688" calcext:value-type="float">
            <text:p>3,83</text:p>
          </table:table-cell>
          <table:table-cell office:value-type="float" office:value="23.4638" calcext:value-type="float">
            <text:p>23,46</text:p>
          </table:table-cell>
          <table:table-cell office:value-type="float" office:value="19.9728" calcext:value-type="float">
            <text:p>19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87707431453931 <text:s text:c="4"/></text:p>
          </table:table-cell>
          <table:table-cell table:number-columns-repeated="2"/>
          <table:table-cell office:value-type="float" office:value="3.65242" calcext:value-type="float">
            <text:p>3,65</text:p>
          </table:table-cell>
          <table:table-cell office:value-type="float" office:value="23.4771" calcext:value-type="float">
            <text:p>23,48</text:p>
          </table:table-cell>
          <table:table-cell office:value-type="float" office:value="19.9877" calcext:value-type="float">
            <text:p>19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02651845579049 <text:s text:c="4"/></text:p>
          </table:table-cell>
          <table:table-cell table:number-columns-repeated="2"/>
          <table:table-cell office:value-type="float" office:value="3.47804" calcext:value-type="float">
            <text:p>3,48</text:p>
          </table:table-cell>
          <table:table-cell office:value-type="float" office:value="23.4906" calcext:value-type="float">
            <text:p>23,49</text:p>
          </table:table-cell>
          <table:table-cell office:value-type="float" office:value="20.0027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17620441474730 <text:s text:c="4"/></text:p>
          </table:table-cell>
          <table:table-cell table:number-columns-repeated="2"/>
          <table:table-cell office:value-type="float" office:value="3.30372" calcext:value-type="float">
            <text:p>3,3</text:p>
          </table:table-cell>
          <table:table-cell office:value-type="float" office:value="23.5041" calcext:value-type="float">
            <text:p>23,5</text:p>
          </table:table-cell>
          <table:table-cell office:value-type="float" office:value="20.0176" calcext:value-type="float">
            <text:p>20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32613242189488 <text:s text:c="4"/></text:p>
          </table:table-cell>
          <table:table-cell table:number-columns-repeated="2"/>
          <table:table-cell office:value-type="float" office:value="3.12946" calcext:value-type="float">
            <text:p>3,13</text:p>
          </table:table-cell>
          <table:table-cell office:value-type="float" office:value="23.5178" calcext:value-type="float">
            <text:p>23,52</text:p>
          </table:table-cell>
          <table:table-cell office:value-type="float" office:value="20.0326" calcext:value-type="float">
            <text:p>20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47630270775919 <text:s text:c="4"/></text:p>
          </table:table-cell>
          <table:table-cell table:number-columns-repeated="2"/>
          <table:table-cell office:value-type="float" office:value="2.95527" calcext:value-type="float">
            <text:p>2,96</text:p>
          </table:table-cell>
          <table:table-cell office:value-type="float" office:value="23.5316" calcext:value-type="float">
            <text:p>23,53</text:p>
          </table:table-cell>
          <table:table-cell office:value-type="float" office:value="20.0476" calcext:value-type="float">
            <text:p>20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62671550290652 <text:s text:c="4"/></text:p>
          </table:table-cell>
          <table:table-cell table:number-columns-repeated="2"/>
          <table:table-cell office:value-type="float" office:value="2.78114" calcext:value-type="float">
            <text:p>2,78</text:p>
          </table:table-cell>
          <table:table-cell office:value-type="float" office:value="23.5455" calcext:value-type="float">
            <text:p>23,55</text:p>
          </table:table-cell>
          <table:table-cell office:value-type="float" office:value="20.0627" calcext:value-type="float">
            <text:p>20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77737103794568 <text:s text:c="4"/></text:p>
          </table:table-cell>
          <table:table-cell table:number-columns-repeated="2"/>
          <table:table-cell office:value-type="float" office:value="2.60705" calcext:value-type="float">
            <text:p>2,61</text:p>
          </table:table-cell>
          <table:table-cell office:value-type="float" office:value="23.5596" calcext:value-type="float">
            <text:p>23,56</text:p>
          </table:table-cell>
          <table:table-cell office:value-type="float" office:value="20.0777" calcext:value-type="float">
            <text:p>20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92826954352400 <text:s text:c="4"/></text:p>
          </table:table-cell>
          <table:table-cell table:number-columns-repeated="2"/>
          <table:table-cell office:value-type="float" office:value="2.43302" calcext:value-type="float">
            <text:p>2,43</text:p>
          </table:table-cell>
          <table:table-cell office:value-type="float" office:value="23.5738" calcext:value-type="float">
            <text:p>23,57</text:p>
          </table:table-cell>
          <table:table-cell office:value-type="float" office:value="20.0928" calcext:value-type="float">
            <text:p>20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07941125033271 <text:s text:c="4"/></text:p>
          </table:table-cell>
          <table:table-cell table:number-columns-repeated="2"/>
          <table:table-cell office:value-type="float" office:value="2.25904" calcext:value-type="float">
            <text:p>2,26</text:p>
          </table:table-cell>
          <table:table-cell office:value-type="float" office:value="23.588" calcext:value-type="float">
            <text:p>23,59</text:p>
          </table:table-cell>
          <table:table-cell office:value-type="float" office:value="20.1079" calcext:value-type="float">
            <text:p>20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23079638910255 <text:s text:c="4"/></text:p>
          </table:table-cell>
          <table:table-cell table:number-columns-repeated="2"/>
          <table:table-cell office:value-type="float" office:value="2.0851" calcext:value-type="float">
            <text:p>2,09</text:p>
          </table:table-cell>
          <table:table-cell office:value-type="float" office:value="23.6024" calcext:value-type="float">
            <text:p>23,6</text:p>
          </table:table-cell>
          <table:table-cell office:value-type="float" office:value="20.1231" calcext:value-type="float">
            <text:p>20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38242519060803 <text:s text:c="4"/></text:p>
          </table:table-cell>
          <table:table-cell table:number-columns-repeated="2"/>
          <table:table-cell office:value-type="float" office:value="1.9112" calcext:value-type="float">
            <text:p>1,91</text:p>
          </table:table-cell>
          <table:table-cell office:value-type="float" office:value="23.617" calcext:value-type="float">
            <text:p>23,62</text:p>
          </table:table-cell>
          <table:table-cell office:value-type="float" office:value="20.1382" calcext:value-type="float">
            <text:p>20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53429788566211 <text:s text:c="4"/></text:p>
          </table:table-cell>
          <table:table-cell table:number-columns-repeated="2"/>
          <table:table-cell office:value-type="float" office:value="1.73733" calcext:value-type="float">
            <text:p>1,74</text:p>
          </table:table-cell>
          <table:table-cell office:value-type="float" office:value="23.6316" calcext:value-type="float">
            <text:p>23,63</text:p>
          </table:table-cell>
          <table:table-cell office:value-type="float" office:value="20.1534" calcext:value-type="float">
            <text:p>20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68641470512132 <text:s text:c="4"/></text:p>
          </table:table-cell>
          <table:table-cell table:number-columns-repeated="2"/>
          <table:table-cell office:value-type="float" office:value="1.5635" calcext:value-type="float">
            <text:p>1,56</text:p>
          </table:table-cell>
          <table:table-cell office:value-type="float" office:value="23.6464" calcext:value-type="float">
            <text:p>23,65</text:p>
          </table:table-cell>
          <table:table-cell office:value-type="float" office:value="20.1686" calcext:value-type="float">
            <text:p>20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83877587988306 <text:s text:c="4"/></text:p>
          </table:table-cell>
          <table:table-cell table:number-columns-repeated="2"/>
          <table:table-cell office:value-type="float" office:value="1.38971" calcext:value-type="float">
            <text:p>1,39</text:p>
          </table:table-cell>
          <table:table-cell office:value-type="float" office:value="23.6613" calcext:value-type="float">
            <text:p>23,66</text:p>
          </table:table-cell>
          <table:table-cell office:value-type="float" office:value="20.1839" calcext:value-type="float">
            <text:p>20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99138164088744 <text:s text:c="4"/></text:p>
          </table:table-cell>
          <table:table-cell table:number-columns-repeated="2"/>
          <table:table-cell office:value-type="float" office:value="1.21593" calcext:value-type="float">
            <text:p>1,22</text:p>
          </table:table-cell>
          <table:table-cell office:value-type="float" office:value="23.6763" calcext:value-type="float">
            <text:p>23,68</text:p>
          </table:table-cell>
          <table:table-cell office:value-type="float" office:value="20.1991" calcext:value-type="float">
            <text:p>20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14423221911591 <text:s text:c="4"/></text:p>
          </table:table-cell>
          <table:table-cell table:number-columns-repeated="2"/>
          <table:table-cell office:value-type="float" office:value="1.04218" calcext:value-type="float">
            <text:p>1,04</text:p>
          </table:table-cell>
          <table:table-cell office:value-type="float" office:value="23.6914" calcext:value-type="float">
            <text:p>23,69</text:p>
          </table:table-cell>
          <table:table-cell office:value-type="float" office:value="20.2144" calcext:value-type="float">
            <text:p>20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29732784559229 <text:s text:c="4"/></text:p>
          </table:table-cell>
          <table:table-cell table:number-columns-repeated="2"/>
          <table:table-cell office:value-type="float" office:value="0.868456" calcext:value-type="float">
            <text:p>0,87</text:p>
          </table:table-cell>
          <table:table-cell office:value-type="float" office:value="23.7066" calcext:value-type="float">
            <text:p>23,71</text:p>
          </table:table-cell>
          <table:table-cell office:value-type="float" office:value="20.2297" calcext:value-type="float">
            <text:p>20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45066875138210 <text:s text:c="4"/></text:p>
          </table:table-cell>
          <table:table-cell table:number-columns-repeated="2"/>
          <table:table-cell office:value-type="float" office:value="0.694745" calcext:value-type="float">
            <text:p>0,69</text:p>
          </table:table-cell>
          <table:table-cell office:value-type="float" office:value="23.7219" calcext:value-type="float">
            <text:p>23,72</text:p>
          </table:table-cell>
          <table:table-cell office:value-type="float" office:value="20.2451" calcext:value-type="float">
            <text:p>20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60425516759501 <text:s text:c="4"/></text:p>
          </table:table-cell>
          <table:table-cell table:number-columns-repeated="2"/>
          <table:table-cell office:value-type="float" office:value="0.521047" calcext:value-type="float">
            <text:p>0,52</text:p>
          </table:table-cell>
          <table:table-cell office:value-type="float" office:value="23.7373" calcext:value-type="float">
            <text:p>23,74</text:p>
          </table:table-cell>
          <table:table-cell office:value-type="float" office:value="20.2604" calcext:value-type="float">
            <text:p>20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75808732538106 <text:s text:c="4"/></text:p>
          </table:table-cell>
          <table:table-cell table:number-columns-repeated="2"/>
          <table:table-cell office:value-type="float" office:value="0.347359" calcext:value-type="float">
            <text:p>0,35</text:p>
          </table:table-cell>
          <table:table-cell office:value-type="float" office:value="23.7533" calcext:value-type="float">
            <text:p>23,75</text:p>
          </table:table-cell>
          <table:table-cell office:value-type="float" office:value="20.2758" calcext:value-type="float">
            <text:p>20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91216545593347 <text:s text:c="4"/></text:p>
          </table:table-cell>
          <table:table-cell table:number-columns-repeated="2"/>
          <table:table-cell office:value-type="float" office:value="0.00215641" calcext:value-type="float">
            <text:p>0</text:p>
          </table:table-cell>
          <table:table-cell office:value-type="float" office:value="23.77" calcext:value-type="float">
            <text:p>23,77</text:p>
          </table:table-cell>
          <table:table-cell office:value-type="float" office:value="20.2912" calcext:value-type="float">
            <text:p>20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06648979048958 <text:s text:c="4"/>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3.7824" calcext:value-type="float">
            <text:p>23,78</text:p>
          </table:table-cell>
          <table:table-cell office:value-type="float" office:value="20.3066" calcext:value-type="float">
            <text:p>20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22106056032567 <text:s text:c="4"/></text:p>
          </table:table-cell>
          <table:table-cell table:number-columns-repeated="3"/>
          <table:table-cell office:value-type="float" office:value="23.7741" calcext:value-type="float">
            <text:p>23,77</text:p>
          </table:table-cell>
          <table:table-cell office:value-type="float" office:value="20.3221" calcext:value-type="float">
            <text:p>20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37587799676449 <text:s text:c="4"/></text:p>
          </table:table-cell>
          <table:table-cell table:number-columns-repeated="3"/>
          <table:table-cell office:value-type="float" office:value="23.7616" calcext:value-type="float">
            <text:p>23,76</text:p>
          </table:table-cell>
          <table:table-cell office:value-type="float" office:value="20.3376" calcext:value-type="float">
            <text:p>20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53094233117051 <text:s text:c="4"/></text:p>
          </table:table-cell>
          <table:table-cell table:number-columns-repeated="3"/>
          <table:table-cell office:value-type="float" office:value="23.7498" calcext:value-type="float">
            <text:p>23,75</text:p>
          </table:table-cell>
          <table:table-cell office:value-type="float" office:value="20.3531" calcext:value-type="float">
            <text:p>20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68625379495036 <text:s text:c="4"/></text:p>
          </table:table-cell>
          <table:table-cell table:number-columns-repeated="3"/>
          <table:table-cell office:value-type="float" office:value="23.7386" calcext:value-type="float">
            <text:p>23,74</text:p>
          </table:table-cell>
          <table:table-cell office:value-type="float" office:value="20.3686" calcext:value-type="float">
            <text:p>20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84181261955632 <text:s text:c="4"/></text:p>
          </table:table-cell>
          <table:table-cell table:number-columns-repeated="3"/>
          <table:table-cell office:value-type="float" office:value="23.7275" calcext:value-type="float">
            <text:p>23,73</text:p>
          </table:table-cell>
          <table:table-cell office:value-type="float" office:value="20.3842" calcext:value-type="float">
            <text:p>20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99761903648198 <text:s text:c="4"/></text:p>
          </table:table-cell>
          <table:table-cell table:number-columns-repeated="3"/>
          <table:table-cell office:value-type="float" office:value="23.7164" calcext:value-type="float">
            <text:p>23,72</text:p>
          </table:table-cell>
          <table:table-cell office:value-type="float" office:value="20.3998" calcext:value-type="float">
            <text:p>20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15367327726507 <text:s text:c="4"/></text:p>
          </table:table-cell>
          <table:table-cell table:number-columns-repeated="3"/>
          <table:table-cell office:value-type="float" office:value="23.7055" calcext:value-type="float">
            <text:p>23,71</text:p>
          </table:table-cell>
          <table:table-cell office:value-type="float" office:value="20.4154" calcext:value-type="float">
            <text:p>20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30997557348697 <text:s text:c="4"/></text:p>
          </table:table-cell>
          <table:table-cell table:number-columns-repeated="3"/>
          <table:table-cell office:value-type="float" office:value="23.6946" calcext:value-type="float">
            <text:p>23,69</text:p>
          </table:table-cell>
          <table:table-cell office:value-type="float" office:value="20.431" calcext:value-type="float">
            <text:p>20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46652615677127 <text:s text:c="4"/></text:p>
          </table:table-cell>
          <table:table-cell table:number-columns-repeated="3"/>
          <table:table-cell office:value-type="float" office:value="23.6839" calcext:value-type="float">
            <text:p>23,68</text:p>
          </table:table-cell>
          <table:table-cell office:value-type="float" office:value="20.4467" calcext:value-type="float">
            <text:p>20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62332525878697 <text:s text:c="4"/></text:p>
          </table:table-cell>
          <table:table-cell table:number-columns-repeated="3"/>
          <table:table-cell office:value-type="float" office:value="23.6733" calcext:value-type="float">
            <text:p>23,67</text:p>
          </table:table-cell>
          <table:table-cell office:value-type="float" office:value="20.4623" calcext:value-type="float">
            <text:p>20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78037311124627 <text:s text:c="4"/></text:p>
          </table:table-cell>
          <table:table-cell table:number-columns-repeated="3"/>
          <table:table-cell office:value-type="float" office:value="23.6628" calcext:value-type="float">
            <text:p>23,66</text:p>
          </table:table-cell>
          <table:table-cell office:value-type="float" office:value="20.478" calcext:value-type="float">
            <text:p>20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93766994590587 <text:s text:c="4"/></text:p>
          </table:table-cell>
          <table:table-cell table:number-columns-repeated="3"/>
          <table:table-cell office:value-type="float" office:value="23.6525" calcext:value-type="float">
            <text:p>23,65</text:p>
          </table:table-cell>
          <table:table-cell office:value-type="float" office:value="20.4938" calcext:value-type="float">
            <text:p>20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09521599456402 <text:s text:c="4"/></text:p>
          </table:table-cell>
          <table:table-cell table:number-columns-repeated="3"/>
          <table:table-cell office:value-type="float" office:value="23.6423" calcext:value-type="float">
            <text:p>23,64</text:p>
          </table:table-cell>
          <table:table-cell office:value-type="float" office:value="20.5095" calcext:value-type="float">
            <text:p>20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25301148906745 <text:s text:c="4"/></text:p>
          </table:table-cell>
          <table:table-cell table:number-columns-repeated="3"/>
          <table:table-cell office:value-type="float" office:value="23.6321" calcext:value-type="float">
            <text:p>23,63</text:p>
          </table:table-cell>
          <table:table-cell office:value-type="float" office:value="20.5253" calcext:value-type="float">
            <text:p>20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41105666130253 <text:s text:c="4"/></text:p>
          </table:table-cell>
          <table:table-cell table:number-columns-repeated="3"/>
          <table:table-cell office:value-type="float" office:value="23.6222" calcext:value-type="float">
            <text:p>23,62</text:p>
          </table:table-cell>
          <table:table-cell office:value-type="float" office:value="20.5411" calcext:value-type="float">
            <text:p>20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56935174320365 <text:s text:c="4"/></text:p>
          </table:table-cell>
          <table:table-cell table:number-columns-repeated="3"/>
          <table:table-cell office:value-type="float" office:value="23.6123" calcext:value-type="float">
            <text:p>23,61</text:p>
          </table:table-cell>
          <table:table-cell office:value-type="float" office:value="20.5569" calcext:value-type="float">
            <text:p>20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72789696674825 <text:s text:c="4"/></text:p>
          </table:table-cell>
          <table:table-cell table:number-columns-repeated="3"/>
          <table:table-cell office:value-type="float" office:value="23.6025" calcext:value-type="float">
            <text:p>23,6</text:p>
          </table:table-cell>
          <table:table-cell office:value-type="float" office:value="20.5728" calcext:value-type="float">
            <text:p>20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88669256395647 <text:s text:c="4"/></text:p>
          </table:table-cell>
          <table:table-cell table:number-columns-repeated="3"/>
          <table:table-cell office:value-type="float" office:value="23.5929" calcext:value-type="float">
            <text:p>23,59</text:p>
          </table:table-cell>
          <table:table-cell office:value-type="float" office:value="20.5887" calcext:value-type="float">
            <text:p>20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04573876689809 <text:s text:c="4"/></text:p>
          </table:table-cell>
          <table:table-cell table:number-columns-repeated="3"/>
          <table:table-cell office:value-type="float" office:value="23.5834" calcext:value-type="float">
            <text:p>23,58</text:p>
          </table:table-cell>
          <table:table-cell office:value-type="float" office:value="20.6046" calcext:value-type="float">
            <text:p>20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20503580768247 <text:s text:c="4"/></text:p>
          </table:table-cell>
          <table:table-cell table:number-columns-repeated="3"/>
          <table:table-cell office:value-type="float" office:value="23.574" calcext:value-type="float">
            <text:p>23,57</text:p>
          </table:table-cell>
          <table:table-cell office:value-type="float" office:value="20.6205" calcext:value-type="float">
            <text:p>20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36458391846514 <text:s text:c="4"/></text:p>
          </table:table-cell>
          <table:table-cell table:number-columns-repeated="3"/>
          <table:table-cell office:value-type="float" office:value="23.5647" calcext:value-type="float">
            <text:p>23,56</text:p>
          </table:table-cell>
          <table:table-cell office:value-type="float" office:value="20.6365" calcext:value-type="float">
            <text:p>20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52438333144936 <text:s text:c="4"/></text:p>
          </table:table-cell>
          <table:table-cell table:number-columns-repeated="3"/>
          <table:table-cell office:value-type="float" office:value="23.5555" calcext:value-type="float">
            <text:p>23,56</text:p>
          </table:table-cell>
          <table:table-cell office:value-type="float" office:value="20.6524" calcext:value-type="float">
            <text:p>20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68443427887965 <text:s text:c="4"/></text:p>
          </table:table-cell>
          <table:table-cell table:number-columns-repeated="3"/>
          <table:table-cell office:value-type="float" office:value="23.5465" calcext:value-type="float">
            <text:p>23,55</text:p>
          </table:table-cell>
          <table:table-cell office:value-type="float" office:value="20.6684" calcext:value-type="float">
            <text:p>20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84473699304881 <text:s text:c="4"/></text:p>
          </table:table-cell>
          <table:table-cell table:number-columns-repeated="3"/>
          <table:table-cell office:value-type="float" office:value="23.5376" calcext:value-type="float">
            <text:p>23,54</text:p>
          </table:table-cell>
          <table:table-cell office:value-type="float" office:value="20.6845" calcext:value-type="float">
            <text:p>20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00529170629252 <text:s text:c="4"/></text:p>
          </table:table-cell>
          <table:table-cell table:number-columns-repeated="3"/>
          <table:table-cell office:value-type="float" office:value="23.5288" calcext:value-type="float">
            <text:p>23,53</text:p>
          </table:table-cell>
          <table:table-cell office:value-type="float" office:value="20.7005" calcext:value-type="float">
            <text:p>20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16609865099304 <text:s text:c="4"/></text:p>
          </table:table-cell>
          <table:table-cell table:number-columns-repeated="3"/>
          <table:table-cell office:value-type="float" office:value="23.5201" calcext:value-type="float">
            <text:p>23,52</text:p>
          </table:table-cell>
          <table:table-cell office:value-type="float" office:value="20.7166" calcext:value-type="float">
            <text:p>20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32715805957856 <text:s text:c="4"/></text:p>
          </table:table-cell>
          <table:table-cell table:number-columns-repeated="3"/>
          <table:table-cell office:value-type="float" office:value="23.5116" calcext:value-type="float">
            <text:p>23,51</text:p>
          </table:table-cell>
          <table:table-cell office:value-type="float" office:value="20.7327" calcext:value-type="float">
            <text:p>20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48847016452089 <text:s text:c="4"/></text:p>
          </table:table-cell>
          <table:table-cell table:number-columns-repeated="3"/>
          <table:table-cell office:value-type="float" office:value="23.5031" calcext:value-type="float">
            <text:p>23,5</text:p>
          </table:table-cell>
          <table:table-cell office:value-type="float" office:value="20.7488" calcext:value-type="float">
            <text:p>20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65003519834075 <text:s text:c="4"/></text:p>
          </table:table-cell>
          <table:table-cell table:number-columns-repeated="3"/>
          <table:table-cell office:value-type="float" office:value="23.4948" calcext:value-type="float">
            <text:p>23,49</text:p>
          </table:table-cell>
          <table:table-cell office:value-type="float" office:value="20.765" calcext:value-type="float">
            <text:p>20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81185339360128 <text:s text:c="4"/></text:p>
          </table:table-cell>
          <table:table-cell table:number-columns-repeated="3"/>
          <table:table-cell office:value-type="float" office:value="23.4866" calcext:value-type="float">
            <text:p>23,49</text:p>
          </table:table-cell>
          <table:table-cell office:value-type="float" office:value="20.7812" calcext:value-type="float">
            <text:p>20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97392498291302 <text:s text:c="4"/></text:p>
          </table:table-cell>
          <table:table-cell table:number-columns-repeated="3"/>
          <table:table-cell office:value-type="float" office:value="23.4785" calcext:value-type="float">
            <text:p>23,48</text:p>
          </table:table-cell>
          <table:table-cell office:value-type="float" office:value="20.7974" calcext:value-type="float">
            <text:p>20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13625019893269 <text:s text:c="4"/></text:p>
          </table:table-cell>
          <table:table-cell table:number-columns-repeated="3"/>
          <table:table-cell office:value-type="float" office:value="23.4705" calcext:value-type="float">
            <text:p>23,47</text:p>
          </table:table-cell>
          <table:table-cell office:value-type="float" office:value="20.8136" calcext:value-type="float">
            <text:p>20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29882927436138 <text:s text:c="4"/></text:p>
          </table:table-cell>
          <table:table-cell table:number-columns-repeated="3"/>
          <table:table-cell office:value-type="float" office:value="23.4627" calcext:value-type="float">
            <text:p>23,46</text:p>
          </table:table-cell>
          <table:table-cell office:value-type="float" office:value="20.8299" calcext:value-type="float">
            <text:p>20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46166244195008 <text:s text:c="4"/></text:p>
          </table:table-cell>
          <table:table-cell table:number-columns-repeated="3"/>
          <table:table-cell office:value-type="float" office:value="23.455" calcext:value-type="float">
            <text:p>23,46</text:p>
          </table:table-cell>
          <table:table-cell office:value-type="float" office:value="20.8462" calcext:value-type="float">
            <text:p>20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62474993449176 <text:s text:c="4"/></text:p>
          </table:table-cell>
          <table:table-cell table:number-columns-repeated="3"/>
          <table:table-cell office:value-type="float" office:value="23.4474" calcext:value-type="float">
            <text:p>23,45</text:p>
          </table:table-cell>
          <table:table-cell office:value-type="float" office:value="20.8625" calcext:value-type="float">
            <text:p>2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78809198482845 <text:s text:c="4"/></text:p>
          </table:table-cell>
          <table:table-cell table:number-columns-repeated="3"/>
          <table:table-cell office:value-type="float" office:value="23.4399" calcext:value-type="float">
            <text:p>23,44</text:p>
          </table:table-cell>
          <table:table-cell office:value-type="float" office:value="20.8788" calcext:value-type="float">
            <text:p>20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95168882584862 <text:s text:c="4"/></text:p>
          </table:table-cell>
          <table:table-cell table:number-columns-repeated="3"/>
          <table:table-cell office:value-type="float" office:value="23.4325" calcext:value-type="float">
            <text:p>23,43</text:p>
          </table:table-cell>
          <table:table-cell office:value-type="float" office:value="20.8952" calcext:value-type="float">
            <text:p>20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11554069048421 <text:s text:c="4"/></text:p>
          </table:table-cell>
          <table:table-cell table:number-columns-repeated="3"/>
          <table:table-cell office:value-type="float" office:value="23.4253" calcext:value-type="float">
            <text:p>23,43</text:p>
          </table:table-cell>
          <table:table-cell office:value-type="float" office:value="20.9116" calcext:value-type="float">
            <text:p>20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27964781171823 <text:s text:c="4"/></text:p>
          </table:table-cell>
          <table:table-cell table:number-columns-repeated="3"/>
          <table:table-cell office:value-type="float" office:value="23.4181" calcext:value-type="float">
            <text:p>23,42</text:p>
          </table:table-cell>
          <table:table-cell office:value-type="float" office:value="20.928" calcext:value-type="float">
            <text:p>20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44401042257713 <text:s text:c="4"/></text:p>
          </table:table-cell>
          <table:table-cell table:number-columns-repeated="3"/>
          <table:table-cell office:value-type="float" office:value="23.4111" calcext:value-type="float">
            <text:p>23,41</text:p>
          </table:table-cell>
          <table:table-cell office:value-type="float" office:value="20.9444" calcext:value-type="float">
            <text:p>20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60862875613476 <text:s text:c="4"/></text:p>
          </table:table-cell>
          <table:table-cell table:number-columns-repeated="3"/>
          <table:table-cell office:value-type="float" office:value="23.4042" calcext:value-type="float">
            <text:p>23,4</text:p>
          </table:table-cell>
          <table:table-cell office:value-type="float" office:value="20.9609" calcext:value-type="float">
            <text:p>20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77350304551432 <text:s text:c="4"/></text:p>
          </table:table-cell>
          <table:table-cell table:number-columns-repeated="3"/>
          <table:table-cell office:value-type="float" office:value="23.3974" calcext:value-type="float">
            <text:p>23,4</text:p>
          </table:table-cell>
          <table:table-cell office:value-type="float" office:value="20.9774" calcext:value-type="float">
            <text:p>20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93863352388107 <text:s text:c="4"/></text:p>
          </table:table-cell>
          <table:table-cell table:number-columns-repeated="3"/>
          <table:table-cell office:value-type="float" office:value="23.3908" calcext:value-type="float">
            <text:p>23,39</text:p>
          </table:table-cell>
          <table:table-cell office:value-type="float" office:value="20.9939" calcext:value-type="float">
            <text:p>20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10402042445246 <text:s text:c="4"/></text:p>
          </table:table-cell>
          <table:table-cell table:number-columns-repeated="3"/>
          <table:table-cell office:value-type="float" office:value="23.3843" calcext:value-type="float">
            <text:p>23,38</text:p>
          </table:table-cell>
          <table:table-cell office:value-type="float" office:value="21.0104" calcext:value-type="float">
            <text:p>21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26966398049030 <text:s text:c="4"/></text:p>
          </table:table-cell>
          <table:table-cell table:number-columns-repeated="3"/>
          <table:table-cell office:value-type="float" office:value="23.3778" calcext:value-type="float">
            <text:p>23,38</text:p>
          </table:table-cell>
          <table:table-cell office:value-type="float" office:value="21.027" calcext:value-type="float">
            <text:p>21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43556442530509 <text:s text:c="4"/></text:p>
          </table:table-cell>
          <table:table-cell table:number-columns-repeated="3"/>
          <table:table-cell office:value-type="float" office:value="23.3715" calcext:value-type="float">
            <text:p>23,37</text:p>
          </table:table-cell>
          <table:table-cell office:value-type="float" office:value="21.0436" calcext:value-type="float">
            <text:p>21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60172199225445 <text:s text:c="4"/></text:p>
          </table:table-cell>
          <table:table-cell table:number-columns-repeated="3"/>
          <table:table-cell office:value-type="float" office:value="23.3653" calcext:value-type="float">
            <text:p>23,37</text:p>
          </table:table-cell>
          <table:table-cell office:value-type="float" office:value="21.0602" calcext:value-type="float">
            <text:p>21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76813691474591 <text:s text:c="4"/></text:p>
          </table:table-cell>
          <table:table-cell table:number-columns-repeated="3"/>
          <table:table-cell office:value-type="float" office:value="23.3593" calcext:value-type="float">
            <text:p>23,36</text:p>
          </table:table-cell>
          <table:table-cell office:value-type="float" office:value="21.0768" calcext:value-type="float">
            <text:p>21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93480942623057 <text:s text:c="4"/></text:p>
          </table:table-cell>
          <table:table-cell table:number-columns-repeated="3"/>
          <table:table-cell office:value-type="float" office:value="23.3533" calcext:value-type="float">
            <text:p>23,35</text:p>
          </table:table-cell>
          <table:table-cell office:value-type="float" office:value="21.0935" calcext:value-type="float">
            <text:p>21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10173976021184 <text:s text:c="4"/></text:p>
          </table:table-cell>
          <table:table-cell table:number-columns-repeated="3"/>
          <table:table-cell office:value-type="float" office:value="23.3475" calcext:value-type="float">
            <text:p>23,35</text:p>
          </table:table-cell>
          <table:table-cell office:value-type="float" office:value="21.1102" calcext:value-type="float">
            <text:p>21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26892815023822 <text:s text:c="4"/></text:p>
          </table:table-cell>
          <table:table-cell table:number-columns-repeated="3"/>
          <table:table-cell office:value-type="float" office:value="23.3418" calcext:value-type="float">
            <text:p>23,34</text:p>
          </table:table-cell>
          <table:table-cell office:value-type="float" office:value="21.1269" calcext:value-type="float">
            <text:p>21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43637482990464 <text:s text:c="4"/></text:p>
          </table:table-cell>
          <table:table-cell table:number-columns-repeated="3"/>
          <table:table-cell office:value-type="float" office:value="23.3362" calcext:value-type="float">
            <text:p>23,34</text:p>
          </table:table-cell>
          <table:table-cell office:value-type="float" office:value="21.1436" calcext:value-type="float">
            <text:p>21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60408003285085 <text:s text:c="4"/></text:p>
          </table:table-cell>
          <table:table-cell table:number-columns-repeated="3"/>
          <table:table-cell office:value-type="float" office:value="23.3307" calcext:value-type="float">
            <text:p>23,33</text:p>
          </table:table-cell>
          <table:table-cell office:value-type="float" office:value="21.1604" calcext:value-type="float">
            <text:p>2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77204399276480 <text:s text:c="4"/></text:p>
          </table:table-cell>
          <table:table-cell table:number-columns-repeated="3"/>
          <table:table-cell office:value-type="float" office:value="23.3254" calcext:value-type="float">
            <text:p>23,33</text:p>
          </table:table-cell>
          <table:table-cell office:value-type="float" office:value="21.1772" calcext:value-type="float">
            <text:p>21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94026694337694 <text:s text:c="4"/></text:p>
          </table:table-cell>
          <table:table-cell table:number-columns-repeated="3"/>
          <table:table-cell office:value-type="float" office:value="23.3202" calcext:value-type="float">
            <text:p>23,32</text:p>
          </table:table-cell>
          <table:table-cell office:value-type="float" office:value="21.194" calcext:value-type="float">
            <text:p>21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10874911846535 <text:s text:c="4"/></text:p>
          </table:table-cell>
          <table:table-cell table:number-columns-repeated="3"/>
          <table:table-cell office:value-type="float" office:value="23.315" calcext:value-type="float">
            <text:p>23,32</text:p>
          </table:table-cell>
          <table:table-cell office:value-type="float" office:value="21.2109" calcext:value-type="float">
            <text:p>21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27749075185798 <text:s text:c="4"/></text:p>
          </table:table-cell>
          <table:table-cell table:number-columns-repeated="3"/>
          <table:table-cell office:value-type="float" office:value="23.31" calcext:value-type="float">
            <text:p>23,31</text:p>
          </table:table-cell>
          <table:table-cell office:value-type="float" office:value="21.2277" calcext:value-type="float">
            <text:p>21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44649207743617 <text:s text:c="4"/></text:p>
          </table:table-cell>
          <table:table-cell table:number-columns-repeated="3"/>
          <table:table-cell office:value-type="float" office:value="23.3052" calcext:value-type="float">
            <text:p>23,31</text:p>
          </table:table-cell>
          <table:table-cell office:value-type="float" office:value="21.2446" calcext:value-type="float">
            <text:p>2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61575332914333 <text:s text:c="4"/></text:p>
          </table:table-cell>
          <table:table-cell table:number-columns-repeated="3"/>
          <table:table-cell office:value-type="float" office:value="23.3004" calcext:value-type="float">
            <text:p>23,3</text:p>
          </table:table-cell>
          <table:table-cell office:value-type="float" office:value="21.2616" calcext:value-type="float">
            <text:p>21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78527474098862 <text:s text:c="4"/></text:p>
          </table:table-cell>
          <table:table-cell table:number-columns-repeated="3"/>
          <table:table-cell office:value-type="float" office:value="23.2957" calcext:value-type="float">
            <text:p>23,3</text:p>
          </table:table-cell>
          <table:table-cell office:value-type="float" office:value="21.2785" calcext:value-type="float">
            <text:p>21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95505654705114 <text:s text:c="4"/></text:p>
          </table:table-cell>
          <table:table-cell table:number-columns-repeated="3"/>
          <table:table-cell office:value-type="float" office:value="23.2912" calcext:value-type="float">
            <text:p>23,29</text:p>
          </table:table-cell>
          <table:table-cell office:value-type="float" office:value="21.2955" calcext:value-type="float">
            <text:p>21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12509898147546 <text:s text:c="4"/></text:p>
          </table:table-cell>
          <table:table-cell table:number-columns-repeated="3"/>
          <table:table-cell office:value-type="float" office:value="23.2868" calcext:value-type="float">
            <text:p>23,29</text:p>
          </table:table-cell>
          <table:table-cell office:value-type="float" office:value="21.3125" calcext:value-type="float">
            <text:p>21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29540227846074 <text:s text:c="4"/></text:p>
          </table:table-cell>
          <table:table-cell table:number-columns-repeated="3"/>
          <table:table-cell office:value-type="float" office:value="23.2825" calcext:value-type="float">
            <text:p>23,28</text:p>
          </table:table-cell>
          <table:table-cell office:value-type="float" office:value="21.3295" calcext:value-type="float">
            <text:p>21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46596667222034 <text:s text:c="4"/></text:p>
          </table:table-cell>
          <table:table-cell table:number-columns-repeated="3"/>
          <table:table-cell office:value-type="float" office:value="23.2783" calcext:value-type="float">
            <text:p>23,28</text:p>
          </table:table-cell>
          <table:table-cell office:value-type="float" office:value="21.3466" calcext:value-type="float">
            <text:p>21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63679239694424 <text:s text:c="4"/></text:p>
          </table:table-cell>
          <table:table-cell table:number-columns-repeated="3"/>
          <table:table-cell office:value-type="float" office:value="23.2743" calcext:value-type="float">
            <text:p>23,27</text:p>
          </table:table-cell>
          <table:table-cell office:value-type="float" office:value="21.3637" calcext:value-type="float">
            <text:p>21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80787968674383 <text:s text:c="4"/></text:p>
          </table:table-cell>
          <table:table-cell table:number-columns-repeated="3"/>
          <table:table-cell office:value-type="float" office:value="23.2703" calcext:value-type="float">
            <text:p>23,27</text:p>
          </table:table-cell>
          <table:table-cell office:value-type="float" office:value="21.3808" calcext:value-type="float">
            <text:p>21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97922877561708 <text:s text:c="4"/></text:p>
          </table:table-cell>
          <table:table-cell table:number-columns-repeated="3"/>
          <table:table-cell office:value-type="float" office:value="23.2665" calcext:value-type="float">
            <text:p>23,27</text:p>
          </table:table-cell>
          <table:table-cell office:value-type="float" office:value="21.3979" calcext:value-type="float">
            <text:p>21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15083989747046 <text:s text:c="4"/></text:p>
          </table:table-cell>
          <table:table-cell table:number-columns-repeated="3"/>
          <table:table-cell office:value-type="float" office:value="23.2628" calcext:value-type="float">
            <text:p>23,26</text:p>
          </table:table-cell>
          <table:table-cell office:value-type="float" office:value="21.4151" calcext:value-type="float">
            <text:p>21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32271328622342 <text:s text:c="4"/></text:p>
          </table:table-cell>
          <table:table-cell table:number-columns-repeated="3"/>
          <table:table-cell office:value-type="float" office:value="23.2592" calcext:value-type="float">
            <text:p>23,26</text:p>
          </table:table-cell>
          <table:table-cell office:value-type="float" office:value="21.4323" calcext:value-type="float">
            <text:p>21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49484917606028 <text:s text:c="4"/></text:p>
          </table:table-cell>
          <table:table-cell table:number-columns-repeated="3"/>
          <table:table-cell office:value-type="float" office:value="23.2558" calcext:value-type="float">
            <text:p>23,26</text:p>
          </table:table-cell>
          <table:table-cell office:value-type="float" office:value="21.4495" calcext:value-type="float">
            <text:p>21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66724780179995 <text:s text:c="4"/></text:p>
          </table:table-cell>
          <table:table-cell table:number-columns-repeated="3"/>
          <table:table-cell office:value-type="float" office:value="23.2524" calcext:value-type="float">
            <text:p>23,25</text:p>
          </table:table-cell>
          <table:table-cell office:value-type="float" office:value="21.4667" calcext:value-type="float">
            <text:p>21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83990939931537 <text:s text:c="4"/></text:p>
          </table:table-cell>
          <table:table-cell table:number-columns-repeated="3"/>
          <table:table-cell office:value-type="float" office:value="23.2492" calcext:value-type="float">
            <text:p>23,25</text:p>
          </table:table-cell>
          <table:table-cell office:value-type="float" office:value="21.484" calcext:value-type="float">
            <text:p>2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01283420579870 <text:s text:c="4"/></text:p>
          </table:table-cell>
          <table:table-cell table:number-columns-repeated="3"/>
          <table:table-cell office:value-type="float" office:value="23.2461" calcext:value-type="float">
            <text:p>23,25</text:p>
          </table:table-cell>
          <table:table-cell office:value-type="float" office:value="21.5013" calcext:value-type="float">
            <text:p>21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18602245952270 <text:s text:c="4"/></text:p>
          </table:table-cell>
          <table:table-cell table:number-columns-repeated="3"/>
          <table:table-cell office:value-type="float" office:value="23.2431" calcext:value-type="float">
            <text:p>23,24</text:p>
          </table:table-cell>
          <table:table-cell office:value-type="float" office:value="21.5186" calcext:value-type="float">
            <text:p>21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35947439869467 <text:s text:c="4"/></text:p>
          </table:table-cell>
          <table:table-cell table:number-columns-repeated="3"/>
          <table:table-cell office:value-type="float" office:value="23.2402" calcext:value-type="float">
            <text:p>23,24</text:p>
          </table:table-cell>
          <table:table-cell office:value-type="float" office:value="21.5359" calcext:value-type="float">
            <text:p>21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53319025908213 <text:s text:c="4"/></text:p>
          </table:table-cell>
          <table:table-cell table:number-columns-repeated="3"/>
          <table:table-cell office:value-type="float" office:value="23.2374" calcext:value-type="float">
            <text:p>23,24</text:p>
          </table:table-cell>
          <table:table-cell office:value-type="float" office:value="21.5533" calcext:value-type="float">
            <text:p>21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70717027058848 <text:s text:c="4"/></text:p>
          </table:table-cell>
          <table:table-cell table:number-columns-repeated="3"/>
          <table:table-cell office:value-type="float" office:value="23.2348" calcext:value-type="float">
            <text:p>23,23</text:p>
          </table:table-cell>
          <table:table-cell office:value-type="float" office:value="21.5707" calcext:value-type="float">
            <text:p>21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88141465390354 <text:s text:c="4"/></text:p>
          </table:table-cell>
          <table:table-cell table:number-columns-repeated="3"/>
          <table:table-cell office:value-type="float" office:value="23.2323" calcext:value-type="float">
            <text:p>23,23</text:p>
          </table:table-cell>
          <table:table-cell office:value-type="float" office:value="21.5881" calcext:value-type="float">
            <text:p>21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05592361978545 <text:s text:c="4"/></text:p>
          </table:table-cell>
          <table:table-cell table:number-columns-repeated="3"/>
          <table:table-cell office:value-type="float" office:value="23.2299" calcext:value-type="float">
            <text:p>23,23</text:p>
          </table:table-cell>
          <table:table-cell office:value-type="float" office:value="21.6056" calcext:value-type="float">
            <text:p>21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23069737487761 <text:s text:c="4"/></text:p>
          </table:table-cell>
          <table:table-cell table:number-columns-repeated="3"/>
          <table:table-cell office:value-type="float" office:value="23.2276" calcext:value-type="float">
            <text:p>23,23</text:p>
          </table:table-cell>
          <table:table-cell office:value-type="float" office:value="21.6231" calcext:value-type="float">
            <text:p>21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40573613813707 <text:s text:c="4"/></text:p>
          </table:table-cell>
          <table:table-cell table:number-columns-repeated="3"/>
          <table:table-cell office:value-type="float" office:value="23.2254" calcext:value-type="float">
            <text:p>23,23</text:p>
          </table:table-cell>
          <table:table-cell office:value-type="float" office:value="21.6406" calcext:value-type="float">
            <text:p>21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58104016883577 <text:s text:c="4"/></text:p>
          </table:table-cell>
          <table:table-cell table:number-columns-repeated="3"/>
          <table:table-cell office:value-type="float" office:value="23.2233" calcext:value-type="float">
            <text:p>23,22</text:p>
          </table:table-cell>
          <table:table-cell office:value-type="float" office:value="21.6581" calcext:value-type="float">
            <text:p>21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75660979854062 <text:s text:c="4"/></text:p>
          </table:table-cell>
          <table:table-cell table:number-columns-repeated="3"/>
          <table:table-cell office:value-type="float" office:value="23.2214" calcext:value-type="float">
            <text:p>23,22</text:p>
          </table:table-cell>
          <table:table-cell office:value-type="float" office:value="21.6757" calcext:value-type="float">
            <text:p>21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93244544443228 <text:s text:c="4"/></text:p>
          </table:table-cell>
          <table:table-cell table:number-columns-repeated="3"/>
          <table:table-cell office:value-type="float" office:value="23.2196" calcext:value-type="float">
            <text:p>23,22</text:p>
          </table:table-cell>
          <table:table-cell office:value-type="float" office:value="21.6932" calcext:value-type="float">
            <text:p>21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10854756369667 <text:s text:c="4"/></text:p>
          </table:table-cell>
          <table:table-cell table:number-columns-repeated="3"/>
          <table:table-cell office:value-type="float" office:value="23.2178" calcext:value-type="float">
            <text:p>23,22</text:p>
          </table:table-cell>
          <table:table-cell office:value-type="float" office:value="21.7109" calcext:value-type="float">
            <text:p>21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28491650213464 <text:s text:c="4"/></text:p>
          </table:table-cell>
          <table:table-cell table:number-columns-repeated="3"/>
          <table:table-cell office:value-type="float" office:value="23.2163" calcext:value-type="float">
            <text:p>23,22</text:p>
          </table:table-cell>
          <table:table-cell office:value-type="float" office:value="21.7285" calcext:value-type="float">
            <text:p>21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46155222180736 <text:s text:c="4"/></text:p>
          </table:table-cell>
          <table:table-cell table:number-columns-repeated="3"/>
          <table:table-cell office:value-type="float" office:value="23.2148" calcext:value-type="float">
            <text:p>23,21</text:p>
          </table:table-cell>
          <table:table-cell office:value-type="float" office:value="21.7462" calcext:value-type="float">
            <text:p>21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63845399944824 <text:s text:c="4"/></text:p>
          </table:table-cell>
          <table:table-cell table:number-columns-repeated="3"/>
          <table:table-cell office:value-type="float" office:value="23.2134" calcext:value-type="float">
            <text:p>23,21</text:p>
          </table:table-cell>
          <table:table-cell office:value-type="float" office:value="21.7638" calcext:value-type="float">
            <text:p>21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81562039067694 <text:s text:c="4"/></text:p>
          </table:table-cell>
          <table:table-cell table:number-columns-repeated="3"/>
          <table:table-cell office:value-type="float" office:value="23.2122" calcext:value-type="float">
            <text:p>23,21</text:p>
          </table:table-cell>
          <table:table-cell office:value-type="float" office:value="21.7816" calcext:value-type="float">
            <text:p>21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99304999503040 <text:s text:c="4"/></text:p>
          </table:table-cell>
          <table:table-cell table:number-columns-repeated="3"/>
          <table:table-cell office:value-type="float" office:value="23.2111" calcext:value-type="float">
            <text:p>23,21</text:p>
          </table:table-cell>
          <table:table-cell office:value-type="float" office:value="21.7993" calcext:value-type="float">
            <text:p>2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17074358126430 <text:s text:c="4"/></text:p>
          </table:table-cell>
          <table:table-cell table:number-columns-repeated="3"/>
          <table:table-cell office:value-type="float" office:value="23.2101" calcext:value-type="float">
            <text:p>23,21</text:p>
          </table:table-cell>
          <table:table-cell office:value-type="float" office:value="21.8171" calcext:value-type="float">
            <text:p>21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34870738645929 <text:s text:c="4"/></text:p>
          </table:table-cell>
          <table:table-cell table:number-columns-repeated="3"/>
          <table:table-cell office:value-type="float" office:value="23.2092" calcext:value-type="float">
            <text:p>23,21</text:p>
          </table:table-cell>
          <table:table-cell office:value-type="float" office:value="21.8349" calcext:value-type="float">
            <text:p>21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52695512087713 <text:s text:c="4"/></text:p>
          </table:table-cell>
          <table:table-cell table:number-columns-repeated="3"/>
          <table:table-cell office:value-type="float" office:value="23.2084" calcext:value-type="float">
            <text:p>23,21</text:p>
          </table:table-cell>
          <table:table-cell office:value-type="float" office:value="21.8527" calcext:value-type="float">
            <text:p>21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70550220781123 <text:s text:c="4"/></text:p>
          </table:table-cell>
          <table:table-cell table:number-columns-repeated="3"/>
          <table:table-cell office:value-type="float" office:value="23.2078" calcext:value-type="float">
            <text:p>23,21</text:p>
          </table:table-cell>
          <table:table-cell office:value-type="float" office:value="21.8706" calcext:value-type="float">
            <text:p>21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88434281226392 <text:s text:c="4"/></text:p>
          </table:table-cell>
          <table:table-cell table:number-columns-repeated="3"/>
          <table:table-cell office:value-type="float" office:value="23.2072" calcext:value-type="float">
            <text:p>23,21</text:p>
          </table:table-cell>
          <table:table-cell office:value-type="float" office:value="21.8884" calcext:value-type="float">
            <text:p>21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06340853354099 <text:s text:c="4"/></text:p>
          </table:table-cell>
          <table:table-cell table:number-columns-repeated="3"/>
          <table:table-cell office:value-type="float" office:value="23.2068" calcext:value-type="float">
            <text:p>23,21</text:p>
          </table:table-cell>
          <table:table-cell office:value-type="float" office:value="21.9063" calcext:value-type="float">
            <text:p>21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24254936441386 <text:s text:c="4"/></text:p>
          </table:table-cell>
          <table:table-cell table:number-columns-repeated="3"/>
          <table:table-cell office:value-type="float" office:value="23.2065" calcext:value-type="float">
            <text:p>23,21</text:p>
          </table:table-cell>
          <table:table-cell office:value-type="float" office:value="21.9243" calcext:value-type="float">
            <text:p>21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42167452119346 <text:s text:c="4"/></text:p>
          </table:table-cell>
          <table:table-cell table:number-columns-repeated="3"/>
          <table:table-cell office:value-type="float" office:value="23.2061" calcext:value-type="float">
            <text:p>23,21</text:p>
          </table:table-cell>
          <table:table-cell office:value-type="float" office:value="21.9422" calcext:value-type="float">
            <text:p>21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60127536624316 <text:s text:c="4"/></text:p>
          </table:table-cell>
          <table:table-cell table:number-columns-repeated="3"/>
          <table:table-cell office:value-type="float" office:value="23.206" calcext:value-type="float">
            <text:p>23,21</text:p>
          </table:table-cell>
          <table:table-cell office:value-type="float" office:value="21.9601" calcext:value-type="float">
            <text:p>21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78311208425392 <text:s text:c="4"/></text:p>
          </table:table-cell>
          <table:table-cell table:number-columns-repeated="3"/>
          <table:table-cell office:value-type="float" office:value="23.2066" calcext:value-type="float">
            <text:p>23,21</text:p>
          </table:table-cell>
          <table:table-cell office:value-type="float" office:value="21.9783" calcext:value-type="float">
            <text:p>21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96777156124669 <text:s text:c="4"/></text:p>
          </table:table-cell>
          <table:table-cell table:number-columns-repeated="3"/>
          <table:table-cell office:value-type="float" office:value="23.208" calcext:value-type="float">
            <text:p>23,21</text:p>
          </table:table-cell>
          <table:table-cell office:value-type="float" office:value="21.9968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13307039042814 <text:s text:c="4"/></text:p>
          </table:table-cell>
          <table:table-cell table:number-columns-repeated="3"/>
          <table:table-cell office:value-type="float" office:value="23.2036" calcext:value-type="float">
            <text:p>23,2</text:p>
          </table:table-cell>
          <table:table-cell office:value-type="float" office:value="22.0133" calcext:value-type="float">
            <text:p>22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20400435194325 <text:s text:c="4"/></text:p>
          </table:table-cell>
          <table:table-cell table:number-columns-repeated="3"/>
          <table:table-cell office:value-type="float" office:value="23.17" calcext:value-type="float">
            <text:p>23,17</text:p>
          </table:table-cell>
          <table:table-cell office:value-type="float" office:value="22.0204" calcext:value-type="float">
            <text:p>22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25557802636008 <text:s text:c="4"/></text:p>
          </table:table-cell>
          <table:table-cell table:number-columns-repeated="3"/>
          <table:table-cell office:value-type="float" office:value="23.1305" calcext:value-type="float">
            <text:p>23,13</text:p>
          </table:table-cell>
          <table:table-cell office:value-type="float" office:value="22.0256" calcext:value-type="float">
            <text:p>22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30997518118593 <text:s text:c="4"/></text:p>
          </table:table-cell>
          <table:table-cell table:number-columns-repeated="3"/>
          <table:table-cell office:value-type="float" office:value="23.0919" calcext:value-type="float">
            <text:p>23,09</text:p>
          </table:table-cell>
          <table:table-cell office:value-type="float" office:value="22.031" calcext:value-type="float">
            <text:p>22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36660929111697 <text:s text:c="4"/></text:p>
          </table:table-cell>
          <table:table-cell table:number-columns-repeated="3"/>
          <table:table-cell office:value-type="float" office:value="23.054" calcext:value-type="float">
            <text:p>23,05</text:p>
          </table:table-cell>
          <table:table-cell office:value-type="float" office:value="22.0367" calcext:value-type="float">
            <text:p>22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42372053217353 <text:s text:c="4"/></text:p>
          </table:table-cell>
          <table:table-cell table:number-columns-repeated="3"/>
          <table:table-cell office:value-type="float" office:value="23.0163" calcext:value-type="float">
            <text:p>23,02</text:p>
          </table:table-cell>
          <table:table-cell office:value-type="float" office:value="22.0424" calcext:value-type="float">
            <text:p>22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48081790270828 <text:s text:c="4"/></text:p>
          </table:table-cell>
          <table:table-cell table:number-columns-repeated="3"/>
          <table:table-cell office:value-type="float" office:value="22.9786" calcext:value-type="float">
            <text:p>22,98</text:p>
          </table:table-cell>
          <table:table-cell office:value-type="float" office:value="22.0481" calcext:value-type="float">
            <text:p>22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53799254712853 <text:s text:c="4"/></text:p>
          </table:table-cell>
          <table:table-cell table:number-columns-repeated="3"/>
          <table:table-cell office:value-type="float" office:value="22.9409" calcext:value-type="float">
            <text:p>22,94</text:p>
          </table:table-cell>
          <table:table-cell office:value-type="float" office:value="22.0538" calcext:value-type="float">
            <text:p>22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59539483337836 <text:s text:c="4"/></text:p>
          </table:table-cell>
          <table:table-cell table:number-columns-repeated="3"/>
          <table:table-cell office:value-type="float" office:value="22.9034" calcext:value-type="float">
            <text:p>22,9</text:p>
          </table:table-cell>
          <table:table-cell office:value-type="float" office:value="22.0595" calcext:value-type="float">
            <text:p>22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65309352287333 <text:s text:c="4"/></text:p>
          </table:table-cell>
          <table:table-cell table:number-columns-repeated="3"/>
          <table:table-cell office:value-type="float" office:value="22.866" calcext:value-type="float">
            <text:p>22,87</text:p>
          </table:table-cell>
          <table:table-cell office:value-type="float" office:value="22.0653" calcext:value-type="float">
            <text:p>22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71109481133007 <text:s text:c="4"/></text:p>
          </table:table-cell>
          <table:table-cell table:number-columns-repeated="3"/>
          <table:table-cell office:value-type="float" office:value="22.8287" calcext:value-type="float">
            <text:p>22,83</text:p>
          </table:table-cell>
          <table:table-cell office:value-type="float" office:value="22.0711" calcext:value-type="float">
            <text:p>22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76938363617543 <text:s text:c="4"/></text:p>
          </table:table-cell>
          <table:table-cell table:number-columns-repeated="3"/>
          <table:table-cell office:value-type="float" office:value="22.7916" calcext:value-type="float">
            <text:p>22,79</text:p>
          </table:table-cell>
          <table:table-cell office:value-type="float" office:value="22.0769" calcext:value-type="float">
            <text:p>22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82794664787233 <text:s text:c="4"/></text:p>
          </table:table-cell>
          <table:table-cell table:number-columns-repeated="3"/>
          <table:table-cell office:value-type="float" office:value="22.7545" calcext:value-type="float">
            <text:p>22,75</text:p>
          </table:table-cell>
          <table:table-cell office:value-type="float" office:value="22.0828" calcext:value-type="float">
            <text:p>22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88677797006660 <text:s text:c="4"/></text:p>
          </table:table-cell>
          <table:table-cell table:number-columns-repeated="3"/>
          <table:table-cell office:value-type="float" office:value="22.7176" calcext:value-type="float">
            <text:p>22,72</text:p>
          </table:table-cell>
          <table:table-cell office:value-type="float" office:value="22.0887" calcext:value-type="float">
            <text:p>22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94587719473253 <text:s text:c="4"/></text:p>
          </table:table-cell>
          <table:table-cell table:number-columns-repeated="3"/>
          <table:table-cell office:value-type="float" office:value="22.6808" calcext:value-type="float">
            <text:p>22,68</text:p>
          </table:table-cell>
          <table:table-cell office:value-type="float" office:value="22.0946" calcext:value-type="float">
            <text:p>22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00524608305783 <text:s text:c="4"/></text:p>
          </table:table-cell>
          <table:table-cell table:number-columns-repeated="3"/>
          <table:table-cell office:value-type="float" office:value="22.6441" calcext:value-type="float">
            <text:p>22,64</text:p>
          </table:table-cell>
          <table:table-cell office:value-type="float" office:value="22.1005" calcext:value-type="float">
            <text:p>22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06488644015997 <text:s text:c="4"/></text:p>
          </table:table-cell>
          <table:table-cell table:number-columns-repeated="3"/>
          <table:table-cell office:value-type="float" office:value="22.6075" calcext:value-type="float">
            <text:p>22,61</text:p>
          </table:table-cell>
          <table:table-cell office:value-type="float" office:value="22.1065" calcext:value-type="float">
            <text:p>22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12479935004032 <text:s text:c="4"/></text:p>
          </table:table-cell>
          <table:table-cell table:number-columns-repeated="3"/>
          <table:table-cell office:value-type="float" office:value="22.571" calcext:value-type="float">
            <text:p>22,57</text:p>
          </table:table-cell>
          <table:table-cell office:value-type="float" office:value="22.1125" calcext:value-type="float">
            <text:p>22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18498521137720 <text:s text:c="4"/></text:p>
          </table:table-cell>
          <table:table-cell table:number-columns-repeated="3"/>
          <table:table-cell office:value-type="float" office:value="22.5346" calcext:value-type="float">
            <text:p>22,53</text:p>
          </table:table-cell>
          <table:table-cell office:value-type="float" office:value="22.1185" calcext:value-type="float">
            <text:p>22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24544403910861 <text:s text:c="4"/></text:p>
          </table:table-cell>
          <table:table-cell table:number-columns-repeated="3"/>
          <table:table-cell office:value-type="float" office:value="22.4984" calcext:value-type="float">
            <text:p>22,5</text:p>
          </table:table-cell>
          <table:table-cell office:value-type="float" office:value="22.1245" calcext:value-type="float">
            <text:p>22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30617573679469 <text:s text:c="4"/></text:p>
          </table:table-cell>
          <table:table-cell table:number-columns-repeated="3"/>
          <table:table-cell office:value-type="float" office:value="22.4622" calcext:value-type="float">
            <text:p>22,46</text:p>
          </table:table-cell>
          <table:table-cell office:value-type="float" office:value="22.1306" calcext:value-type="float">
            <text:p>22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36718024800384 <text:s text:c="4"/></text:p>
          </table:table-cell>
          <table:table-cell table:number-columns-repeated="3"/>
          <table:table-cell office:value-type="float" office:value="22.4262" calcext:value-type="float">
            <text:p>22,43</text:p>
          </table:table-cell>
          <table:table-cell office:value-type="float" office:value="22.1367" calcext:value-type="float">
            <text:p>22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42845760191783 <text:s text:c="4"/></text:p>
          </table:table-cell>
          <table:table-cell table:number-columns-repeated="3"/>
          <table:table-cell office:value-type="float" office:value="22.3903" calcext:value-type="float">
            <text:p>22,39</text:p>
          </table:table-cell>
          <table:table-cell office:value-type="float" office:value="22.1428" calcext:value-type="float">
            <text:p>22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49000790002216 <text:s text:c="4"/></text:p>
          </table:table-cell>
          <table:table-cell table:number-columns-repeated="3"/>
          <table:table-cell office:value-type="float" office:value="22.3545" calcext:value-type="float">
            <text:p>22,35</text:p>
          </table:table-cell>
          <table:table-cell office:value-type="float" office:value="22.149" calcext:value-type="float">
            <text:p>22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55183128412190 <text:s text:c="4"/></text:p>
          </table:table-cell>
          <table:table-cell table:number-columns-repeated="3"/>
          <table:table-cell office:value-type="float" office:value="22.3188" calcext:value-type="float">
            <text:p>22,32</text:p>
          </table:table-cell>
          <table:table-cell office:value-type="float" office:value="22.1552" calcext:value-type="float">
            <text:p>22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61392790833357 <text:s text:c="4"/></text:p>
          </table:table-cell>
          <table:table-cell table:number-columns-repeated="3"/>
          <table:table-cell office:value-type="float" office:value="22.2832" calcext:value-type="float">
            <text:p>22,28</text:p>
          </table:table-cell>
          <table:table-cell office:value-type="float" office:value="22.1614" calcext:value-type="float">
            <text:p>22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67629792266975 <text:s text:c="4"/></text:p>
          </table:table-cell>
          <table:table-cell table:number-columns-repeated="3"/>
          <table:table-cell office:value-type="float" office:value="22.2478" calcext:value-type="float">
            <text:p>22,25</text:p>
          </table:table-cell>
          <table:table-cell office:value-type="float" office:value="22.1676" calcext:value-type="float">
            <text:p>22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73894146721253 <text:s text:c="4"/></text:p>
          </table:table-cell>
          <table:table-cell table:number-columns-repeated="3"/>
          <table:table-cell office:value-type="float" office:value="22.2124" calcext:value-type="float">
            <text:p>22,21</text:p>
          </table:table-cell>
          <table:table-cell office:value-type="float" office:value="22.1739" calcext:value-type="float">
            <text:p>22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80185867283544 <text:s text:c="4"/></text:p>
          </table:table-cell>
          <table:table-cell table:number-columns-repeated="3"/>
          <table:table-cell office:value-type="float" office:value="22.1772" calcext:value-type="float">
            <text:p>22,18</text:p>
          </table:table-cell>
          <table:table-cell office:value-type="float" office:value="22.1802" calcext:value-type="float">
            <text:p>22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86504966455296 <text:s text:c="4"/></text:p>
          </table:table-cell>
          <table:table-cell table:number-columns-repeated="3"/>
          <table:table-cell office:value-type="float" office:value="22.1421" calcext:value-type="float">
            <text:p>22,14</text:p>
          </table:table-cell>
          <table:table-cell office:value-type="float" office:value="22.1865" calcext:value-type="float">
            <text:p>22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92851456494754 <text:s text:c="4"/></text:p>
          </table:table-cell>
          <table:table-cell table:number-columns-repeated="3"/>
          <table:table-cell office:value-type="float" office:value="22.107" calcext:value-type="float">
            <text:p>22,11</text:p>
          </table:table-cell>
          <table:table-cell office:value-type="float" office:value="22.1929" calcext:value-type="float">
            <text:p>22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99225349653673 <text:s text:c="4"/></text:p>
          </table:table-cell>
          <table:table-cell table:number-columns-repeated="3"/>
          <table:table-cell office:value-type="float" office:value="22.0721" calcext:value-type="float">
            <text:p>22,07</text:p>
          </table:table-cell>
          <table:table-cell office:value-type="float" office:value="22.1992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05626658292740 <text:s text:c="4"/></text:p>
          </table:table-cell>
          <table:table-cell table:number-columns-repeated="3"/>
          <table:table-cell office:value-type="float" office:value="22.0374" calcext:value-type="float">
            <text:p>22,04</text:p>
          </table:table-cell>
          <table:table-cell office:value-type="float" office:value="22.2056" calcext:value-type="float">
            <text:p>22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12055394905104 <text:s text:c="4"/></text:p>
          </table:table-cell>
          <table:table-cell table:number-columns-repeated="3"/>
          <table:table-cell office:value-type="float" office:value="22.0027" calcext:value-type="float">
            <text:p>22</text:p>
          </table:table-cell>
          <table:table-cell office:value-type="float" office:value="22.2121" calcext:value-type="float">
            <text:p>22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18511572089682 <text:s text:c="4"/></text:p>
          </table:table-cell>
          <table:table-cell table:number-columns-repeated="3"/>
          <table:table-cell office:value-type="float" office:value="21.9681" calcext:value-type="float">
            <text:p>21,97</text:p>
          </table:table-cell>
          <table:table-cell office:value-type="float" office:value="22.2185" calcext:value-type="float">
            <text:p>22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24995202509856 <text:s text:c="4"/></text:p>
          </table:table-cell>
          <table:table-cell table:number-columns-repeated="3"/>
          <table:table-cell office:value-type="float" office:value="21.9336" calcext:value-type="float">
            <text:p>21,93</text:p>
          </table:table-cell>
          <table:table-cell office:value-type="float" office:value="22.225" calcext:value-type="float">
            <text:p>22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31506298855642 <text:s text:c="4"/></text:p>
          </table:table-cell>
          <table:table-cell table:number-columns-repeated="3"/>
          <table:table-cell office:value-type="float" office:value="21.8993" calcext:value-type="float">
            <text:p>21,9</text:p>
          </table:table-cell>
          <table:table-cell office:value-type="float" office:value="22.2315" calcext:value-type="float">
            <text:p>22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38044873819181 <text:s text:c="4"/></text:p>
          </table:table-cell>
          <table:table-cell table:number-columns-repeated="3"/>
          <table:table-cell office:value-type="float" office:value="21.8651" calcext:value-type="float">
            <text:p>21,87</text:p>
          </table:table-cell>
          <table:table-cell office:value-type="float" office:value="22.238" calcext:value-type="float">
            <text:p>22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44610940084261 <text:s text:c="4"/></text:p>
          </table:table-cell>
          <table:table-cell table:number-columns-repeated="3"/>
          <table:table-cell office:value-type="float" office:value="21.8309" calcext:value-type="float">
            <text:p>21,83</text:p>
          </table:table-cell>
          <table:table-cell office:value-type="float" office:value="22.2446" calcext:value-type="float">
            <text:p>22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51204510323756 <text:s text:c="4"/></text:p>
          </table:table-cell>
          <table:table-cell table:number-columns-repeated="3"/>
          <table:table-cell office:value-type="float" office:value="21.7969" calcext:value-type="float">
            <text:p>21,8</text:p>
          </table:table-cell>
          <table:table-cell office:value-type="float" office:value="22.2512" calcext:value-type="float">
            <text:p>22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57825597203720 <text:s text:c="4"/></text:p>
          </table:table-cell>
          <table:table-cell table:number-columns-repeated="3"/>
          <table:table-cell office:value-type="float" office:value="21.763" calcext:value-type="float">
            <text:p>21,76</text:p>
          </table:table-cell>
          <table:table-cell office:value-type="float" office:value="22.2578" calcext:value-type="float">
            <text:p>22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64474213387871 <text:s text:c="4"/></text:p>
          </table:table-cell>
          <table:table-cell table:number-columns-repeated="3"/>
          <table:table-cell office:value-type="float" office:value="21.7292" calcext:value-type="float">
            <text:p>21,73</text:p>
          </table:table-cell>
          <table:table-cell office:value-type="float" office:value="22.2645" calcext:value-type="float">
            <text:p>22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71150371542895 <text:s text:c="4"/></text:p>
          </table:table-cell>
          <table:table-cell table:number-columns-repeated="3"/>
          <table:table-cell office:value-type="float" office:value="21.6955" calcext:value-type="float">
            <text:p>21,7</text:p>
          </table:table-cell>
          <table:table-cell office:value-type="float" office:value="22.2712" calcext:value-type="float">
            <text:p>22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77854084341318 <text:s text:c="4"/></text:p>
          </table:table-cell>
          <table:table-cell table:number-columns-repeated="3"/>
          <table:table-cell office:value-type="float" office:value="21.6619" calcext:value-type="float">
            <text:p>21,66</text:p>
          </table:table-cell>
          <table:table-cell office:value-type="float" office:value="22.2779" calcext:value-type="float">
            <text:p>22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84585364462824 <text:s text:c="4"/></text:p>
          </table:table-cell>
          <table:table-cell table:number-columns-repeated="3"/>
          <table:table-cell office:value-type="float" office:value="21.6285" calcext:value-type="float">
            <text:p>21,63</text:p>
          </table:table-cell>
          <table:table-cell office:value-type="float" office:value="22.2846" calcext:value-type="float">
            <text:p>22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91344224594955 <text:s text:c="4"/></text:p>
          </table:table-cell>
          <table:table-cell table:number-columns-repeated="3"/>
          <table:table-cell office:value-type="float" office:value="21.5951" calcext:value-type="float">
            <text:p>21,6</text:p>
          </table:table-cell>
          <table:table-cell office:value-type="float" office:value="22.2913" calcext:value-type="float">
            <text:p>22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98130677432930 <text:s text:c="4"/></text:p>
          </table:table-cell>
          <table:table-cell table:number-columns-repeated="3"/>
          <table:table-cell office:value-type="float" office:value="21.5619" calcext:value-type="float">
            <text:p>21,56</text:p>
          </table:table-cell>
          <table:table-cell office:value-type="float" office:value="22.2981" calcext:value-type="float">
            <text:p>22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04944735678628 <text:s text:c="4"/></text:p>
          </table:table-cell>
          <table:table-cell table:number-columns-repeated="3"/>
          <table:table-cell office:value-type="float" office:value="21.5287" calcext:value-type="float">
            <text:p>21,53</text:p>
          </table:table-cell>
          <table:table-cell office:value-type="float" office:value="22.3049" calcext:value-type="float">
            <text:p>22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11786412040526 <text:s text:c="4"/></text:p>
          </table:table-cell>
          <table:table-cell table:number-columns-repeated="3"/>
          <table:table-cell office:value-type="float" office:value="21.4957" calcext:value-type="float">
            <text:p>21,5</text:p>
          </table:table-cell>
          <table:table-cell office:value-type="float" office:value="22.3118" calcext:value-type="float">
            <text:p>22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18655719232520 <text:s text:c="4"/></text:p>
          </table:table-cell>
          <table:table-cell table:number-columns-repeated="3"/>
          <table:table-cell office:value-type="float" office:value="21.4628" calcext:value-type="float">
            <text:p>21,46</text:p>
          </table:table-cell>
          <table:table-cell office:value-type="float" office:value="22.3187" calcext:value-type="float">
            <text:p>22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25552669974407 <text:s text:c="4"/></text:p>
          </table:table-cell>
          <table:table-cell table:number-columns-repeated="3"/>
          <table:table-cell office:value-type="float" office:value="21.4299" calcext:value-type="float">
            <text:p>21,43</text:p>
          </table:table-cell>
          <table:table-cell office:value-type="float" office:value="22.3256" calcext:value-type="float">
            <text:p>2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32477276991163 <text:s text:c="4"/></text:p>
          </table:table-cell>
          <table:table-cell table:number-columns-repeated="3"/>
          <table:table-cell office:value-type="float" office:value="21.3972" calcext:value-type="float">
            <text:p>21,4</text:p>
          </table:table-cell>
          <table:table-cell office:value-type="float" office:value="22.3325" calcext:value-type="float">
            <text:p>2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39429553013211 <text:s text:c="4"/></text:p>
          </table:table-cell>
          <table:table-cell table:number-columns-repeated="3"/>
          <table:table-cell office:value-type="float" office:value="21.3646" calcext:value-type="float">
            <text:p>21,36</text:p>
          </table:table-cell>
          <table:table-cell office:value-type="float" office:value="22.3394" calcext:value-type="float">
            <text:p>22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46409510776635 <text:s text:c="4"/></text:p>
          </table:table-cell>
          <table:table-cell table:number-columns-repeated="3"/>
          <table:table-cell office:value-type="float" office:value="21.3321" calcext:value-type="float">
            <text:p>21,33</text:p>
          </table:table-cell>
          <table:table-cell office:value-type="float" office:value="22.3464" calcext:value-type="float">
            <text:p>22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53417163022637 <text:s text:c="4"/></text:p>
          </table:table-cell>
          <table:table-cell table:number-columns-repeated="3"/>
          <table:table-cell office:value-type="float" office:value="21.2998" calcext:value-type="float">
            <text:p>21,3</text:p>
          </table:table-cell>
          <table:table-cell office:value-type="float" office:value="22.3534" calcext:value-type="float">
            <text:p>22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60452522497859 <text:s text:c="4"/></text:p>
          </table:table-cell>
          <table:table-cell table:number-columns-repeated="3"/>
          <table:table-cell office:value-type="float" office:value="21.2675" calcext:value-type="float">
            <text:p>21,27</text:p>
          </table:table-cell>
          <table:table-cell office:value-type="float" office:value="22.3605" calcext:value-type="float">
            <text:p>22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67515601954910 <text:s text:c="4"/></text:p>
          </table:table-cell>
          <table:table-cell table:number-columns-repeated="3"/>
          <table:table-cell office:value-type="float" office:value="21.2353" calcext:value-type="float">
            <text:p>21,24</text:p>
          </table:table-cell>
          <table:table-cell office:value-type="float" office:value="22.3675" calcext:value-type="float">
            <text:p>2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74606414151540 <text:s text:c="4"/></text:p>
          </table:table-cell>
          <table:table-cell table:number-columns-repeated="3"/>
          <table:table-cell office:value-type="float" office:value="21.2032" calcext:value-type="float">
            <text:p>21,2</text:p>
          </table:table-cell>
          <table:table-cell office:value-type="float" office:value="22.3746" calcext:value-type="float">
            <text:p>2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81724971851721 <text:s text:c="4"/></text:p>
          </table:table-cell>
          <table:table-cell table:number-columns-repeated="3"/>
          <table:table-cell office:value-type="float" office:value="21.1713" calcext:value-type="float">
            <text:p>21,17</text:p>
          </table:table-cell>
          <table:table-cell office:value-type="float" office:value="22.3817" calcext:value-type="float">
            <text:p>22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88871287825491 <text:s text:c="4"/></text:p>
          </table:table-cell>
          <table:table-cell table:number-columns-repeated="3"/>
          <table:table-cell office:value-type="float" office:value="21.1394" calcext:value-type="float">
            <text:p>21,14</text:p>
          </table:table-cell>
          <table:table-cell office:value-type="float" office:value="22.3889" calcext:value-type="float">
            <text:p>22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96045374849756 <text:s text:c="4"/></text:p>
          </table:table-cell>
          <table:table-cell table:number-columns-repeated="3"/>
          <table:table-cell office:value-type="float" office:value="21.1077" calcext:value-type="float">
            <text:p>21,11</text:p>
          </table:table-cell>
          <table:table-cell office:value-type="float" office:value="22.396" calcext:value-type="float">
            <text:p>22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03247245708467 <text:s text:c="4"/></text:p>
          </table:table-cell>
          <table:table-cell table:number-columns-repeated="3"/>
          <table:table-cell office:value-type="float" office:value="21.0761" calcext:value-type="float">
            <text:p>21,08</text:p>
          </table:table-cell>
          <table:table-cell office:value-type="float" office:value="22.4032" calcext:value-type="float">
            <text:p>22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10476913193101 <text:s text:c="4"/></text:p>
          </table:table-cell>
          <table:table-cell table:number-columns-repeated="3"/>
          <table:table-cell office:value-type="float" office:value="21.0445" calcext:value-type="float">
            <text:p>21,04</text:p>
          </table:table-cell>
          <table:table-cell office:value-type="float" office:value="22.4105" calcext:value-type="float">
            <text:p>22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17734390102083 <text:s text:c="4"/></text:p>
          </table:table-cell>
          <table:table-cell table:number-columns-repeated="3"/>
          <table:table-cell office:value-type="float" office:value="21.0131" calcext:value-type="float">
            <text:p>21,01</text:p>
          </table:table-cell>
          <table:table-cell office:value-type="float" office:value="22.4177" calcext:value-type="float">
            <text:p>22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25019689240163 <text:s text:c="4"/></text:p>
          </table:table-cell>
          <table:table-cell table:number-columns-repeated="3"/>
          <table:table-cell office:value-type="float" office:value="20.9818" calcext:value-type="float">
            <text:p>20,98</text:p>
          </table:table-cell>
          <table:table-cell office:value-type="float" office:value="22.425" calcext:value-type="float">
            <text:p>22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32332823415262 <text:s text:c="4"/></text:p>
          </table:table-cell>
          <table:table-cell table:number-columns-repeated="3"/>
          <table:table-cell office:value-type="float" office:value="20.9506" calcext:value-type="float">
            <text:p>20,95</text:p>
          </table:table-cell>
          <table:table-cell office:value-type="float" office:value="22.4323" calcext:value-type="float">
            <text:p>22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39673805435753 <text:s text:c="4"/></text:p>
          </table:table-cell>
          <table:table-cell table:number-columns-repeated="3"/>
          <table:table-cell office:value-type="float" office:value="20.9195" calcext:value-type="float">
            <text:p>20,92</text:p>
          </table:table-cell>
          <table:table-cell office:value-type="float" office:value="22.4397" calcext:value-type="float">
            <text:p>22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47042648106205 <text:s text:c="4"/></text:p>
          </table:table-cell>
          <table:table-cell table:number-columns-repeated="3"/>
          <table:table-cell office:value-type="float" office:value="20.8885" calcext:value-type="float">
            <text:p>20,89</text:p>
          </table:table-cell>
          <table:table-cell office:value-type="float" office:value="22.447" calcext:value-type="float">
            <text:p>22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54439364224886 <text:s text:c="4"/></text:p>
          </table:table-cell>
          <table:table-cell table:number-columns-repeated="3"/>
          <table:table-cell office:value-type="float" office:value="20.8576" calcext:value-type="float">
            <text:p>20,86</text:p>
          </table:table-cell>
          <table:table-cell office:value-type="float" office:value="22.4544" calcext:value-type="float">
            <text:p>22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61863966585206 <text:s text:c="4"/></text:p>
          </table:table-cell>
          <table:table-cell table:number-columns-repeated="3"/>
          <table:table-cell office:value-type="float" office:value="20.8268" calcext:value-type="float">
            <text:p>20,83</text:p>
          </table:table-cell>
          <table:table-cell office:value-type="float" office:value="22.4619" calcext:value-type="float">
            <text:p>22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69316467984015 <text:s text:c="4"/></text:p>
          </table:table-cell>
          <table:table-cell table:number-columns-repeated="3"/>
          <table:table-cell office:value-type="float" office:value="20.7961" calcext:value-type="float">
            <text:p>20,8</text:p>
          </table:table-cell>
          <table:table-cell office:value-type="float" office:value="22.4693" calcext:value-type="float">
            <text:p>22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76796881239810 <text:s text:c="4"/></text:p>
          </table:table-cell>
          <table:table-cell table:number-columns-repeated="3"/>
          <table:table-cell office:value-type="float" office:value="20.7655" calcext:value-type="float">
            <text:p>20,77</text:p>
          </table:table-cell>
          <table:table-cell office:value-type="float" office:value="22.4768" calcext:value-type="float">
            <text:p>22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84305219221461 <text:s text:c="4"/></text:p>
          </table:table-cell>
          <table:table-cell table:number-columns-repeated="3"/>
          <table:table-cell office:value-type="float" office:value="20.735" calcext:value-type="float">
            <text:p>20,74</text:p>
          </table:table-cell>
          <table:table-cell office:value-type="float" office:value="22.4843" calcext:value-type="float">
            <text:p>22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91841494878383 <text:s text:c="4"/></text:p>
          </table:table-cell>
          <table:table-cell table:number-columns-repeated="3"/>
          <table:table-cell office:value-type="float" office:value="20.7047" calcext:value-type="float">
            <text:p>20,7</text:p>
          </table:table-cell>
          <table:table-cell office:value-type="float" office:value="22.4918" calcext:value-type="float">
            <text:p>22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99405721261489 <text:s text:c="4"/></text:p>
          </table:table-cell>
          <table:table-cell table:number-columns-repeated="3"/>
          <table:table-cell office:value-type="float" office:value="20.6744" calcext:value-type="float">
            <text:p>20,67</text:p>
          </table:table-cell>
          <table:table-cell office:value-type="float" office:value="22.4994" calcext:value-type="float">
            <text:p>2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06997911504868 <text:s text:c="4"/></text:p>
          </table:table-cell>
          <table:table-cell table:number-columns-repeated="3"/>
          <table:table-cell office:value-type="float" office:value="20.6442" calcext:value-type="float">
            <text:p>20,64</text:p>
          </table:table-cell>
          <table:table-cell office:value-type="float" office:value="22.507" calcext:value-type="float">
            <text:p>22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14618078739900 <text:s text:c="4"/></text:p>
          </table:table-cell>
          <table:table-cell table:number-columns-repeated="3"/>
          <table:table-cell office:value-type="float" office:value="20.6142" calcext:value-type="float">
            <text:p>20,61</text:p>
          </table:table-cell>
          <table:table-cell office:value-type="float" office:value="22.5146" calcext:value-type="float">
            <text:p>22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22266235916902 <text:s text:c="4"/></text:p>
          </table:table-cell>
          <table:table-cell table:number-columns-repeated="3"/>
          <table:table-cell office:value-type="float" office:value="20.5842" calcext:value-type="float">
            <text:p>20,58</text:p>
          </table:table-cell>
          <table:table-cell office:value-type="float" office:value="22.5223" calcext:value-type="float">
            <text:p>22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29942395548773 <text:s text:c="4"/></text:p>
          </table:table-cell>
          <table:table-cell table:number-columns-repeated="3"/>
          <table:table-cell office:value-type="float" office:value="20.5544" calcext:value-type="float">
            <text:p>20,55</text:p>
          </table:table-cell>
          <table:table-cell office:value-type="float" office:value="22.5299" calcext:value-type="float">
            <text:p>22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37646569459749 <text:s text:c="4"/></text:p>
          </table:table-cell>
          <table:table-cell table:number-columns-repeated="3"/>
          <table:table-cell office:value-type="float" office:value="20.5246" calcext:value-type="float">
            <text:p>20,52</text:p>
          </table:table-cell>
          <table:table-cell office:value-type="float" office:value="22.5376" calcext:value-type="float">
            <text:p>22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45378768731094 <text:s text:c="4"/></text:p>
          </table:table-cell>
          <table:table-cell table:number-columns-repeated="3"/>
          <table:table-cell office:value-type="float" office:value="20.495" calcext:value-type="float">
            <text:p>20,5</text:p>
          </table:table-cell>
          <table:table-cell office:value-type="float" office:value="22.5454" calcext:value-type="float">
            <text:p>22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53139004137911 <text:s text:c="4"/></text:p>
          </table:table-cell>
          <table:table-cell table:number-columns-repeated="3"/>
          <table:table-cell office:value-type="float" office:value="20.4654" calcext:value-type="float">
            <text:p>20,47</text:p>
          </table:table-cell>
          <table:table-cell office:value-type="float" office:value="22.5531" calcext:value-type="float">
            <text:p>22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60927287380601 <text:s text:c="4"/></text:p>
          </table:table-cell>
          <table:table-cell table:number-columns-repeated="3"/>
          <table:table-cell office:value-type="float" office:value="20.436" calcext:value-type="float">
            <text:p>20,44</text:p>
          </table:table-cell>
          <table:table-cell office:value-type="float" office:value="22.5609" calcext:value-type="float">
            <text:p>22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68743633185765 <text:s text:c="4"/></text:p>
          </table:table-cell>
          <table:table-cell table:number-columns-repeated="3"/>
          <table:table-cell office:value-type="float" office:value="20.4067" calcext:value-type="float">
            <text:p>20,41</text:p>
          </table:table-cell>
          <table:table-cell office:value-type="float" office:value="22.5687" calcext:value-type="float">
            <text:p>22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76588061704374 <text:s text:c="4"/></text:p>
          </table:table-cell>
          <table:table-cell table:number-columns-repeated="3"/>
          <table:table-cell office:value-type="float" office:value="20.3774" calcext:value-type="float">
            <text:p>20,38</text:p>
          </table:table-cell>
          <table:table-cell office:value-type="float" office:value="22.5766" calcext:value-type="float">
            <text:p>22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84460599510283 <text:s text:c="4"/></text:p>
          </table:table-cell>
          <table:table-cell table:number-columns-repeated="3"/>
          <table:table-cell office:value-type="float" office:value="20.3483" calcext:value-type="float">
            <text:p>20,35</text:p>
          </table:table-cell>
          <table:table-cell office:value-type="float" office:value="22.5845" calcext:value-type="float">
            <text:p>22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92361276180036 <text:s text:c="4"/></text:p>
          </table:table-cell>
          <table:table-cell table:number-columns-repeated="3"/>
          <table:table-cell office:value-type="float" office:value="20.3193" calcext:value-type="float">
            <text:p>20,32</text:p>
          </table:table-cell>
          <table:table-cell office:value-type="float" office:value="22.5924" calcext:value-type="float">
            <text:p>22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00290112938719 <text:s text:c="4"/></text:p>
          </table:table-cell>
          <table:table-cell table:number-columns-repeated="3"/>
          <table:table-cell office:value-type="float" office:value="20.2904" calcext:value-type="float">
            <text:p>20,29</text:p>
          </table:table-cell>
          <table:table-cell office:value-type="float" office:value="22.6003" calcext:value-type="float">
            <text:p>22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08247102232916 <text:s text:c="4"/></text:p>
          </table:table-cell>
          <table:table-cell table:number-columns-repeated="3"/>
          <table:table-cell office:value-type="float" office:value="20.2615" calcext:value-type="float">
            <text:p>20,26</text:p>
          </table:table-cell>
          <table:table-cell office:value-type="float" office:value="22.6082" calcext:value-type="float">
            <text:p>22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16232185112001 <text:s text:c="4"/></text:p>
          </table:table-cell>
          <table:table-cell table:number-columns-repeated="3"/>
          <table:table-cell office:value-type="float" office:value="20.2328" calcext:value-type="float">
            <text:p>20,23</text:p>
          </table:table-cell>
          <table:table-cell office:value-type="float" office:value="22.6162" calcext:value-type="float">
            <text:p>22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24245248543755 <text:s text:c="4"/></text:p>
          </table:table-cell>
          <table:table-cell table:number-columns-repeated="3"/>
          <table:table-cell office:value-type="float" office:value="20.2042" calcext:value-type="float">
            <text:p>20,2</text:p>
          </table:table-cell>
          <table:table-cell office:value-type="float" office:value="22.6242" calcext:value-type="float">
            <text:p>22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32286182792317 <text:s text:c="4"/></text:p>
          </table:table-cell>
          <table:table-cell table:number-columns-repeated="3"/>
          <table:table-cell office:value-type="float" office:value="20.1757" calcext:value-type="float">
            <text:p>20,18</text:p>
          </table:table-cell>
          <table:table-cell office:value-type="float" office:value="22.6323" calcext:value-type="float">
            <text:p>22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40355040815308 <text:s text:c="4"/></text:p>
          </table:table-cell>
          <table:table-cell table:number-columns-repeated="3"/>
          <table:table-cell office:value-type="float" office:value="20.1473" calcext:value-type="float">
            <text:p>20,15</text:p>
          </table:table-cell>
          <table:table-cell office:value-type="float" office:value="22.6404" calcext:value-type="float">
            <text:p>22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48452285696717 <text:s text:c="4"/></text:p>
          </table:table-cell>
          <table:table-cell table:number-columns-repeated="3"/>
          <table:table-cell office:value-type="float" office:value="20.119" calcext:value-type="float">
            <text:p>20,12</text:p>
          </table:table-cell>
          <table:table-cell office:value-type="float" office:value="22.6485" calcext:value-type="float">
            <text:p>22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56578941011524 <text:s text:c="4"/></text:p>
          </table:table-cell>
          <table:table-cell table:number-columns-repeated="3"/>
          <table:table-cell office:value-type="float" office:value="20.0907" calcext:value-type="float">
            <text:p>20,09</text:p>
          </table:table-cell>
          <table:table-cell office:value-type="float" office:value="22.6566" calcext:value-type="float">
            <text:p>22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64736158814282 <text:s text:c="4"/></text:p>
          </table:table-cell>
          <table:table-cell table:number-columns-repeated="3"/>
          <table:table-cell office:value-type="float" office:value="20.0626" calcext:value-type="float">
            <text:p>20,06</text:p>
          </table:table-cell>
          <table:table-cell office:value-type="float" office:value="22.6647" calcext:value-type="float">
            <text:p>22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72923496790077 <text:s text:c="4"/></text:p>
          </table:table-cell>
          <table:table-cell table:number-columns-repeated="3"/>
          <table:table-cell office:value-type="float" office:value="20.0346" calcext:value-type="float">
            <text:p>20,03</text:p>
          </table:table-cell>
          <table:table-cell office:value-type="float" office:value="22.6729" calcext:value-type="float">
            <text:p>22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81135820198765 <text:s text:c="4"/></text:p>
          </table:table-cell>
          <table:table-cell table:number-columns-repeated="3"/>
          <table:table-cell office:value-type="float" office:value="20.0067" calcext:value-type="float">
            <text:p>20,01</text:p>
          </table:table-cell>
          <table:table-cell office:value-type="float" office:value="22.6811" calcext:value-type="float">
            <text:p>22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89361873812327 <text:s text:c="4"/></text:p>
          </table:table-cell>
          <table:table-cell table:number-columns-repeated="3"/>
          <table:table-cell office:value-type="float" office:value="19.9789" calcext:value-type="float">
            <text:p>19,98</text:p>
          </table:table-cell>
          <table:table-cell office:value-type="float" office:value="22.6894" calcext:value-type="float">
            <text:p>22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97594844170528 <text:s text:c="4"/></text:p>
          </table:table-cell>
          <table:table-cell table:number-columns-repeated="3"/>
          <table:table-cell office:value-type="float" office:value="19.9512" calcext:value-type="float">
            <text:p>19,95</text:p>
          </table:table-cell>
          <table:table-cell office:value-type="float" office:value="22.6976" calcext:value-type="float">
            <text:p>22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05871578769262 <text:s text:c="4"/></text:p>
          </table:table-cell>
          <table:table-cell table:number-columns-repeated="3"/>
          <table:table-cell office:value-type="float" office:value="19.9235" calcext:value-type="float">
            <text:p>19,92</text:p>
          </table:table-cell>
          <table:table-cell office:value-type="float" office:value="22.7059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324086781360 <text:s text:c="4"/></text:p>
          </table:table-cell>
          <table:table-cell table:number-columns-repeated="3"/>
          <table:table-cell office:value-type="float" office:value="19.8961" calcext:value-type="float">
            <text:p>19,9</text:p>
          </table:table-cell>
          <table:table-cell office:value-type="float" office:value="22.7143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2996379981243 <text:s text:c="4"/></text:p>
          </table:table-cell>
          <table:table-cell table:number-columns-repeated="3"/>
          <table:table-cell office:value-type="float" office:value="19.869" calcext:value-type="float">
            <text:p>19,87</text:p>
          </table:table-cell>
          <table:table-cell office:value-type="float" office:value="22.723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0224698184823 <text:s text:c="4"/></text:p>
          </table:table-cell>
          <table:table-cell table:number-columns-repeated="3"/>
          <table:table-cell office:value-type="float" office:value="19.8407" calcext:value-type="float">
            <text:p>19,84</text:p>
          </table:table-cell>
          <table:table-cell office:value-type="float" office:value="22.7302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0383720230613 <text:s text:c="4"/></text:p>
          </table:table-cell>
          <table:table-cell table:number-columns-repeated="3"/>
          <table:table-cell office:value-type="float" office:value="19.8063" calcext:value-type="float">
            <text:p>19,81</text:p>
          </table:table-cell>
          <table:table-cell office:value-type="float" office:value="22.7304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9098784990857 <text:s text:c="4"/></text:p>
          </table:table-cell>
          <table:table-cell table:number-columns-repeated="3"/>
          <table:table-cell office:value-type="float" office:value="19.7707" calcext:value-type="float">
            <text:p>19,77</text:p>
          </table:table-cell>
          <table:table-cell office:value-type="float" office:value="22.7291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8033670360816 <text:s text:c="4"/></text:p>
          </table:table-cell>
          <table:table-cell table:number-columns-repeated="3"/>
          <table:table-cell office:value-type="float" office:value="19.7353" calcext:value-type="float">
            <text:p>19,74</text:p>
          </table:table-cell>
          <table:table-cell office:value-type="float" office:value="22.728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7144382276826 <text:s text:c="4"/></text:p>
          </table:table-cell>
          <table:table-cell table:number-columns-repeated="3"/>
          <table:table-cell office:value-type="float" office:value="19.7002" calcext:value-type="float">
            <text:p>19,7</text:p>
          </table:table-cell>
          <table:table-cell office:value-type="float" office:value="22.7271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6298929276854 <text:s text:c="4"/></text:p>
          </table:table-cell>
          <table:table-cell table:number-columns-repeated="3"/>
          <table:table-cell office:value-type="float" office:value="19.6652" calcext:value-type="float">
            <text:p>19,67</text:p>
          </table:table-cell>
          <table:table-cell office:value-type="float" office:value="22.7263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5460481576256 <text:s text:c="4"/></text:p>
          </table:table-cell>
          <table:table-cell table:number-columns-repeated="3"/>
          <table:table-cell office:value-type="float" office:value="19.6303" calcext:value-type="float">
            <text:p>19,63</text:p>
          </table:table-cell>
          <table:table-cell office:value-type="float" office:value="22.7255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4635870346372 <text:s text:c="4"/></text:p>
          </table:table-cell>
          <table:table-cell table:number-columns-repeated="3"/>
          <table:table-cell office:value-type="float" office:value="19.5955" calcext:value-type="float">
            <text:p>19,6</text:p>
          </table:table-cell>
          <table:table-cell office:value-type="float" office:value="22.7246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836368526413 <text:s text:c="4"/></text:p>
          </table:table-cell>
          <table:table-cell table:number-columns-repeated="3"/>
          <table:table-cell office:value-type="float" office:value="19.5607" calcext:value-type="float">
            <text:p>19,56</text:p>
          </table:table-cell>
          <table:table-cell office:value-type="float" office:value="22.7238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067128567887 <text:s text:c="4"/></text:p>
          </table:table-cell>
          <table:table-cell table:number-columns-repeated="3"/>
          <table:table-cell office:value-type="float" office:value="19.5261" calcext:value-type="float">
            <text:p>19,53</text:p>
          </table:table-cell>
          <table:table-cell office:value-type="float" office:value="22.7231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2328610497243 <text:s text:c="4"/></text:p>
          </table:table-cell>
          <table:table-cell table:number-columns-repeated="3"/>
          <table:table-cell office:value-type="float" office:value="19.4916" calcext:value-type="float">
            <text:p>19,49</text:p>
          </table:table-cell>
          <table:table-cell office:value-type="float" office:value="22.7223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1619679971521 <text:s text:c="4"/></text:p>
          </table:table-cell>
          <table:table-cell table:number-columns-repeated="3"/>
          <table:table-cell office:value-type="float" office:value="19.4571" calcext:value-type="float">
            <text:p>19,46</text:p>
          </table:table-cell>
          <table:table-cell office:value-type="float" office:value="22.7216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0939331127649 <text:s text:c="4"/></text:p>
          </table:table-cell>
          <table:table-cell table:number-columns-repeated="3"/>
          <table:table-cell office:value-type="float" office:value="19.4228" calcext:value-type="float">
            <text:p>19,42</text:p>
          </table:table-cell>
          <table:table-cell office:value-type="float" office:value="22.7209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0287118593511 <text:s text:c="4"/></text:p>
          </table:table-cell>
          <table:table-cell table:number-columns-repeated="3"/>
          <table:table-cell office:value-type="float" office:value="19.3886" calcext:value-type="float">
            <text:p>19,39</text:p>
          </table:table-cell>
          <table:table-cell office:value-type="float" office:value="22.7203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663007123629 <text:s text:c="4"/></text:p>
          </table:table-cell>
          <table:table-cell table:number-columns-repeated="3"/>
          <table:table-cell office:value-type="float" office:value="19.3544" calcext:value-type="float">
            <text:p>19,35</text:p>
          </table:table-cell>
          <table:table-cell office:value-type="float" office:value="22.7197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067124166372 <text:s text:c="4"/></text:p>
          </table:table-cell>
          <table:table-cell table:number-columns-repeated="3"/>
          <table:table-cell office:value-type="float" office:value="19.3204" calcext:value-type="float">
            <text:p>19,32</text:p>
          </table:table-cell>
          <table:table-cell office:value-type="float" office:value="22.7191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8499600466572 <text:s text:c="4"/></text:p>
          </table:table-cell>
          <table:table-cell table:number-columns-repeated="3"/>
          <table:table-cell office:value-type="float" office:value="19.2864" calcext:value-type="float">
            <text:p>19,29</text:p>
          </table:table-cell>
          <table:table-cell office:value-type="float" office:value="22.7185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960512687736 <text:s text:c="4"/></text:p>
          </table:table-cell>
          <table:table-cell table:number-columns-repeated="3"/>
          <table:table-cell office:value-type="float" office:value="19.2526" calcext:value-type="float">
            <text:p>19,25</text:p>
          </table:table-cell>
          <table:table-cell office:value-type="float" office:value="22.718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449886096507 <text:s text:c="4"/></text:p>
          </table:table-cell>
          <table:table-cell table:number-columns-repeated="3"/>
          <table:table-cell office:value-type="float" office:value="19.2188" calcext:value-type="float">
            <text:p>19,22</text:p>
          </table:table-cell>
          <table:table-cell office:value-type="float" office:value="22.7174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967717181369 <text:s text:c="4"/></text:p>
          </table:table-cell>
          <table:table-cell table:number-columns-repeated="3"/>
          <table:table-cell office:value-type="float" office:value="19.1851" calcext:value-type="float">
            <text:p>19,19</text:p>
          </table:table-cell>
          <table:table-cell office:value-type="float" office:value="22.717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513994079460 <text:s text:c="4"/></text:p>
          </table:table-cell>
          <table:table-cell table:number-columns-repeated="3"/>
          <table:table-cell office:value-type="float" office:value="19.1516" calcext:value-type="float">
            <text:p>19,15</text:p>
          </table:table-cell>
          <table:table-cell office:value-type="float" office:value="22.7165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088707930915 <text:s text:c="4"/></text:p>
          </table:table-cell>
          <table:table-cell table:number-columns-repeated="3"/>
          <table:table-cell office:value-type="float" office:value="19.1181" calcext:value-type="float">
            <text:p>19,12</text:p>
          </table:table-cell>
          <table:table-cell office:value-type="float" office:value="22.7161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691856299262 <text:s text:c="4"/></text:p>
          </table:table-cell>
          <table:table-cell table:number-columns-repeated="3"/>
          <table:table-cell office:value-type="float" office:value="19.0847" calcext:value-type="float">
            <text:p>19,08</text:p>
          </table:table-cell>
          <table:table-cell office:value-type="float" office:value="22.7157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323442172714 <text:s text:c="4"/></text:p>
          </table:table-cell>
          <table:table-cell table:number-columns-repeated="3"/>
          <table:table-cell office:value-type="float" office:value="19.0514" calcext:value-type="float">
            <text:p>19,05</text:p>
          </table:table-cell>
          <table:table-cell office:value-type="float" office:value="22.7153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983471566001 <text:s text:c="4"/></text:p>
          </table:table-cell>
          <table:table-cell table:number-columns-repeated="3"/>
          <table:table-cell office:value-type="float" office:value="19.0183" calcext:value-type="float">
            <text:p>19,02</text:p>
          </table:table-cell>
          <table:table-cell office:value-type="float" office:value="22.715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671951419533 <text:s text:c="4"/></text:p>
          </table:table-cell>
          <table:table-cell table:number-columns-repeated="3"/>
          <table:table-cell office:value-type="float" office:value="18.9852" calcext:value-type="float">
            <text:p>18,99</text:p>
          </table:table-cell>
          <table:table-cell office:value-type="float" office:value="22.7147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388888368195 <text:s text:c="4"/></text:p>
          </table:table-cell>
          <table:table-cell table:number-columns-repeated="3"/>
          <table:table-cell office:value-type="float" office:value="18.9522" calcext:value-type="float">
            <text:p>18,95</text:p>
          </table:table-cell>
          <table:table-cell office:value-type="float" office:value="22.7144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134288303999 <text:s text:c="4"/></text:p>
          </table:table-cell>
          <table:table-cell table:number-columns-repeated="3"/>
          <table:table-cell office:value-type="float" office:value="18.9192" calcext:value-type="float">
            <text:p>18,92</text:p>
          </table:table-cell>
          <table:table-cell office:value-type="float" office:value="22.7141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908156431035 <text:s text:c="4"/></text:p>
          </table:table-cell>
          <table:table-cell table:number-columns-repeated="3"/>
          <table:table-cell office:value-type="float" office:value="18.8864" calcext:value-type="float">
            <text:p>18,89</text:p>
          </table:table-cell>
          <table:table-cell office:value-type="float" office:value="22.7139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710497515926 <text:s text:c="4"/></text:p>
          </table:table-cell>
          <table:table-cell table:number-columns-repeated="3"/>
          <table:table-cell office:value-type="float" office:value="18.8539" calcext:value-type="float">
            <text:p>18,85</text:p>
          </table:table-cell>
          <table:table-cell office:value-type="float" office:value="22.7137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541316145303 <text:s text:c="4"/></text:p>
          </table:table-cell>
          <table:table-cell table:number-columns-repeated="3"/>
          <table:table-cell office:value-type="float" office:value="18.8218" calcext:value-type="float">
            <text:p>18,82</text:p>
          </table:table-cell>
          <table:table-cell office:value-type="float" office:value="22.7135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400616903137 <text:s text:c="4"/></text:p>
          </table:table-cell>
          <table:table-cell table:number-columns-repeated="3"/>
          <table:table-cell office:value-type="float" office:value="18.7873" calcext:value-type="float">
            <text:p>18,79</text:p>
          </table:table-cell>
          <table:table-cell office:value-type="float" office:value="22.7134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288404457494 <text:s text:c="4"/></text:p>
          </table:table-cell>
          <table:table-cell table:number-columns-repeated="3"/>
          <table:table-cell office:value-type="float" office:value="18.7412" calcext:value-type="float">
            <text:p>18,74</text:p>
          </table:table-cell>
          <table:table-cell office:value-type="float" office:value="22.7133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204683577914 <text:s text:c="4"/></text:p>
          </table:table-cell>
          <table:table-cell table:number-columns-repeated="3"/>
          <table:table-cell office:value-type="float" office:value="18.6927" calcext:value-type="float">
            <text:p>18,69</text:p>
          </table:table-cell>
          <table:table-cell office:value-type="float" office:value="22.7132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49459115765 <text:s text:c="4"/></text:p>
          </table:table-cell>
          <table:table-cell table:number-columns-repeated="3"/>
          <table:table-cell office:value-type="float" office:value="18.6446" calcext:value-type="float">
            <text:p>18,64</text:p>
          </table:table-cell>
          <table:table-cell office:value-type="float" office:value="22.7131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22735972608 <text:s text:c="4"/></text:p>
          </table:table-cell>
          <table:table-cell table:number-columns-repeated="3"/>
          <table:table-cell office:value-type="float" office:value="18.5968" calcext:value-type="float">
            <text:p>18,6</text:p>
          </table:table-cell>
          <table:table-cell office:value-type="float" office:value="22.7131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24519072764 <text:s text:c="4"/></text:p>
          </table:table-cell>
          <table:table-cell table:number-columns-repeated="3"/>
          <table:table-cell office:value-type="float" office:value="18.5492" calcext:value-type="float">
            <text:p>18,55</text:p>
          </table:table-cell>
          <table:table-cell office:value-type="float" office:value="22.7131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154813344190 <text:s text:c="4"/></text:p>
          </table:table-cell>
          <table:table-cell table:number-columns-repeated="3"/>
          <table:table-cell office:value-type="float" office:value="18.5016" calcext:value-type="float">
            <text:p>18,5</text:p>
          </table:table-cell>
          <table:table-cell office:value-type="float" office:value="22.7132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213623710800 <text:s text:c="4"/></text:p>
          </table:table-cell>
          <table:table-cell table:number-columns-repeated="3"/>
          <table:table-cell office:value-type="float" office:value="18.454" calcext:value-type="float">
            <text:p>18,45</text:p>
          </table:table-cell>
          <table:table-cell office:value-type="float" office:value="22.7132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300955090840 <text:s text:c="4"/></text:p>
          </table:table-cell>
          <table:table-cell table:number-columns-repeated="3"/>
          <table:table-cell office:value-type="float" office:value="18.4066" calcext:value-type="float">
            <text:p>18,41</text:p>
          </table:table-cell>
          <table:table-cell office:value-type="float" office:value="22.7133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416812399466 <text:s text:c="4"/></text:p>
          </table:table-cell>
          <table:table-cell table:number-columns-repeated="3"/>
          <table:table-cell office:value-type="float" office:value="18.3593" calcext:value-type="float">
            <text:p>18,36</text:p>
          </table:table-cell>
          <table:table-cell office:value-type="float" office:value="22.7134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561200552576 <text:s text:c="4"/></text:p>
          </table:table-cell>
          <table:table-cell table:number-columns-repeated="3"/>
          <table:table-cell office:value-type="float" office:value="18.312" calcext:value-type="float">
            <text:p>18,31</text:p>
          </table:table-cell>
          <table:table-cell office:value-type="float" office:value="22.7136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734124470555 <text:s text:c="4"/></text:p>
          </table:table-cell>
          <table:table-cell table:number-columns-repeated="3"/>
          <table:table-cell office:value-type="float" office:value="18.2649" calcext:value-type="float">
            <text:p>18,26</text:p>
          </table:table-cell>
          <table:table-cell office:value-type="float" office:value="22.7137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3935589080371 <text:s text:c="4"/></text:p>
          </table:table-cell>
          <table:table-cell table:number-columns-repeated="3"/>
          <table:table-cell office:value-type="float" office:value="18.2178" calcext:value-type="float">
            <text:p>18,22</text:p>
          </table:table-cell>
          <table:table-cell office:value-type="float" office:value="22.7139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165599316608 <text:s text:c="4"/></text:p>
          </table:table-cell>
          <table:table-cell table:number-columns-repeated="3"/>
          <table:table-cell office:value-type="float" office:value="18.1708" calcext:value-type="float">
            <text:p>18,17</text:p>
          </table:table-cell>
          <table:table-cell office:value-type="float" office:value="22.7142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424160122377 <text:s text:c="4"/></text:p>
          </table:table-cell>
          <table:table-cell table:number-columns-repeated="3"/>
          <table:table-cell office:value-type="float" office:value="18.124" calcext:value-type="float">
            <text:p>18,12</text:p>
          </table:table-cell>
          <table:table-cell office:value-type="float" office:value="22.7144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4711276448245 <text:s text:c="4"/></text:p>
          </table:table-cell>
          <table:table-cell table:number-columns-repeated="3"/>
          <table:table-cell office:value-type="float" office:value="18.0772" calcext:value-type="float">
            <text:p>18,08</text:p>
          </table:table-cell>
          <table:table-cell office:value-type="float" office:value="22.7147" calcext:value-type="float">
            <text:p>2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026953252703 <text:s text:c="4"/></text:p>
          </table:table-cell>
          <table:table-cell table:number-columns-repeated="3"/>
          <table:table-cell office:value-type="float" office:value="18.0305" calcext:value-type="float">
            <text:p>18,03</text:p>
          </table:table-cell>
          <table:table-cell office:value-type="float" office:value="22.715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371195500904 <text:s text:c="4"/></text:p>
          </table:table-cell>
          <table:table-cell table:number-columns-repeated="3"/>
          <table:table-cell office:value-type="float" office:value="17.9839" calcext:value-type="float">
            <text:p>17,98</text:p>
          </table:table-cell>
          <table:table-cell office:value-type="float" office:value="22.7154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5744008164720 <text:s text:c="4"/></text:p>
          </table:table-cell>
          <table:table-cell table:number-columns-repeated="3"/>
          <table:table-cell office:value-type="float" office:value="17.9373" calcext:value-type="float">
            <text:p>17,94</text:p>
          </table:table-cell>
          <table:table-cell office:value-type="float" office:value="22.7157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145396222526 <text:s text:c="4"/></text:p>
          </table:table-cell>
          <table:table-cell table:number-columns-repeated="3"/>
          <table:table-cell office:value-type="float" office:value="17.8909" calcext:value-type="float">
            <text:p>17,89</text:p>
          </table:table-cell>
          <table:table-cell office:value-type="float" office:value="22.7161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6575364659132 <text:s text:c="4"/></text:p>
          </table:table-cell>
          <table:table-cell table:number-columns-repeated="3"/>
          <table:table-cell office:value-type="float" office:value="17.8446" calcext:value-type="float">
            <text:p>17,84</text:p>
          </table:table-cell>
          <table:table-cell office:value-type="float" office:value="22.7166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033918465486 <text:s text:c="4"/></text:p>
          </table:table-cell>
          <table:table-cell table:number-columns-repeated="3"/>
          <table:table-cell office:value-type="float" office:value="17.7983" calcext:value-type="float">
            <text:p>17,8</text:p>
          </table:table-cell>
          <table:table-cell office:value-type="float" office:value="22.717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7521062639086 <text:s text:c="4"/></text:p>
          </table:table-cell>
          <table:table-cell table:number-columns-repeated="3"/>
          <table:table-cell office:value-type="float" office:value="17.7522" calcext:value-type="float">
            <text:p>17,75</text:p>
          </table:table-cell>
          <table:table-cell office:value-type="float" office:value="22.7175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8036802184088 <text:s text:c="4"/></text:p>
          </table:table-cell>
          <table:table-cell table:number-columns-repeated="3"/>
          <table:table-cell office:value-type="float" office:value="17.7061" calcext:value-type="float">
            <text:p>17,71</text:p>
          </table:table-cell>
          <table:table-cell office:value-type="float" office:value="22.718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8581142110953 <text:s text:c="4"/></text:p>
          </table:table-cell>
          <table:table-cell table:number-columns-repeated="3"/>
          <table:table-cell office:value-type="float" office:value="17.6601" calcext:value-type="float">
            <text:p>17,66</text:p>
          </table:table-cell>
          <table:table-cell office:value-type="float" office:value="22.7186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154087436984 <text:s text:c="4"/></text:p>
          </table:table-cell>
          <table:table-cell table:number-columns-repeated="3"/>
          <table:table-cell office:value-type="float" office:value="17.6142" calcext:value-type="float">
            <text:p>17,61</text:p>
          </table:table-cell>
          <table:table-cell office:value-type="float" office:value="22.7192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755643185941 <text:s text:c="4"/></text:p>
          </table:table-cell>
          <table:table-cell table:number-columns-repeated="3"/>
          <table:table-cell office:value-type="float" office:value="17.5684" calcext:value-type="float">
            <text:p>17,57</text:p>
          </table:table-cell>
          <table:table-cell office:value-type="float" office:value="22.7198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0385814388294 <text:s text:c="4"/></text:p>
          </table:table-cell>
          <table:table-cell table:number-columns-repeated="3"/>
          <table:table-cell office:value-type="float" office:value="17.5227" calcext:value-type="float">
            <text:p>17,52</text:p>
          </table:table-cell>
          <table:table-cell office:value-type="float" office:value="22.7204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1044606081229 <text:s text:c="4"/></text:p>
          </table:table-cell>
          <table:table-cell table:number-columns-repeated="3"/>
          <table:table-cell office:value-type="float" office:value="17.477" calcext:value-type="float">
            <text:p>17,48</text:p>
          </table:table-cell>
          <table:table-cell office:value-type="float" office:value="22.721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1732023308682 <text:s text:c="4"/></text:p>
          </table:table-cell>
          <table:table-cell table:number-columns-repeated="3"/>
          <table:table-cell office:value-type="float" office:value="17.4315" calcext:value-type="float">
            <text:p>17,43</text:p>
          </table:table-cell>
          <table:table-cell office:value-type="float" office:value="22.7217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2448071121075 <text:s text:c="4"/></text:p>
          </table:table-cell>
          <table:table-cell table:number-columns-repeated="3"/>
          <table:table-cell office:value-type="float" office:value="17.386" calcext:value-type="float">
            <text:p>17,39</text:p>
          </table:table-cell>
          <table:table-cell office:value-type="float" office:value="22.7224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192754575685 <text:s text:c="4"/></text:p>
          </table:table-cell>
          <table:table-cell table:number-columns-repeated="3"/>
          <table:table-cell office:value-type="float" office:value="17.3406" calcext:value-type="float">
            <text:p>17,34</text:p>
          </table:table-cell>
          <table:table-cell office:value-type="float" office:value="22.7232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3966078736058 <text:s text:c="4"/></text:p>
          </table:table-cell>
          <table:table-cell table:number-columns-repeated="3"/>
          <table:table-cell office:value-type="float" office:value="17.2953" calcext:value-type="float">
            <text:p>17,3</text:p>
          </table:table-cell>
          <table:table-cell office:value-type="float" office:value="22.724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4768048672935 <text:s text:c="4"/></text:p>
          </table:table-cell>
          <table:table-cell table:number-columns-repeated="3"/>
          <table:table-cell office:value-type="float" office:value="17.2501" calcext:value-type="float">
            <text:p>17,25</text:p>
          </table:table-cell>
          <table:table-cell office:value-type="float" office:value="22.7248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5598669463430 <text:s text:c="4"/></text:p>
          </table:table-cell>
          <table:table-cell table:number-columns-repeated="3"/>
          <table:table-cell office:value-type="float" office:value="17.205" calcext:value-type="float">
            <text:p>17,21</text:p>
          </table:table-cell>
          <table:table-cell office:value-type="float" office:value="22.7256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6457946191452 <text:s text:c="4"/></text:p>
          </table:table-cell>
          <table:table-cell table:number-columns-repeated="3"/>
          <table:table-cell office:value-type="float" office:value="17.16" calcext:value-type="float">
            <text:p>17,16</text:p>
          </table:table-cell>
          <table:table-cell office:value-type="float" office:value="22.7265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7345883947489 <text:s text:c="4"/></text:p>
          </table:table-cell>
          <table:table-cell table:number-columns-repeated="3"/>
          <table:table-cell office:value-type="float" office:value="17.115" calcext:value-type="float">
            <text:p>17,12</text:p>
          </table:table-cell>
          <table:table-cell office:value-type="float" office:value="22.7273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8262487828868 <text:s text:c="4"/></text:p>
          </table:table-cell>
          <table:table-cell table:number-columns-repeated="3"/>
          <table:table-cell office:value-type="float" office:value="17.0702" calcext:value-type="float">
            <text:p>17,07</text:p>
          </table:table-cell>
          <table:table-cell office:value-type="float" office:value="22.7283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29207762939559 <text:s text:c="4"/></text:p>
          </table:table-cell>
          <table:table-cell table:number-columns-repeated="3"/>
          <table:table-cell office:value-type="float" office:value="17.0254" calcext:value-type="float">
            <text:p>17,03</text:p>
          </table:table-cell>
          <table:table-cell office:value-type="float" office:value="22.7292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0181714390316 <text:s text:c="4"/></text:p>
          </table:table-cell>
          <table:table-cell table:number-columns-repeated="3"/>
          <table:table-cell office:value-type="float" office:value="16.9807" calcext:value-type="float">
            <text:p>16,98</text:p>
          </table:table-cell>
          <table:table-cell office:value-type="float" office:value="22.7302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1184347298438 <text:s text:c="4"/></text:p>
          </table:table-cell>
          <table:table-cell table:number-columns-repeated="3"/>
          <table:table-cell office:value-type="float" office:value="16.9361" calcext:value-type="float">
            <text:p>16,94</text:p>
          </table:table-cell>
          <table:table-cell office:value-type="float" office:value="22.7312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2215666788179 <text:s text:c="4"/></text:p>
          </table:table-cell>
          <table:table-cell table:number-columns-repeated="3"/>
          <table:table-cell office:value-type="float" office:value="16.8916" calcext:value-type="float">
            <text:p>16,89</text:p>
          </table:table-cell>
          <table:table-cell office:value-type="float" office:value="22.7322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3275677990434 <text:s text:c="4"/></text:p>
          </table:table-cell>
          <table:table-cell table:number-columns-repeated="3"/>
          <table:table-cell office:value-type="float" office:value="16.8471" calcext:value-type="float">
            <text:p>16,85</text:p>
          </table:table-cell>
          <table:table-cell office:value-type="float" office:value="22.7333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4364386042849 <text:s text:c="4"/></text:p>
          </table:table-cell>
          <table:table-cell table:number-columns-repeated="3"/>
          <table:table-cell office:value-type="float" office:value="16.8028" calcext:value-type="float">
            <text:p>16,8</text:p>
          </table:table-cell>
          <table:table-cell office:value-type="float" office:value="22.7344" calcext:value-type="float">
            <text:p>22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5481796089772 <text:s text:c="4"/></text:p>
          </table:table-cell>
          <table:table-cell table:number-columns-repeated="3"/>
          <table:table-cell office:value-type="float" office:value="16.7585" calcext:value-type="float">
            <text:p>16,76</text:p>
          </table:table-cell>
          <table:table-cell office:value-type="float" office:value="22.7355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6627913282426 <text:s text:c="4"/></text:p>
          </table:table-cell>
          <table:table-cell table:number-columns-repeated="3"/>
          <table:table-cell office:value-type="float" office:value="16.7143" calcext:value-type="float">
            <text:p>16,71</text:p>
          </table:table-cell>
          <table:table-cell office:value-type="float" office:value="22.7366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7802742778840 <text:s text:c="4"/></text:p>
          </table:table-cell>
          <table:table-cell table:number-columns-repeated="3"/>
          <table:table-cell office:value-type="float" office:value="16.6702" calcext:value-type="float">
            <text:p>16,67</text:p>
          </table:table-cell>
          <table:table-cell office:value-type="float" office:value="22.7378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9006289743635 <text:s text:c="4"/></text:p>
          </table:table-cell>
          <table:table-cell table:number-columns-repeated="3"/>
          <table:table-cell office:value-type="float" office:value="16.6262" calcext:value-type="float">
            <text:p>16,63</text:p>
          </table:table-cell>
          <table:table-cell office:value-type="float" office:value="22.739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0238559348185 <text:s text:c="4"/></text:p>
          </table:table-cell>
          <table:table-cell table:number-columns-repeated="3"/>
          <table:table-cell office:value-type="float" office:value="16.5822" calcext:value-type="float">
            <text:p>16,58</text:p>
          </table:table-cell>
          <table:table-cell office:value-type="float" office:value="22.7402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1499556770997 <text:s text:c="4"/></text:p>
          </table:table-cell>
          <table:table-cell table:number-columns-repeated="3"/>
          <table:table-cell office:value-type="float" office:value="16.5384" calcext:value-type="float">
            <text:p>16,54</text:p>
          </table:table-cell>
          <table:table-cell office:value-type="float" office:value="22.7415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2789287197109 <text:s text:c="4"/></text:p>
          </table:table-cell>
          <table:table-cell table:number-columns-repeated="3"/>
          <table:table-cell office:value-type="float" office:value="16.4946" calcext:value-type="float">
            <text:p>16,49</text:p>
          </table:table-cell>
          <table:table-cell office:value-type="float" office:value="22.7428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4107755818284 <text:s text:c="4"/></text:p>
          </table:table-cell>
          <table:table-cell table:number-columns-repeated="3"/>
          <table:table-cell office:value-type="float" office:value="16.4509" calcext:value-type="float">
            <text:p>16,45</text:p>
          </table:table-cell>
          <table:table-cell office:value-type="float" office:value="22.7441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5454967833304 <text:s text:c="4"/></text:p>
          </table:table-cell>
          <table:table-cell table:number-columns-repeated="3"/>
          <table:table-cell office:value-type="float" office:value="16.4073" calcext:value-type="float">
            <text:p>16,41</text:p>
          </table:table-cell>
          <table:table-cell office:value-type="float" office:value="22.7455" calcext:value-type="float">
            <text:p>2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6830928447693 <text:s text:c="4"/></text:p>
          </table:table-cell>
          <table:table-cell table:number-columns-repeated="3"/>
          <table:table-cell office:value-type="float" office:value="16.3638" calcext:value-type="float">
            <text:p>16,36</text:p>
          </table:table-cell>
          <table:table-cell office:value-type="float" office:value="22.7468" calcext:value-type="float">
            <text:p>2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8235642873720 <text:s text:c="4"/></text:p>
          </table:table-cell>
          <table:table-cell table:number-columns-repeated="3"/>
          <table:table-cell office:value-type="float" office:value="16.3203" calcext:value-type="float">
            <text:p>16,32</text:p>
          </table:table-cell>
          <table:table-cell office:value-type="float" office:value="22.7482" calcext:value-type="float">
            <text:p>2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49669116330523 <text:s text:c="4"/></text:p>
          </table:table-cell>
          <table:table-cell table:number-columns-repeated="3"/>
          <table:table-cell office:value-type="float" office:value="16.2769" calcext:value-type="float">
            <text:p>16,28</text:p>
          </table:table-cell>
          <table:table-cell office:value-type="float" office:value="22.7497" calcext:value-type="float">
            <text:p>2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1131354044226 <text:s text:c="4"/></text:p>
          </table:table-cell>
          <table:table-cell table:number-columns-repeated="3"/>
          <table:table-cell office:value-type="float" office:value="16.2336" calcext:value-type="float">
            <text:p>16,23</text:p>
          </table:table-cell>
          <table:table-cell office:value-type="float" office:value="22.7511" calcext:value-type="float">
            <text:p>2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2622361247568 <text:s text:c="4"/></text:p>
          </table:table-cell>
          <table:table-cell table:number-columns-repeated="3"/>
          <table:table-cell office:value-type="float" office:value="16.1904" calcext:value-type="float">
            <text:p>16,19</text:p>
          </table:table-cell>
          <table:table-cell office:value-type="float" office:value="22.7526" calcext:value-type="float">
            <text:p>2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4142143180374 <text:s text:c="4"/></text:p>
          </table:table-cell>
          <table:table-cell table:number-columns-repeated="3"/>
          <table:table-cell office:value-type="float" office:value="16.1473" calcext:value-type="float">
            <text:p>16,15</text:p>
          </table:table-cell>
          <table:table-cell office:value-type="float" office:value="22.7541" calcext:value-type="float">
            <text:p>2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5690705088998 <text:s text:c="4"/></text:p>
          </table:table-cell>
          <table:table-cell table:number-columns-repeated="3"/>
          <table:table-cell office:value-type="float" office:value="16.1042" calcext:value-type="float">
            <text:p>16,1</text:p>
          </table:table-cell>
          <table:table-cell office:value-type="float" office:value="22.7557" calcext:value-type="float">
            <text:p>2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7268052226980 <text:s text:c="4"/></text:p>
          </table:table-cell>
          <table:table-cell table:number-columns-repeated="3"/>
          <table:table-cell office:value-type="float" office:value="16.0613" calcext:value-type="float">
            <text:p>16,06</text:p>
          </table:table-cell>
          <table:table-cell office:value-type="float" office:value="22.7573" calcext:value-type="float">
            <text:p>2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8874189854644 <text:s text:c="4"/></text:p>
          </table:table-cell>
          <table:table-cell table:number-columns-repeated="3"/>
          <table:table-cell office:value-type="float" office:value="16.0184" calcext:value-type="float">
            <text:p>16,02</text:p>
          </table:table-cell>
          <table:table-cell office:value-type="float" office:value="22.7589" calcext:value-type="float">
            <text:p>2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0509123238958 <text:s text:c="4"/></text:p>
          </table:table-cell>
          <table:table-cell table:number-columns-repeated="3"/>
          <table:table-cell office:value-type="float" office:value="15.9756" calcext:value-type="float">
            <text:p>15,98</text:p>
          </table:table-cell>
          <table:table-cell office:value-type="float" office:value="22.7605" calcext:value-type="float">
            <text:p>2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2172857654093 <text:s text:c="4"/></text:p>
          </table:table-cell>
          <table:table-cell table:number-columns-repeated="3"/>
          <table:table-cell office:value-type="float" office:value="15.9328" calcext:value-type="float">
            <text:p>15,93</text:p>
          </table:table-cell>
          <table:table-cell office:value-type="float" office:value="22.7622" calcext:value-type="float">
            <text:p>2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3865398380950 <text:s text:c="4"/></text:p>
          </table:table-cell>
          <table:table-cell table:number-columns-repeated="3"/>
          <table:table-cell office:value-type="float" office:value="15.8902" calcext:value-type="float">
            <text:p>15,89</text:p>
          </table:table-cell>
          <table:table-cell office:value-type="float" office:value="22.7639" calcext:value-type="float">
            <text:p>2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5586750707332 <text:s text:c="4"/></text:p>
          </table:table-cell>
          <table:table-cell table:number-columns-repeated="3"/>
          <table:table-cell office:value-type="float" office:value="15.8476" calcext:value-type="float">
            <text:p>15,85</text:p>
          </table:table-cell>
          <table:table-cell office:value-type="float" office:value="22.7656" calcext:value-type="float">
            <text:p>22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7336919927907 <text:s text:c="4"/></text:p>
          </table:table-cell>
          <table:table-cell table:number-columns-repeated="3"/>
          <table:table-cell office:value-type="float" office:value="15.8051" calcext:value-type="float">
            <text:p>15,81</text:p>
          </table:table-cell>
          <table:table-cell office:value-type="float" office:value="22.7673" calcext:value-type="float">
            <text:p>22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69115911344336 <text:s text:c="4"/></text:p>
          </table:table-cell>
          <table:table-cell table:number-columns-repeated="3"/>
          <table:table-cell office:value-type="float" office:value="15.7627" calcext:value-type="float">
            <text:p>15,76</text:p>
          </table:table-cell>
          <table:table-cell office:value-type="float" office:value="22.7691" calcext:value-type="float">
            <text:p>22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0923730265142 <text:s text:c="4"/></text:p>
          </table:table-cell>
          <table:table-cell table:number-columns-repeated="3"/>
          <table:table-cell office:value-type="float" office:value="15.7203" calcext:value-type="float">
            <text:p>15,72</text:p>
          </table:table-cell>
          <table:table-cell office:value-type="float" office:value="22.7709" calcext:value-type="float">
            <text:p>22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2760382005810 <text:s text:c="4"/></text:p>
          </table:table-cell>
          <table:table-cell table:number-columns-repeated="3"/>
          <table:table-cell office:value-type="float" office:value="15.6781" calcext:value-type="float">
            <text:p>15,68</text:p>
          </table:table-cell>
          <table:table-cell office:value-type="float" office:value="22.7728" calcext:value-type="float">
            <text:p>22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4625871888691 <text:s text:c="4"/></text:p>
          </table:table-cell>
          <table:table-cell table:number-columns-repeated="3"/>
          <table:table-cell office:value-type="float" office:value="15.6359" calcext:value-type="float">
            <text:p>15,64</text:p>
          </table:table-cell>
          <table:table-cell office:value-type="float" office:value="22.7746" calcext:value-type="float">
            <text:p>22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6520205243035 <text:s text:c="4"/></text:p>
          </table:table-cell>
          <table:table-cell table:number-columns-repeated="3"/>
          <table:table-cell office:value-type="float" office:value="15.5938" calcext:value-type="float">
            <text:p>15,59</text:p>
          </table:table-cell>
          <table:table-cell office:value-type="float" office:value="22.7765" calcext:value-type="float">
            <text:p>22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8443387405176 <text:s text:c="4"/></text:p>
          </table:table-cell>
          <table:table-cell table:number-columns-repeated="3"/>
          <table:table-cell office:value-type="float" office:value="15.5517" calcext:value-type="float">
            <text:p>15,55</text:p>
          </table:table-cell>
          <table:table-cell office:value-type="float" office:value="22.7784" calcext:value-type="float">
            <text:p>22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0395423718129 <text:s text:c="4"/></text:p>
          </table:table-cell>
          <table:table-cell table:number-columns-repeated="3"/>
          <table:table-cell office:value-type="float" office:value="15.5098" calcext:value-type="float">
            <text:p>15,51</text:p>
          </table:table-cell>
          <table:table-cell office:value-type="float" office:value="22.7804" calcext:value-type="float">
            <text:p>22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2376319532002 <text:s text:c="4"/></text:p>
          </table:table-cell>
          <table:table-cell table:number-columns-repeated="3"/>
          <table:table-cell office:value-type="float" office:value="15.4679" calcext:value-type="float">
            <text:p>15,47</text:p>
          </table:table-cell>
          <table:table-cell office:value-type="float" office:value="22.7824" calcext:value-type="float">
            <text:p>22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4386080203980 <text:s text:c="4"/></text:p>
          </table:table-cell>
          <table:table-cell table:number-columns-repeated="3"/>
          <table:table-cell office:value-type="float" office:value="15.4261" calcext:value-type="float">
            <text:p>15,43</text:p>
          </table:table-cell>
          <table:table-cell office:value-type="float" office:value="22.7844" calcext:value-type="float">
            <text:p>22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6424711098135 <text:s text:c="4"/></text:p>
          </table:table-cell>
          <table:table-cell table:number-columns-repeated="3"/>
          <table:table-cell office:value-type="float" office:value="15.3844" calcext:value-type="float">
            <text:p>15,38</text:p>
          </table:table-cell>
          <table:table-cell office:value-type="float" office:value="22.7864" calcext:value-type="float">
            <text:p>22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88492217585404 <text:s text:c="4"/></text:p>
          </table:table-cell>
          <table:table-cell table:number-columns-repeated="3"/>
          <table:table-cell office:value-type="float" office:value="15.3427" calcext:value-type="float">
            <text:p>15,34</text:p>
          </table:table-cell>
          <table:table-cell office:value-type="float" office:value="22.7885" calcext:value-type="float">
            <text:p>22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0588605043734 <text:s text:c="4"/></text:p>
          </table:table-cell>
          <table:table-cell table:number-columns-repeated="3"/>
          <table:table-cell office:value-type="float" office:value="15.3011" calcext:value-type="float">
            <text:p>15,3</text:p>
          </table:table-cell>
          <table:table-cell office:value-type="float" office:value="22.7906" calcext:value-type="float">
            <text:p>22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2713878858137 <text:s text:c="4"/></text:p>
          </table:table-cell>
          <table:table-cell table:number-columns-repeated="3"/>
          <table:table-cell office:value-type="float" office:value="15.2596" calcext:value-type="float">
            <text:p>15,26</text:p>
          </table:table-cell>
          <table:table-cell office:value-type="float" office:value="22.7927" calcext:value-type="float">
            <text:p>22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4868044420397 <text:s text:c="4"/></text:p>
          </table:table-cell>
          <table:table-cell table:number-columns-repeated="3"/>
          <table:table-cell office:value-type="float" office:value="15.2182" calcext:value-type="float">
            <text:p>15,22</text:p>
          </table:table-cell>
          <table:table-cell office:value-type="float" office:value="22.7949" calcext:value-type="float">
            <text:p>22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7051107129420 <text:s text:c="4"/></text:p>
          </table:table-cell>
          <table:table-cell table:number-columns-repeated="3"/>
          <table:table-cell office:value-type="float" office:value="15.1768" calcext:value-type="float">
            <text:p>15,18</text:p>
          </table:table-cell>
          <table:table-cell office:value-type="float" office:value="22.7971" calcext:value-type="float">
            <text:p>22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9263072391305 <text:s text:c="4"/></text:p>
          </table:table-cell>
          <table:table-cell table:number-columns-repeated="3"/>
          <table:table-cell office:value-type="float" office:value="15.1355" calcext:value-type="float">
            <text:p>15,14</text:p>
          </table:table-cell>
          <table:table-cell office:value-type="float" office:value="22.7993" calcext:value-type="float">
            <text:p>22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1503945618759 <text:s text:c="4"/></text:p>
          </table:table-cell>
          <table:table-cell table:number-columns-repeated="3"/>
          <table:table-cell office:value-type="float" office:value="15.0943" calcext:value-type="float">
            <text:p>15,09</text:p>
          </table:table-cell>
          <table:table-cell office:value-type="float" office:value="22.8015" calcext:value-type="float">
            <text:p>22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3773732231644 <text:s text:c="4"/></text:p>
          </table:table-cell>
          <table:table-cell table:number-columns-repeated="3"/>
          <table:table-cell office:value-type="float" office:value="15.0532" calcext:value-type="float">
            <text:p>15,05</text:p>
          </table:table-cell>
          <table:table-cell office:value-type="float" office:value="22.8038" calcext:value-type="float">
            <text:p>22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6072437656951 <text:s text:c="4"/></text:p>
          </table:table-cell>
          <table:table-cell table:number-columns-repeated="3"/>
          <table:table-cell office:value-type="float" office:value="15.0121" calcext:value-type="float">
            <text:p>15,01</text:p>
          </table:table-cell>
          <table:table-cell office:value-type="float" office:value="22.8061" calcext:value-type="float">
            <text:p>22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08400067328670 <text:s text:c="4"/></text:p>
          </table:table-cell>
          <table:table-cell table:number-columns-repeated="3"/>
          <table:table-cell office:value-type="float" office:value="14.9712" calcext:value-type="float">
            <text:p>14,97</text:p>
          </table:table-cell>
          <table:table-cell office:value-type="float" office:value="22.8084" calcext:value-type="float">
            <text:p>22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0756626687617 <text:s text:c="4"/></text:p>
          </table:table-cell>
          <table:table-cell table:number-columns-repeated="3"/>
          <table:table-cell office:value-type="float" office:value="14.9302" calcext:value-type="float">
            <text:p>14,93</text:p>
          </table:table-cell>
          <table:table-cell office:value-type="float" office:value="22.8108" calcext:value-type="float">
            <text:p>22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3142121181766 <text:s text:c="4"/></text:p>
          </table:table-cell>
          <table:table-cell table:number-columns-repeated="3"/>
          <table:table-cell office:value-type="float" office:value="14.8894" calcext:value-type="float">
            <text:p>14,89</text:p>
          </table:table-cell>
          <table:table-cell office:value-type="float" office:value="22.8131" calcext:value-type="float">
            <text:p>22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5556556266181 <text:s text:c="4"/></text:p>
          </table:table-cell>
          <table:table-cell table:number-columns-repeated="3"/>
          <table:table-cell office:value-type="float" office:value="14.8486" calcext:value-type="float">
            <text:p>14,85</text:p>
          </table:table-cell>
          <table:table-cell office:value-type="float" office:value="22.8156" calcext:value-type="float">
            <text:p>22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7999937402718 <text:s text:c="4"/></text:p>
          </table:table-cell>
          <table:table-cell table:number-columns-repeated="3"/>
          <table:table-cell office:value-type="float" office:value="14.8079" calcext:value-type="float">
            <text:p>14,81</text:p>
          </table:table-cell>
          <table:table-cell office:value-type="float" office:value="22.818" calcext:value-type="float">
            <text:p>22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0472270060591 <text:s text:c="4"/></text:p>
          </table:table-cell>
          <table:table-cell table:number-columns-repeated="3"/>
          <table:table-cell office:value-type="float" office:value="14.7673" calcext:value-type="float">
            <text:p>14,77</text:p>
          </table:table-cell>
          <table:table-cell office:value-type="float" office:value="22.8205" calcext:value-type="float">
            <text:p>22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2973559715880 <text:s text:c="4"/></text:p>
          </table:table-cell>
          <table:table-cell table:number-columns-repeated="3"/>
          <table:table-cell office:value-type="float" office:value="14.7268" calcext:value-type="float">
            <text:p>14,73</text:p>
          </table:table-cell>
          <table:table-cell office:value-type="float" office:value="22.823" calcext:value-type="float">
            <text:p>22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5503811851640 <text:s text:c="4"/></text:p>
          </table:table-cell>
          <table:table-cell table:number-columns-repeated="3"/>
          <table:table-cell office:value-type="float" office:value="14.6863" calcext:value-type="float">
            <text:p>14,69</text:p>
          </table:table-cell>
          <table:table-cell office:value-type="float" office:value="22.8255" calcext:value-type="float">
            <text:p>22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28063031958113 <text:s text:c="4"/></text:p>
          </table:table-cell>
          <table:table-cell table:number-columns-repeated="3"/>
          <table:table-cell office:value-type="float" office:value="14.6459" calcext:value-type="float">
            <text:p>14,65</text:p>
          </table:table-cell>
          <table:table-cell office:value-type="float" office:value="22.8281" calcext:value-type="float">
            <text:p>22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0651225532520 <text:s text:c="4"/></text:p>
          </table:table-cell>
          <table:table-cell table:number-columns-repeated="3"/>
          <table:table-cell office:value-type="float" office:value="14.6056" calcext:value-type="float">
            <text:p>14,61</text:p>
          </table:table-cell>
          <table:table-cell office:value-type="float" office:value="22.8307" calcext:value-type="float">
            <text:p>22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3268398079397 <text:s text:c="4"/></text:p>
          </table:table-cell>
          <table:table-cell table:number-columns-repeated="3"/>
          <table:table-cell office:value-type="float" office:value="14.5653" calcext:value-type="float">
            <text:p>14,57</text:p>
          </table:table-cell>
          <table:table-cell office:value-type="float" office:value="22.8333" calcext:value-type="float">
            <text:p>22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5914555109905 <text:s text:c="4"/></text:p>
          </table:table-cell>
          <table:table-cell table:number-columns-repeated="3"/>
          <table:table-cell office:value-type="float" office:value="14.5251" calcext:value-type="float">
            <text:p>14,53</text:p>
          </table:table-cell>
          <table:table-cell office:value-type="float" office:value="22.8359" calcext:value-type="float">
            <text:p>22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8589702142556 <text:s text:c="4"/></text:p>
          </table:table-cell>
          <table:table-cell table:number-columns-repeated="3"/>
          <table:table-cell office:value-type="float" office:value="14.485" calcext:value-type="float">
            <text:p>14,49</text:p>
          </table:table-cell>
          <table:table-cell office:value-type="float" office:value="22.8386" calcext:value-type="float">
            <text:p>22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1293844702939 <text:s text:c="4"/></text:p>
          </table:table-cell>
          <table:table-cell table:number-columns-repeated="3"/>
          <table:table-cell office:value-type="float" office:value="14.4449" calcext:value-type="float">
            <text:p>14,44</text:p>
          </table:table-cell>
          <table:table-cell office:value-type="float" office:value="22.8413" calcext:value-type="float">
            <text:p>22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4026988323776 <text:s text:c="4"/></text:p>
          </table:table-cell>
          <table:table-cell table:number-columns-repeated="3"/>
          <table:table-cell office:value-type="float" office:value="14.4049" calcext:value-type="float">
            <text:p>14,4</text:p>
          </table:table-cell>
          <table:table-cell office:value-type="float" office:value="22.844" calcext:value-type="float">
            <text:p>22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6789138544626 <text:s text:c="4"/></text:p>
          </table:table-cell>
          <table:table-cell table:number-columns-repeated="3"/>
          <table:table-cell office:value-type="float" office:value="14.365" calcext:value-type="float">
            <text:p>14,37</text:p>
          </table:table-cell>
          <table:table-cell office:value-type="float" office:value="22.8468" calcext:value-type="float">
            <text:p>22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9580300912429 <text:s text:c="4"/></text:p>
          </table:table-cell>
          <table:table-cell table:number-columns-repeated="3"/>
          <table:table-cell office:value-type="float" office:value="14.3252" calcext:value-type="float">
            <text:p>14,33</text:p>
          </table:table-cell>
          <table:table-cell office:value-type="float" office:value="22.8496" calcext:value-type="float">
            <text:p>22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52400480980922 <text:s text:c="4"/></text:p>
          </table:table-cell>
          <table:table-cell table:number-columns-repeated="3"/>
          <table:table-cell office:value-type="float" office:value="14.2854" calcext:value-type="float">
            <text:p>14,29</text:p>
          </table:table-cell>
          <table:table-cell office:value-type="float" office:value="22.8524" calcext:value-type="float">
            <text:p>22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55249684311143 <text:s text:c="4"/></text:p>
          </table:table-cell>
          <table:table-cell table:number-columns-repeated="3"/>
          <table:table-cell office:value-type="float" office:value="14.2457" calcext:value-type="float">
            <text:p>14,25</text:p>
          </table:table-cell>
          <table:table-cell office:value-type="float" office:value="22.8552" calcext:value-type="float">
            <text:p>22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58127916471375 <text:s text:c="4"/></text:p>
          </table:table-cell>
          <table:table-cell table:number-columns-repeated="3"/>
          <table:table-cell office:value-type="float" office:value="14.2061" calcext:value-type="float">
            <text:p>14,21</text:p>
          </table:table-cell>
          <table:table-cell office:value-type="float" office:value="22.8581" calcext:value-type="float">
            <text:p>22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1035183036652 <text:s text:c="4"/></text:p>
          </table:table-cell>
          <table:table-cell table:number-columns-repeated="3"/>
          <table:table-cell office:value-type="float" office:value="14.1665" calcext:value-type="float">
            <text:p>14,17</text:p>
          </table:table-cell>
          <table:table-cell office:value-type="float" office:value="22.861" calcext:value-type="float">
            <text:p>22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3971489589485 <text:s text:c="4"/></text:p>
          </table:table-cell>
          <table:table-cell table:number-columns-repeated="3"/>
          <table:table-cell office:value-type="float" office:value="14.127" calcext:value-type="float">
            <text:p>14,13</text:p>
          </table:table-cell>
          <table:table-cell office:value-type="float" office:value="22.864" calcext:value-type="float">
            <text:p>22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6936841719149 <text:s text:c="4"/></text:p>
          </table:table-cell>
          <table:table-cell table:number-columns-repeated="3"/>
          <table:table-cell office:value-type="float" office:value="14.0876" calcext:value-type="float">
            <text:p>14,09</text:p>
          </table:table-cell>
          <table:table-cell office:value-type="float" office:value="22.8669" calcext:value-type="float">
            <text:p>22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9931245022336 <text:s text:c="4"/></text:p>
          </table:table-cell>
          <table:table-cell table:number-columns-repeated="3"/>
          <table:table-cell office:value-type="float" office:value="14.0482" calcext:value-type="float">
            <text:p>14,05</text:p>
          </table:table-cell>
          <table:table-cell office:value-type="float" office:value="22.8699" calcext:value-type="float">
            <text:p>22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72954705102696 <text:s text:c="4"/></text:p>
          </table:table-cell>
          <table:table-cell table:number-columns-repeated="3"/>
          <table:table-cell office:value-type="float" office:value="14.0089" calcext:value-type="float">
            <text:p>14,01</text:p>
          </table:table-cell>
          <table:table-cell office:value-type="float" office:value="22.873" calcext:value-type="float">
            <text:p>22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76007227571076 <text:s text:c="4"/></text:p>
          </table:table-cell>
          <table:table-cell table:number-columns-repeated="3"/>
          <table:table-cell office:value-type="float" office:value="13.9697" calcext:value-type="float">
            <text:p>13,97</text:p>
          </table:table-cell>
          <table:table-cell office:value-type="float" office:value="22.876" calcext:value-type="float">
            <text:p>22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79088818045584 <text:s text:c="4"/></text:p>
          </table:table-cell>
          <table:table-cell table:number-columns-repeated="3"/>
          <table:table-cell office:value-type="float" office:value="13.9305" calcext:value-type="float">
            <text:p>13,93</text:p>
          </table:table-cell>
          <table:table-cell office:value-type="float" office:value="22.8791" calcext:value-type="float">
            <text:p>22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2199482151101 <text:s text:c="4"/></text:p>
          </table:table-cell>
          <table:table-cell table:number-columns-repeated="3"/>
          <table:table-cell office:value-type="float" office:value="13.8914" calcext:value-type="float">
            <text:p>13,89</text:p>
          </table:table-cell>
          <table:table-cell office:value-type="float" office:value="22.8822" calcext:value-type="float">
            <text:p>22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5339225520109 <text:s text:c="4"/></text:p>
          </table:table-cell>
          <table:table-cell table:number-columns-repeated="3"/>
          <table:table-cell office:value-type="float" office:value="13.8524" calcext:value-type="float">
            <text:p>13,85</text:p>
          </table:table-cell>
          <table:table-cell office:value-type="float" office:value="22.8853" calcext:value-type="float">
            <text:p>22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8508053791885 <text:s text:c="4"/></text:p>
          </table:table-cell>
          <table:table-cell table:number-columns-repeated="3"/>
          <table:table-cell office:value-type="float" office:value="13.8135" calcext:value-type="float">
            <text:p>13,81</text:p>
          </table:table-cell>
          <table:table-cell office:value-type="float" office:value="22.8885" calcext:value-type="float">
            <text:p>22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91705972612936 <text:s text:c="4"/></text:p>
          </table:table-cell>
          <table:table-cell table:number-columns-repeated="3"/>
          <table:table-cell office:value-type="float" office:value="13.7746" calcext:value-type="float">
            <text:p>13,77</text:p>
          </table:table-cell>
          <table:table-cell office:value-type="float" office:value="22.8917" calcext:value-type="float">
            <text:p>22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94932987637091 <text:s text:c="4"/></text:p>
          </table:table-cell>
          <table:table-cell table:number-columns-repeated="3"/>
          <table:table-cell office:value-type="float" office:value="13.7357" calcext:value-type="float">
            <text:p>13,74</text:p>
          </table:table-cell>
          <table:table-cell office:value-type="float" office:value="22.8949" calcext:value-type="float">
            <text:p>22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98189104525240 <text:s text:c="4"/></text:p>
          </table:table-cell>
          <table:table-cell table:number-columns-repeated="3"/>
          <table:table-cell office:value-type="float" office:value="13.6968" calcext:value-type="float">
            <text:p>13,7</text:p>
          </table:table-cell>
          <table:table-cell office:value-type="float" office:value="22.8982" calcext:value-type="float">
            <text:p>22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1474328945337 <text:s text:c="4"/></text:p>
          </table:table-cell>
          <table:table-cell table:number-columns-repeated="3"/>
          <table:table-cell office:value-type="float" office:value="13.658" calcext:value-type="float">
            <text:p>13,66</text:p>
          </table:table-cell>
          <table:table-cell office:value-type="float" office:value="22.9015" calcext:value-type="float">
            <text:p>22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4788666572664 <text:s text:c="4"/></text:p>
          </table:table-cell>
          <table:table-cell table:number-columns-repeated="3"/>
          <table:table-cell office:value-type="float" office:value="13.62" calcext:value-type="float">
            <text:p>13,62</text:p>
          </table:table-cell>
          <table:table-cell office:value-type="float" office:value="22.9048" calcext:value-type="float">
            <text:p>22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8132123089544 <text:s text:c="4"/></text:p>
          </table:table-cell>
          <table:table-cell table:number-columns-repeated="3"/>
          <table:table-cell office:value-type="float" office:value="13.5831" calcext:value-type="float">
            <text:p>13,58</text:p>
          </table:table-cell>
          <table:table-cell office:value-type="float" office:value="22.9081" calcext:value-type="float">
            <text:p>22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11504704185457 <text:s text:c="4"/></text:p>
          </table:table-cell>
          <table:table-cell table:number-columns-repeated="3"/>
          <table:table-cell office:value-type="float" office:value="13.5386" calcext:value-type="float">
            <text:p>13,54</text:p>
          </table:table-cell>
          <table:table-cell office:value-type="float" office:value="22.9115" calcext:value-type="float">
            <text:p>22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14906415557436 <text:s text:c="4"/></text:p>
          </table:table-cell>
          <table:table-cell table:number-columns-repeated="3"/>
          <table:table-cell office:value-type="float" office:value="13.4569" calcext:value-type="float">
            <text:p>13,46</text:p>
          </table:table-cell>
          <table:table-cell office:value-type="float" office:value="22.9149" calcext:value-type="float">
            <text:p>22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18337262909084 <text:s text:c="4"/></text:p>
          </table:table-cell>
          <table:table-cell table:number-columns-repeated="3"/>
          <table:table-cell office:value-type="float" office:value="13.3675" calcext:value-type="float">
            <text:p>13,37</text:p>
          </table:table-cell>
          <table:table-cell office:value-type="float" office:value="22.9183" calcext:value-type="float">
            <text:p>22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1797251951720 <text:s text:c="4"/></text:p>
          </table:table-cell>
          <table:table-cell table:number-columns-repeated="3"/>
          <table:table-cell office:value-type="float" office:value="13.2792" calcext:value-type="float">
            <text:p>13,28</text:p>
          </table:table-cell>
          <table:table-cell office:value-type="float" office:value="22.9218" calcext:value-type="float">
            <text:p>22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5286388403411 <text:s text:c="4"/></text:p>
          </table:table-cell>
          <table:table-cell table:number-columns-repeated="3"/>
          <table:table-cell office:value-type="float" office:value="13.1918" calcext:value-type="float">
            <text:p>13,19</text:p>
          </table:table-cell>
          <table:table-cell office:value-type="float" office:value="22.9253" calcext:value-type="float">
            <text:p>22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8804677989973 <text:s text:c="4"/></text:p>
          </table:table-cell>
          <table:table-cell table:number-columns-repeated="3"/>
          <table:table-cell office:value-type="float" office:value="13.1045" calcext:value-type="float">
            <text:p>13,1</text:p>
          </table:table-cell>
          <table:table-cell office:value-type="float" office:value="22.9288" calcext:value-type="float">
            <text:p>22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32352126443941 <text:s text:c="4"/></text:p>
          </table:table-cell>
          <table:table-cell table:number-columns-repeated="3"/>
          <table:table-cell office:value-type="float" office:value="13.0171" calcext:value-type="float">
            <text:p>13,02</text:p>
          </table:table-cell>
          <table:table-cell office:value-type="float" office:value="22.9324" calcext:value-type="float">
            <text:p>22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35928739505268 <text:s text:c="4"/></text:p>
          </table:table-cell>
          <table:table-cell table:number-columns-repeated="3"/>
          <table:table-cell office:value-type="float" office:value="12.9297" calcext:value-type="float">
            <text:p>12,93</text:p>
          </table:table-cell>
          <table:table-cell office:value-type="float" office:value="22.9359" calcext:value-type="float">
            <text:p>22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39534522920866 <text:s text:c="4"/></text:p>
          </table:table-cell>
          <table:table-cell table:number-columns-repeated="3"/>
          <table:table-cell office:value-type="float" office:value="12.8424" calcext:value-type="float">
            <text:p>12,84</text:p>
          </table:table-cell>
          <table:table-cell office:value-type="float" office:value="22.9395" calcext:value-type="float">
            <text:p>22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43169482445331 <text:s text:c="4"/></text:p>
          </table:table-cell>
          <table:table-cell table:number-columns-repeated="3"/>
          <table:table-cell office:value-type="float" office:value="12.7552" calcext:value-type="float">
            <text:p>12,76</text:p>
          </table:table-cell>
          <table:table-cell office:value-type="float" office:value="22.9432" calcext:value-type="float">
            <text:p>22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46833623839918 <text:s text:c="4"/></text:p>
          </table:table-cell>
          <table:table-cell table:number-columns-repeated="3"/>
          <table:table-cell office:value-type="float" office:value="12.668" calcext:value-type="float">
            <text:p>12,67</text:p>
          </table:table-cell>
          <table:table-cell office:value-type="float" office:value="22.9468" calcext:value-type="float">
            <text:p>22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50526952873542 <text:s text:c="4"/></text:p>
          </table:table-cell>
          <table:table-cell table:number-columns-repeated="3"/>
          <table:table-cell office:value-type="float" office:value="12.5809" calcext:value-type="float">
            <text:p>12,58</text:p>
          </table:table-cell>
          <table:table-cell office:value-type="float" office:value="22.9505" calcext:value-type="float">
            <text:p>22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54249475322086 <text:s text:c="4"/></text:p>
          </table:table-cell>
          <table:table-cell table:number-columns-repeated="3"/>
          <table:table-cell office:value-type="float" office:value="12.4938" calcext:value-type="float">
            <text:p>12,49</text:p>
          </table:table-cell>
          <table:table-cell office:value-type="float" office:value="22.9542" calcext:value-type="float">
            <text:p>22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58001196968720 <text:s text:c="4"/></text:p>
          </table:table-cell>
          <table:table-cell table:number-columns-repeated="3"/>
          <table:table-cell office:value-type="float" office:value="12.4068" calcext:value-type="float">
            <text:p>12,41</text:p>
          </table:table-cell>
          <table:table-cell office:value-type="float" office:value="22.958" calcext:value-type="float">
            <text:p>22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1782123603790 <text:s text:c="4"/></text:p>
          </table:table-cell>
          <table:table-cell table:number-columns-repeated="3"/>
          <table:table-cell office:value-type="float" office:value="12.3199" calcext:value-type="float">
            <text:p>12,32</text:p>
          </table:table-cell>
          <table:table-cell office:value-type="float" office:value="22.9618" calcext:value-type="float">
            <text:p>22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5592261025115 <text:s text:c="4"/></text:p>
          </table:table-cell>
          <table:table-cell table:number-columns-repeated="3"/>
          <table:table-cell office:value-type="float" office:value="12.233" calcext:value-type="float">
            <text:p>12,23</text:p>
          </table:table-cell>
          <table:table-cell office:value-type="float" office:value="22.9656" calcext:value-type="float">
            <text:p>22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9431615037447 <text:s text:c="4"/></text:p>
          </table:table-cell>
          <table:table-cell table:number-columns-repeated="3"/>
          <table:table-cell office:value-type="float" office:value="12.1462" calcext:value-type="float">
            <text:p>12,15</text:p>
          </table:table-cell>
          <table:table-cell office:value-type="float" office:value="22.9694" calcext:value-type="float">
            <text:p>22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73300191452836 <text:s text:c="4"/></text:p>
          </table:table-cell>
          <table:table-cell table:number-columns-repeated="3"/>
          <table:table-cell office:value-type="float" office:value="12.0594" calcext:value-type="float">
            <text:p>12,06</text:p>
          </table:table-cell>
          <table:table-cell office:value-type="float" office:value="22.9733" calcext:value-type="float">
            <text:p>22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77197996090759 <text:s text:c="4"/></text:p>
          </table:table-cell>
          <table:table-cell table:number-columns-repeated="3"/>
          <table:table-cell office:value-type="float" office:value="11.9727" calcext:value-type="float">
            <text:p>11,97</text:p>
          </table:table-cell>
          <table:table-cell office:value-type="float" office:value="22.9772" calcext:value-type="float">
            <text:p>22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1125034777619 <text:s text:c="4"/></text:p>
          </table:table-cell>
          <table:table-cell table:number-columns-repeated="3"/>
          <table:table-cell office:value-type="float" office:value="11.886" calcext:value-type="float">
            <text:p>11,89</text:p>
          </table:table-cell>
          <table:table-cell office:value-type="float" office:value="22.9811" calcext:value-type="float">
            <text:p>22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5081313347361 <text:s text:c="4"/></text:p>
          </table:table-cell>
          <table:table-cell table:number-columns-repeated="3"/>
          <table:table-cell office:value-type="float" office:value="11.7995" calcext:value-type="float">
            <text:p>11,8</text:p>
          </table:table-cell>
          <table:table-cell office:value-type="float" office:value="22.9851" calcext:value-type="float">
            <text:p>22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9066837640994 <text:s text:c="4"/></text:p>
          </table:table-cell>
          <table:table-cell table:number-columns-repeated="3"/>
          <table:table-cell office:value-type="float" office:value="11.7129" calcext:value-type="float">
            <text:p>11,71</text:p>
          </table:table-cell>
          <table:table-cell office:value-type="float" office:value="22.9891" calcext:value-type="float">
            <text:p>22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93081613506920 <text:s text:c="4"/></text:p>
          </table:table-cell>
          <table:table-cell table:number-columns-repeated="3"/>
          <table:table-cell office:value-type="float" office:value="11.6264" calcext:value-type="float">
            <text:p>11,63</text:p>
          </table:table-cell>
          <table:table-cell office:value-type="float" office:value="22.9931" calcext:value-type="float">
            <text:p>22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97125646800502 <text:s text:c="4"/></text:p>
          </table:table-cell>
          <table:table-cell table:number-columns-repeated="3"/>
          <table:table-cell office:value-type="float" office:value="11.54" calcext:value-type="float">
            <text:p>11,54</text:p>
          </table:table-cell>
          <table:table-cell office:value-type="float" office:value="22.9971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01198943384765 <text:s text:c="4"/></text:p>
          </table:table-cell>
          <table:table-cell table:number-columns-repeated="3"/>
          <table:table-cell office:value-type="float" office:value="11.4536" calcext:value-type="float">
            <text:p>11,45</text:p>
          </table:table-cell>
          <table:table-cell office:value-type="float" office:value="23.0012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05301509129758 <text:s text:c="4"/></text:p>
          </table:table-cell>
          <table:table-cell table:number-columns-repeated="3"/>
          <table:table-cell office:value-type="float" office:value="11.3673" calcext:value-type="float">
            <text:p>11,37</text:p>
          </table:table-cell>
          <table:table-cell office:value-type="float" office:value="23.0053" calcext:value-type="float">
            <text:p>23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09433349912772 <text:s text:c="4"/></text:p>
          </table:table-cell>
          <table:table-cell table:number-columns-repeated="3"/>
          <table:table-cell office:value-type="float" office:value="11.2811" calcext:value-type="float">
            <text:p>11,28</text:p>
          </table:table-cell>
          <table:table-cell office:value-type="float" office:value="23.0094" calcext:value-type="float">
            <text:p>23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13594471618454 <text:s text:c="4"/></text:p>
          </table:table-cell>
          <table:table-cell table:number-columns-repeated="3"/>
          <table:table-cell office:value-type="float" office:value="11.1949" calcext:value-type="float">
            <text:p>11,19</text:p>
          </table:table-cell>
          <table:table-cell office:value-type="float" office:value="23.0136" calcext:value-type="float">
            <text:p>23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17784880138660 <text:s text:c="4"/></text:p>
          </table:table-cell>
          <table:table-cell table:number-columns-repeated="3"/>
          <table:table-cell office:value-type="float" office:value="11.1087" calcext:value-type="float">
            <text:p>11,11</text:p>
          </table:table-cell>
          <table:table-cell office:value-type="float" office:value="23.0178" calcext:value-type="float">
            <text:p>23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22004581372638 <text:s text:c="4"/></text:p>
          </table:table-cell>
          <table:table-cell table:number-columns-repeated="3"/>
          <table:table-cell office:value-type="float" office:value="11.0226" calcext:value-type="float">
            <text:p>11,02</text:p>
          </table:table-cell>
          <table:table-cell office:value-type="float" office:value="23.022" calcext:value-type="float">
            <text:p>23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26253581226644 <text:s text:c="4"/></text:p>
          </table:table-cell>
          <table:table-cell table:number-columns-repeated="3"/>
          <table:table-cell office:value-type="float" office:value="10.9366" calcext:value-type="float">
            <text:p>10,94</text:p>
          </table:table-cell>
          <table:table-cell office:value-type="float" office:value="23.0263" calcext:value-type="float">
            <text:p>23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0531885614398 <text:s text:c="4"/></text:p>
          </table:table-cell>
          <table:table-cell table:number-columns-repeated="3"/>
          <table:table-cell office:value-type="float" office:value="10.8506" calcext:value-type="float">
            <text:p>10,85</text:p>
          </table:table-cell>
          <table:table-cell office:value-type="float" office:value="23.0305" calcext:value-type="float">
            <text:p>23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4839500456943 <text:s text:c="4"/></text:p>
          </table:table-cell>
          <table:table-cell table:number-columns-repeated="3"/>
          <table:table-cell office:value-type="float" office:value="10.7646" calcext:value-type="float">
            <text:p>10,76</text:p>
          </table:table-cell>
          <table:table-cell office:value-type="float" office:value="23.0348" calcext:value-type="float">
            <text:p>23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9176431682304 <text:s text:c="4"/></text:p>
          </table:table-cell>
          <table:table-cell table:number-columns-repeated="3"/>
          <table:table-cell office:value-type="float" office:value="10.6788" calcext:value-type="float">
            <text:p>10,68</text:p>
          </table:table-cell>
          <table:table-cell office:value-type="float" office:value="23.0392" calcext:value-type="float">
            <text:p>23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43542685226285 <text:s text:c="4"/></text:p>
          </table:table-cell>
          <table:table-cell table:number-columns-repeated="3"/>
          <table:table-cell office:value-type="float" office:value="10.5929" calcext:value-type="float">
            <text:p>10,59</text:p>
          </table:table-cell>
          <table:table-cell office:value-type="float" office:value="23.0435" calcext:value-type="float">
            <text:p>23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47938267031601 <text:s text:c="4"/></text:p>
          </table:table-cell>
          <table:table-cell table:number-columns-repeated="3"/>
          <table:table-cell office:value-type="float" office:value="10.5071" calcext:value-type="float">
            <text:p>10,51</text:p>
          </table:table-cell>
          <table:table-cell office:value-type="float" office:value="23.0479" calcext:value-type="float">
            <text:p>23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52363183048286 <text:s text:c="4"/></text:p>
          </table:table-cell>
          <table:table-cell table:number-columns-repeated="3"/>
          <table:table-cell office:value-type="float" office:value="10.4214" calcext:value-type="float">
            <text:p>10,42</text:p>
          </table:table-cell>
          <table:table-cell office:value-type="float" office:value="23.0524" calcext:value-type="float">
            <text:p>23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56817439233757 <text:s text:c="4"/></text:p>
          </table:table-cell>
          <table:table-cell table:number-columns-repeated="3"/>
          <table:table-cell office:value-type="float" office:value="10.3357" calcext:value-type="float">
            <text:p>10,34</text:p>
          </table:table-cell>
          <table:table-cell office:value-type="float" office:value="23.0568" calcext:value-type="float">
            <text:p>23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61301041552738 <text:s text:c="4"/></text:p>
          </table:table-cell>
          <table:table-cell table:number-columns-repeated="3"/>
          <table:table-cell office:value-type="float" office:value="10.2501" calcext:value-type="float">
            <text:p>10,25</text:p>
          </table:table-cell>
          <table:table-cell office:value-type="float" office:value="23.0613" calcext:value-type="float">
            <text:p>23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65813995977056 <text:s text:c="4"/></text:p>
          </table:table-cell>
          <table:table-cell table:number-columns-repeated="3"/>
          <table:table-cell office:value-type="float" office:value="10.1645" calcext:value-type="float">
            <text:p>10,16</text:p>
          </table:table-cell>
          <table:table-cell office:value-type="float" office:value="23.0658" calcext:value-type="float">
            <text:p>23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0356308486222 <text:s text:c="4"/></text:p>
          </table:table-cell>
          <table:table-cell table:number-columns-repeated="3"/>
          <table:table-cell office:value-type="float" office:value="10.0789" calcext:value-type="float">
            <text:p>10,08</text:p>
          </table:table-cell>
          <table:table-cell office:value-type="float" office:value="23.0704" calcext:value-type="float">
            <text:p>23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4927985066576 <text:s text:c="4"/></text:p>
          </table:table-cell>
          <table:table-cell table:number-columns-repeated="3"/>
          <table:table-cell office:value-type="float" office:value="9.99345" calcext:value-type="float">
            <text:p>9,99</text:p>
          </table:table-cell>
          <table:table-cell office:value-type="float" office:value="23.0749" calcext:value-type="float">
            <text:p>23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9529031712017 <text:s text:c="4"/></text:p>
          </table:table-cell>
          <table:table-cell table:number-columns-repeated="3"/>
          <table:table-cell office:value-type="float" office:value="9.90801" calcext:value-type="float">
            <text:p>9,91</text:p>
          </table:table-cell>
          <table:table-cell office:value-type="float" office:value="23.0795" calcext:value-type="float">
            <text:p>23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84159454423766 <text:s text:c="4"/></text:p>
          </table:table-cell>
          <table:table-cell table:number-columns-repeated="3"/>
          <table:table-cell office:value-type="float" office:value="9.82261" calcext:value-type="float">
            <text:p>9,82</text:p>
          </table:table-cell>
          <table:table-cell office:value-type="float" office:value="23.0842" calcext:value-type="float">
            <text:p>23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88819259210187 <text:s text:c="4"/></text:p>
          </table:table-cell>
          <table:table-cell table:number-columns-repeated="3"/>
          <table:table-cell office:value-type="float" office:value="9.73727" calcext:value-type="float">
            <text:p>9,74</text:p>
          </table:table-cell>
          <table:table-cell office:value-type="float" office:value="23.0888" calcext:value-type="float">
            <text:p>23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93508452087207 <text:s text:c="4"/></text:p>
          </table:table-cell>
          <table:table-cell table:number-columns-repeated="3"/>
          <table:table-cell office:value-type="float" office:value="9.65197" calcext:value-type="float">
            <text:p>9,65</text:p>
          </table:table-cell>
          <table:table-cell office:value-type="float" office:value="23.0935" calcext:value-type="float">
            <text:p>23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98227039077631 <text:s text:c="4"/></text:p>
          </table:table-cell>
          <table:table-cell table:number-columns-repeated="3"/>
          <table:table-cell office:value-type="float" office:value="9.56672" calcext:value-type="float">
            <text:p>9,57</text:p>
          </table:table-cell>
          <table:table-cell office:value-type="float" office:value="23.0982" calcext:value-type="float">
            <text:p>23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02975026212142 <text:s text:c="4"/></text:p>
          </table:table-cell>
          <table:table-cell table:number-columns-repeated="3"/>
          <table:table-cell office:value-type="float" office:value="9.4815" calcext:value-type="float">
            <text:p>9,48</text:p>
          </table:table-cell>
          <table:table-cell office:value-type="float" office:value="23.103" calcext:value-type="float">
            <text:p>23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07752419528364 <text:s text:c="4"/></text:p>
          </table:table-cell>
          <table:table-cell table:number-columns-repeated="3"/>
          <table:table-cell office:value-type="float" office:value="9.39632" calcext:value-type="float">
            <text:p>9,4</text:p>
          </table:table-cell>
          <table:table-cell office:value-type="float" office:value="23.1078" calcext:value-type="float">
            <text:p>23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12559225070974 <text:s text:c="4"/></text:p>
          </table:table-cell>
          <table:table-cell table:number-columns-repeated="3"/>
          <table:table-cell office:value-type="float" office:value="9.31119" calcext:value-type="float">
            <text:p>9,31</text:p>
          </table:table-cell>
          <table:table-cell office:value-type="float" office:value="23.1126" calcext:value-type="float">
            <text:p>23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17395448892729 <text:s text:c="4"/></text:p>
          </table:table-cell>
          <table:table-cell table:number-columns-repeated="3"/>
          <table:table-cell office:value-type="float" office:value="9.22619" calcext:value-type="float">
            <text:p>9,23</text:p>
          </table:table-cell>
          <table:table-cell office:value-type="float" office:value="23.1174" calcext:value-type="float">
            <text:p>23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22261097052935 <text:s text:c="4"/></text:p>
          </table:table-cell>
          <table:table-cell table:number-columns-repeated="3"/>
          <table:table-cell office:value-type="float" office:value="9.14134" calcext:value-type="float">
            <text:p>9,14</text:p>
          </table:table-cell>
          <table:table-cell office:value-type="float" office:value="23.1223" calcext:value-type="float">
            <text:p>23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27156175618662 <text:s text:c="4"/></text:p>
          </table:table-cell>
          <table:table-cell table:number-columns-repeated="3"/>
          <table:table-cell office:value-type="float" office:value="9.0557" calcext:value-type="float">
            <text:p>9,06</text:p>
          </table:table-cell>
          <table:table-cell office:value-type="float" office:value="23.1272" calcext:value-type="float">
            <text:p>23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32080690664310 <text:s text:c="4"/></text:p>
          </table:table-cell>
          <table:table-cell table:number-columns-repeated="3"/>
          <table:table-cell office:value-type="float" office:value="8.96611" calcext:value-type="float">
            <text:p>8,97</text:p>
          </table:table-cell>
          <table:table-cell office:value-type="float" office:value="23.1321" calcext:value-type="float">
            <text:p>23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37034648271296 <text:s text:c="4"/></text:p>
          </table:table-cell>
          <table:table-cell table:number-columns-repeated="3"/>
          <table:table-cell office:value-type="float" office:value="8.87573" calcext:value-type="float">
            <text:p>8,88</text:p>
          </table:table-cell>
          <table:table-cell office:value-type="float" office:value="23.137" calcext:value-type="float">
            <text:p>23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42018054528659 <text:s text:c="4"/></text:p>
          </table:table-cell>
          <table:table-cell table:number-columns-repeated="3"/>
          <table:table-cell office:value-type="float" office:value="8.7855" calcext:value-type="float">
            <text:p>8,79</text:p>
          </table:table-cell>
          <table:table-cell office:value-type="float" office:value="23.142" calcext:value-type="float">
            <text:p>23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47030915532604 <text:s text:c="4"/></text:p>
          </table:table-cell>
          <table:table-cell table:number-columns-repeated="3"/>
          <table:table-cell office:value-type="float" office:value="8.6954" calcext:value-type="float">
            <text:p>8,7</text:p>
          </table:table-cell>
          <table:table-cell office:value-type="float" office:value="23.147" calcext:value-type="float">
            <text:p>23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52073237386528 <text:s text:c="4"/></text:p>
          </table:table-cell>
          <table:table-cell table:number-columns-repeated="3"/>
          <table:table-cell office:value-type="float" office:value="8.60535" calcext:value-type="float">
            <text:p>8,61</text:p>
          </table:table-cell>
          <table:table-cell office:value-type="float" office:value="23.1521" calcext:value-type="float">
            <text:p>23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57145026201526 <text:s text:c="4"/></text:p>
          </table:table-cell>
          <table:table-cell table:number-columns-repeated="3"/>
          <table:table-cell office:value-type="float" office:value="8.51533" calcext:value-type="float">
            <text:p>8,52</text:p>
          </table:table-cell>
          <table:table-cell office:value-type="float" office:value="23.1571" calcext:value-type="float">
            <text:p>23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62246288095734 <text:s text:c="4"/></text:p>
          </table:table-cell>
          <table:table-cell table:number-columns-repeated="3"/>
          <table:table-cell office:value-type="float" office:value="8.42534" calcext:value-type="float">
            <text:p>8,43</text:p>
          </table:table-cell>
          <table:table-cell office:value-type="float" office:value="23.1622" calcext:value-type="float">
            <text:p>23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67377029194672 <text:s text:c="4"/></text:p>
          </table:table-cell>
          <table:table-cell table:number-columns-repeated="3"/>
          <table:table-cell office:value-type="float" office:value="8.33539" calcext:value-type="float">
            <text:p>8,34</text:p>
          </table:table-cell>
          <table:table-cell office:value-type="float" office:value="23.1674" calcext:value-type="float">
            <text:p>23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72537255631138 <text:s text:c="4"/></text:p>
          </table:table-cell>
          <table:table-cell table:number-columns-repeated="3"/>
          <table:table-cell office:value-type="float" office:value="8.24548" calcext:value-type="float">
            <text:p>8,25</text:p>
          </table:table-cell>
          <table:table-cell office:value-type="float" office:value="23.1725" calcext:value-type="float">
            <text:p>23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77726973545553 <text:s text:c="4"/></text:p>
          </table:table-cell>
          <table:table-cell table:number-columns-repeated="3"/>
          <table:table-cell office:value-type="float" office:value="8.15561" calcext:value-type="float">
            <text:p>8,16</text:p>
          </table:table-cell>
          <table:table-cell office:value-type="float" office:value="23.1777" calcext:value-type="float">
            <text:p>23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82946189085413 <text:s text:c="4"/></text:p>
          </table:table-cell>
          <table:table-cell table:number-columns-repeated="3"/>
          <table:table-cell office:value-type="float" office:value="8.06578" calcext:value-type="float">
            <text:p>8,07</text:p>
          </table:table-cell>
          <table:table-cell office:value-type="float" office:value="23.1829" calcext:value-type="float">
            <text:p>23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88194908405464 <text:s text:c="4"/></text:p>
          </table:table-cell>
          <table:table-cell table:number-columns-repeated="3"/>
          <table:table-cell office:value-type="float" office:value="7.97599" calcext:value-type="float">
            <text:p>7,98</text:p>
          </table:table-cell>
          <table:table-cell office:value-type="float" office:value="23.1882" calcext:value-type="float">
            <text:p>23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93473137668040 <text:s text:c="4"/></text:p>
          </table:table-cell>
          <table:table-cell table:number-columns-repeated="3"/>
          <table:table-cell office:value-type="float" office:value="7.88623" calcext:value-type="float">
            <text:p>7,89</text:p>
          </table:table-cell>
          <table:table-cell office:value-type="float" office:value="23.1935" calcext:value-type="float">
            <text:p>23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98780883042602 <text:s text:c="4"/></text:p>
          </table:table-cell>
          <table:table-cell table:number-columns-repeated="3"/>
          <table:table-cell office:value-type="float" office:value="7.79652" calcext:value-type="float">
            <text:p>7,8</text:p>
          </table:table-cell>
          <table:table-cell office:value-type="float" office:value="23.1988" calcext:value-type="float">
            <text:p>23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4118150706119 <text:s text:c="4"/></text:p>
          </table:table-cell>
          <table:table-cell table:number-columns-repeated="3"/>
          <table:table-cell office:value-type="float" office:value="7.70684" calcext:value-type="float">
            <text:p>7,71</text:p>
          </table:table-cell>
          <table:table-cell office:value-type="float" office:value="23.2041" calcext:value-type="float">
            <text:p>23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484946842672 <text:s text:c="4"/></text:p>
          </table:table-cell>
          <table:table-cell table:number-columns-repeated="3"/>
          <table:table-cell office:value-type="float" office:value="7.6172" calcext:value-type="float">
            <text:p>7,62</text:p>
          </table:table-cell>
          <table:table-cell office:value-type="float" office:value="23.2095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4881277643908 <text:s text:c="4"/></text:p>
          </table:table-cell>
          <table:table-cell table:number-columns-repeated="3"/>
          <table:table-cell office:value-type="float" office:value="7.5276" calcext:value-type="float">
            <text:p>7,53</text:p>
          </table:table-cell>
          <table:table-cell office:value-type="float" office:value="23.2149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0307149308656 <text:s text:c="4"/></text:p>
          </table:table-cell>
          <table:table-cell table:number-columns-repeated="3"/>
          <table:table-cell office:value-type="float" office:value="7.43803" calcext:value-type="float">
            <text:p>7,44</text:p>
          </table:table-cell>
          <table:table-cell office:value-type="float" office:value="23.2203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5762568043205 <text:s text:c="4"/></text:p>
          </table:table-cell>
          <table:table-cell table:number-columns-repeated="3"/>
          <table:table-cell office:value-type="float" office:value="7.3485" calcext:value-type="float">
            <text:p>7,35</text:p>
          </table:table-cell>
          <table:table-cell office:value-type="float" office:value="23.2258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1247540061254 <text:s text:c="4"/></text:p>
          </table:table-cell>
          <table:table-cell table:number-columns-repeated="3"/>
          <table:table-cell office:value-type="float" office:value="7.259" calcext:value-type="float">
            <text:p>7,26</text:p>
          </table:table-cell>
          <table:table-cell office:value-type="float" office:value="23.2312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6762071583613 <text:s text:c="4"/></text:p>
          </table:table-cell>
          <table:table-cell table:number-columns-repeated="3"/>
          <table:table-cell office:value-type="float" office:value="7.16954" calcext:value-type="float">
            <text:p>7,17</text:p>
          </table:table-cell>
          <table:table-cell office:value-type="float" office:value="23.2368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2306168838525 <text:s text:c="4"/></text:p>
          </table:table-cell>
          <table:table-cell table:number-columns-repeated="3"/>
          <table:table-cell office:value-type="float" office:value="7.08012" calcext:value-type="float">
            <text:p>7,08</text:p>
          </table:table-cell>
          <table:table-cell office:value-type="float" office:value="23.2423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7879838061689 <text:s text:c="4"/></text:p>
          </table:table-cell>
          <table:table-cell table:number-columns-repeated="3"/>
          <table:table-cell office:value-type="float" office:value="6.99072" calcext:value-type="float">
            <text:p>6,99</text:p>
          </table:table-cell>
          <table:table-cell office:value-type="float" office:value="23.2479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3483085496022 <text:s text:c="4"/></text:p>
          </table:table-cell>
          <table:table-cell table:number-columns-repeated="3"/>
          <table:table-cell office:value-type="float" office:value="6.90136" calcext:value-type="float">
            <text:p>6,9</text:p>
          </table:table-cell>
          <table:table-cell office:value-type="float" office:value="23.2535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9115917391778 <text:s text:c="4"/></text:p>
          </table:table-cell>
          <table:table-cell table:number-columns-repeated="3"/>
          <table:table-cell office:value-type="float" office:value="6.81204" calcext:value-type="float">
            <text:p>6,81</text:p>
          </table:table-cell>
          <table:table-cell office:value-type="float" office:value="23.2591" calcext:value-type="float">
            <text:p>23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4778340006671 <text:s text:c="4"/></text:p>
          </table:table-cell>
          <table:table-cell table:number-columns-repeated="3"/>
          <table:table-cell office:value-type="float" office:value="6.72275" calcext:value-type="float">
            <text:p>6,72</text:p>
          </table:table-cell>
          <table:table-cell office:value-type="float" office:value="23.2648" calcext:value-type="float">
            <text:p>23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0470359605660 <text:s text:c="4"/></text:p>
          </table:table-cell>
          <table:table-cell table:number-columns-repeated="3"/>
          <table:table-cell office:value-type="float" office:value="6.63348" calcext:value-type="float">
            <text:p>6,63</text:p>
          </table:table-cell>
          <table:table-cell office:value-type="float" office:value="23.2705" calcext:value-type="float">
            <text:p>2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6191982461039 <text:s text:c="4"/></text:p>
          </table:table-cell>
          <table:table-cell table:number-columns-repeated="3"/>
          <table:table-cell office:value-type="float" office:value="6.54426" calcext:value-type="float">
            <text:p>6,54</text:p>
          </table:table-cell>
          <table:table-cell office:value-type="float" office:value="23.2762" calcext:value-type="float">
            <text:p>2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1943214852550 <text:s text:c="4"/></text:p>
          </table:table-cell>
          <table:table-cell table:number-columns-repeated="3"/>
          <table:table-cell office:value-type="float" office:value="6.45506" calcext:value-type="float">
            <text:p>6,46</text:p>
          </table:table-cell>
          <table:table-cell office:value-type="float" office:value="23.2819" calcext:value-type="float">
            <text:p>2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7724063067319 <text:s text:c="4"/></text:p>
          </table:table-cell>
          <table:table-cell table:number-columns-repeated="3"/>
          <table:table-cell office:value-type="float" office:value="6.36589" calcext:value-type="float">
            <text:p>6,37</text:p>
          </table:table-cell>
          <table:table-cell office:value-type="float" office:value="23.2877" calcext:value-type="float">
            <text:p>23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3534533399608 <text:s text:c="4"/></text:p>
          </table:table-cell>
          <table:table-cell table:number-columns-repeated="3"/>
          <table:table-cell office:value-type="float" office:value="6.27676" calcext:value-type="float">
            <text:p>6,28</text:p>
          </table:table-cell>
          <table:table-cell office:value-type="float" office:value="23.2935" calcext:value-type="float">
            <text:p>23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9374632151110 <text:s text:c="4"/></text:p>
          </table:table-cell>
          <table:table-cell table:number-columns-repeated="3"/>
          <table:table-cell office:value-type="float" office:value="6.18765" calcext:value-type="float">
            <text:p>6,19</text:p>
          </table:table-cell>
          <table:table-cell office:value-type="float" office:value="23.2994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5244365631108 <text:s text:c="4"/></text:p>
          </table:table-cell>
          <table:table-cell table:number-columns-repeated="3"/>
          <table:table-cell office:value-type="float" office:value="6.09858" calcext:value-type="float">
            <text:p>6,1</text:p>
          </table:table-cell>
          <table:table-cell office:value-type="float" office:value="23.3052" calcext:value-type="float">
            <text:p>23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1143740155867 <text:s text:c="4"/></text:p>
          </table:table-cell>
          <table:table-cell table:number-columns-repeated="3"/>
          <table:table-cell office:value-type="float" office:value="6.00953" calcext:value-type="float">
            <text:p>6,01</text:p>
          </table:table-cell>
          <table:table-cell office:value-type="float" office:value="23.3111" calcext:value-type="float">
            <text:p>23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7072762049161 <text:s text:c="4"/></text:p>
          </table:table-cell>
          <table:table-cell table:number-columns-repeated="3"/>
          <table:table-cell office:value-type="float" office:value="5.92051" calcext:value-type="float">
            <text:p>5,92</text:p>
          </table:table-cell>
          <table:table-cell office:value-type="float" office:value="23.3171" calcext:value-type="float">
            <text:p>2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3031437642197 <text:s text:c="4"/></text:p>
          </table:table-cell>
          <table:table-cell table:number-columns-repeated="3"/>
          <table:table-cell office:value-type="float" office:value="5.83152" calcext:value-type="float">
            <text:p>5,83</text:p>
          </table:table-cell>
          <table:table-cell office:value-type="float" office:value="23.323" calcext:value-type="float">
            <text:p>2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9019773273494 <text:s text:c="4"/></text:p>
          </table:table-cell>
          <table:table-cell table:number-columns-repeated="3"/>
          <table:table-cell office:value-type="float" office:value="5.74256" calcext:value-type="float">
            <text:p>5,74</text:p>
          </table:table-cell>
          <table:table-cell office:value-type="float" office:value="23.329" calcext:value-type="float">
            <text:p>23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5037775288715 <text:s text:c="4"/></text:p>
          </table:table-cell>
          <table:table-cell table:number-columns-repeated="3"/>
          <table:table-cell office:value-type="float" office:value="5.65363" calcext:value-type="float">
            <text:p>5,65</text:p>
          </table:table-cell>
          <table:table-cell office:value-type="float" office:value="23.335" calcext:value-type="float">
            <text:p>23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1085450041099 <text:s text:c="4"/></text:p>
          </table:table-cell>
          <table:table-cell table:number-columns-repeated="3"/>
          <table:table-cell office:value-type="float" office:value="5.56472" calcext:value-type="float">
            <text:p>5,56</text:p>
          </table:table-cell>
          <table:table-cell office:value-type="float" office:value="23.3411" calcext:value-type="float">
            <text:p>23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7162803891198 <text:s text:c="4"/></text:p>
          </table:table-cell>
          <table:table-cell table:number-columns-repeated="3"/>
          <table:table-cell office:value-type="float" office:value="5.47585" calcext:value-type="float">
            <text:p>5,48</text:p>
          </table:table-cell>
          <table:table-cell office:value-type="float" office:value="23.3472" calcext:value-type="float">
            <text:p>23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3269843206927 <text:s text:c="4"/></text:p>
          </table:table-cell>
          <table:table-cell table:number-columns-repeated="3"/>
          <table:table-cell office:value-type="float" office:value="5.38699" calcext:value-type="float">
            <text:p>5,39</text:p>
          </table:table-cell>
          <table:table-cell office:value-type="float" office:value="23.3533" calcext:value-type="float">
            <text:p>23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9406574363387 <text:s text:c="4"/></text:p>
          </table:table-cell>
          <table:table-cell table:number-columns-repeated="3"/>
          <table:table-cell office:value-type="float" office:value="5.29817" calcext:value-type="float">
            <text:p>5,3</text:p>
          </table:table-cell>
          <table:table-cell office:value-type="float" office:value="23.3594" calcext:value-type="float">
            <text:p>23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5573003743119 <text:s text:c="4"/></text:p>
          </table:table-cell>
          <table:table-cell table:number-columns-repeated="3"/>
          <table:table-cell office:value-type="float" office:value="5.20937" calcext:value-type="float">
            <text:p>5,21</text:p>
          </table:table-cell>
          <table:table-cell office:value-type="float" office:value="23.3656" calcext:value-type="float">
            <text:p>2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1769137736088 <text:s text:c="4"/></text:p>
          </table:table-cell>
          <table:table-cell table:number-columns-repeated="3"/>
          <table:table-cell office:value-type="float" office:value="5.12059" calcext:value-type="float">
            <text:p>5,12</text:p>
          </table:table-cell>
          <table:table-cell office:value-type="float" office:value="23.3718" calcext:value-type="float">
            <text:p>2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7994982739494 <text:s text:c="4"/></text:p>
          </table:table-cell>
          <table:table-cell table:number-columns-repeated="3"/>
          <table:table-cell office:value-type="float" office:value="5.03184" calcext:value-type="float">
            <text:p>5,03</text:p>
          </table:table-cell>
          <table:table-cell office:value-type="float" office:value="23.378" calcext:value-type="float">
            <text:p>23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4250545158114 <text:s text:c="4"/></text:p>
          </table:table-cell>
          <table:table-cell table:number-columns-repeated="3"/>
          <table:table-cell office:value-type="float" office:value="4.94311" calcext:value-type="float">
            <text:p>4,94</text:p>
          </table:table-cell>
          <table:table-cell office:value-type="float" office:value="23.3843" calcext:value-type="float">
            <text:p>23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0535831403852 <text:s text:c="4"/></text:p>
          </table:table-cell>
          <table:table-cell table:number-columns-repeated="3"/>
          <table:table-cell office:value-type="float" office:value="4.85441" calcext:value-type="float">
            <text:p>4,85</text:p>
          </table:table-cell>
          <table:table-cell office:value-type="float" office:value="23.3905" calcext:value-type="float">
            <text:p>23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6850847896204 <text:s text:c="4"/></text:p>
          </table:table-cell>
          <table:table-cell table:number-columns-repeated="3"/>
          <table:table-cell office:value-type="float" office:value="4.76573" calcext:value-type="float">
            <text:p>4,77</text:p>
          </table:table-cell>
          <table:table-cell office:value-type="float" office:value="23.3969" calcext:value-type="float">
            <text:p>23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3195601062006 <text:s text:c="4"/></text:p>
          </table:table-cell>
          <table:table-cell table:number-columns-repeated="3"/>
          <table:table-cell office:value-type="float" office:value="4.67707" calcext:value-type="float">
            <text:p>4,68</text:p>
          </table:table-cell>
          <table:table-cell office:value-type="float" office:value="23.4032" calcext:value-type="float">
            <text:p>23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9570097335404 <text:s text:c="4"/></text:p>
          </table:table-cell>
          <table:table-cell table:number-columns-repeated="3"/>
          <table:table-cell office:value-type="float" office:value="4.58844" calcext:value-type="float">
            <text:p>4,59</text:p>
          </table:table-cell>
          <table:table-cell office:value-type="float" office:value="23.4096" calcext:value-type="float">
            <text:p>23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5974343157824 <text:s text:c="4"/></text:p>
          </table:table-cell>
          <table:table-cell table:number-columns-repeated="3"/>
          <table:table-cell office:value-type="float" office:value="4.49983" calcext:value-type="float">
            <text:p>4,5</text:p>
          </table:table-cell>
          <table:table-cell office:value-type="float" office:value="23.416" calcext:value-type="float">
            <text:p>23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2408344977910 <text:s text:c="4"/></text:p>
          </table:table-cell>
          <table:table-cell table:number-columns-repeated="3"/>
          <table:table-cell office:value-type="float" office:value="4.41124" calcext:value-type="float">
            <text:p>4,41</text:p>
          </table:table-cell>
          <table:table-cell office:value-type="float" office:value="23.4224" calcext:value-type="float">
            <text:p>23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8872109251458 <text:s text:c="4"/></text:p>
          </table:table-cell>
          <table:table-cell table:number-columns-repeated="3"/>
          <table:table-cell office:value-type="float" office:value="4.32267" calcext:value-type="float">
            <text:p>4,32</text:p>
          </table:table-cell>
          <table:table-cell office:value-type="float" office:value="23.4289" calcext:value-type="float">
            <text:p>23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5365642441322 <text:s text:c="4"/></text:p>
          </table:table-cell>
          <table:table-cell table:number-columns-repeated="3"/>
          <table:table-cell office:value-type="float" office:value="4.23412" calcext:value-type="float">
            <text:p>4,23</text:p>
          </table:table-cell>
          <table:table-cell office:value-type="float" office:value="23.4354" calcext:value-type="float">
            <text:p>23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1888951017063 <text:s text:c="4"/></text:p>
          </table:table-cell>
          <table:table-cell table:number-columns-repeated="3"/>
          <table:table-cell office:value-type="float" office:value="4.14559" calcext:value-type="float">
            <text:p>4,15</text:p>
          </table:table-cell>
          <table:table-cell office:value-type="float" office:value="23.4419" calcext:value-type="float">
            <text:p>23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8442041455873 <text:s text:c="4"/></text:p>
          </table:table-cell>
          <table:table-cell table:number-columns-repeated="3"/>
          <table:table-cell office:value-type="float" office:value="4.05709" calcext:value-type="float">
            <text:p>4,06</text:p>
          </table:table-cell>
          <table:table-cell office:value-type="float" office:value="23.4484" calcext:value-type="float">
            <text:p>23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5024920242170 <text:s text:c="4"/></text:p>
          </table:table-cell>
          <table:table-cell table:number-columns-repeated="3"/>
          <table:table-cell office:value-type="float" office:value="3.9686" calcext:value-type="float">
            <text:p>3,97</text:p>
          </table:table-cell>
          <table:table-cell office:value-type="float" office:value="23.455" calcext:value-type="float">
            <text:p>23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1637593868392 <text:s text:c="4"/></text:p>
          </table:table-cell>
          <table:table-cell table:number-columns-repeated="3"/>
          <table:table-cell office:value-type="float" office:value="3.88013" calcext:value-type="float">
            <text:p>3,88</text:p>
          </table:table-cell>
          <table:table-cell office:value-type="float" office:value="23.4616" calcext:value-type="float">
            <text:p>23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8280068835689 <text:s text:c="4"/></text:p>
          </table:table-cell>
          <table:table-cell table:number-columns-repeated="3"/>
          <table:table-cell office:value-type="float" office:value="3.79168" calcext:value-type="float">
            <text:p>3,79</text:p>
          </table:table-cell>
          <table:table-cell office:value-type="float" office:value="23.4683" calcext:value-type="float">
            <text:p>23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74952351654441 <text:s text:c="4"/></text:p>
          </table:table-cell>
          <table:table-cell table:number-columns-repeated="3"/>
          <table:table-cell office:value-type="float" office:value="3.70325" calcext:value-type="float">
            <text:p>3,7</text:p>
          </table:table-cell>
          <table:table-cell office:value-type="float" office:value="23.475" calcext:value-type="float">
            <text:p>2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1654448845021 <text:s text:c="4"/></text:p>
          </table:table-cell>
          <table:table-cell table:number-columns-repeated="3"/>
          <table:table-cell office:value-type="float" office:value="3.61483" calcext:value-type="float">
            <text:p>3,61</text:p>
          </table:table-cell>
          <table:table-cell office:value-type="float" office:value="23.4817" calcext:value-type="float">
            <text:p>2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8386366936634 <text:s text:c="4"/></text:p>
          </table:table-cell>
          <table:table-cell table:number-columns-repeated="3"/>
          <table:table-cell office:value-type="float" office:value="3.52644" calcext:value-type="float">
            <text:p>3,53</text:p>
          </table:table-cell>
          <table:table-cell office:value-type="float" office:value="23.4884" calcext:value-type="float">
            <text:p>23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95148112466509 <text:s text:c="4"/></text:p>
          </table:table-cell>
          <table:table-cell table:number-columns-repeated="3"/>
          <table:table-cell office:value-type="float" office:value="3.43806" calcext:value-type="float">
            <text:p>3,44</text:p>
          </table:table-cell>
          <table:table-cell office:value-type="float" office:value="23.4951" calcext:value-type="float">
            <text:p>2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1939691975664 <text:s text:c="4"/></text:p>
          </table:table-cell>
          <table:table-cell table:number-columns-repeated="3"/>
          <table:table-cell office:value-type="float" office:value="3.34969" calcext:value-type="float">
            <text:p>3,35</text:p>
          </table:table-cell>
          <table:table-cell office:value-type="float" office:value="23.5019" calcext:value-type="float">
            <text:p>2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8761112004105 <text:s text:c="4"/></text:p>
          </table:table-cell>
          <table:table-cell table:number-columns-repeated="3"/>
          <table:table-cell office:value-type="float" office:value="3.26135" calcext:value-type="float">
            <text:p>3,26</text:p>
          </table:table-cell>
          <table:table-cell office:value-type="float" office:value="23.5088" calcext:value-type="float">
            <text:p>23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5612379085326 <text:s text:c="4"/></text:p>
          </table:table-cell>
          <table:table-cell table:number-columns-repeated="3"/>
          <table:table-cell office:value-type="float" office:value="3.17302" calcext:value-type="float">
            <text:p>3,17</text:p>
          </table:table-cell>
          <table:table-cell office:value-type="float" office:value="23.5156" calcext:value-type="float">
            <text:p>23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2493499742449 <text:s text:c="4"/></text:p>
          </table:table-cell>
          <table:table-cell table:number-columns-repeated="3"/>
          <table:table-cell office:value-type="float" office:value="3.0847" calcext:value-type="float">
            <text:p>3,08</text:p>
          </table:table-cell>
          <table:table-cell office:value-type="float" office:value="23.5225" calcext:value-type="float">
            <text:p>23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9404480489866 <text:s text:c="4"/></text:p>
          </table:table-cell>
          <table:table-cell table:number-columns-repeated="3"/>
          <table:table-cell office:value-type="float" office:value="2.9964" calcext:value-type="float">
            <text:p>3</text:p>
          </table:table-cell>
          <table:table-cell office:value-type="float" office:value="23.5294" calcext:value-type="float">
            <text:p>23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36345327845996 <text:s text:c="4"/></text:p>
          </table:table-cell>
          <table:table-cell table:number-columns-repeated="3"/>
          <table:table-cell office:value-type="float" office:value="2.90811" calcext:value-type="float">
            <text:p>2,91</text:p>
          </table:table-cell>
          <table:table-cell office:value-type="float" office:value="23.5363" calcext:value-type="float">
            <text:p>23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3316048360012 <text:s text:c="4"/></text:p>
          </table:table-cell>
          <table:table-cell table:number-columns-repeated="3"/>
          <table:table-cell office:value-type="float" office:value="2.81984" calcext:value-type="float">
            <text:p>2,82</text:p>
          </table:table-cell>
          <table:table-cell office:value-type="float" office:value="23.5433" calcext:value-type="float">
            <text:p>23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0316648652512 <text:s text:c="4"/></text:p>
          </table:table-cell>
          <table:table-cell table:number-columns-repeated="3"/>
          <table:table-cell office:value-type="float" office:value="2.73158" calcext:value-type="float">
            <text:p>2,73</text:p>
          </table:table-cell>
          <table:table-cell office:value-type="float" office:value="23.5503" calcext:value-type="float">
            <text:p>23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7347135462265 <text:s text:c="4"/></text:p>
          </table:table-cell>
          <table:table-cell table:number-columns-repeated="3"/>
          <table:table-cell office:value-type="float" office:value="2.64334" calcext:value-type="float">
            <text:p>2,64</text:p>
          </table:table-cell>
          <table:table-cell office:value-type="float" office:value="23.5573" calcext:value-type="float">
            <text:p>23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64407515674691 <text:s text:c="4"/></text:p>
          </table:table-cell>
          <table:table-cell table:number-columns-repeated="3"/>
          <table:table-cell office:value-type="float" office:value="2.55511" calcext:value-type="float">
            <text:p>2,56</text:p>
          </table:table-cell>
          <table:table-cell office:value-type="float" office:value="23.5644" calcext:value-type="float">
            <text:p>23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1497796296516 <text:s text:c="4"/></text:p>
          </table:table-cell>
          <table:table-cell table:number-columns-repeated="3"/>
          <table:table-cell office:value-type="float" office:value="2.46688" calcext:value-type="float">
            <text:p>2,47</text:p>
          </table:table-cell>
          <table:table-cell office:value-type="float" office:value="23.5715" calcext:value-type="float">
            <text:p>23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8617984328318 <text:s text:c="4"/></text:p>
          </table:table-cell>
          <table:table-cell table:number-columns-repeated="3"/>
          <table:table-cell office:value-type="float" office:value="2.37868" calcext:value-type="float">
            <text:p>2,38</text:p>
          </table:table-cell>
          <table:table-cell office:value-type="float" office:value="23.5786" calcext:value-type="float">
            <text:p>23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85768086504743 <text:s text:c="4"/></text:p>
          </table:table-cell>
          <table:table-cell table:number-columns-repeated="3"/>
          <table:table-cell office:value-type="float" office:value="2.29048" calcext:value-type="float">
            <text:p>2,29</text:p>
          </table:table-cell>
          <table:table-cell office:value-type="float" office:value="23.5858" calcext:value-type="float">
            <text:p>23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92948108916779 <text:s text:c="4"/></text:p>
          </table:table-cell>
          <table:table-cell table:number-columns-repeated="3"/>
          <table:table-cell office:value-type="float" office:value="2.20229" calcext:value-type="float">
            <text:p>2,2</text:p>
          </table:table-cell>
          <table:table-cell office:value-type="float" office:value="23.5929" calcext:value-type="float">
            <text:p>23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0158056644066 <text:s text:c="4"/></text:p>
          </table:table-cell>
          <table:table-cell table:number-columns-repeated="3"/>
          <table:table-cell office:value-type="float" office:value="2.11412" calcext:value-type="float">
            <text:p>2,11</text:p>
          </table:table-cell>
          <table:table-cell office:value-type="float" office:value="23.6002" calcext:value-type="float">
            <text:p>23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7397933675497 <text:s text:c="4"/></text:p>
          </table:table-cell>
          <table:table-cell table:number-columns-repeated="3"/>
          <table:table-cell office:value-type="float" office:value="2.02595" calcext:value-type="float">
            <text:p>2,03</text:p>
          </table:table-cell>
          <table:table-cell office:value-type="float" office:value="23.6074" calcext:value-type="float">
            <text:p>23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14667743549067 <text:s text:c="4"/></text:p>
          </table:table-cell>
          <table:table-cell table:number-columns-repeated="3"/>
          <table:table-cell office:value-type="float" office:value="1.9378" calcext:value-type="float">
            <text:p>1,94</text:p>
          </table:table-cell>
          <table:table-cell office:value-type="float" office:value="23.6147" calcext:value-type="float">
            <text:p>23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1967491158880 <text:s text:c="4"/></text:p>
          </table:table-cell>
          <table:table-cell table:number-columns-repeated="3"/>
          <table:table-cell office:value-type="float" office:value="1.84965" calcext:value-type="float">
            <text:p>1,85</text:p>
          </table:table-cell>
          <table:table-cell office:value-type="float" office:value="23.622" calcext:value-type="float">
            <text:p>23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9297185835465 <text:s text:c="4"/></text:p>
          </table:table-cell>
          <table:table-cell table:number-columns-repeated="3"/>
          <table:table-cell office:value-type="float" office:value="1.76152" calcext:value-type="float">
            <text:p>1,76</text:p>
          </table:table-cell>
          <table:table-cell office:value-type="float" office:value="23.6293" calcext:value-type="float">
            <text:p>23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36656844863964 <text:s text:c="4"/></text:p>
          </table:table-cell>
          <table:table-cell table:number-columns-repeated="3"/>
          <table:table-cell office:value-type="float" office:value="1.67339" calcext:value-type="float">
            <text:p>1,67</text:p>
          </table:table-cell>
          <table:table-cell office:value-type="float" office:value="23.6367" calcext:value-type="float">
            <text:p>23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44046494948377 <text:s text:c="4"/></text:p>
          </table:table-cell>
          <table:table-cell table:number-columns-repeated="3"/>
          <table:table-cell office:value-type="float" office:value="1.58527" calcext:value-type="float">
            <text:p>1,59</text:p>
          </table:table-cell>
          <table:table-cell office:value-type="float" office:value="23.644" calcext:value-type="float">
            <text:p>23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1466167195107 <text:s text:c="4"/></text:p>
          </table:table-cell>
          <table:table-cell table:number-columns-repeated="3"/>
          <table:table-cell office:value-type="float" office:value="1.49715" calcext:value-type="float">
            <text:p>1,5</text:p>
          </table:table-cell>
          <table:table-cell office:value-type="float" office:value="23.6515" calcext:value-type="float">
            <text:p>23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8915880460086 <text:s text:c="4"/></text:p>
          </table:table-cell>
          <table:table-cell table:number-columns-repeated="3"/>
          <table:table-cell office:value-type="float" office:value="1.40905" calcext:value-type="float">
            <text:p>1,41</text:p>
          </table:table-cell>
          <table:table-cell office:value-type="float" office:value="23.6589" calcext:value-type="float">
            <text:p>23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66395611389511 <text:s text:c="4"/></text:p>
          </table:table-cell>
          <table:table-cell table:number-columns-repeated="3"/>
          <table:table-cell office:value-type="float" office:value="1.32095" calcext:value-type="float">
            <text:p>1,32</text:p>
          </table:table-cell>
          <table:table-cell office:value-type="float" office:value="23.6664" calcext:value-type="float">
            <text:p>23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73905261244975 <text:s text:c="4"/></text:p>
          </table:table-cell>
          <table:table-cell table:number-columns-repeated="3"/>
          <table:table-cell office:value-type="float" office:value="1.23286" calcext:value-type="float">
            <text:p>1,23</text:p>
          </table:table-cell>
          <table:table-cell office:value-type="float" office:value="23.6739" calcext:value-type="float">
            <text:p>23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1444651967404 <text:s text:c="4"/></text:p>
          </table:table-cell>
          <table:table-cell table:number-columns-repeated="3"/>
          <table:table-cell office:value-type="float" office:value="1.14477" calcext:value-type="float">
            <text:p>1,14</text:p>
          </table:table-cell>
          <table:table-cell office:value-type="float" office:value="23.6814" calcext:value-type="float">
            <text:p>23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9013610330623 <text:s text:c="4"/></text:p>
          </table:table-cell>
          <table:table-cell table:number-columns-repeated="3"/>
          <table:table-cell office:value-type="float" office:value="1.05669" calcext:value-type="float">
            <text:p>1,06</text:p>
          </table:table-cell>
          <table:table-cell office:value-type="float" office:value="23.689" calcext:value-type="float">
            <text:p>23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96612201723891 <text:s text:c="4"/></text:p>
          </table:table-cell>
          <table:table-cell table:number-columns-repeated="3"/>
          <table:table-cell office:value-type="float" office:value="0.968616" calcext:value-type="float">
            <text:p>0,97</text:p>
          </table:table-cell>
          <table:table-cell office:value-type="float" office:value="23.6966" calcext:value-type="float">
            <text:p>23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04241093053881 <text:s text:c="4"/></text:p>
          </table:table-cell>
          <table:table-cell table:number-columns-repeated="3"/>
          <table:table-cell office:value-type="float" office:value="0.880545" calcext:value-type="float">
            <text:p>0,88</text:p>
          </table:table-cell>
          <table:table-cell office:value-type="float" office:value="23.7042" calcext:value-type="float">
            <text:p>23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1901773278669 <text:s text:c="4"/></text:p>
          </table:table-cell>
          <table:table-cell table:number-columns-repeated="3"/>
          <table:table-cell office:value-type="float" office:value="0.792479" calcext:value-type="float">
            <text:p>0,79</text:p>
          </table:table-cell>
          <table:table-cell office:value-type="float" office:value="23.7119" calcext:value-type="float">
            <text:p>23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9595919791900 <text:s text:c="4"/></text:p>
          </table:table-cell>
          <table:table-cell table:number-columns-repeated="3"/>
          <table:table-cell office:value-type="float" office:value="0.704416" calcext:value-type="float">
            <text:p>0,7</text:p>
          </table:table-cell>
          <table:table-cell office:value-type="float" office:value="23.7196" calcext:value-type="float">
            <text:p>23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27322871576632 <text:s text:c="4"/></text:p>
          </table:table-cell>
          <table:table-cell table:number-columns-repeated="3"/>
          <table:table-cell office:value-type="float" office:value="0.616356" calcext:value-type="float">
            <text:p>0,62</text:p>
          </table:table-cell>
          <table:table-cell office:value-type="float" office:value="23.7273" calcext:value-type="float">
            <text:p>23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35075085390658 <text:s text:c="4"/></text:p>
          </table:table-cell>
          <table:table-cell table:number-columns-repeated="3"/>
          <table:table-cell office:value-type="float" office:value="0.5283" calcext:value-type="float">
            <text:p>0,53</text:p>
          </table:table-cell>
          <table:table-cell office:value-type="float" office:value="23.7351" calcext:value-type="float">
            <text:p>23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42836041274806 <text:s text:c="4"/></text:p>
          </table:table-cell>
          <table:table-cell table:number-columns-repeated="3"/>
          <table:table-cell office:value-type="float" office:value="0.440246" calcext:value-type="float">
            <text:p>0,44</text:p>
          </table:table-cell>
          <table:table-cell office:value-type="float" office:value="23.7428" calcext:value-type="float">
            <text:p>23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0595733861147 <text:s text:c="4"/></text:p>
          </table:table-cell>
          <table:table-cell table:number-columns-repeated="3"/>
          <table:table-cell office:value-type="float" office:value="0.352194" calcext:value-type="float">
            <text:p>0,35</text:p>
          </table:table-cell>
          <table:table-cell office:value-type="float" office:value="23.7506" calcext:value-type="float">
            <text:p>23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8408193848329 <text:s text:c="4"/></text:p>
          </table:table-cell>
          <table:table-cell table:number-columns-repeated="3"/>
          <table:table-cell office:value-type="float" office:value="0.264144" calcext:value-type="float">
            <text:p>0,26</text:p>
          </table:table-cell>
          <table:table-cell office:value-type="float" office:value="23.7584" calcext:value-type="float">
            <text:p>23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66467022393709 <text:s text:c="4"/></text:p>
          </table:table-cell>
          <table:table-cell table:number-columns-repeated="3"/>
          <table:table-cell office:value-type="float" office:value="0.176095" calcext:value-type="float">
            <text:p>0,18</text:p>
          </table:table-cell>
          <table:table-cell office:value-type="float" office:value="23.7665" calcext:value-type="float">
            <text:p>23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74836757801342 <text:s text:c="4"/></text:p>
          </table:table-cell>
          <table:table-cell table:number-columns-repeated="3"/>
          <table:table-cell office:value-type="float" office:value="0.000958823" calcext:value-type="float">
            <text:p>0</text:p>
          </table:table-cell>
          <table:table-cell office:value-type="float" office:value="23.7748" calcext:value-type="float">
            <text:p>23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81077206168018 <text:s text:c="4"/>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23.7811" calcext:value-type="float">
            <text:p>23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76937884155110 <text:s text:c="4"/></text:p>
          </table:table-cell>
          <table:table-cell table:number-columns-repeated="4"/>
          <table:table-cell office:value-type="float" office:value="23.7769" calcext:value-type="float">
            <text:p>23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70669276472056 <text:s text:c="4"/></text:p>
          </table:table-cell>
          <table:table-cell table:number-columns-repeated="4"/>
          <table:table-cell office:value-type="float" office:value="23.7707" calcext:value-type="float">
            <text:p>23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64711578392983 <text:s text:c="4"/></text:p>
          </table:table-cell>
          <table:table-cell table:number-columns-repeated="4"/>
          <table:table-cell office:value-type="float" office:value="23.7647" calcext:value-type="float">
            <text:p>23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9000252984574 <text:s text:c="4"/></text:p>
          </table:table-cell>
          <table:table-cell table:number-columns-repeated="4"/>
          <table:table-cell office:value-type="float" office:value="23.759" calcext:value-type="float">
            <text:p>23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53341700460545 <text:s text:c="4"/></text:p>
          </table:table-cell>
          <table:table-cell table:number-columns-repeated="4"/>
          <table:table-cell office:value-type="float" office:value="23.7533" calcext:value-type="float">
            <text:p>23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47681891492668 <text:s text:c="4"/></text:p>
          </table:table-cell>
          <table:table-cell table:number-columns-repeated="4"/>
          <table:table-cell office:value-type="float" office:value="23.7477" calcext:value-type="float">
            <text:p>23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42030832820070 <text:s text:c="4"/></text:p>
          </table:table-cell>
          <table:table-cell table:number-columns-repeated="4"/>
          <table:table-cell office:value-type="float" office:value="23.742" calcext:value-type="float">
            <text:p>23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36405045772674 <text:s text:c="4"/></text:p>
          </table:table-cell>
          <table:table-cell table:number-columns-repeated="4"/>
          <table:table-cell office:value-type="float" office:value="23.7364" calcext:value-type="float">
            <text:p>23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30812074963403 <text:s text:c="4"/></text:p>
          </table:table-cell>
          <table:table-cell table:number-columns-repeated="4"/>
          <table:table-cell office:value-type="float" office:value="23.7308" calcext:value-type="float">
            <text:p>23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25252582779937 <text:s text:c="4"/></text:p>
          </table:table-cell>
          <table:table-cell table:number-columns-repeated="4"/>
          <table:table-cell office:value-type="float" office:value="23.7253" calcext:value-type="float">
            <text:p>23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9724893199675 <text:s text:c="4"/></text:p>
          </table:table-cell>
          <table:table-cell table:number-columns-repeated="4"/>
          <table:table-cell office:value-type="float" office:value="23.7197" calcext:value-type="float">
            <text:p>23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14227518635120 <text:s text:c="4"/></text:p>
          </table:table-cell>
          <table:table-cell table:number-columns-repeated="4"/>
          <table:table-cell office:value-type="float" office:value="23.7142" calcext:value-type="float">
            <text:p>23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08759793550378 <text:s text:c="4"/></text:p>
          </table:table-cell>
          <table:table-cell table:number-columns-repeated="4"/>
          <table:table-cell office:value-type="float" office:value="23.7088" calcext:value-type="float">
            <text:p>23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703321653926970 <text:s text:c="4"/></text:p>
          </table:table-cell>
          <table:table-cell table:number-columns-repeated="4"/>
          <table:table-cell office:value-type="float" office:value="23.7033" calcext:value-type="float">
            <text:p>23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97913274361934 <text:s text:c="4"/></text:p>
          </table:table-cell>
          <table:table-cell table:number-columns-repeated="4"/>
          <table:table-cell office:value-type="float" office:value="23.6979" calcext:value-type="float">
            <text:p>23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92534834285070 <text:s text:c="4"/></text:p>
          </table:table-cell>
          <table:table-cell table:number-columns-repeated="4"/>
          <table:table-cell office:value-type="float" office:value="23.6925" calcext:value-type="float">
            <text:p>23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7186433805380 <text:s text:c="4"/></text:p>
          </table:table-cell>
          <table:table-cell table:number-columns-repeated="4"/>
          <table:table-cell office:value-type="float" office:value="23.6872" calcext:value-type="float">
            <text:p>23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81868097647264 <text:s text:c="4"/></text:p>
          </table:table-cell>
          <table:table-cell table:number-columns-repeated="4"/>
          <table:table-cell office:value-type="float" office:value="23.6819" calcext:value-type="float">
            <text:p>23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76579808325510 <text:s text:c="4"/></text:p>
          </table:table-cell>
          <table:table-cell table:number-columns-repeated="4"/>
          <table:table-cell office:value-type="float" office:value="23.6766" calcext:value-type="float">
            <text:p>23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71321536104550 <text:s text:c="4"/></text:p>
          </table:table-cell>
          <table:table-cell table:number-columns-repeated="4"/>
          <table:table-cell office:value-type="float" office:value="23.6713" calcext:value-type="float">
            <text:p>23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66093255650640 <text:s text:c="4"/></text:p>
          </table:table-cell>
          <table:table-cell table:number-columns-repeated="4"/>
          <table:table-cell office:value-type="float" office:value="23.6661" calcext:value-type="float">
            <text:p>23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60894951049666 <text:s text:c="4"/></text:p>
          </table:table-cell>
          <table:table-cell table:number-columns-repeated="4"/>
          <table:table-cell office:value-type="float" office:value="23.6609" calcext:value-type="float">
            <text:p>23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5726614341312 <text:s text:c="4"/></text:p>
          </table:table-cell>
          <table:table-cell table:number-columns-repeated="4"/>
          <table:table-cell office:value-type="float" office:value="23.6557" calcext:value-type="float">
            <text:p>23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50588242002268 <text:s text:c="4"/></text:p>
          </table:table-cell>
          <table:table-cell table:number-columns-repeated="4"/>
          <table:table-cell office:value-type="float" office:value="23.6506" calcext:value-type="float">
            <text:p>23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45479831864847 <text:s text:c="4"/></text:p>
          </table:table-cell>
          <table:table-cell table:number-columns-repeated="4"/>
          <table:table-cell office:value-type="float" office:value="23.6455" calcext:value-type="float">
            <text:p>23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40401381310696 <text:s text:c="4"/></text:p>
          </table:table-cell>
          <table:table-cell table:number-columns-repeated="4"/>
          <table:table-cell office:value-type="float" office:value="23.6404" calcext:value-type="float">
            <text:p>23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35352886630834 <text:s text:c="4"/></text:p>
          </table:table-cell>
          <table:table-cell table:number-columns-repeated="4"/>
          <table:table-cell office:value-type="float" office:value="23.6354" calcext:value-type="float">
            <text:p>23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30334343104376 <text:s text:c="4"/></text:p>
          </table:table-cell>
          <table:table-cell table:number-columns-repeated="4"/>
          <table:table-cell office:value-type="float" office:value="23.6303" calcext:value-type="float">
            <text:p>23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5345745367444 <text:s text:c="4"/></text:p>
          </table:table-cell>
          <table:table-cell table:number-columns-repeated="4"/>
          <table:table-cell office:value-type="float" office:value="23.6253" calcext:value-type="float">
            <text:p>23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20387087789478 <text:s text:c="4"/></text:p>
          </table:table-cell>
          <table:table-cell table:number-columns-repeated="4"/>
          <table:table-cell office:value-type="float" office:value="23.6204" calcext:value-type="float">
            <text:p>23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15458364734369 <text:s text:c="4"/></text:p>
          </table:table-cell>
          <table:table-cell table:number-columns-repeated="4"/>
          <table:table-cell office:value-type="float" office:value="23.6155" calcext:value-type="float">
            <text:p>23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10559570686814 <text:s text:c="4"/></text:p>
          </table:table-cell>
          <table:table-cell table:number-columns-repeated="4"/>
          <table:table-cell office:value-type="float" office:value="23.6106" calcext:value-type="float">
            <text:p>23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5690700278377 <text:s text:c="4"/></text:p>
          </table:table-cell>
          <table:table-cell table:number-columns-repeated="4"/>
          <table:table-cell office:value-type="float" office:value="23.6057" calcext:value-type="float">
            <text:p>23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600851748258577 <text:s text:c="4"/></text:p>
          </table:table-cell>
          <table:table-cell table:number-columns-repeated="4"/>
          <table:table-cell office:value-type="float" office:value="23.6009" calcext:value-type="float">
            <text:p>23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96042709448572 <text:s text:c="4"/></text:p>
          </table:table-cell>
          <table:table-cell table:number-columns-repeated="4"/>
          <table:table-cell office:value-type="float" office:value="23.596" calcext:value-type="float">
            <text:p>23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91263578699945 <text:s text:c="4"/></text:p>
          </table:table-cell>
          <table:table-cell table:number-columns-repeated="4"/>
          <table:table-cell office:value-type="float" office:value="23.5913" calcext:value-type="float">
            <text:p>23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86514350868587 <text:s text:c="4"/></text:p>
          </table:table-cell>
          <table:table-cell table:number-columns-repeated="4"/>
          <table:table-cell office:value-type="float" office:value="23.5865" calcext:value-type="float">
            <text:p>23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81795020801273 <text:s text:c="4"/></text:p>
          </table:table-cell>
          <table:table-cell table:number-columns-repeated="4"/>
          <table:table-cell office:value-type="float" office:value="23.5818" calcext:value-type="float">
            <text:p>23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7105583334575 <text:s text:c="4"/></text:p>
          </table:table-cell>
          <table:table-cell table:number-columns-repeated="4"/>
          <table:table-cell office:value-type="float" office:value="23.5771" calcext:value-type="float">
            <text:p>23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72446033298498 <text:s text:c="4"/></text:p>
          </table:table-cell>
          <table:table-cell table:number-columns-repeated="4"/>
          <table:table-cell office:value-type="float" office:value="23.5724" calcext:value-type="float">
            <text:p>23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67816365521786 <text:s text:c="4"/></text:p>
          </table:table-cell>
          <table:table-cell table:number-columns-repeated="4"/>
          <table:table-cell office:value-type="float" office:value="23.5678" calcext:value-type="float">
            <text:p>23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63216574837288 <text:s text:c="4"/></text:p>
          </table:table-cell>
          <table:table-cell table:number-columns-repeated="4"/>
          <table:table-cell office:value-type="float" office:value="23.5632" calcext:value-type="float">
            <text:p>23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8646656085394 <text:s text:c="4"/></text:p>
          </table:table-cell>
          <table:table-cell table:number-columns-repeated="4"/>
          <table:table-cell office:value-type="float" office:value="23.5586" calcext:value-type="float">
            <text:p>23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54106604115770 <text:s text:c="4"/></text:p>
          </table:table-cell>
          <table:table-cell table:number-columns-repeated="4"/>
          <table:table-cell office:value-type="float" office:value="23.5541" calcext:value-type="float">
            <text:p>23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9596413787565 <text:s text:c="4"/></text:p>
          </table:table-cell>
          <table:table-cell table:number-columns-repeated="4"/>
          <table:table-cell office:value-type="float" office:value="23.5496" calcext:value-type="float">
            <text:p>23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5116079969421 <text:s text:c="4"/></text:p>
          </table:table-cell>
          <table:table-cell table:number-columns-repeated="4"/>
          <table:table-cell office:value-type="float" office:value="23.5451" calcext:value-type="float">
            <text:p>23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40665597538375 <text:s text:c="4"/></text:p>
          </table:table-cell>
          <table:table-cell table:number-columns-repeated="4"/>
          <table:table-cell office:value-type="float" office:value="23.5407" calcext:value-type="float">
            <text:p>23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36244961379598 <text:s text:c="4"/></text:p>
          </table:table-cell>
          <table:table-cell table:number-columns-repeated="4"/>
          <table:table-cell office:value-type="float" office:value="23.5362" calcext:value-type="float">
            <text:p>23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31854166385632 <text:s text:c="4"/></text:p>
          </table:table-cell>
          <table:table-cell table:number-columns-repeated="4"/>
          <table:table-cell office:value-type="float" office:value="23.5319" calcext:value-type="float">
            <text:p>23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7493207456082 <text:s text:c="4"/></text:p>
          </table:table-cell>
          <table:table-cell table:number-columns-repeated="4"/>
          <table:table-cell office:value-type="float" office:value="23.5275" calcext:value-type="float">
            <text:p>23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23162079497599 <text:s text:c="4"/></text:p>
          </table:table-cell>
          <table:table-cell table:number-columns-repeated="4"/>
          <table:table-cell office:value-type="float" office:value="23.5232" calcext:value-type="float">
            <text:p>23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8860777423672 <text:s text:c="4"/></text:p>
          </table:table-cell>
          <table:table-cell table:number-columns-repeated="4"/>
          <table:table-cell office:value-type="float" office:value="23.5189" calcext:value-type="float">
            <text:p>23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4589296154959 <text:s text:c="4"/></text:p>
          </table:table-cell>
          <table:table-cell table:number-columns-repeated="4"/>
          <table:table-cell office:value-type="float" office:value="23.5146" calcext:value-type="float">
            <text:p>23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10347630619233 <text:s text:c="4"/></text:p>
          </table:table-cell>
          <table:table-cell table:number-columns-repeated="4"/>
          <table:table-cell office:value-type="float" office:value="23.5103" calcext:value-type="float">
            <text:p>23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6135775751567 <text:s text:c="4"/></text:p>
          </table:table-cell>
          <table:table-cell table:number-columns-repeated="4"/>
          <table:table-cell office:value-type="float" office:value="23.5061" calcext:value-type="float">
            <text:p>23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501953726494186 <text:s text:c="4"/></text:p>
          </table:table-cell>
          <table:table-cell table:number-columns-repeated="4"/>
          <table:table-cell office:value-type="float" office:value="23.502" calcext:value-type="float">
            <text:p>2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97801477796678 <text:s text:c="4"/></text:p>
          </table:table-cell>
          <table:table-cell table:number-columns-repeated="4"/>
          <table:table-cell office:value-type="float" office:value="23.4978" calcext:value-type="float">
            <text:p>2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93679024615865 <text:s text:c="4"/></text:p>
          </table:table-cell>
          <table:table-cell table:number-columns-repeated="4"/>
          <table:table-cell office:value-type="float" office:value="23.4937" calcext:value-type="float">
            <text:p>23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9586361916139 <text:s text:c="4"/></text:p>
          </table:table-cell>
          <table:table-cell table:number-columns-repeated="4"/>
          <table:table-cell office:value-type="float" office:value="23.4896" calcext:value-type="float">
            <text:p>23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5523484668889 <text:s text:c="4"/></text:p>
          </table:table-cell>
          <table:table-cell table:number-columns-repeated="4"/>
          <table:table-cell office:value-type="float" office:value="23.4855" calcext:value-type="float">
            <text:p>23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81490387853011 <text:s text:c="4"/></text:p>
          </table:table-cell>
          <table:table-cell table:number-columns-repeated="4"/>
          <table:table-cell office:value-type="float" office:value="23.4815" calcext:value-type="float">
            <text:p>2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77487066454621 <text:s text:c="4"/></text:p>
          </table:table-cell>
          <table:table-cell table:number-columns-repeated="4"/>
          <table:table-cell office:value-type="float" office:value="23.4775" calcext:value-type="float">
            <text:p>23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73513515467065 <text:s text:c="4"/></text:p>
          </table:table-cell>
          <table:table-cell table:number-columns-repeated="4"/>
          <table:table-cell office:value-type="float" office:value="23.4735" calcext:value-type="float">
            <text:p>23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9569729891070 <text:s text:c="4"/></text:p>
          </table:table-cell>
          <table:table-cell table:number-columns-repeated="4"/>
          <table:table-cell office:value-type="float" office:value="23.4696" calcext:value-type="float">
            <text:p>23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5655704734623 <text:s text:c="4"/></text:p>
          </table:table-cell>
          <table:table-cell table:number-columns-repeated="4"/>
          <table:table-cell office:value-type="float" office:value="23.4657" calcext:value-type="float">
            <text:p>23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61771435012960 <text:s text:c="4"/></text:p>
          </table:table-cell>
          <table:table-cell table:number-columns-repeated="4"/>
          <table:table-cell office:value-type="float" office:value="23.4618" calcext:value-type="float">
            <text:p>23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7916915748399 <text:s text:c="4"/></text:p>
          </table:table-cell>
          <table:table-cell table:number-columns-repeated="4"/>
          <table:table-cell office:value-type="float" office:value="23.4579" calcext:value-type="float">
            <text:p>23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4092141970904 <text:s text:c="4"/></text:p>
          </table:table-cell>
          <table:table-cell table:number-columns-repeated="4"/>
          <table:table-cell office:value-type="float" office:value="23.4541" calcext:value-type="float">
            <text:p>23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50297108717226 <text:s text:c="4"/></text:p>
          </table:table-cell>
          <table:table-cell table:number-columns-repeated="4"/>
          <table:table-cell office:value-type="float" office:value="23.4503" calcext:value-type="float">
            <text:p>23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6531811031733 <text:s text:c="4"/></text:p>
          </table:table-cell>
          <table:table-cell table:number-columns-repeated="4"/>
          <table:table-cell office:value-type="float" office:value="23.4465" calcext:value-type="float">
            <text:p>23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42796243966018 <text:s text:c="4"/></text:p>
          </table:table-cell>
          <table:table-cell table:number-columns-repeated="4"/>
          <table:table-cell office:value-type="float" office:value="23.4428" calcext:value-type="float">
            <text:p>23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9090402578881 <text:s text:c="4"/></text:p>
          </table:table-cell>
          <table:table-cell table:number-columns-repeated="4"/>
          <table:table-cell office:value-type="float" office:value="23.4391" calcext:value-type="float">
            <text:p>23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5414281936445 <text:s text:c="4"/></text:p>
          </table:table-cell>
          <table:table-cell table:number-columns-repeated="4"/>
          <table:table-cell office:value-type="float" office:value="23.4354" calcext:value-type="float">
            <text:p>23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31767877111980 <text:s text:c="4"/></text:p>
          </table:table-cell>
          <table:table-cell table:number-columns-repeated="4"/>
          <table:table-cell office:value-type="float" office:value="23.4318" calcext:value-type="float">
            <text:p>23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8151183186095 <text:s text:c="4"/></text:p>
          </table:table-cell>
          <table:table-cell table:number-columns-repeated="4"/>
          <table:table-cell office:value-type="float" office:value="23.4282" calcext:value-type="float">
            <text:p>23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4564195246660 <text:s text:c="4"/></text:p>
          </table:table-cell>
          <table:table-cell table:number-columns-repeated="4"/>
          <table:table-cell office:value-type="float" office:value="23.4246" calcext:value-type="float">
            <text:p>23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21006908388904 <text:s text:c="4"/></text:p>
          </table:table-cell>
          <table:table-cell table:number-columns-repeated="4"/>
          <table:table-cell office:value-type="float" office:value="23.421" calcext:value-type="float">
            <text:p>23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7479317715056 <text:s text:c="4"/></text:p>
          </table:table-cell>
          <table:table-cell table:number-columns-repeated="4"/>
          <table:table-cell office:value-type="float" office:value="23.4175" calcext:value-type="float">
            <text:p>23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3981418334743 <text:s text:c="4"/></text:p>
          </table:table-cell>
          <table:table-cell table:number-columns-repeated="4"/>
          <table:table-cell office:value-type="float" office:value="23.414" calcext:value-type="float">
            <text:p>23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10513205364992 <text:s text:c="4"/></text:p>
          </table:table-cell>
          <table:table-cell table:number-columns-repeated="4"/>
          <table:table-cell office:value-type="float" office:value="23.4105" calcext:value-type="float">
            <text:p>23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7074673929714 <text:s text:c="4"/></text:p>
          </table:table-cell>
          <table:table-cell table:number-columns-repeated="4"/>
          <table:table-cell office:value-type="float" office:value="23.4071" calcext:value-type="float">
            <text:p>23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3665819160540 <text:s text:c="4"/></text:p>
          </table:table-cell>
          <table:table-cell table:number-columns-repeated="4"/>
          <table:table-cell office:value-type="float" office:value="23.4037" calcext:value-type="float">
            <text:p>23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400286636195926 <text:s text:c="4"/></text:p>
          </table:table-cell>
          <table:table-cell table:number-columns-repeated="4"/>
          <table:table-cell office:value-type="float" office:value="23.4003" calcext:value-type="float">
            <text:p>23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6937120181772 <text:s text:c="4"/></text:p>
          </table:table-cell>
          <table:table-cell table:number-columns-repeated="4"/>
          <table:table-cell office:value-type="float" office:value="23.3969" calcext:value-type="float">
            <text:p>23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3617266271338 <text:s text:c="4"/></text:p>
          </table:table-cell>
          <table:table-cell table:number-columns-repeated="4"/>
          <table:table-cell office:value-type="float" office:value="23.3936" calcext:value-type="float">
            <text:p>23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90327069624899 <text:s text:c="4"/></text:p>
          </table:table-cell>
          <table:table-cell table:number-columns-repeated="4"/>
          <table:table-cell office:value-type="float" office:value="23.3903" calcext:value-type="float">
            <text:p>23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7066525410120 <text:s text:c="4"/></text:p>
          </table:table-cell>
          <table:table-cell table:number-columns-repeated="4"/>
          <table:table-cell office:value-type="float" office:value="23.3871" calcext:value-type="float">
            <text:p>23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3835628801684 <text:s text:c="4"/></text:p>
          </table:table-cell>
          <table:table-cell table:number-columns-repeated="4"/>
          <table:table-cell office:value-type="float" office:value="23.3838" calcext:value-type="float">
            <text:p>23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80634374981774 <text:s text:c="4"/></text:p>
          </table:table-cell>
          <table:table-cell table:number-columns-repeated="4"/>
          <table:table-cell office:value-type="float" office:value="23.3806" calcext:value-type="float">
            <text:p>23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7462759139664 <text:s text:c="4"/></text:p>
          </table:table-cell>
          <table:table-cell table:number-columns-repeated="4"/>
          <table:table-cell office:value-type="float" office:value="23.3775" calcext:value-type="float">
            <text:p>23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4320776471883 <text:s text:c="4"/></text:p>
          </table:table-cell>
          <table:table-cell table:number-columns-repeated="4"/>
          <table:table-cell office:value-type="float" office:value="23.3743" calcext:value-type="float">
            <text:p>2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71208422182388 <text:s text:c="4"/></text:p>
          </table:table-cell>
          <table:table-cell table:number-columns-repeated="4"/>
          <table:table-cell office:value-type="float" office:value="23.3712" calcext:value-type="float">
            <text:p>2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8125691481943 <text:s text:c="4"/></text:p>
          </table:table-cell>
          <table:table-cell table:number-columns-repeated="4"/>
          <table:table-cell office:value-type="float" office:value="23.3681" calcext:value-type="float">
            <text:p>2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5072579588869 <text:s text:c="4"/></text:p>
          </table:table-cell>
          <table:table-cell table:number-columns-repeated="4"/>
          <table:table-cell office:value-type="float" office:value="23.3651" calcext:value-type="float">
            <text:p>2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62049081728681 <text:s text:c="4"/></text:p>
          </table:table-cell>
          <table:table-cell table:number-columns-repeated="4"/>
          <table:table-cell office:value-type="float" office:value="23.362" calcext:value-type="float">
            <text:p>23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9055193133951 <text:s text:c="4"/></text:p>
          </table:table-cell>
          <table:table-cell table:number-columns-repeated="4"/>
          <table:table-cell office:value-type="float" office:value="23.3591" calcext:value-type="float">
            <text:p>23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6090909044497 <text:s text:c="4"/></text:p>
          </table:table-cell>
          <table:table-cell table:number-columns-repeated="4"/>
          <table:table-cell office:value-type="float" office:value="23.3561" calcext:value-type="float">
            <text:p>23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3156224707554 <text:s text:c="4"/></text:p>
          </table:table-cell>
          <table:table-cell table:number-columns-repeated="4"/>
          <table:table-cell office:value-type="float" office:value="23.3532" calcext:value-type="float">
            <text:p>23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50251135377423 <text:s text:c="4"/></text:p>
          </table:table-cell>
          <table:table-cell table:number-columns-repeated="4"/>
          <table:table-cell office:value-type="float" office:value="23.3503" calcext:value-type="float">
            <text:p>23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7375636315586 <text:s text:c="4"/></text:p>
          </table:table-cell>
          <table:table-cell table:number-columns-repeated="4"/>
          <table:table-cell office:value-type="float" office:value="23.3474" calcext:value-type="float">
            <text:p>23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4529722790750 <text:s text:c="4"/></text:p>
          </table:table-cell>
          <table:table-cell table:number-columns-repeated="4"/>
          <table:table-cell office:value-type="float" office:value="23.3445" calcext:value-type="float">
            <text:p>23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41713390078869 <text:s text:c="4"/></text:p>
          </table:table-cell>
          <table:table-cell table:number-columns-repeated="4"/>
          <table:table-cell office:value-type="float" office:value="23.3417" calcext:value-type="float">
            <text:p>23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8926633462989 <text:s text:c="4"/></text:p>
          </table:table-cell>
          <table:table-cell table:number-columns-repeated="4"/>
          <table:table-cell office:value-type="float" office:value="23.3389" calcext:value-type="float">
            <text:p>23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6169448233726 <text:s text:c="4"/></text:p>
          </table:table-cell>
          <table:table-cell table:number-columns-repeated="4"/>
          <table:table-cell office:value-type="float" office:value="23.3362" calcext:value-type="float">
            <text:p>23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3441829688226 <text:s text:c="4"/></text:p>
          </table:table-cell>
          <table:table-cell table:number-columns-repeated="4"/>
          <table:table-cell office:value-type="float" office:value="23.3334" calcext:value-type="float">
            <text:p>23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30743773131449 <text:s text:c="4"/></text:p>
          </table:table-cell>
          <table:table-cell table:number-columns-repeated="4"/>
          <table:table-cell office:value-type="float" office:value="23.3307" calcext:value-type="float">
            <text:p>23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8075273875182 <text:s text:c="4"/></text:p>
          </table:table-cell>
          <table:table-cell table:number-columns-repeated="4"/>
          <table:table-cell office:value-type="float" office:value="23.3281" calcext:value-type="float">
            <text:p>23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5436327238791 <text:s text:c="4"/></text:p>
          </table:table-cell>
          <table:table-cell table:number-columns-repeated="4"/>
          <table:table-cell office:value-type="float" office:value="23.3254" calcext:value-type="float">
            <text:p>23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2826928548203 <text:s text:c="4"/></text:p>
          </table:table-cell>
          <table:table-cell table:number-columns-repeated="4"/>
          <table:table-cell office:value-type="float" office:value="23.3228" calcext:value-type="float">
            <text:p>2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20247073137164 <text:s text:c="4"/></text:p>
          </table:table-cell>
          <table:table-cell table:number-columns-repeated="4"/>
          <table:table-cell office:value-type="float" office:value="23.3202" calcext:value-type="float">
            <text:p>2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7696756346109 <text:s text:c="4"/></text:p>
          </table:table-cell>
          <table:table-cell table:number-columns-repeated="4"/>
          <table:table-cell office:value-type="float" office:value="23.3177" calcext:value-type="float">
            <text:p>2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5175973523029 <text:s text:c="4"/></text:p>
          </table:table-cell>
          <table:table-cell table:number-columns-repeated="4"/>
          <table:table-cell office:value-type="float" office:value="23.3152" calcext:value-type="float">
            <text:p>2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2684720022830 <text:s text:c="4"/></text:p>
          </table:table-cell>
          <table:table-cell table:number-columns-repeated="4"/>
          <table:table-cell office:value-type="float" office:value="23.3127" calcext:value-type="float">
            <text:p>23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10222991207674 <text:s text:c="4"/></text:p>
          </table:table-cell>
          <table:table-cell table:number-columns-repeated="4"/>
          <table:table-cell office:value-type="float" office:value="23.3102" calcext:value-type="float">
            <text:p>23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7790782446947 <text:s text:c="4"/></text:p>
          </table:table-cell>
          <table:table-cell table:number-columns-repeated="4"/>
          <table:table-cell office:value-type="float" office:value="23.3078" calcext:value-type="float">
            <text:p>23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5388089117166 <text:s text:c="4"/></text:p>
          </table:table-cell>
          <table:table-cell table:number-columns-repeated="4"/>
          <table:table-cell office:value-type="float" office:value="23.3054" calcext:value-type="float">
            <text:p>23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3014906601916 <text:s text:c="4"/></text:p>
          </table:table-cell>
          <table:table-cell table:number-columns-repeated="4"/>
          <table:table-cell office:value-type="float" office:value="23.303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300671230292057 <text:s text:c="4"/></text:p>
          </table:table-cell>
          <table:table-cell table:number-columns-repeated="4"/>
          <table:table-cell office:value-type="float" office:value="23.3007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8357055585516 <text:s text:c="4"/></text:p>
          </table:table-cell>
          <table:table-cell table:number-columns-repeated="4"/>
          <table:table-cell office:value-type="float" office:value="23.2984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6072377887413 <text:s text:c="4"/></text:p>
          </table:table-cell>
          <table:table-cell table:number-columns-repeated="4"/>
          <table:table-cell office:value-type="float" office:value="23.2961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3817192610067 <text:s text:c="4"/></text:p>
          </table:table-cell>
          <table:table-cell table:number-columns-repeated="4"/>
          <table:table-cell office:value-type="float" office:value="23.2938" calcext:value-type="float">
            <text:p>23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91591495172931 <text:s text:c="4"/></text:p>
          </table:table-cell>
          <table:table-cell table:number-columns-repeated="4"/>
          <table:table-cell office:value-type="float" office:value="23.2916" calcext:value-type="float">
            <text:p>23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9395281002331 <text:s text:c="4"/></text:p>
          </table:table-cell>
          <table:table-cell table:number-columns-repeated="4"/>
          <table:table-cell office:value-type="float" office:value="23.2894" calcext:value-type="float">
            <text:p>23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7228545532187 <text:s text:c="4"/></text:p>
          </table:table-cell>
          <table:table-cell table:number-columns-repeated="4"/>
          <table:table-cell office:value-type="float" office:value="23.2872" calcext:value-type="float">
            <text:p>23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5091284203254 <text:s text:c="4"/></text:p>
          </table:table-cell>
          <table:table-cell table:number-columns-repeated="4"/>
          <table:table-cell office:value-type="float" office:value="23.2851" calcext:value-type="float">
            <text:p>23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2983492463199 <text:s text:c="4"/></text:p>
          </table:table-cell>
          <table:table-cell table:number-columns-repeated="4"/>
          <table:table-cell office:value-type="float" office:value="23.283" calcext:value-type="float">
            <text:p>2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80905165767518 <text:s text:c="4"/></text:p>
          </table:table-cell>
          <table:table-cell table:number-columns-repeated="4"/>
          <table:table-cell office:value-type="float" office:value="23.2809" calcext:value-type="float">
            <text:p>2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8856299578067 <text:s text:c="4"/></text:p>
          </table:table-cell>
          <table:table-cell table:number-columns-repeated="4"/>
          <table:table-cell office:value-type="float" office:value="23.2789" calcext:value-type="float">
            <text:p>2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6836889364251 <text:s text:c="4"/></text:p>
          </table:table-cell>
          <table:table-cell table:number-columns-repeated="4"/>
          <table:table-cell office:value-type="float" office:value="23.2768" calcext:value-type="float">
            <text:p>2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4846930602656 <text:s text:c="4"/></text:p>
          </table:table-cell>
          <table:table-cell table:number-columns-repeated="4"/>
          <table:table-cell office:value-type="float" office:value="23.2748" calcext:value-type="float">
            <text:p>2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2886418776508 <text:s text:c="4"/></text:p>
          </table:table-cell>
          <table:table-cell table:number-columns-repeated="4"/>
          <table:table-cell office:value-type="float" office:value="23.2729" calcext:value-type="float">
            <text:p>2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70955349376614 <text:s text:c="4"/></text:p>
          </table:table-cell>
          <table:table-cell table:number-columns-repeated="4"/>
          <table:table-cell office:value-type="float" office:value="23.271" calcext:value-type="float">
            <text:p>2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9053717900842 <text:s text:c="4"/></text:p>
          </table:table-cell>
          <table:table-cell table:number-columns-repeated="4"/>
          <table:table-cell office:value-type="float" office:value="23.2691" calcext:value-type="float">
            <text:p>2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7181519853828 <text:s text:c="4"/></text:p>
          </table:table-cell>
          <table:table-cell table:number-columns-repeated="4"/>
          <table:table-cell office:value-type="float" office:value="23.2672" calcext:value-type="float">
            <text:p>2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5338750747478 <text:s text:c="4"/></text:p>
          </table:table-cell>
          <table:table-cell table:number-columns-repeated="4"/>
          <table:table-cell office:value-type="float" office:value="23.2653" calcext:value-type="float">
            <text:p>2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3525406100900 <text:s text:c="4"/></text:p>
          </table:table-cell>
          <table:table-cell table:number-columns-repeated="4"/>
          <table:table-cell office:value-type="float" office:value="23.2635" calcext:value-type="float">
            <text:p>23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61741481440197 <text:s text:c="4"/></text:p>
          </table:table-cell>
          <table:table-cell table:number-columns-repeated="4"/>
          <table:table-cell office:value-type="float" office:value="23.2617" calcext:value-type="float">
            <text:p>23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9986972298581 <text:s text:c="4"/></text:p>
          </table:table-cell>
          <table:table-cell table:number-columns-repeated="4"/>
          <table:table-cell office:value-type="float" office:value="23.26" calcext:value-type="float">
            <text:p>23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8261874216252 <text:s text:c="4"/></text:p>
          </table:table-cell>
          <table:table-cell table:number-columns-repeated="4"/>
          <table:table-cell office:value-type="float" office:value="23.2583" calcext:value-type="float">
            <text:p>23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6566182740617 <text:s text:c="4"/></text:p>
          </table:table-cell>
          <table:table-cell table:number-columns-repeated="4"/>
          <table:table-cell office:value-type="float" office:value="23.2566" calcext:value-type="float">
            <text:p>23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4899893426057 <text:s text:c="4"/></text:p>
          </table:table-cell>
          <table:table-cell table:number-columns-repeated="4"/>
          <table:table-cell office:value-type="float" office:value="23.2549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3263001834011 <text:s text:c="4"/></text:p>
          </table:table-cell>
          <table:table-cell table:number-columns-repeated="4"/>
          <table:table-cell office:value-type="float" office:value="23.2533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1655503533019 <text:s text:c="4"/></text:p>
          </table:table-cell>
          <table:table-cell table:number-columns-repeated="4"/>
          <table:table-cell office:value-type="float" office:value="23.2517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50077394098739 <text:s text:c="4"/></text:p>
          </table:table-cell>
          <table:table-cell table:number-columns-repeated="4"/>
          <table:table-cell office:value-type="float" office:value="23.2501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8528669113426 <text:s text:c="4"/></text:p>
          </table:table-cell>
          <table:table-cell table:number-columns-repeated="4"/>
          <table:table-cell office:value-type="float" office:value="23.2485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7009324167145 <text:s text:c="4"/></text:p>
          </table:table-cell>
          <table:table-cell table:number-columns-repeated="4"/>
          <table:table-cell office:value-type="float" office:value="23.247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5519354856416 <text:s text:c="4"/></text:p>
          </table:table-cell>
          <table:table-cell table:number-columns-repeated="4"/>
          <table:table-cell office:value-type="float" office:value="23.2455" calcext:value-type="float">
            <text:p>23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4058756785030 <text:s text:c="4"/></text:p>
          </table:table-cell>
          <table:table-cell table:number-columns-repeated="4"/>
          <table:table-cell office:value-type="float" office:value="23.2441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2627525563691 <text:s text:c="4"/></text:p>
          </table:table-cell>
          <table:table-cell table:number-columns-repeated="4"/>
          <table:table-cell office:value-type="float" office:value="23.2426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41225656810585 <text:s text:c="4"/></text:p>
          </table:table-cell>
          <table:table-cell table:number-columns-repeated="4"/>
          <table:table-cell office:value-type="float" office:value="23.2412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9853146150573 <text:s text:c="4"/></text:p>
          </table:table-cell>
          <table:table-cell table:number-columns-repeated="4"/>
          <table:table-cell office:value-type="float" office:value="23.2399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8509989215817 <text:s text:c="4"/></text:p>
          </table:table-cell>
          <table:table-cell table:number-columns-repeated="4"/>
          <table:table-cell office:value-type="float" office:value="23.2385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7196181645409 <text:s text:c="4"/></text:p>
          </table:table-cell>
          <table:table-cell table:number-columns-repeated="4"/>
          <table:table-cell office:value-type="float" office:value="23.2372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5911719085259 <text:s text:c="4"/></text:p>
          </table:table-cell>
          <table:table-cell table:number-columns-repeated="4"/>
          <table:table-cell office:value-type="float" office:value="23.2359" calcext:value-type="float">
            <text:p>2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4656597188341 <text:s text:c="4"/></text:p>
          </table:table-cell>
          <table:table-cell table:number-columns-repeated="4"/>
          <table:table-cell office:value-type="float" office:value="23.2347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3430811613974 <text:s text:c="4"/></text:p>
          </table:table-cell>
          <table:table-cell table:number-columns-repeated="4"/>
          <table:table-cell office:value-type="float" office:value="23.2334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2234358028293 <text:s text:c="4"/></text:p>
          </table:table-cell>
          <table:table-cell table:number-columns-repeated="4"/>
          <table:table-cell office:value-type="float" office:value="23.2322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31067232103857 <text:s text:c="4"/></text:p>
          </table:table-cell>
          <table:table-cell table:number-columns-repeated="4"/>
          <table:table-cell office:value-type="float" office:value="23.2311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9929429519959 <text:s text:c="4"/></text:p>
          </table:table-cell>
          <table:table-cell table:number-columns-repeated="4"/>
          <table:table-cell office:value-type="float" office:value="23.2299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8820945963250 <text:s text:c="4"/></text:p>
          </table:table-cell>
          <table:table-cell table:number-columns-repeated="4"/>
          <table:table-cell office:value-type="float" office:value="23.2288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7741777128013 <text:s text:c="4"/></text:p>
          </table:table-cell>
          <table:table-cell table:number-columns-repeated="4"/>
          <table:table-cell office:value-type="float" office:value="23.2277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6691918717489 <text:s text:c="4"/></text:p>
          </table:table-cell>
          <table:table-cell table:number-columns-repeated="4"/>
          <table:table-cell office:value-type="float" office:value="23.2267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5671366444711 <text:s text:c="4"/></text:p>
          </table:table-cell>
          <table:table-cell table:number-columns-repeated="4"/>
          <table:table-cell office:value-type="float" office:value="23.2257" calcext:value-type="float">
            <text:p>2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4680116033039 <text:s text:c="4"/></text:p>
          </table:table-cell>
          <table:table-cell table:number-columns-repeated="4"/>
          <table:table-cell office:value-type="float" office:value="23.2247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3718163215409 <text:s text:c="4"/></text:p>
          </table:table-cell>
          <table:table-cell table:number-columns-repeated="4"/>
          <table:table-cell office:value-type="float" office:value="23.2237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2785503732094 <text:s text:c="4"/></text:p>
          </table:table-cell>
          <table:table-cell table:number-columns-repeated="4"/>
          <table:table-cell office:value-type="float" office:value="23.2228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1882133325764 <text:s text:c="4"/></text:p>
          </table:table-cell>
          <table:table-cell table:number-columns-repeated="4"/>
          <table:table-cell office:value-type="float" office:value="23.2219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1008047734180 <text:s text:c="4"/></text:p>
          </table:table-cell>
          <table:table-cell table:number-columns-repeated="4"/>
          <table:table-cell office:value-type="float" office:value="23.221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20163242682375 <text:s text:c="4"/></text:p>
          </table:table-cell>
          <table:table-cell table:number-columns-repeated="4"/>
          <table:table-cell office:value-type="float" office:value="23.2202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9347713877212 <text:s text:c="4"/></text:p>
          </table:table-cell>
          <table:table-cell table:number-columns-repeated="4"/>
          <table:table-cell office:value-type="float" office:value="23.2193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8561457010349 <text:s text:c="4"/></text:p>
          </table:table-cell>
          <table:table-cell table:number-columns-repeated="4"/>
          <table:table-cell office:value-type="float" office:value="23.2186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7804467775572 <text:s text:c="4"/></text:p>
          </table:table-cell>
          <table:table-cell table:number-columns-repeated="4"/>
          <table:table-cell office:value-type="float" office:value="23.2178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7076741906091 <text:s text:c="4"/></text:p>
          </table:table-cell>
          <table:table-cell table:number-columns-repeated="4"/>
          <table:table-cell office:value-type="float" office:value="23.2171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6378275232969 <text:s text:c="4"/></text:p>
          </table:table-cell>
          <table:table-cell table:number-columns-repeated="4"/>
          <table:table-cell office:value-type="float" office:value="23.2164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5709063749973 <text:s text:c="4"/></text:p>
          </table:table-cell>
          <table:table-cell table:number-columns-repeated="4"/>
          <table:table-cell office:value-type="float" office:value="23.2157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5069103654205 <text:s text:c="4"/></text:p>
          </table:table-cell>
          <table:table-cell table:number-columns-repeated="4"/>
          <table:table-cell office:value-type="float" office:value="23.2151" calcext:value-type="float">
            <text:p>23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4458391310011 <text:s text:c="4"/></text:p>
          </table:table-cell>
          <table:table-cell table:number-columns-repeated="4"/>
          <table:table-cell office:value-type="float" office:value="23.2145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3876923070313 <text:s text:c="4"/></text:p>
          </table:table-cell>
          <table:table-cell table:number-columns-repeated="4"/>
          <table:table-cell office:value-type="float" office:value="23.2139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3324694909002 <text:s text:c="4"/></text:p>
          </table:table-cell>
          <table:table-cell table:number-columns-repeated="4"/>
          <table:table-cell office:value-type="float" office:value="23.2133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2801701890303 <text:s text:c="4"/></text:p>
          </table:table-cell>
          <table:table-cell table:number-columns-repeated="4"/>
          <table:table-cell office:value-type="float" office:value="23.2128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2307937649452 <text:s text:c="4"/></text:p>
          </table:table-cell>
          <table:table-cell table:number-columns-repeated="4"/>
          <table:table-cell office:value-type="float" office:value="23.2123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1843394281299 <text:s text:c="4"/></text:p>
          </table:table-cell>
          <table:table-cell table:number-columns-repeated="4"/>
          <table:table-cell office:value-type="float" office:value="23.2118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1408063242192 <text:s text:c="4"/></text:p>
          </table:table-cell>
          <table:table-cell table:number-columns-repeated="4"/>
          <table:table-cell office:value-type="float" office:value="23.2114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1001937895684 <text:s text:c="4"/></text:p>
          </table:table-cell>
          <table:table-cell table:number-columns-repeated="4"/>
          <table:table-cell office:value-type="float" office:value="23.211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0625017853204 <text:s text:c="4"/></text:p>
          </table:table-cell>
          <table:table-cell table:number-columns-repeated="4"/>
          <table:table-cell office:value-type="float" office:value="23.2106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10277313931634 <text:s text:c="4"/></text:p>
          </table:table-cell>
          <table:table-cell table:number-columns-repeated="4"/>
          <table:table-cell office:value-type="float" office:value="23.2103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958850216303 <text:s text:c="4"/></text:p>
          </table:table-cell>
          <table:table-cell table:number-columns-repeated="4"/>
          <table:table-cell office:value-type="float" office:value="23.21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669656992279 <text:s text:c="4"/></text:p>
          </table:table-cell>
          <table:table-cell table:number-columns-repeated="4"/>
          <table:table-cell office:value-type="float" office:value="23.2097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409747279366 <text:s text:c="4"/></text:p>
          </table:table-cell>
          <table:table-cell table:number-columns-repeated="4"/>
          <table:table-cell office:value-type="float" office:value="23.2094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179074616344 <text:s text:c="4"/></text:p>
          </table:table-cell>
          <table:table-cell table:number-columns-repeated="4"/>
          <table:table-cell office:value-type="float" office:value="23.2092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977486315096 <text:s text:c="4"/></text:p>
          </table:table-cell>
          <table:table-cell table:number-columns-repeated="4"/>
          <table:table-cell office:value-type="float" office:value="23.209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804717913623 <text:s text:c="4"/></text:p>
          </table:table-cell>
          <table:table-cell table:number-columns-repeated="4"/>
          <table:table-cell office:value-type="float" office:value="23.2088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660511756598 <text:s text:c="4"/></text:p>
          </table:table-cell>
          <table:table-cell table:number-columns-repeated="4"/>
          <table:table-cell office:value-type="float" office:value="23.2087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544946415934 <text:s text:c="4"/></text:p>
          </table:table-cell>
          <table:table-cell table:number-columns-repeated="4"/>
          <table:table-cell office:value-type="float" office:value="23.2085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58948052872 <text:s text:c="4"/></text:p>
          </table:table-cell>
          <table:table-cell table:number-columns-repeated="4"/>
          <table:table-cell office:value-type="float" office:value="23.2085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04601170301 <text:s text:c="4"/></text:p>
          </table:table-cell>
          <table:table-cell table:number-columns-repeated="4"/>
          <table:table-cell office:value-type="float" office:value="23.2084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384255790385 <text:s text:c="4"/></text:p>
          </table:table-cell>
          <table:table-cell table:number-columns-repeated="4"/>
          <table:table-cell office:value-type="float" office:value="23.2084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396966898714 <text:s text:c="4"/></text:p>
          </table:table-cell>
          <table:table-cell table:number-columns-repeated="4"/>
          <table:table-cell office:value-type="float" office:value="23.2084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32091796379 <text:s text:c="4"/></text:p>
          </table:table-cell>
          <table:table-cell table:number-columns-repeated="4"/>
          <table:table-cell office:value-type="float" office:value="23.2084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66338770819 <text:s text:c="4"/></text:p>
          </table:table-cell>
          <table:table-cell table:number-columns-repeated="4"/>
          <table:table-cell office:value-type="float" office:value="23.2085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485595756716 <text:s text:c="4"/></text:p>
          </table:table-cell>
          <table:table-cell table:number-columns-repeated="4"/>
          <table:table-cell office:value-type="float" office:value="23.2085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565983325183 <text:s text:c="4"/></text:p>
          </table:table-cell>
          <table:table-cell table:number-columns-repeated="4"/>
          <table:table-cell office:value-type="float" office:value="23.2086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8980289507842 <text:s text:c="4"/></text:p>
          </table:table-cell>
          <table:table-cell table:number-columns-repeated="4"/>
          <table:table-cell office:value-type="float" office:value="23.209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9819441039780 <text:s text:c="4"/></text:p>
          </table:table-cell>
          <table:table-cell table:number-columns-repeated="4"/>
          <table:table-cell office:value-type="float" office:value="23.2098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207644969269573 <text:s text:c="4"/></text:p>
          </table:table-cell>
          <table:table-cell table:number-columns-repeated="4"/>
          <table:table-cell office:value-type="float" office:value="23.2076" calcext:value-type="float">
            <text:p>23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90831179519421 <text:s text:c="4"/></text:p>
          </table:table-cell>
          <table:table-cell table:number-columns-repeated="4"/>
          <table:table-cell office:value-type="float" office:value="23.1908" calcext:value-type="float">
            <text:p>23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71003741176026 <text:s text:c="4"/></text:p>
          </table:table-cell>
          <table:table-cell table:number-columns-repeated="4"/>
          <table:table-cell office:value-type="float" office:value="23.171" calcext:value-type="float">
            <text:p>23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51601097599972 <text:s text:c="4"/></text:p>
          </table:table-cell>
          <table:table-cell table:number-columns-repeated="4"/>
          <table:table-cell office:value-type="float" office:value="23.1516" calcext:value-type="float">
            <text:p>23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32532296764673 <text:s text:c="4"/></text:p>
          </table:table-cell>
          <table:table-cell table:number-columns-repeated="4"/>
          <table:table-cell office:value-type="float" office:value="23.1325" calcext:value-type="float">
            <text:p>23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113524525347664 <text:s text:c="4"/></text:p>
          </table:table-cell>
          <table:table-cell table:number-columns-repeated="4"/>
          <table:table-cell office:value-type="float" office:value="23.1135" calcext:value-type="float">
            <text:p>23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94501637486491 <text:s text:c="4"/></text:p>
          </table:table-cell>
          <table:table-cell table:number-columns-repeated="4"/>
          <table:table-cell office:value-type="float" office:value="23.0945" calcext:value-type="float">
            <text:p>23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75477719955419 <text:s text:c="4"/></text:p>
          </table:table-cell>
          <table:table-cell table:number-columns-repeated="4"/>
          <table:table-cell office:value-type="float" office:value="23.0755" calcext:value-type="float">
            <text:p>23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56476039175912 <text:s text:c="4"/></text:p>
          </table:table-cell>
          <table:table-cell table:number-columns-repeated="4"/>
          <table:table-cell office:value-type="float" office:value="23.0565" calcext:value-type="float">
            <text:p>23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37507212555255 <text:s text:c="4"/></text:p>
          </table:table-cell>
          <table:table-cell table:number-columns-repeated="4"/>
          <table:table-cell office:value-type="float" office:value="23.0375" calcext:value-type="float">
            <text:p>23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3.018572159816689 <text:s text:c="4"/></text:p>
          </table:table-cell>
          <table:table-cell table:number-columns-repeated="4"/>
          <table:table-cell office:value-type="float" office:value="23.0186" calcext:value-type="float">
            <text:p>23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99668505646707 <text:s text:c="4"/></text:p>
          </table:table-cell>
          <table:table-cell table:number-columns-repeated="4"/>
          <table:table-cell office:value-type="float" office:value="22.9997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80794140250595 <text:s text:c="4"/></text:p>
          </table:table-cell>
          <table:table-cell table:number-columns-repeated="4"/>
          <table:table-cell office:value-type="float" office:value="22.9808" calcext:value-type="float">
            <text:p>22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61948112175808 <text:s text:c="4"/></text:p>
          </table:table-cell>
          <table:table-cell table:number-columns-repeated="4"/>
          <table:table-cell office:value-type="float" office:value="22.9619" calcext:value-type="float">
            <text:p>22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43130317558772 <text:s text:c="4"/></text:p>
          </table:table-cell>
          <table:table-cell table:number-columns-repeated="4"/>
          <table:table-cell office:value-type="float" office:value="22.9431" calcext:value-type="float">
            <text:p>22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24340988762779 <text:s text:c="4"/></text:p>
          </table:table-cell>
          <table:table-cell table:number-columns-repeated="4"/>
          <table:table-cell office:value-type="float" office:value="22.9243" calcext:value-type="float">
            <text:p>22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905580364957995 <text:s text:c="4"/></text:p>
          </table:table-cell>
          <table:table-cell table:number-columns-repeated="4"/>
          <table:table-cell office:value-type="float" office:value="22.9056" calcext:value-type="float">
            <text:p>22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86848573540576 <text:s text:c="4"/></text:p>
          </table:table-cell>
          <table:table-cell table:number-columns-repeated="4"/>
          <table:table-cell office:value-type="float" office:value="22.8868" calcext:value-type="float">
            <text:p>22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68145635679596 <text:s text:c="4"/></text:p>
          </table:table-cell>
          <table:table-cell table:number-columns-repeated="4"/>
          <table:table-cell office:value-type="float" office:value="22.8681" calcext:value-type="float">
            <text:p>22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49471513063076 <text:s text:c="4"/></text:p>
          </table:table-cell>
          <table:table-cell table:number-columns-repeated="4"/>
          <table:table-cell office:value-type="float" office:value="22.8495" calcext:value-type="float">
            <text:p>22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30826150113154 <text:s text:c="4"/></text:p>
          </table:table-cell>
          <table:table-cell table:number-columns-repeated="4"/>
          <table:table-cell office:value-type="float" office:value="22.8308" calcext:value-type="float">
            <text:p>22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812209497452073 <text:s text:c="4"/></text:p>
          </table:table-cell>
          <table:table-cell table:number-columns-repeated="4"/>
          <table:table-cell office:value-type="float" office:value="22.8122" calcext:value-type="float">
            <text:p>22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93621518970344 <text:s text:c="4"/></text:p>
          </table:table-cell>
          <table:table-cell table:number-columns-repeated="4"/>
          <table:table-cell office:value-type="float" office:value="22.7936" calcext:value-type="float">
            <text:p>22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75062189763542 <text:s text:c="4"/></text:p>
          </table:table-cell>
          <table:table-cell table:number-columns-repeated="4"/>
          <table:table-cell office:value-type="float" office:value="22.7751" calcext:value-type="float">
            <text:p>22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56531491174943 <text:s text:c="4"/></text:p>
          </table:table-cell>
          <table:table-cell table:number-columns-repeated="4"/>
          <table:table-cell office:value-type="float" office:value="22.7565" calcext:value-type="float">
            <text:p>2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38029406455087 <text:s text:c="4"/></text:p>
          </table:table-cell>
          <table:table-cell table:number-columns-repeated="4"/>
          <table:table-cell office:value-type="float" office:value="22.738" calcext:value-type="float">
            <text:p>22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19555918215605 <text:s text:c="4"/></text:p>
          </table:table-cell>
          <table:table-cell table:number-columns-repeated="4"/>
          <table:table-cell office:value-type="float" office:value="22.7196" calcext:value-type="float">
            <text:p>22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701111007527540 <text:s text:c="4"/></text:p>
          </table:table-cell>
          <table:table-cell table:number-columns-repeated="4"/>
          <table:table-cell office:value-type="float" office:value="22.7011" calcext:value-type="float">
            <text:p>22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82694654033018 <text:s text:c="4"/></text:p>
          </table:table-cell>
          <table:table-cell table:number-columns-repeated="4"/>
          <table:table-cell office:value-type="float" office:value="22.6827" calcext:value-type="float">
            <text:p>22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64306836463769 <text:s text:c="4"/></text:p>
          </table:table-cell>
          <table:table-cell table:number-columns-repeated="4"/>
          <table:table-cell office:value-type="float" office:value="22.6643" calcext:value-type="float">
            <text:p>22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45947533172670 <text:s text:c="4"/></text:p>
          </table:table-cell>
          <table:table-cell table:number-columns-repeated="4"/>
          <table:table-cell office:value-type="float" office:value="22.6459" calcext:value-type="float">
            <text:p>22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27616722500850 <text:s text:c="4"/></text:p>
          </table:table-cell>
          <table:table-cell table:number-columns-repeated="4"/>
          <table:table-cell office:value-type="float" office:value="22.6276" calcext:value-type="float">
            <text:p>22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609314382956519 <text:s text:c="4"/></text:p>
          </table:table-cell>
          <table:table-cell table:number-columns-repeated="4"/>
          <table:table-cell office:value-type="float" office:value="22.6093" calcext:value-type="float">
            <text:p>22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91040493250748 <text:s text:c="4"/></text:p>
          </table:table-cell>
          <table:table-cell table:number-columns-repeated="4"/>
          <table:table-cell office:value-type="float" office:value="22.591" calcext:value-type="float">
            <text:p>22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72795032257261 <text:s text:c="4"/></text:p>
          </table:table-cell>
          <table:table-cell table:number-columns-repeated="4"/>
          <table:table-cell office:value-type="float" office:value="22.5728" calcext:value-type="float">
            <text:p>22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54577978947044 <text:s text:c="4"/></text:p>
          </table:table-cell>
          <table:table-cell table:number-columns-repeated="4"/>
          <table:table-cell office:value-type="float" office:value="22.5546" calcext:value-type="float">
            <text:p>22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36389312330837 <text:s text:c="4"/></text:p>
          </table:table-cell>
          <table:table-cell table:number-columns-repeated="4"/>
          <table:table-cell office:value-type="float" office:value="22.5364" calcext:value-type="float">
            <text:p>22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18229011420967 <text:s text:c="4"/></text:p>
          </table:table-cell>
          <table:table-cell table:number-columns-repeated="4"/>
          <table:table-cell office:value-type="float" office:value="22.5182" calcext:value-type="float">
            <text:p>22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500097055213939 <text:s text:c="4"/></text:p>
          </table:table-cell>
          <table:table-cell table:number-columns-repeated="4"/>
          <table:table-cell office:value-type="float" office:value="22.5001" calcext:value-type="float">
            <text:p>2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81993422688149 <text:s text:c="4"/></text:p>
          </table:table-cell>
          <table:table-cell table:number-columns-repeated="4"/>
          <table:table-cell office:value-type="float" office:value="22.482" calcext:value-type="float">
            <text:p>22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63918092808726 <text:s text:c="4"/></text:p>
          </table:table-cell>
          <table:table-cell table:number-columns-repeated="4"/>
          <table:table-cell office:value-type="float" office:value="22.4639" calcext:value-type="float">
            <text:p>22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45871044535888 <text:s text:c="4"/></text:p>
          </table:table-cell>
          <table:table-cell table:number-columns-repeated="4"/>
          <table:table-cell office:value-type="float" office:value="22.4459" calcext:value-type="float">
            <text:p>22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27852256831756 <text:s text:c="4"/></text:p>
          </table:table-cell>
          <table:table-cell table:number-columns-repeated="4"/>
          <table:table-cell office:value-type="float" office:value="22.4279" calcext:value-type="float">
            <text:p>22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409861708665257 <text:s text:c="4"/></text:p>
          </table:table-cell>
          <table:table-cell table:number-columns-repeated="4"/>
          <table:table-cell office:value-type="float" office:value="22.4099" calcext:value-type="float">
            <text:p>22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91899379014930 <text:s text:c="4"/></text:p>
          </table:table-cell>
          <table:table-cell table:number-columns-repeated="4"/>
          <table:table-cell office:value-type="float" office:value="22.3919" calcext:value-type="float">
            <text:p>22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73965246869126 <text:s text:c="4"/></text:p>
          </table:table-cell>
          <table:table-cell table:number-columns-repeated="4"/>
          <table:table-cell office:value-type="float" office:value="22.374" calcext:value-type="float">
            <text:p>2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56059291225627 <text:s text:c="4"/></text:p>
          </table:table-cell>
          <table:table-cell table:number-columns-repeated="4"/>
          <table:table-cell office:value-type="float" office:value="22.3561" calcext:value-type="float">
            <text:p>22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38181491090726 <text:s text:c="4"/></text:p>
          </table:table-cell>
          <table:table-cell table:number-columns-repeated="4"/>
          <table:table-cell office:value-type="float" office:value="22.3382" calcext:value-type="float">
            <text:p>22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20331825478377 <text:s text:c="4"/></text:p>
          </table:table-cell>
          <table:table-cell table:number-columns-repeated="4"/>
          <table:table-cell office:value-type="float" office:value="22.3203" calcext:value-type="float">
            <text:p>22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302510273409087 <text:s text:c="4"/></text:p>
          </table:table-cell>
          <table:table-cell table:number-columns-repeated="4"/>
          <table:table-cell office:value-type="float" office:value="22.3025" calcext:value-type="float">
            <text:p>22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84716813909682 <text:s text:c="4"/></text:p>
          </table:table-cell>
          <table:table-cell table:number-columns-repeated="4"/>
          <table:table-cell office:value-type="float" office:value="22.2847" calcext:value-type="float">
            <text:p>22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66951426013520 <text:s text:c="4"/></text:p>
          </table:table-cell>
          <table:table-cell table:number-columns-repeated="4"/>
          <table:table-cell office:value-type="float" office:value="22.267" calcext:value-type="float">
            <text:p>22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49214088759668 <text:s text:c="4"/></text:p>
          </table:table-cell>
          <table:table-cell table:number-columns-repeated="4"/>
          <table:table-cell office:value-type="float" office:value="22.2492" calcext:value-type="float">
            <text:p>22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31504781193756 <text:s text:c="4"/></text:p>
          </table:table-cell>
          <table:table-cell table:number-columns-repeated="4"/>
          <table:table-cell office:value-type="float" office:value="22.2315" calcext:value-type="float">
            <text:p>22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213823482367818 <text:s text:c="4"/></text:p>
          </table:table-cell>
          <table:table-cell table:number-columns-repeated="4"/>
          <table:table-cell office:value-type="float" office:value="22.2138" calcext:value-type="float">
            <text:p>22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96170171340139 <text:s text:c="4"/></text:p>
          </table:table-cell>
          <table:table-cell table:number-columns-repeated="4"/>
          <table:table-cell office:value-type="float" office:value="22.1962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78544827175902 <text:s text:c="4"/></text:p>
          </table:table-cell>
          <table:table-cell table:number-columns-repeated="4"/>
          <table:table-cell office:value-type="float" office:value="22.1785" calcext:value-type="float">
            <text:p>22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60947428946585 <text:s text:c="4"/></text:p>
          </table:table-cell>
          <table:table-cell table:number-columns-repeated="4"/>
          <table:table-cell office:value-type="float" office:value="22.1609" calcext:value-type="float">
            <text:p>22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43377955730646 <text:s text:c="4"/></text:p>
          </table:table-cell>
          <table:table-cell table:number-columns-repeated="4"/>
          <table:table-cell office:value-type="float" office:value="22.1434" calcext:value-type="float">
            <text:p>22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25836386612843 <text:s text:c="4"/></text:p>
          </table:table-cell>
          <table:table-cell table:number-columns-repeated="4"/>
          <table:table-cell office:value-type="float" office:value="22.1258" calcext:value-type="float">
            <text:p>22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108322700684738 <text:s text:c="4"/></text:p>
          </table:table-cell>
          <table:table-cell table:number-columns-repeated="4"/>
          <table:table-cell office:value-type="float" office:value="22.1083" calcext:value-type="float">
            <text:p>22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90836877044584 <text:s text:c="4"/></text:p>
          </table:table-cell>
          <table:table-cell table:number-columns-repeated="4"/>
          <table:table-cell office:value-type="float" office:value="22.0908" calcext:value-type="float">
            <text:p>22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73378894796914 <text:s text:c="4"/></text:p>
          </table:table-cell>
          <table:table-cell table:number-columns-repeated="4"/>
          <table:table-cell office:value-type="float" office:value="22.0734" calcext:value-type="float">
            <text:p>22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55948733053111 <text:s text:c="4"/></text:p>
          </table:table-cell>
          <table:table-cell table:number-columns-repeated="4"/>
          <table:table-cell office:value-type="float" office:value="22.0559" calcext:value-type="float">
            <text:p>22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38546370931016 <text:s text:c="4"/></text:p>
          </table:table-cell>
          <table:table-cell table:number-columns-repeated="4"/>
          <table:table-cell office:value-type="float" office:value="22.0385" calcext:value-type="float">
            <text:p>22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21171787554927 <text:s text:c="4"/></text:p>
          </table:table-cell>
          <table:table-cell table:number-columns-repeated="4"/>
          <table:table-cell office:value-type="float" office:value="22.0212" calcext:value-type="float">
            <text:p>22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2.003824962055688 <text:s text:c="4"/></text:p>
          </table:table-cell>
          <table:table-cell table:number-columns-repeated="4"/>
          <table:table-cell office:value-type="float" office:value="22.0038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86505873570881 <text:s text:c="4"/></text:p>
          </table:table-cell>
          <table:table-cell table:number-columns-repeated="4"/>
          <table:table-cell office:value-type="float" office:value="21.9865" calcext:value-type="float">
            <text:p>21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69214501244394 <text:s text:c="4"/></text:p>
          </table:table-cell>
          <table:table-cell table:number-columns-repeated="4"/>
          <table:table-cell office:value-type="float" office:value="21.9692" calcext:value-type="float">
            <text:p>21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51950824226820 <text:s text:c="4"/></text:p>
          </table:table-cell>
          <table:table-cell table:number-columns-repeated="4"/>
          <table:table-cell office:value-type="float" office:value="21.952" calcext:value-type="float">
            <text:p>21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34714821675140 <text:s text:c="4"/></text:p>
          </table:table-cell>
          <table:table-cell table:number-columns-repeated="4"/>
          <table:table-cell office:value-type="float" office:value="21.9347" calcext:value-type="float">
            <text:p>21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17506472752983 <text:s text:c="4"/></text:p>
          </table:table-cell>
          <table:table-cell table:number-columns-repeated="4"/>
          <table:table-cell office:value-type="float" office:value="21.9175" calcext:value-type="float">
            <text:p>21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900325756630593 <text:s text:c="4"/></text:p>
          </table:table-cell>
          <table:table-cell table:number-columns-repeated="4"/>
          <table:table-cell office:value-type="float" office:value="21.9003" calcext:value-type="float">
            <text:p>21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83172652484493 <text:s text:c="4"/></text:p>
          </table:table-cell>
          <table:table-cell table:number-columns-repeated="4"/>
          <table:table-cell office:value-type="float" office:value="21.8832" calcext:value-type="float">
            <text:p>21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66047139497987 <text:s text:c="4"/></text:p>
          </table:table-cell>
          <table:table-cell table:number-columns-repeated="4"/>
          <table:table-cell office:value-type="float" office:value="21.866" calcext:value-type="float">
            <text:p>21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48949196860513 <text:s text:c="4"/></text:p>
          </table:table-cell>
          <table:table-cell table:number-columns-repeated="4"/>
          <table:table-cell office:value-type="float" office:value="21.8489" calcext:value-type="float">
            <text:p>21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31878803768692 <text:s text:c="4"/></text:p>
          </table:table-cell>
          <table:table-cell table:number-columns-repeated="4"/>
          <table:table-cell office:value-type="float" office:value="21.8319" calcext:value-type="float">
            <text:p>21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814835939424842 <text:s text:c="4"/></text:p>
          </table:table-cell>
          <table:table-cell table:number-columns-repeated="4"/>
          <table:table-cell office:value-type="float" office:value="21.8148" calcext:value-type="float">
            <text:p>21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97820583038416 <text:s text:c="4"/></text:p>
          </table:table-cell>
          <table:table-cell table:number-columns-repeated="4"/>
          <table:table-cell office:value-type="float" office:value="21.7978" calcext:value-type="float">
            <text:p>2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80832713825134 <text:s text:c="4"/></text:p>
          </table:table-cell>
          <table:table-cell table:number-columns-repeated="4"/>
          <table:table-cell office:value-type="float" office:value="21.7808" calcext:value-type="float">
            <text:p>21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63872311007216 <text:s text:c="4"/></text:p>
          </table:table-cell>
          <table:table-cell table:number-columns-repeated="4"/>
          <table:table-cell office:value-type="float" office:value="21.7639" calcext:value-type="float">
            <text:p>21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46939353813328 <text:s text:c="4"/></text:p>
          </table:table-cell>
          <table:table-cell table:number-columns-repeated="4"/>
          <table:table-cell office:value-type="float" office:value="21.7469" calcext:value-type="float">
            <text:p>21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30033821478607 <text:s text:c="4"/></text:p>
          </table:table-cell>
          <table:table-cell table:number-columns-repeated="4"/>
          <table:table-cell office:value-type="float" office:value="21.73" calcext:value-type="float">
            <text:p>21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713155693244989 <text:s text:c="4"/></text:p>
          </table:table-cell>
          <table:table-cell table:number-columns-repeated="4"/>
          <table:table-cell office:value-type="float" office:value="21.7132" calcext:value-type="float">
            <text:p>21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96304948360389 <text:s text:c="4"/></text:p>
          </table:table-cell>
          <table:table-cell table:number-columns-repeated="4"/>
          <table:table-cell office:value-type="float" office:value="21.6963" calcext:value-type="float">
            <text:p>21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79481566079545 <text:s text:c="4"/></text:p>
          </table:table-cell>
          <table:table-cell table:number-columns-repeated="4"/>
          <table:table-cell office:value-type="float" office:value="21.6795" calcext:value-type="float">
            <text:p>21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62685525663729 <text:s text:c="4"/></text:p>
          </table:table-cell>
          <table:table-cell table:number-columns-repeated="4"/>
          <table:table-cell office:value-type="float" office:value="21.6627" calcext:value-type="float">
            <text:p>21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45916806380470 <text:s text:c="4"/></text:p>
          </table:table-cell>
          <table:table-cell table:number-columns-repeated="4"/>
          <table:table-cell office:value-type="float" office:value="21.6459" calcext:value-type="float">
            <text:p>21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29175387503746 <text:s text:c="4"/></text:p>
          </table:table-cell>
          <table:table-cell table:number-columns-repeated="4"/>
          <table:table-cell office:value-type="float" office:value="21.6292" calcext:value-type="float">
            <text:p>21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612461248314194 <text:s text:c="4"/></text:p>
          </table:table-cell>
          <table:table-cell table:number-columns-repeated="4"/>
          <table:table-cell office:value-type="float" office:value="21.6125" calcext:value-type="float">
            <text:p>21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95774368098677 <text:s text:c="4"/></text:p>
          </table:table-cell>
          <table:table-cell table:number-columns-repeated="4"/>
          <table:table-cell office:value-type="float" office:value="21.5958" calcext:value-type="float">
            <text:p>21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79114726150678 <text:s text:c="4"/></text:p>
          </table:table-cell>
          <table:table-cell table:number-columns-repeated="4"/>
          <table:table-cell office:value-type="float" office:value="21.5791" calcext:value-type="float">
            <text:p>21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62482301770171 <text:s text:c="4"/></text:p>
          </table:table-cell>
          <table:table-cell table:number-columns-repeated="4"/>
          <table:table-cell office:value-type="float" office:value="21.5625" calcext:value-type="float">
            <text:p>21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45877074263394 <text:s text:c="4"/></text:p>
          </table:table-cell>
          <table:table-cell table:number-columns-repeated="4"/>
          <table:table-cell office:value-type="float" office:value="21.5459" calcext:value-type="float">
            <text:p>21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29299022943075 <text:s text:c="4"/></text:p>
          </table:table-cell>
          <table:table-cell table:number-columns-repeated="4"/>
          <table:table-cell office:value-type="float" office:value="21.5293" calcext:value-type="float">
            <text:p>21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512748127128493 <text:s text:c="4"/></text:p>
          </table:table-cell>
          <table:table-cell table:number-columns-repeated="4"/>
          <table:table-cell office:value-type="float" office:value="21.5127" calcext:value-type="float">
            <text:p>21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96224366145142 <text:s text:c="4"/></text:p>
          </table:table-cell>
          <table:table-cell table:number-columns-repeated="4"/>
          <table:table-cell office:value-type="float" office:value="21.4962" calcext:value-type="float">
            <text:p>21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79727719325144 <text:s text:c="4"/></text:p>
          </table:table-cell>
          <table:table-cell table:number-columns-repeated="4"/>
          <table:table-cell office:value-type="float" office:value="21.4797" calcext:value-type="float">
            <text:p>21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63258166006995 <text:s text:c="4"/></text:p>
          </table:table-cell>
          <table:table-cell table:number-columns-repeated="4"/>
          <table:table-cell office:value-type="float" office:value="21.4633" calcext:value-type="float">
            <text:p>21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46815685535434 <text:s text:c="4"/></text:p>
          </table:table-cell>
          <table:table-cell table:number-columns-repeated="4"/>
          <table:table-cell office:value-type="float" office:value="21.4468" calcext:value-type="float">
            <text:p>21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30400257261855 <text:s text:c="4"/></text:p>
          </table:table-cell>
          <table:table-cell table:number-columns-repeated="4"/>
          <table:table-cell office:value-type="float" office:value="21.4304" calcext:value-type="float">
            <text:p>21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414011860544001 <text:s text:c="4"/></text:p>
          </table:table-cell>
          <table:table-cell table:number-columns-repeated="4"/>
          <table:table-cell office:value-type="float" office:value="21.414" calcext:value-type="float">
            <text:p>21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97650474745795 <text:s text:c="4"/></text:p>
          </table:table-cell>
          <table:table-cell table:number-columns-repeated="4"/>
          <table:table-cell office:value-type="float" office:value="21.3977" calcext:value-type="float">
            <text:p>21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81316079237958 <text:s text:c="4"/></text:p>
          </table:table-cell>
          <table:table-cell table:number-columns-repeated="4"/>
          <table:table-cell office:value-type="float" office:value="21.3813" calcext:value-type="float">
            <text:p>21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65008653397123 <text:s text:c="4"/></text:p>
          </table:table-cell>
          <table:table-cell table:number-columns-repeated="4"/>
          <table:table-cell office:value-type="float" office:value="21.365" calcext:value-type="float">
            <text:p>21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48728176606699 <text:s text:c="4"/></text:p>
          </table:table-cell>
          <table:table-cell table:number-columns-repeated="4"/>
          <table:table-cell office:value-type="float" office:value="21.3487" calcext:value-type="float">
            <text:p>21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32474628256133 <text:s text:c="4"/></text:p>
          </table:table-cell>
          <table:table-cell table:number-columns-repeated="4"/>
          <table:table-cell office:value-type="float" office:value="21.3325" calcext:value-type="float">
            <text:p>21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16247987741612 <text:s text:c="4"/></text:p>
          </table:table-cell>
          <table:table-cell table:number-columns-repeated="4"/>
          <table:table-cell office:value-type="float" office:value="21.3162" calcext:value-type="float">
            <text:p>21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300048234465418 <text:s text:c="4"/></text:p>
          </table:table-cell>
          <table:table-cell table:number-columns-repeated="4"/>
          <table:table-cell office:value-type="float" office:value="21.3" calcext:value-type="float">
            <text:p>21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83875347836432 <text:s text:c="4"/></text:p>
          </table:table-cell>
          <table:table-cell table:number-columns-repeated="4"/>
          <table:table-cell office:value-type="float" office:value="21.2839" calcext:value-type="float">
            <text:p>21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67729307269537 <text:s text:c="4"/></text:p>
          </table:table-cell>
          <table:table-cell table:number-columns-repeated="4"/>
          <table:table-cell office:value-type="float" office:value="21.2677" calcext:value-type="float">
            <text:p>21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51610092186372 <text:s text:c="4"/></text:p>
          </table:table-cell>
          <table:table-cell table:number-columns-repeated="4"/>
          <table:table-cell office:value-type="float" office:value="21.2516" calcext:value-type="float">
            <text:p>21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35517682014610 <text:s text:c="4"/></text:p>
          </table:table-cell>
          <table:table-cell table:number-columns-repeated="4"/>
          <table:table-cell office:value-type="float" office:value="21.2355" calcext:value-type="float">
            <text:p>2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19452056188455 <text:s text:c="4"/></text:p>
          </table:table-cell>
          <table:table-cell table:number-columns-repeated="4"/>
          <table:table-cell office:value-type="float" office:value="21.2195" calcext:value-type="float">
            <text:p>21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203413194148514 <text:s text:c="4"/></text:p>
          </table:table-cell>
          <table:table-cell table:number-columns-repeated="4"/>
          <table:table-cell office:value-type="float" office:value="21.2034" calcext:value-type="float">
            <text:p>21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87401075341334 <text:s text:c="4"/></text:p>
          </table:table-cell>
          <table:table-cell table:number-columns-repeated="4"/>
          <table:table-cell office:value-type="float" office:value="21.1874" calcext:value-type="float">
            <text:p>21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71415679220249 <text:s text:c="4"/></text:p>
          </table:table-cell>
          <table:table-cell table:number-columns-repeated="4"/>
          <table:table-cell office:value-type="float" office:value="21.1714" calcext:value-type="float">
            <text:p>21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55456985244690 <text:s text:c="4"/></text:p>
          </table:table-cell>
          <table:table-cell table:number-columns-repeated="4"/>
          <table:table-cell office:value-type="float" office:value="21.1555" calcext:value-type="float">
            <text:p>2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39524972880331 <text:s text:c="4"/></text:p>
          </table:table-cell>
          <table:table-cell table:number-columns-repeated="4"/>
          <table:table-cell office:value-type="float" office:value="21.1395" calcext:value-type="float">
            <text:p>21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23619621599413 <text:s text:c="4"/></text:p>
          </table:table-cell>
          <table:table-cell table:number-columns-repeated="4"/>
          <table:table-cell office:value-type="float" office:value="21.1236" calcext:value-type="float">
            <text:p>21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107740910880299 <text:s text:c="4"/></text:p>
          </table:table-cell>
          <table:table-cell table:number-columns-repeated="4"/>
          <table:table-cell office:value-type="float" office:value="21.1077" calcext:value-type="float">
            <text:p>21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91888820207547 <text:s text:c="4"/></text:p>
          </table:table-cell>
          <table:table-cell table:number-columns-repeated="4"/>
          <table:table-cell office:value-type="float" office:value="21.0919" calcext:value-type="float">
            <text:p>21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76063329072294 <text:s text:c="4"/></text:p>
          </table:table-cell>
          <table:table-cell table:number-columns-repeated="4"/>
          <table:table-cell office:value-type="float" office:value="21.0761" calcext:value-type="float">
            <text:p>21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60264416971762 <text:s text:c="4"/></text:p>
          </table:table-cell>
          <table:table-cell table:number-columns-repeated="4"/>
          <table:table-cell office:value-type="float" office:value="21.0603" calcext:value-type="float">
            <text:p>21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44492063409468 <text:s text:c="4"/></text:p>
          </table:table-cell>
          <table:table-cell table:number-columns-repeated="4"/>
          <table:table-cell office:value-type="float" office:value="21.0445" calcext:value-type="float">
            <text:p>21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28746247895313 <text:s text:c="4"/></text:p>
          </table:table-cell>
          <table:table-cell table:number-columns-repeated="4"/>
          <table:table-cell office:value-type="float" office:value="21.0287" calcext:value-type="float">
            <text:p>21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1.013026949945235 <text:s text:c="4"/></text:p>
          </table:table-cell>
          <table:table-cell table:number-columns-repeated="4"/>
          <table:table-cell office:value-type="float" office:value="21.013" calcext:value-type="float">
            <text:p>21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97334149081833 <text:s text:c="4"/></text:p>
          </table:table-cell>
          <table:table-cell table:number-columns-repeated="4"/>
          <table:table-cell office:value-type="float" office:value="20.9973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81667824833561 <text:s text:c="4"/></text:p>
          </table:table-cell>
          <table:table-cell table:number-columns-repeated="4"/>
          <table:table-cell office:value-type="float" office:value="20.9817" calcext:value-type="float">
            <text:p>20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66027956735342 <text:s text:c="4"/></text:p>
          </table:table-cell>
          <table:table-cell table:number-columns-repeated="4"/>
          <table:table-cell office:value-type="float" office:value="20.966" calcext:value-type="float">
            <text:p>20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50414524328330 <text:s text:c="4"/></text:p>
          </table:table-cell>
          <table:table-cell table:number-columns-repeated="4"/>
          <table:table-cell office:value-type="float" office:value="20.9504" calcext:value-type="float">
            <text:p>20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34827507159827 <text:s text:c="4"/></text:p>
          </table:table-cell>
          <table:table-cell table:number-columns-repeated="4"/>
          <table:table-cell office:value-type="float" office:value="20.9348" calcext:value-type="float">
            <text:p>20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19266884783550 <text:s text:c="4"/></text:p>
          </table:table-cell>
          <table:table-cell table:number-columns-repeated="4"/>
          <table:table-cell office:value-type="float" office:value="20.9193" calcext:value-type="float">
            <text:p>20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903732636759223 <text:s text:c="4"/></text:p>
          </table:table-cell>
          <table:table-cell table:number-columns-repeated="4"/>
          <table:table-cell office:value-type="float" office:value="20.9037" calcext:value-type="float">
            <text:p>20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88224742652977 <text:s text:c="4"/></text:p>
          </table:table-cell>
          <table:table-cell table:number-columns-repeated="4"/>
          <table:table-cell office:value-type="float" office:value="20.8882" calcext:value-type="float">
            <text:p>20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72743182036945 <text:s text:c="4"/></text:p>
          </table:table-cell>
          <table:table-cell table:number-columns-repeated="4"/>
          <table:table-cell office:value-type="float" office:value="20.8727" calcext:value-type="float">
            <text:p>20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57287934489662 <text:s text:c="4"/></text:p>
          </table:table-cell>
          <table:table-cell table:number-columns-repeated="4"/>
          <table:table-cell office:value-type="float" office:value="20.8573" calcext:value-type="float">
            <text:p>2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41858979595788 <text:s text:c="4"/></text:p>
          </table:table-cell>
          <table:table-cell table:number-columns-repeated="4"/>
          <table:table-cell office:value-type="float" office:value="20.8419" calcext:value-type="float">
            <text:p>20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26456296946233 <text:s text:c="4"/></text:p>
          </table:table-cell>
          <table:table-cell table:number-columns-repeated="4"/>
          <table:table-cell office:value-type="float" office:value="20.8265" calcext:value-type="float">
            <text:p>20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811079866138101 <text:s text:c="4"/></text:p>
          </table:table-cell>
          <table:table-cell table:number-columns-repeated="4"/>
          <table:table-cell office:value-type="float" office:value="20.8111" calcext:value-type="float">
            <text:p>20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95729666774516 <text:s text:c="4"/></text:p>
          </table:table-cell>
          <table:table-cell table:number-columns-repeated="4"/>
          <table:table-cell office:value-type="float" office:value="20.7957" calcext:value-type="float">
            <text:p>20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80405678465176 <text:s text:c="4"/></text:p>
          </table:table-cell>
          <table:table-cell table:number-columns-repeated="4"/>
          <table:table-cell office:value-type="float" office:value="20.7804" calcext:value-type="float">
            <text:p>20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65107880825354 <text:s text:c="4"/></text:p>
          </table:table-cell>
          <table:table-cell table:number-columns-repeated="4"/>
          <table:table-cell office:value-type="float" office:value="20.7651" calcext:value-type="float">
            <text:p>20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49836253477046 <text:s text:c="4"/></text:p>
          </table:table-cell>
          <table:table-cell table:number-columns-repeated="4"/>
          <table:table-cell office:value-type="float" office:value="20.7498" calcext:value-type="float">
            <text:p>20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34590776048009 <text:s text:c="4"/></text:p>
          </table:table-cell>
          <table:table-cell table:number-columns-repeated="4"/>
          <table:table-cell office:value-type="float" office:value="20.7346" calcext:value-type="float">
            <text:p>20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19371428172362 <text:s text:c="4"/></text:p>
          </table:table-cell>
          <table:table-cell table:number-columns-repeated="4"/>
          <table:table-cell office:value-type="float" office:value="20.7194" calcext:value-type="float">
            <text:p>20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704178189490388 <text:s text:c="4"/></text:p>
          </table:table-cell>
          <table:table-cell table:number-columns-repeated="4"/>
          <table:table-cell office:value-type="float" office:value="20.7042" calcext:value-type="float">
            <text:p>20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89011039648442 <text:s text:c="4"/></text:p>
          </table:table-cell>
          <table:table-cell table:number-columns-repeated="4"/>
          <table:table-cell office:value-type="float" office:value="20.689" calcext:value-type="float">
            <text:p>20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73869958298962 <text:s text:c="4"/></text:p>
          </table:table-cell>
          <table:table-cell table:number-columns-repeated="4"/>
          <table:table-cell office:value-type="float" office:value="20.6739" calcext:value-type="float">
            <text:p>20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58754925100617 <text:s text:c="4"/></text:p>
          </table:table-cell>
          <table:table-cell table:number-columns-repeated="4"/>
          <table:table-cell office:value-type="float" office:value="20.6588" calcext:value-type="float">
            <text:p>20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43665919718163 <text:s text:c="4"/></text:p>
          </table:table-cell>
          <table:table-cell table:number-columns-repeated="4"/>
          <table:table-cell office:value-type="float" office:value="20.6437" calcext:value-type="float">
            <text:p>20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28602921822566 <text:s text:c="4"/></text:p>
          </table:table-cell>
          <table:table-cell table:number-columns-repeated="4"/>
          <table:table-cell office:value-type="float" office:value="20.6286" calcext:value-type="float">
            <text:p>20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613565911090763 <text:s text:c="4"/></text:p>
          </table:table-cell>
          <table:table-cell table:number-columns-repeated="4"/>
          <table:table-cell office:value-type="float" office:value="20.6136" calcext:value-type="float">
            <text:p>20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98554867205845 <text:s text:c="4"/></text:p>
          </table:table-cell>
          <table:table-cell table:number-columns-repeated="4"/>
          <table:table-cell office:value-type="float" office:value="20.5986" calcext:value-type="float">
            <text:p>20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83569769856926 <text:s text:c="4"/></text:p>
          </table:table-cell>
          <table:table-cell table:number-columns-repeated="4"/>
          <table:table-cell office:value-type="float" office:value="20.5836" calcext:value-type="float">
            <text:p>20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68610598739408 <text:s text:c="4"/></text:p>
          </table:table-cell>
          <table:table-cell table:number-columns-repeated="4"/>
          <table:table-cell office:value-type="float" office:value="20.5686" calcext:value-type="float">
            <text:p>20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53677333554383 <text:s text:c="4"/></text:p>
          </table:table-cell>
          <table:table-cell table:number-columns-repeated="4"/>
          <table:table-cell office:value-type="float" office:value="20.5537" calcext:value-type="float">
            <text:p>20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38769954009066 <text:s text:c="4"/></text:p>
          </table:table-cell>
          <table:table-cell table:number-columns-repeated="4"/>
          <table:table-cell office:value-type="float" office:value="20.5388" calcext:value-type="float">
            <text:p>20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23888439816702 <text:s text:c="4"/></text:p>
          </table:table-cell>
          <table:table-cell table:number-columns-repeated="4"/>
          <table:table-cell office:value-type="float" office:value="20.5239" calcext:value-type="float">
            <text:p>20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509032770696383 <text:s text:c="4"/></text:p>
          </table:table-cell>
          <table:table-cell table:number-columns-repeated="4"/>
          <table:table-cell office:value-type="float" office:value="20.509" calcext:value-type="float">
            <text:p>20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94202926373703 <text:s text:c="4"/></text:p>
          </table:table-cell>
          <table:table-cell table:number-columns-repeated="4"/>
          <table:table-cell office:value-type="float" office:value="20.4942" calcext:value-type="float">
            <text:p>20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79398886579926 <text:s text:c="4"/></text:p>
          </table:table-cell>
          <table:table-cell table:number-columns-repeated="4"/>
          <table:table-cell office:value-type="float" office:value="20.4794" calcext:value-type="float">
            <text:p>20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64620631053062 <text:s text:c="4"/></text:p>
          </table:table-cell>
          <table:table-cell table:number-columns-repeated="4"/>
          <table:table-cell office:value-type="float" office:value="20.4646" calcext:value-type="float">
            <text:p>20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49868139537717 <text:s text:c="4"/></text:p>
          </table:table-cell>
          <table:table-cell table:number-columns-repeated="4"/>
          <table:table-cell office:value-type="float" office:value="20.4499" calcext:value-type="float">
            <text:p>20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35141391784757 <text:s text:c="4"/></text:p>
          </table:table-cell>
          <table:table-cell table:number-columns-repeated="4"/>
          <table:table-cell office:value-type="float" office:value="20.4351" calcext:value-type="float">
            <text:p>20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20440367552132 <text:s text:c="4"/></text:p>
          </table:table-cell>
          <table:table-cell table:number-columns-repeated="4"/>
          <table:table-cell office:value-type="float" office:value="20.4204" calcext:value-type="float">
            <text:p>20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405765046603566 <text:s text:c="4"/></text:p>
          </table:table-cell>
          <table:table-cell table:number-columns-repeated="4"/>
          <table:table-cell office:value-type="float" office:value="20.4058" calcext:value-type="float">
            <text:p>20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91115408707872 <text:s text:c="4"/></text:p>
          </table:table-cell>
          <table:table-cell table:number-columns-repeated="4"/>
          <table:table-cell office:value-type="float" office:value="20.3911" calcext:value-type="float">
            <text:p>20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76491433637760 <text:s text:c="4"/></text:p>
          </table:table-cell>
          <table:table-cell table:number-columns-repeated="4"/>
          <table:table-cell office:value-type="float" office:value="20.3765" calcext:value-type="float">
            <text:p>20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61893101167908 <text:s text:c="4"/></text:p>
          </table:table-cell>
          <table:table-cell table:number-columns-repeated="4"/>
          <table:table-cell office:value-type="float" office:value="20.3619" calcext:value-type="float">
            <text:p>20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47320391074316 <text:s text:c="4"/></text:p>
          </table:table-cell>
          <table:table-cell table:number-columns-repeated="4"/>
          <table:table-cell office:value-type="float" office:value="20.3473" calcext:value-type="float">
            <text:p>20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32773283134394 <text:s text:c="4"/></text:p>
          </table:table-cell>
          <table:table-cell table:number-columns-repeated="4"/>
          <table:table-cell office:value-type="float" office:value="20.3328" calcext:value-type="float">
            <text:p>20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18251757130835 <text:s text:c="4"/></text:p>
          </table:table-cell>
          <table:table-cell table:number-columns-repeated="4"/>
          <table:table-cell office:value-type="float" office:value="20.3183" calcext:value-type="float">
            <text:p>20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303755792858556 <text:s text:c="4"/></text:p>
          </table:table-cell>
          <table:table-cell table:number-columns-repeated="4"/>
          <table:table-cell office:value-type="float" office:value="20.3038" calcext:value-type="float">
            <text:p>20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89285370135826 <text:s text:c="4"/></text:p>
          </table:table-cell>
          <table:table-cell table:number-columns-repeated="4"/>
          <table:table-cell office:value-type="float" office:value="20.2893" calcext:value-type="float">
            <text:p>20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74840468817295 <text:s text:c="4"/></text:p>
          </table:table-cell>
          <table:table-cell table:number-columns-repeated="4"/>
          <table:table-cell office:value-type="float" office:value="20.2748" calcext:value-type="float">
            <text:p>20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60421068801541 <text:s text:c="4"/></text:p>
          </table:table-cell>
          <table:table-cell table:number-columns-repeated="4"/>
          <table:table-cell office:value-type="float" office:value="20.2604" calcext:value-type="float">
            <text:p>20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46027150023746 <text:s text:c="4"/></text:p>
          </table:table-cell>
          <table:table-cell table:number-columns-repeated="4"/>
          <table:table-cell office:value-type="float" office:value="20.246" calcext:value-type="float">
            <text:p>20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31658692421700 <text:s text:c="4"/></text:p>
          </table:table-cell>
          <table:table-cell table:number-columns-repeated="4"/>
          <table:table-cell office:value-type="float" office:value="20.2317" calcext:value-type="float">
            <text:p>20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17315675864597 <text:s text:c="4"/></text:p>
          </table:table-cell>
          <table:table-cell table:number-columns-repeated="4"/>
          <table:table-cell office:value-type="float" office:value="20.2173" calcext:value-type="float">
            <text:p>20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202998080049873 <text:s text:c="4"/></text:p>
          </table:table-cell>
          <table:table-cell table:number-columns-repeated="4"/>
          <table:table-cell office:value-type="float" office:value="20.203" calcext:value-type="float">
            <text:p>20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88705884403038 <text:s text:c="4"/></text:p>
          </table:table-cell>
          <table:table-cell table:number-columns-repeated="4"/>
          <table:table-cell office:value-type="float" office:value="20.1887" calcext:value-type="float">
            <text:p>20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74439068056031 <text:s text:c="4"/></text:p>
          </table:table-cell>
          <table:table-cell table:number-columns-repeated="4"/>
          <table:table-cell office:value-type="float" office:value="20.1744" calcext:value-type="float">
            <text:p>20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60197610021712 <text:s text:c="4"/></text:p>
          </table:table-cell>
          <table:table-cell table:number-columns-repeated="4"/>
          <table:table-cell office:value-type="float" office:value="20.1602" calcext:value-type="float">
            <text:p>20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45981489686665 <text:s text:c="4"/></text:p>
          </table:table-cell>
          <table:table-cell table:number-columns-repeated="4"/>
          <table:table-cell office:value-type="float" office:value="20.146" calcext:value-type="float">
            <text:p>20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31790687651275 <text:s text:c="4"/></text:p>
          </table:table-cell>
          <table:table-cell table:number-columns-repeated="4"/>
          <table:table-cell office:value-type="float" office:value="20.1318" calcext:value-type="float">
            <text:p>20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17625186689256 <text:s text:c="4"/></text:p>
          </table:table-cell>
          <table:table-cell table:number-columns-repeated="4"/>
          <table:table-cell office:value-type="float" office:value="20.1176" calcext:value-type="float">
            <text:p>20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103484972146916 <text:s text:c="4"/></text:p>
          </table:table-cell>
          <table:table-cell table:number-columns-repeated="4"/>
          <table:table-cell office:value-type="float" office:value="20.1035" calcext:value-type="float">
            <text:p>2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89370030574955 <text:s text:c="4"/></text:p>
          </table:table-cell>
          <table:table-cell table:number-columns-repeated="4"/>
          <table:table-cell office:value-type="float" office:value="20.0894" calcext:value-type="float">
            <text:p>20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75280345187124 <text:s text:c="4"/></text:p>
          </table:table-cell>
          <table:table-cell table:number-columns-repeated="4"/>
          <table:table-cell office:value-type="float" office:value="20.0753" calcext:value-type="float">
            <text:p>20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61215887689141 <text:s text:c="4"/></text:p>
          </table:table-cell>
          <table:table-cell table:number-columns-repeated="4"/>
          <table:table-cell office:value-type="float" office:value="20.0612" calcext:value-type="float">
            <text:p>20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47176609231087 <text:s text:c="4"/></text:p>
          </table:table-cell>
          <table:table-cell table:number-columns-repeated="4"/>
          <table:table-cell office:value-type="float" office:value="20.0472" calcext:value-type="float">
            <text:p>20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33162439333957 <text:s text:c="4"/></text:p>
          </table:table-cell>
          <table:table-cell table:number-columns-repeated="4"/>
          <table:table-cell office:value-type="float" office:value="20.0332" calcext:value-type="float">
            <text:p>20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19173308840504 <text:s text:c="4"/></text:p>
          </table:table-cell>
          <table:table-cell table:number-columns-repeated="4"/>
          <table:table-cell office:value-type="float" office:value="20.0192" calcext:value-type="float">
            <text:p>20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0.005209213674451 <text:s text:c="4"/></text:p>
          </table:table-cell>
          <table:table-cell table:number-columns-repeated="4"/>
          <table:table-cell office:value-type="float" office:value="20.0052" calcext:value-type="float">
            <text:p>20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91270313813317 <text:s text:c="4"/></text:p>
          </table:table-cell>
          <table:table-cell table:number-columns-repeated="4"/>
          <table:table-cell office:value-type="float" office:value="19.9913" calcext:value-type="float">
            <text:p>19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77356993434313 <text:s text:c="4"/></text:p>
          </table:table-cell>
          <table:table-cell table:number-columns-repeated="4"/>
          <table:table-cell office:value-type="float" office:value="19.9774" calcext:value-type="float">
            <text:p>19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63469688110052 <text:s text:c="4"/></text:p>
          </table:table-cell>
          <table:table-cell table:number-columns-repeated="4"/>
          <table:table-cell office:value-type="float" office:value="19.9635" calcext:value-type="float">
            <text:p>19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49608195668336 <text:s text:c="4"/></text:p>
          </table:table-cell>
          <table:table-cell table:number-columns-repeated="4"/>
          <table:table-cell office:value-type="float" office:value="19.9496" calcext:value-type="float">
            <text:p>19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35770436970426 <text:s text:c="4"/></text:p>
          </table:table-cell>
          <table:table-cell table:number-columns-repeated="4"/>
          <table:table-cell office:value-type="float" office:value="19.9358" calcext:value-type="float">
            <text:p>19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21951884685605 <text:s text:c="4"/></text:p>
          </table:table-cell>
          <table:table-cell table:number-columns-repeated="4"/>
          <table:table-cell office:value-type="float" office:value="19.922" calcext:value-type="float">
            <text:p>19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908149788193825 <text:s text:c="4"/></text:p>
          </table:table-cell>
          <table:table-cell table:number-columns-repeated="4"/>
          <table:table-cell office:value-type="float" office:value="19.9081" calcext:value-type="float">
            <text:p>19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94378861260304 <text:s text:c="4"/></text:p>
          </table:table-cell>
          <table:table-cell table:number-columns-repeated="4"/>
          <table:table-cell office:value-type="float" office:value="19.8944" calcext:value-type="float">
            <text:p>19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80691882324736 <text:s text:c="4"/></text:p>
          </table:table-cell>
          <table:table-cell table:number-columns-repeated="4"/>
          <table:table-cell office:value-type="float" office:value="19.8807" calcext:value-type="float">
            <text:p>19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67106430870649 <text:s text:c="4"/></text:p>
          </table:table-cell>
          <table:table-cell table:number-columns-repeated="4"/>
          <table:table-cell office:value-type="float" office:value="19.8671" calcext:value-type="float">
            <text:p>19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52956977601025 <text:s text:c="4"/></text:p>
          </table:table-cell>
          <table:table-cell table:number-columns-repeated="4"/>
          <table:table-cell office:value-type="float" office:value="19.853" calcext:value-type="float">
            <text:p>19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35993368831559 <text:s text:c="4"/></text:p>
          </table:table-cell>
          <table:table-cell table:number-columns-repeated="4"/>
          <table:table-cell office:value-type="float" office:value="19.836" calcext:value-type="float">
            <text:p>19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18465714894590 <text:s text:c="4"/></text:p>
          </table:table-cell>
          <table:table-cell table:number-columns-repeated="4"/>
          <table:table-cell office:value-type="float" office:value="19.8185" calcext:value-type="float">
            <text:p>19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801039501734639 <text:s text:c="4"/></text:p>
          </table:table-cell>
          <table:table-cell table:number-columns-repeated="4"/>
          <table:table-cell office:value-type="float" office:value="19.801" calcext:value-type="float">
            <text:p>19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83697106516090 <text:s text:c="4"/></text:p>
          </table:table-cell>
          <table:table-cell table:number-columns-repeated="4"/>
          <table:table-cell office:value-type="float" office:value="19.7837" calcext:value-type="float">
            <text:p>19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66385707447135 <text:s text:c="4"/></text:p>
          </table:table-cell>
          <table:table-cell table:number-columns-repeated="4"/>
          <table:table-cell office:value-type="float" office:value="19.7664" calcext:value-type="float">
            <text:p>19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49090547409939 <text:s text:c="4"/></text:p>
          </table:table-cell>
          <table:table-cell table:number-columns-repeated="4"/>
          <table:table-cell office:value-type="float" office:value="19.7491" calcext:value-type="float">
            <text:p>19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31814333672542 <text:s text:c="4"/></text:p>
          </table:table-cell>
          <table:table-cell table:number-columns-repeated="4"/>
          <table:table-cell office:value-type="float" office:value="19.7318" calcext:value-type="float">
            <text:p>19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714561550213180 <text:s text:c="4"/></text:p>
          </table:table-cell>
          <table:table-cell table:number-columns-repeated="4"/>
          <table:table-cell office:value-type="float" office:value="19.7146" calcext:value-type="float">
            <text:p>19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97334232817987 <text:s text:c="4"/></text:p>
          </table:table-cell>
          <table:table-cell table:number-columns-repeated="4"/>
          <table:table-cell office:value-type="float" office:value="19.6973" calcext:value-type="float">
            <text:p>19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80132540306438 <text:s text:c="4"/></text:p>
          </table:table-cell>
          <table:table-cell table:number-columns-repeated="4"/>
          <table:table-cell office:value-type="float" office:value="19.6801" calcext:value-type="float">
            <text:p>19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62955993753094 <text:s text:c="4"/></text:p>
          </table:table-cell>
          <table:table-cell table:number-columns-repeated="4"/>
          <table:table-cell office:value-type="float" office:value="19.663" calcext:value-type="float">
            <text:p>19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45804165627524 <text:s text:c="4"/></text:p>
          </table:table-cell>
          <table:table-cell table:number-columns-repeated="4"/>
          <table:table-cell office:value-type="float" office:value="19.6458" calcext:value-type="float">
            <text:p>19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28676852598542 <text:s text:c="4"/></text:p>
          </table:table-cell>
          <table:table-cell table:number-columns-repeated="4"/>
          <table:table-cell office:value-type="float" office:value="19.6287" calcext:value-type="float">
            <text:p>19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611574015388630 <text:s text:c="4"/></text:p>
          </table:table-cell>
          <table:table-cell table:number-columns-repeated="4"/>
          <table:table-cell office:value-type="float" office:value="19.6116" calcext:value-type="float">
            <text:p>19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94495679800438 <text:s text:c="4"/></text:p>
          </table:table-cell>
          <table:table-cell table:number-columns-repeated="4"/>
          <table:table-cell office:value-type="float" office:value="19.5945" calcext:value-type="float">
            <text:p>19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77441872958801 <text:s text:c="4"/></text:p>
          </table:table-cell>
          <table:table-cell table:number-columns-repeated="4"/>
          <table:table-cell office:value-type="float" office:value="19.5774" calcext:value-type="float">
            <text:p>1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60412600359264 <text:s text:c="4"/></text:p>
          </table:table-cell>
          <table:table-cell table:number-columns-repeated="4"/>
          <table:table-cell office:value-type="float" office:value="19.5604" calcext:value-type="float">
            <text:p>19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43407846942280 <text:s text:c="4"/></text:p>
          </table:table-cell>
          <table:table-cell table:number-columns-repeated="4"/>
          <table:table-cell office:value-type="float" office:value="19.5434" calcext:value-type="float">
            <text:p>19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26427586141342 <text:s text:c="4"/></text:p>
          </table:table-cell>
          <table:table-cell table:number-columns-repeated="4"/>
          <table:table-cell office:value-type="float" office:value="19.5264" calcext:value-type="float">
            <text:p>19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509471788053936 <text:s text:c="4"/></text:p>
          </table:table-cell>
          <table:table-cell table:number-columns-repeated="4"/>
          <table:table-cell office:value-type="float" office:value="19.5095" calcext:value-type="float">
            <text:p>19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92540423982707 <text:s text:c="4"/></text:p>
          </table:table-cell>
          <table:table-cell table:number-columns-repeated="4"/>
          <table:table-cell office:value-type="float" office:value="19.4925" calcext:value-type="float">
            <text:p>19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75633467802936 <text:s text:c="4"/></text:p>
          </table:table-cell>
          <table:table-cell table:number-columns-repeated="4"/>
          <table:table-cell office:value-type="float" office:value="19.4756" calcext:value-type="float">
            <text:p>19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58750895560893 <text:s text:c="4"/></text:p>
          </table:table-cell>
          <table:table-cell table:number-columns-repeated="4"/>
          <table:table-cell office:value-type="float" office:value="19.4588" calcext:value-type="float">
            <text:p>19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41892684511128 <text:s text:c="4"/></text:p>
          </table:table-cell>
          <table:table-cell table:number-columns-repeated="4"/>
          <table:table-cell office:value-type="float" office:value="19.4419" calcext:value-type="float">
            <text:p>19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25058812273598 <text:s text:c="4"/></text:p>
          </table:table-cell>
          <table:table-cell table:number-columns-repeated="4"/>
          <table:table-cell office:value-type="float" office:value="19.4251" calcext:value-type="float">
            <text:p>19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408249256338106 <text:s text:c="4"/></text:p>
          </table:table-cell>
          <table:table-cell table:number-columns-repeated="4"/>
          <table:table-cell office:value-type="float" office:value="19.4082" calcext:value-type="float">
            <text:p>19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91463993891168 <text:s text:c="4"/></text:p>
          </table:table-cell>
          <table:table-cell table:number-columns-repeated="4"/>
          <table:table-cell office:value-type="float" office:value="19.3915" calcext:value-type="float">
            <text:p>19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74703001844782 <text:s text:c="4"/></text:p>
          </table:table-cell>
          <table:table-cell table:number-columns-repeated="4"/>
          <table:table-cell office:value-type="float" office:value="19.3747" calcext:value-type="float">
            <text:p>19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57966256953041 <text:s text:c="4"/></text:p>
          </table:table-cell>
          <table:table-cell table:number-columns-repeated="4"/>
          <table:table-cell office:value-type="float" office:value="19.358" calcext:value-type="float">
            <text:p>19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41253735938352 <text:s text:c="4"/></text:p>
          </table:table-cell>
          <table:table-cell table:number-columns-repeated="4"/>
          <table:table-cell office:value-type="float" office:value="19.3413" calcext:value-type="float">
            <text:p>19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24565415590719 <text:s text:c="4"/></text:p>
          </table:table-cell>
          <table:table-cell table:number-columns-repeated="4"/>
          <table:table-cell office:value-type="float" office:value="19.3246" calcext:value-type="float">
            <text:p>19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307901272819056 <text:s text:c="4"/></text:p>
          </table:table-cell>
          <table:table-cell table:number-columns-repeated="4"/>
          <table:table-cell office:value-type="float" office:value="19.3079" calcext:value-type="float">
            <text:p>19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91261284642840 <text:s text:c="4"/></text:p>
          </table:table-cell>
          <table:table-cell table:number-columns-repeated="4"/>
          <table:table-cell office:value-type="float" office:value="19.2913" calcext:value-type="float">
            <text:p>19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74645428109316 <text:s text:c="4"/></text:p>
          </table:table-cell>
          <table:table-cell table:number-columns-repeated="4"/>
          <table:table-cell office:value-type="float" office:value="19.2746" calcext:value-type="float">
            <text:p>19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58053680127116 <text:s text:c="4"/></text:p>
          </table:table-cell>
          <table:table-cell table:number-columns-repeated="4"/>
          <table:table-cell office:value-type="float" office:value="19.2581" calcext:value-type="float">
            <text:p>19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41486017232187 <text:s text:c="4"/></text:p>
          </table:table-cell>
          <table:table-cell table:number-columns-repeated="4"/>
          <table:table-cell office:value-type="float" office:value="19.2415" calcext:value-type="float">
            <text:p>19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24942415362758 <text:s text:c="4"/></text:p>
          </table:table-cell>
          <table:table-cell table:number-columns-repeated="4"/>
          <table:table-cell office:value-type="float" office:value="19.2249" calcext:value-type="float">
            <text:p>19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208422849809260 <text:s text:c="4"/></text:p>
          </table:table-cell>
          <table:table-cell table:number-columns-repeated="4"/>
          <table:table-cell office:value-type="float" office:value="19.2084" calcext:value-type="float">
            <text:p>19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91927295592084 <text:s text:c="4"/></text:p>
          </table:table-cell>
          <table:table-cell table:number-columns-repeated="4"/>
          <table:table-cell office:value-type="float" office:value="19.1919" calcext:value-type="float">
            <text:p>19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75455728529943 <text:s text:c="4"/></text:p>
          </table:table-cell>
          <table:table-cell table:number-columns-repeated="4"/>
          <table:table-cell office:value-type="float" office:value="19.1755" calcext:value-type="float">
            <text:p>19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59008127062048 <text:s text:c="4"/></text:p>
          </table:table-cell>
          <table:table-cell table:number-columns-repeated="4"/>
          <table:table-cell office:value-type="float" office:value="19.159" calcext:value-type="float">
            <text:p>1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42584474328139 <text:s text:c="4"/></text:p>
          </table:table-cell>
          <table:table-cell table:number-columns-repeated="4"/>
          <table:table-cell office:value-type="float" office:value="19.1426" calcext:value-type="float">
            <text:p>19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26184759034629 <text:s text:c="4"/></text:p>
          </table:table-cell>
          <table:table-cell table:number-columns-repeated="4"/>
          <table:table-cell office:value-type="float" office:value="19.1262" calcext:value-type="float">
            <text:p>19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109808972490953 <text:s text:c="4"/></text:p>
          </table:table-cell>
          <table:table-cell table:number-columns-repeated="4"/>
          <table:table-cell office:value-type="float" office:value="19.1098" calcext:value-type="float">
            <text:p>19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93457098769424 <text:s text:c="4"/></text:p>
          </table:table-cell>
          <table:table-cell table:number-columns-repeated="4"/>
          <table:table-cell office:value-type="float" office:value="19.0935" calcext:value-type="float">
            <text:p>19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77129097001503 <text:s text:c="4"/></text:p>
          </table:table-cell>
          <table:table-cell table:number-columns-repeated="4"/>
          <table:table-cell office:value-type="float" office:value="19.0771" calcext:value-type="float">
            <text:p>19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60824881774828 <text:s text:c="4"/></text:p>
          </table:table-cell>
          <table:table-cell table:number-columns-repeated="4"/>
          <table:table-cell office:value-type="float" office:value="19.0608" calcext:value-type="float">
            <text:p>19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44544320806605 <text:s text:c="4"/></text:p>
          </table:table-cell>
          <table:table-cell table:number-columns-repeated="4"/>
          <table:table-cell office:value-type="float" office:value="19.0445" calcext:value-type="float">
            <text:p>19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28287284671137 <text:s text:c="4"/></text:p>
          </table:table-cell>
          <table:table-cell table:number-columns-repeated="4"/>
          <table:table-cell office:value-type="float" office:value="19.0283" calcext:value-type="float">
            <text:p>19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9.012053784943475 <text:s text:c="4"/></text:p>
          </table:table-cell>
          <table:table-cell table:number-columns-repeated="4"/>
          <table:table-cell office:value-type="float" office:value="19.0121" calcext:value-type="float">
            <text:p>19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95844188641616 <text:s text:c="4"/></text:p>
          </table:table-cell>
          <table:table-cell table:number-columns-repeated="4"/>
          <table:table-cell office:value-type="float" office:value="18.9958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79659348542274 <text:s text:c="4"/></text:p>
          </table:table-cell>
          <table:table-cell table:number-columns-repeated="4"/>
          <table:table-cell office:value-type="float" office:value="18.9797" calcext:value-type="float">
            <text:p>18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63500228771128 <text:s text:c="4"/></text:p>
          </table:table-cell>
          <table:table-cell table:number-columns-repeated="4"/>
          <table:table-cell office:value-type="float" office:value="18.9635" calcext:value-type="float">
            <text:p>18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47366411666717 <text:s text:c="4"/></text:p>
          </table:table-cell>
          <table:table-cell table:number-columns-repeated="4"/>
          <table:table-cell office:value-type="float" office:value="18.9474" calcext:value-type="float">
            <text:p>18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31253412799229 <text:s text:c="4"/></text:p>
          </table:table-cell>
          <table:table-cell table:number-columns-repeated="4"/>
          <table:table-cell office:value-type="float" office:value="18.9313" calcext:value-type="float">
            <text:p>18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915151443315850 <text:s text:c="4"/></text:p>
          </table:table-cell>
          <table:table-cell table:number-columns-repeated="4"/>
          <table:table-cell office:value-type="float" office:value="18.9152" calcext:value-type="float">
            <text:p>18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99054563895820 <text:s text:c="4"/></text:p>
          </table:table-cell>
          <table:table-cell table:number-columns-repeated="4"/>
          <table:table-cell office:value-type="float" office:value="18.8991" calcext:value-type="float">
            <text:p>18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82994674713377 <text:s text:c="4"/></text:p>
          </table:table-cell>
          <table:table-cell table:number-columns-repeated="4"/>
          <table:table-cell office:value-type="float" office:value="18.883" calcext:value-type="float">
            <text:p>18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67086149396446 <text:s text:c="4"/></text:p>
          </table:table-cell>
          <table:table-cell table:number-columns-repeated="4"/>
          <table:table-cell office:value-type="float" office:value="18.8671" calcext:value-type="float">
            <text:p>18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51367097160622 <text:s text:c="4"/></text:p>
          </table:table-cell>
          <table:table-cell table:number-columns-repeated="4"/>
          <table:table-cell office:value-type="float" office:value="18.8514" calcext:value-type="float">
            <text:p>18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34395558190643 <text:s text:c="4"/></text:p>
          </table:table-cell>
          <table:table-cell table:number-columns-repeated="4"/>
          <table:table-cell office:value-type="float" office:value="18.8344" calcext:value-type="float">
            <text:p>18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811296219824026 <text:s text:c="4"/></text:p>
          </table:table-cell>
          <table:table-cell table:number-columns-repeated="4"/>
          <table:table-cell office:value-type="float" office:value="18.8113" calcext:value-type="float">
            <text:p>18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86944341427549 <text:s text:c="4"/></text:p>
          </table:table-cell>
          <table:table-cell table:number-columns-repeated="4"/>
          <table:table-cell office:value-type="float" office:value="18.7869" calcext:value-type="float">
            <text:p>18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62781829520669 <text:s text:c="4"/></text:p>
          </table:table-cell>
          <table:table-cell table:number-columns-repeated="4"/>
          <table:table-cell office:value-type="float" office:value="18.7628" calcext:value-type="float">
            <text:p>18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38770521591906 <text:s text:c="4"/></text:p>
          </table:table-cell>
          <table:table-cell table:number-columns-repeated="4"/>
          <table:table-cell office:value-type="float" office:value="18.7388" calcext:value-type="float">
            <text:p>18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714795990717750 <text:s text:c="4"/></text:p>
          </table:table-cell>
          <table:table-cell table:number-columns-repeated="4"/>
          <table:table-cell office:value-type="float" office:value="18.7148" calcext:value-type="float">
            <text:p>18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90826283427786 <text:s text:c="4"/></text:p>
          </table:table-cell>
          <table:table-cell table:number-columns-repeated="4"/>
          <table:table-cell office:value-type="float" office:value="18.6908" calcext:value-type="float">
            <text:p>18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66867285746847 <text:s text:c="4"/></text:p>
          </table:table-cell>
          <table:table-cell table:number-columns-repeated="4"/>
          <table:table-cell office:value-type="float" office:value="18.6669" calcext:value-type="float">
            <text:p>18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42928733231486 <text:s text:c="4"/></text:p>
          </table:table-cell>
          <table:table-cell table:number-columns-repeated="4"/>
          <table:table-cell office:value-type="float" office:value="18.6429" calcext:value-type="float">
            <text:p>18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619015057015396 <text:s text:c="4"/></text:p>
          </table:table-cell>
          <table:table-cell table:number-columns-repeated="4"/>
          <table:table-cell office:value-type="float" office:value="18.619" calcext:value-type="float">
            <text:p>18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95126621463603 <text:s text:c="4"/></text:p>
          </table:table-cell>
          <table:table-cell table:number-columns-repeated="4"/>
          <table:table-cell office:value-type="float" office:value="18.5951" calcext:value-type="float">
            <text:p>18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71262409153888 <text:s text:c="4"/></text:p>
          </table:table-cell>
          <table:table-cell table:number-columns-repeated="4"/>
          <table:table-cell office:value-type="float" office:value="18.5713" calcext:value-type="float">
            <text:p>18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47421514013060 <text:s text:c="4"/></text:p>
          </table:table-cell>
          <table:table-cell table:number-columns-repeated="4"/>
          <table:table-cell office:value-type="float" office:value="18.5474" calcext:value-type="float">
            <text:p>18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523603515726343 <text:s text:c="4"/></text:p>
          </table:table-cell>
          <table:table-cell table:number-columns-repeated="4"/>
          <table:table-cell office:value-type="float" office:value="18.5236" calcext:value-type="float">
            <text:p>18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99808349421766 <text:s text:c="4"/></text:p>
          </table:table-cell>
          <table:table-cell table:number-columns-repeated="4"/>
          <table:table-cell office:value-type="float" office:value="18.4998" calcext:value-type="float">
            <text:p>18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76036091228266 <text:s text:c="4"/></text:p>
          </table:table-cell>
          <table:table-cell table:number-columns-repeated="4"/>
          <table:table-cell office:value-type="float" office:value="18.476" calcext:value-type="float">
            <text:p>18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52286820131231 <text:s text:c="4"/></text:p>
          </table:table-cell>
          <table:table-cell table:number-columns-repeated="4"/>
          <table:table-cell office:value-type="float" office:value="18.4523" calcext:value-type="float">
            <text:p>18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28560568245430 <text:s text:c="4"/></text:p>
          </table:table-cell>
          <table:table-cell table:number-columns-repeated="4"/>
          <table:table-cell office:value-type="float" office:value="18.4286" calcext:value-type="float">
            <text:p>18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404857323140927 <text:s text:c="4"/></text:p>
          </table:table-cell>
          <table:table-cell table:number-columns-repeated="4"/>
          <table:table-cell office:value-type="float" office:value="18.4049" calcext:value-type="float">
            <text:p>18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81177047446474 <text:s text:c="4"/></text:p>
          </table:table-cell>
          <table:table-cell table:number-columns-repeated="4"/>
          <table:table-cell office:value-type="float" office:value="18.3812" calcext:value-type="float">
            <text:p>18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57519696552441 <text:s text:c="4"/></text:p>
          </table:table-cell>
          <table:table-cell table:number-columns-repeated="4"/>
          <table:table-cell office:value-type="float" office:value="18.3575" calcext:value-type="float">
            <text:p>18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33885228451496 <text:s text:c="4"/></text:p>
          </table:table-cell>
          <table:table-cell table:number-columns-repeated="4"/>
          <table:table-cell office:value-type="float" office:value="18.3339" calcext:value-type="float">
            <text:p>18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310273606702427 <text:s text:c="4"/></text:p>
          </table:table-cell>
          <table:table-cell table:number-columns-repeated="4"/>
          <table:table-cell office:value-type="float" office:value="18.3103" calcext:value-type="float">
            <text:p>18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86684799565503 <text:s text:c="4"/></text:p>
          </table:table-cell>
          <table:table-cell table:number-columns-repeated="4"/>
          <table:table-cell office:value-type="float" office:value="18.2867" calcext:value-type="float">
            <text:p>18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63118777922717 <text:s text:c="4"/></text:p>
          </table:table-cell>
          <table:table-cell table:number-columns-repeated="4"/>
          <table:table-cell office:value-type="float" office:value="18.2631" calcext:value-type="float">
            <text:p>18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39575513458380 <text:s text:c="4"/></text:p>
          </table:table-cell>
          <table:table-cell table:number-columns-repeated="4"/>
          <table:table-cell office:value-type="float" office:value="18.2396" calcext:value-type="float">
            <text:p>18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216054977591032 <text:s text:c="4"/></text:p>
          </table:table-cell>
          <table:table-cell table:number-columns-repeated="4"/>
          <table:table-cell office:value-type="float" office:value="18.2161" calcext:value-type="float">
            <text:p>18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92557141095232 <text:s text:c="4"/></text:p>
          </table:table-cell>
          <table:table-cell table:number-columns-repeated="4"/>
          <table:table-cell office:value-type="float" office:value="18.1926" calcext:value-type="float">
            <text:p>18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69081974148419 <text:s text:c="4"/></text:p>
          </table:table-cell>
          <table:table-cell table:number-columns-repeated="4"/>
          <table:table-cell office:value-type="float" office:value="18.1691" calcext:value-type="float">
            <text:p>18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45629446548575 <text:s text:c="4"/></text:p>
          </table:table-cell>
          <table:table-cell table:number-columns-repeated="4"/>
          <table:table-cell office:value-type="float" office:value="18.1456" calcext:value-type="float">
            <text:p>18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122199527936772 <text:s text:c="4"/></text:p>
          </table:table-cell>
          <table:table-cell table:number-columns-repeated="4"/>
          <table:table-cell office:value-type="float" office:value="18.1222" calcext:value-type="float">
            <text:p>18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98792187951407 <text:s text:c="4"/></text:p>
          </table:table-cell>
          <table:table-cell table:number-columns-repeated="4"/>
          <table:table-cell office:value-type="float" office:value="18.0988" calcext:value-type="float">
            <text:p>18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75407396303163 <text:s text:c="4"/></text:p>
          </table:table-cell>
          <table:table-cell table:number-columns-repeated="4"/>
          <table:table-cell office:value-type="float" office:value="18.0754" calcext:value-type="float">
            <text:p>18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52045122789636 <text:s text:c="4"/></text:p>
          </table:table-cell>
          <table:table-cell table:number-columns-repeated="4"/>
          <table:table-cell office:value-type="float" office:value="18.052" calcext:value-type="float">
            <text:p>18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28705337279021 <text:s text:c="4"/></text:p>
          </table:table-cell>
          <table:table-cell table:number-columns-repeated="4"/>
          <table:table-cell office:value-type="float" office:value="18.0287" calcext:value-type="float">
            <text:p>18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8.005388009682321 <text:s text:c="4"/></text:p>
          </table:table-cell>
          <table:table-cell table:number-columns-repeated="4"/>
          <table:table-cell office:value-type="float" office:value="18.0054" calcext:value-type="float">
            <text:p>18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82093109929263 <text:s text:c="4"/></text:p>
          </table:table-cell>
          <table:table-cell table:number-columns-repeated="4"/>
          <table:table-cell office:value-type="float" office:value="17.9821" calcext:value-type="float">
            <text:p>17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58820607952340 <text:s text:c="4"/></text:p>
          </table:table-cell>
          <table:table-cell table:number-columns-repeated="4"/>
          <table:table-cell office:value-type="float" office:value="17.9588" calcext:value-type="float">
            <text:p>17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35570473679704 <text:s text:c="4"/></text:p>
          </table:table-cell>
          <table:table-cell table:number-columns-repeated="4"/>
          <table:table-cell office:value-type="float" office:value="17.9356" calcext:value-type="float">
            <text:p>17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912342677033603 <text:s text:c="4"/></text:p>
          </table:table-cell>
          <table:table-cell table:number-columns-repeated="4"/>
          <table:table-cell office:value-type="float" office:value="17.9123" calcext:value-type="float">
            <text:p>17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89137187933208 <text:s text:c="4"/></text:p>
          </table:table-cell>
          <table:table-cell table:number-columns-repeated="4"/>
          <table:table-cell office:value-type="float" office:value="17.8891" calcext:value-type="float">
            <text:p>17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65953976297337 <text:s text:c="4"/></text:p>
          </table:table-cell>
          <table:table-cell table:number-columns-repeated="4"/>
          <table:table-cell office:value-type="float" office:value="17.866" calcext:value-type="float">
            <text:p>17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42793012047867 <text:s text:c="4"/></text:p>
          </table:table-cell>
          <table:table-cell table:number-columns-repeated="4"/>
          <table:table-cell office:value-type="float" office:value="17.8428" calcext:value-type="float">
            <text:p>17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819654265111524 <text:s text:c="4"/></text:p>
          </table:table-cell>
          <table:table-cell table:number-columns-repeated="4"/>
          <table:table-cell office:value-type="float" office:value="17.8197" calcext:value-type="float">
            <text:p>17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96537705421102 <text:s text:c="4"/></text:p>
          </table:table-cell>
          <table:table-cell table:number-columns-repeated="4"/>
          <table:table-cell office:value-type="float" office:value="17.7965" calcext:value-type="float">
            <text:p>17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73443302915577 <text:s text:c="4"/></text:p>
          </table:table-cell>
          <table:table-cell table:number-columns-repeated="4"/>
          <table:table-cell office:value-type="float" office:value="17.7734" calcext:value-type="float">
            <text:p>17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50371027539863 <text:s text:c="4"/></text:p>
          </table:table-cell>
          <table:table-cell table:number-columns-repeated="4"/>
          <table:table-cell office:value-type="float" office:value="17.7504" calcext:value-type="float">
            <text:p>17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27320849244538 <text:s text:c="4"/></text:p>
          </table:table-cell>
          <table:table-cell table:number-columns-repeated="4"/>
          <table:table-cell office:value-type="float" office:value="17.7273" calcext:value-type="float">
            <text:p>17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704292737985273 <text:s text:c="4"/></text:p>
          </table:table-cell>
          <table:table-cell table:number-columns-repeated="4"/>
          <table:table-cell office:value-type="float" office:value="17.7043" calcext:value-type="float">
            <text:p>17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81286663722709 <text:s text:c="4"/></text:p>
          </table:table-cell>
          <table:table-cell table:number-columns-repeated="4"/>
          <table:table-cell office:value-type="float" office:value="17.6813" calcext:value-type="float">
            <text:p>17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58302596422036 <text:s text:c="4"/></text:p>
          </table:table-cell>
          <table:table-cell table:number-columns-repeated="4"/>
          <table:table-cell office:value-type="float" office:value="17.6583" calcext:value-type="float">
            <text:p>17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35340506052923 <text:s text:c="4"/></text:p>
          </table:table-cell>
          <table:table-cell table:number-columns-repeated="4"/>
          <table:table-cell office:value-type="float" office:value="17.6353" calcext:value-type="float">
            <text:p>17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612400362589838 <text:s text:c="4"/></text:p>
          </table:table-cell>
          <table:table-cell table:number-columns-repeated="4"/>
          <table:table-cell office:value-type="float" office:value="17.6124" calcext:value-type="float">
            <text:p>17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89482136011693 <text:s text:c="4"/></text:p>
          </table:table-cell>
          <table:table-cell table:number-columns-repeated="4"/>
          <table:table-cell office:value-type="float" office:value="17.5895" calcext:value-type="float">
            <text:p>17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66585796302121 <text:s text:c="4"/></text:p>
          </table:table-cell>
          <table:table-cell table:number-columns-repeated="4"/>
          <table:table-cell office:value-type="float" office:value="17.5666" calcext:value-type="float">
            <text:p>17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43711313449439 <text:s text:c="4"/></text:p>
          </table:table-cell>
          <table:table-cell table:number-columns-repeated="4"/>
          <table:table-cell office:value-type="float" office:value="17.5437" calcext:value-type="float">
            <text:p>17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520858657446663 <text:s text:c="4"/></text:p>
          </table:table-cell>
          <table:table-cell table:number-columns-repeated="4"/>
          <table:table-cell office:value-type="float" office:value="17.5209" calcext:value-type="float">
            <text:p>17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98027798291552 <text:s text:c="4"/></text:p>
          </table:table-cell>
          <table:table-cell table:number-columns-repeated="4"/>
          <table:table-cell office:value-type="float" office:value="17.498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75218705986457 <text:s text:c="4"/></text:p>
          </table:table-cell>
          <table:table-cell table:number-columns-repeated="4"/>
          <table:table-cell office:value-type="float" office:value="17.4752" calcext:value-type="float">
            <text:p>17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52431350538632 <text:s text:c="4"/></text:p>
          </table:table-cell>
          <table:table-cell table:number-columns-repeated="4"/>
          <table:table-cell office:value-type="float" office:value="17.4524" calcext:value-type="float">
            <text:p>17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29665701959905 <text:s text:c="4"/></text:p>
          </table:table-cell>
          <table:table-cell table:number-columns-repeated="4"/>
          <table:table-cell office:value-type="float" office:value="17.4297" calcext:value-type="float">
            <text:p>17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406921730266852 <text:s text:c="4"/></text:p>
          </table:table-cell>
          <table:table-cell table:number-columns-repeated="4"/>
          <table:table-cell office:value-type="float" office:value="17.4069" calcext:value-type="float">
            <text:p>17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84199405480675 <text:s text:c="4"/></text:p>
          </table:table-cell>
          <table:table-cell table:number-columns-repeated="4"/>
          <table:table-cell office:value-type="float" office:value="17.3842" calcext:value-type="float">
            <text:p>17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61498697627209 <text:s text:c="4"/></text:p>
          </table:table-cell>
          <table:table-cell table:number-columns-repeated="4"/>
          <table:table-cell office:value-type="float" office:value="17.3615" calcext:value-type="float">
            <text:p>17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38819576736931 <text:s text:c="4"/></text:p>
          </table:table-cell>
          <table:table-cell table:number-columns-repeated="4"/>
          <table:table-cell office:value-type="float" office:value="17.3388" calcext:value-type="float">
            <text:p>17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316162012845066 <text:s text:c="4"/></text:p>
          </table:table-cell>
          <table:table-cell table:number-columns-repeated="4"/>
          <table:table-cell office:value-type="float" office:value="17.3162" calcext:value-type="float">
            <text:p>17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93525975991297 <text:s text:c="4"/></text:p>
          </table:table-cell>
          <table:table-cell table:number-columns-repeated="4"/>
          <table:table-cell office:value-type="float" office:value="17.2935" calcext:value-type="float">
            <text:p>17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70911436219961 <text:s text:c="4"/></text:p>
          </table:table-cell>
          <table:table-cell table:number-columns-repeated="4"/>
          <table:table-cell office:value-type="float" office:value="17.2709" calcext:value-type="float">
            <text:p>17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48318363580108 <text:s text:c="4"/></text:p>
          </table:table-cell>
          <table:table-cell table:number-columns-repeated="4"/>
          <table:table-cell office:value-type="float" office:value="17.2483" calcext:value-type="float">
            <text:p>17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25746728125248 <text:s text:c="4"/></text:p>
          </table:table-cell>
          <table:table-cell table:number-columns-repeated="4"/>
          <table:table-cell office:value-type="float" office:value="17.2257" calcext:value-type="float">
            <text:p>17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203196499913606 <text:s text:c="4"/></text:p>
          </table:table-cell>
          <table:table-cell table:number-columns-repeated="4"/>
          <table:table-cell office:value-type="float" office:value="17.2032" calcext:value-type="float">
            <text:p>17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80667649007798 <text:s text:c="4"/></text:p>
          </table:table-cell>
          <table:table-cell table:number-columns-repeated="4"/>
          <table:table-cell office:value-type="float" office:value="17.1807" calcext:value-type="float">
            <text:p>17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58160145475183 <text:s text:c="4"/></text:p>
          </table:table-cell>
          <table:table-cell table:number-columns-repeated="4"/>
          <table:table-cell office:value-type="float" office:value="17.1582" calcext:value-type="float">
            <text:p>17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35673959387610 <text:s text:c="4"/></text:p>
          </table:table-cell>
          <table:table-cell table:number-columns-repeated="4"/>
          <table:table-cell office:value-type="float" office:value="17.1357" calcext:value-type="float">
            <text:p>17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113209060821450 <text:s text:c="4"/></text:p>
          </table:table-cell>
          <table:table-cell table:number-columns-repeated="4"/>
          <table:table-cell office:value-type="float" office:value="17.1132" calcext:value-type="float">
            <text:p>17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90765419857739 <text:s text:c="4"/></text:p>
          </table:table-cell>
          <table:table-cell table:number-columns-repeated="4"/>
          <table:table-cell office:value-type="float" office:value="17.0908" calcext:value-type="float">
            <text:p>17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68343006581884 <text:s text:c="4"/></text:p>
          </table:table-cell>
          <table:table-cell table:number-columns-repeated="4"/>
          <table:table-cell office:value-type="float" office:value="17.0683" calcext:value-type="float">
            <text:p>17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45941791083933 <text:s text:c="4"/></text:p>
          </table:table-cell>
          <table:table-cell table:number-columns-repeated="4"/>
          <table:table-cell office:value-type="float" office:value="17.0459" calcext:value-type="float">
            <text:p>17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23561743458355 <text:s text:c="4"/></text:p>
          </table:table-cell>
          <table:table-cell table:number-columns-repeated="4"/>
          <table:table-cell office:value-type="float" office:value="17.0236" calcext:value-type="float">
            <text:p>17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7.001202833804129 <text:s text:c="4"/></text:p>
          </table:table-cell>
          <table:table-cell table:number-columns-repeated="4"/>
          <table:table-cell office:value-type="float" office:value="17.0012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78865032224867 <text:s text:c="4"/></text:p>
          </table:table-cell>
          <table:table-cell table:number-columns-repeated="4"/>
          <table:table-cell office:value-type="float" office:value="16.9789" calcext:value-type="float">
            <text:p>16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56548308828484 <text:s text:c="4"/></text:p>
          </table:table-cell>
          <table:table-cell table:number-columns-repeated="4"/>
          <table:table-cell office:value-type="float" office:value="16.9565" calcext:value-type="float">
            <text:p>16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34252633727461 <text:s text:c="4"/></text:p>
          </table:table-cell>
          <table:table-cell table:number-columns-repeated="4"/>
          <table:table-cell office:value-type="float" office:value="16.9343" calcext:value-type="float">
            <text:p>16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911977977038710 <text:s text:c="4"/></text:p>
          </table:table-cell>
          <table:table-cell table:number-columns-repeated="4"/>
          <table:table-cell office:value-type="float" office:value="16.912" calcext:value-type="float">
            <text:p>16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89724308883633 <text:s text:c="4"/></text:p>
          </table:table-cell>
          <table:table-cell table:number-columns-repeated="4"/>
          <table:table-cell office:value-type="float" office:value="16.8897" calcext:value-type="float">
            <text:p>16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67491599387936 <text:s text:c="4"/></text:p>
          </table:table-cell>
          <table:table-cell table:number-columns-repeated="4"/>
          <table:table-cell office:value-type="float" office:value="16.8675" calcext:value-type="float">
            <text:p>16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45279818682133 <text:s text:c="4"/></text:p>
          </table:table-cell>
          <table:table-cell table:number-columns-repeated="4"/>
          <table:table-cell office:value-type="float" office:value="16.8453" calcext:value-type="float">
            <text:p>16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23088936900660 <text:s text:c="4"/></text:p>
          </table:table-cell>
          <table:table-cell table:number-columns-repeated="4"/>
          <table:table-cell office:value-type="float" office:value="16.8231" calcext:value-type="float">
            <text:p>16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800918924182753 <text:s text:c="4"/></text:p>
          </table:table-cell>
          <table:table-cell table:number-columns-repeated="4"/>
          <table:table-cell office:value-type="float" office:value="16.8009" calcext:value-type="float">
            <text:p>16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78769750671884 <text:s text:c="4"/></text:p>
          </table:table-cell>
          <table:table-cell table:number-columns-repeated="4"/>
          <table:table-cell office:value-type="float" office:value="16.7788" calcext:value-type="float">
            <text:p>16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56641386515952 <text:s text:c="4"/></text:p>
          </table:table-cell>
          <table:table-cell table:number-columns-repeated="4"/>
          <table:table-cell office:value-type="float" office:value="16.7566" calcext:value-type="float">
            <text:p>16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34533801867205 <text:s text:c="4"/></text:p>
          </table:table-cell>
          <table:table-cell table:number-columns-repeated="4"/>
          <table:table-cell office:value-type="float" office:value="16.7345" calcext:value-type="float">
            <text:p>16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712446966882268 <text:s text:c="4"/></text:p>
          </table:table-cell>
          <table:table-cell table:number-columns-repeated="4"/>
          <table:table-cell office:value-type="float" office:value="16.7124" calcext:value-type="float">
            <text:p>16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90380851722196 <text:s text:c="4"/></text:p>
          </table:table-cell>
          <table:table-cell table:number-columns-repeated="4"/>
          <table:table-cell office:value-type="float" office:value="16.6904" calcext:value-type="float">
            <text:p>16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68335426552407 <text:s text:c="4"/></text:p>
          </table:table-cell>
          <table:table-cell table:number-columns-repeated="4"/>
          <table:table-cell office:value-type="float" office:value="16.6683" calcext:value-type="float">
            <text:p>16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46310661542540 <text:s text:c="4"/></text:p>
          </table:table-cell>
          <table:table-cell table:number-columns-repeated="4"/>
          <table:table-cell office:value-type="float" office:value="16.6463" calcext:value-type="float">
            <text:p>16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24306526866729 <text:s text:c="4"/></text:p>
          </table:table-cell>
          <table:table-cell table:number-columns-repeated="4"/>
          <table:table-cell office:value-type="float" office:value="16.6243" calcext:value-type="float">
            <text:p>16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602322992703357 <text:s text:c="4"/></text:p>
          </table:table-cell>
          <table:table-cell table:number-columns-repeated="4"/>
          <table:table-cell office:value-type="float" office:value="16.6023" calcext:value-type="float">
            <text:p>16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80360029235077 <text:s text:c="4"/></text:p>
          </table:table-cell>
          <table:table-cell table:number-columns-repeated="4"/>
          <table:table-cell office:value-type="float" office:value="16.5804" calcext:value-type="float">
            <text:p>16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58417606648916 <text:s text:c="4"/></text:p>
          </table:table-cell>
          <table:table-cell table:number-columns-repeated="4"/>
          <table:table-cell office:value-type="float" office:value="16.5584" calcext:value-type="float">
            <text:p>16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36495695136150 <text:s text:c="4"/></text:p>
          </table:table-cell>
          <table:table-cell table:number-columns-repeated="4"/>
          <table:table-cell office:value-type="float" office:value="16.5365" calcext:value-type="float">
            <text:p>16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514594264892288 <text:s text:c="4"/></text:p>
          </table:table-cell>
          <table:table-cell table:number-columns-repeated="4"/>
          <table:table-cell office:value-type="float" office:value="16.5146" calcext:value-type="float">
            <text:p>16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92713286117237 <text:s text:c="4"/></text:p>
          </table:table-cell>
          <table:table-cell table:number-columns-repeated="4"/>
          <table:table-cell office:value-type="float" office:value="16.4927" calcext:value-type="float">
            <text:p>16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70852729015068 <text:s text:c="4"/></text:p>
          </table:table-cell>
          <table:table-cell table:number-columns-repeated="4"/>
          <table:table-cell office:value-type="float" office:value="16.4709" calcext:value-type="float">
            <text:p>16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49012563794245 <text:s text:c="4"/></text:p>
          </table:table-cell>
          <table:table-cell table:number-columns-repeated="4"/>
          <table:table-cell office:value-type="float" office:value="16.449" calcext:value-type="float">
            <text:p>16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27192760667264 <text:s text:c="4"/></text:p>
          </table:table-cell>
          <table:table-cell table:number-columns-repeated="4"/>
          <table:table-cell office:value-type="float" office:value="16.4272" calcext:value-type="float">
            <text:p>16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405393289851038 <text:s text:c="4"/></text:p>
          </table:table-cell>
          <table:table-cell table:number-columns-repeated="4"/>
          <table:table-cell office:value-type="float" office:value="16.4054" calcext:value-type="float">
            <text:p>16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83614121566637 <text:s text:c="4"/></text:p>
          </table:table-cell>
          <table:table-cell table:number-columns-repeated="4"/>
          <table:table-cell office:value-type="float" office:value="16.3836" calcext:value-type="float">
            <text:p>16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61855226039246 <text:s text:c="4"/></text:p>
          </table:table-cell>
          <table:table-cell table:number-columns-repeated="4"/>
          <table:table-cell office:value-type="float" office:value="16.3619" calcext:value-type="float">
            <text:p>16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40116573498438 <text:s text:c="4"/></text:p>
          </table:table-cell>
          <table:table-cell table:number-columns-repeated="4"/>
          <table:table-cell office:value-type="float" office:value="16.3401" calcext:value-type="float">
            <text:p>16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318398134177865 <text:s text:c="4"/></text:p>
          </table:table-cell>
          <table:table-cell table:number-columns-repeated="4"/>
          <table:table-cell office:value-type="float" office:value="16.3184" calcext:value-type="float">
            <text:p>16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96699878315398 <text:s text:c="4"/></text:p>
          </table:table-cell>
          <table:table-cell table:number-columns-repeated="4"/>
          <table:table-cell office:value-type="float" office:value="16.2967" calcext:value-type="float">
            <text:p>16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75021776152951 <text:s text:c="4"/></text:p>
          </table:table-cell>
          <table:table-cell table:number-columns-repeated="4"/>
          <table:table-cell office:value-type="float" office:value="16.275" calcext:value-type="float">
            <text:p>16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53363797936807 <text:s text:c="4"/></text:p>
          </table:table-cell>
          <table:table-cell table:number-columns-repeated="4"/>
          <table:table-cell office:value-type="float" office:value="16.2534" calcext:value-type="float">
            <text:p>16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31725913917199 <text:s text:c="4"/></text:p>
          </table:table-cell>
          <table:table-cell table:number-columns-repeated="4"/>
          <table:table-cell office:value-type="float" office:value="16.2317" calcext:value-type="float">
            <text:p>16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210108094348655 <text:s text:c="4"/></text:p>
          </table:table-cell>
          <table:table-cell table:number-columns-repeated="4"/>
          <table:table-cell office:value-type="float" office:value="16.2101" calcext:value-type="float">
            <text:p>16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88510309489736 <text:s text:c="4"/></text:p>
          </table:table-cell>
          <table:table-cell table:number-columns-repeated="4"/>
          <table:table-cell office:value-type="float" office:value="16.1885" calcext:value-type="float">
            <text:p>16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66932529603169 <text:s text:c="4"/></text:p>
          </table:table-cell>
          <table:table-cell table:number-columns-repeated="4"/>
          <table:table-cell office:value-type="float" office:value="16.1669" calcext:value-type="float">
            <text:p>16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45374724955737 <text:s text:c="4"/></text:p>
          </table:table-cell>
          <table:table-cell table:number-columns-repeated="4"/>
          <table:table-cell office:value-type="float" office:value="16.1454" calcext:value-type="float">
            <text:p>16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23836865818323 <text:s text:c="4"/></text:p>
          </table:table-cell>
          <table:table-cell table:number-columns-repeated="4"/>
          <table:table-cell office:value-type="float" office:value="16.1238" calcext:value-type="float">
            <text:p>16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102318922465980 <text:s text:c="4"/></text:p>
          </table:table-cell>
          <table:table-cell table:number-columns-repeated="4"/>
          <table:table-cell office:value-type="float" office:value="16.1023" calcext:value-type="float">
            <text:p>16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80820865177763 <text:s text:c="4"/></text:p>
          </table:table-cell>
          <table:table-cell table:number-columns-repeated="4"/>
          <table:table-cell office:value-type="float" office:value="16.0808" calcext:value-type="float">
            <text:p>16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59342664236734 <text:s text:c="4"/></text:p>
          </table:table-cell>
          <table:table-cell table:number-columns-repeated="4"/>
          <table:table-cell office:value-type="float" office:value="16.0593" calcext:value-type="float">
            <text:p>16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37884289930172 <text:s text:c="4"/></text:p>
          </table:table-cell>
          <table:table-cell table:number-columns-repeated="4"/>
          <table:table-cell office:value-type="float" office:value="16.0379" calcext:value-type="float">
            <text:p>16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6.016445712549171 <text:s text:c="4"/></text:p>
          </table:table-cell>
          <table:table-cell table:number-columns-repeated="4"/>
          <table:table-cell office:value-type="float" office:value="16.0164" calcext:value-type="float">
            <text:p>16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95026902389093 <text:s text:c="4"/></text:p>
          </table:table-cell>
          <table:table-cell table:number-columns-repeated="4"/>
          <table:table-cell office:value-type="float" office:value="15.995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73627829749180 <text:s text:c="4"/></text:p>
          </table:table-cell>
          <table:table-cell table:number-columns-repeated="4"/>
          <table:table-cell office:value-type="float" office:value="15.9736" calcext:value-type="float">
            <text:p>15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52248464932628 <text:s text:c="4"/></text:p>
          </table:table-cell>
          <table:table-cell table:number-columns-repeated="4"/>
          <table:table-cell office:value-type="float" office:value="15.9522" calcext:value-type="float">
            <text:p>15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30888778246780 <text:s text:c="4"/></text:p>
          </table:table-cell>
          <table:table-cell table:number-columns-repeated="4"/>
          <table:table-cell office:value-type="float" office:value="15.9309" calcext:value-type="float">
            <text:p>15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909548740002865 <text:s text:c="4"/></text:p>
          </table:table-cell>
          <table:table-cell table:number-columns-repeated="4"/>
          <table:table-cell office:value-type="float" office:value="15.9095" calcext:value-type="float">
            <text:p>15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88228320516228 <text:s text:c="4"/></text:p>
          </table:table-cell>
          <table:table-cell table:number-columns-repeated="4"/>
          <table:table-cell office:value-type="float" office:value="15.8882" calcext:value-type="float">
            <text:p>15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66927490105827 <text:s text:c="4"/></text:p>
          </table:table-cell>
          <table:table-cell table:number-columns-repeated="4"/>
          <table:table-cell office:value-type="float" office:value="15.8669" calcext:value-type="float">
            <text:p>15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45646219095011 <text:s text:c="4"/></text:p>
          </table:table-cell>
          <table:table-cell table:number-columns-repeated="4"/>
          <table:table-cell office:value-type="float" office:value="15.8456" calcext:value-type="float">
            <text:p>15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24384477810831 <text:s text:c="4"/></text:p>
          </table:table-cell>
          <table:table-cell table:number-columns-repeated="4"/>
          <table:table-cell office:value-type="float" office:value="15.8244" calcext:value-type="float">
            <text:p>15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803142236584288 <text:s text:c="4"/></text:p>
          </table:table-cell>
          <table:table-cell table:number-columns-repeated="4"/>
          <table:table-cell office:value-type="float" office:value="15.8031" calcext:value-type="float">
            <text:p>15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81919465750352 <text:s text:c="4"/></text:p>
          </table:table-cell>
          <table:table-cell table:number-columns-repeated="4"/>
          <table:table-cell office:value-type="float" office:value="15.7819" calcext:value-type="float">
            <text:p>15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60716135647783 <text:s text:c="4"/></text:p>
          </table:table-cell>
          <table:table-cell table:number-columns-repeated="4"/>
          <table:table-cell office:value-type="float" office:value="15.7607" calcext:value-type="float">
            <text:p>15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39532216619434 <text:s text:c="4"/></text:p>
          </table:table-cell>
          <table:table-cell table:number-columns-repeated="4"/>
          <table:table-cell office:value-type="float" office:value="15.7395" calcext:value-type="float">
            <text:p>15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718367679011925 <text:s text:c="4"/></text:p>
          </table:table-cell>
          <table:table-cell table:number-columns-repeated="4"/>
          <table:table-cell office:value-type="float" office:value="15.7184" calcext:value-type="float">
            <text:p>15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97222493175691 <text:s text:c="4"/></text:p>
          </table:table-cell>
          <table:table-cell table:number-columns-repeated="4"/>
          <table:table-cell office:value-type="float" office:value="15.6972" calcext:value-type="float">
            <text:p>15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76096629465135 <text:s text:c="4"/></text:p>
          </table:table-cell>
          <table:table-cell table:number-columns-repeated="4"/>
          <table:table-cell office:value-type="float" office:value="15.6761" calcext:value-type="float">
            <text:p>15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54990058238550 <text:s text:c="4"/></text:p>
          </table:table-cell>
          <table:table-cell table:number-columns-repeated="4"/>
          <table:table-cell office:value-type="float" office:value="15.655" calcext:value-type="float">
            <text:p>15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33902749857864 <text:s text:c="4"/></text:p>
          </table:table-cell>
          <table:table-cell table:number-columns-repeated="4"/>
          <table:table-cell office:value-type="float" office:value="15.6339" calcext:value-type="float">
            <text:p>15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612834674689077 <text:s text:c="4"/></text:p>
          </table:table-cell>
          <table:table-cell table:number-columns-repeated="4"/>
          <table:table-cell office:value-type="float" office:value="15.6128" calcext:value-type="float">
            <text:p>15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91785803101837 <text:s text:c="4"/></text:p>
          </table:table-cell>
          <table:table-cell table:number-columns-repeated="4"/>
          <table:table-cell office:value-type="float" office:value="15.5918" calcext:value-type="float">
            <text:p>15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70756105469654 <text:s text:c="4"/></text:p>
          </table:table-cell>
          <table:table-cell table:number-columns-repeated="4"/>
          <table:table-cell office:value-type="float" office:value="15.5708" calcext:value-type="float">
            <text:p>15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49745552169925 <text:s text:c="4"/></text:p>
          </table:table-cell>
          <table:table-cell table:number-columns-repeated="4"/>
          <table:table-cell office:value-type="float" office:value="15.5497" calcext:value-type="float">
            <text:p>15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28754113583666 <text:s text:c="4"/></text:p>
          </table:table-cell>
          <table:table-cell table:number-columns-repeated="4"/>
          <table:table-cell office:value-type="float" office:value="15.5288" calcext:value-type="float">
            <text:p>15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507781760095710 <text:s text:c="4"/></text:p>
          </table:table-cell>
          <table:table-cell table:number-columns-repeated="4"/>
          <table:table-cell office:value-type="float" office:value="15.5078" calcext:value-type="float">
            <text:p>15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86828462094705 <text:s text:c="4"/></text:p>
          </table:table-cell>
          <table:table-cell table:number-columns-repeated="4"/>
          <table:table-cell office:value-type="float" office:value="15.4868" calcext:value-type="float">
            <text:p>15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65894189973024 <text:s text:c="4"/></text:p>
          </table:table-cell>
          <table:table-cell table:number-columns-repeated="4"/>
          <table:table-cell office:value-type="float" office:value="15.4659" calcext:value-type="float">
            <text:p>15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44978914126798 <text:s text:c="4"/></text:p>
          </table:table-cell>
          <table:table-cell table:number-columns-repeated="4"/>
          <table:table-cell office:value-type="float" office:value="15.445" calcext:value-type="float">
            <text:p>15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24082604955814 <text:s text:c="4"/></text:p>
          </table:table-cell>
          <table:table-cell table:number-columns-repeated="4"/>
          <table:table-cell office:value-type="float" office:value="15.4241" calcext:value-type="float">
            <text:p>15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403205232863726 <text:s text:c="4"/></text:p>
          </table:table-cell>
          <table:table-cell table:number-columns-repeated="4"/>
          <table:table-cell office:value-type="float" office:value="15.4032" calcext:value-type="float">
            <text:p>15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82346768257637 <text:s text:c="4"/></text:p>
          </table:table-cell>
          <table:table-cell table:number-columns-repeated="4"/>
          <table:table-cell office:value-type="float" office:value="15.3823" calcext:value-type="float">
            <text:p>15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61507181548509 <text:s text:c="4"/></text:p>
          </table:table-cell>
          <table:table-cell table:number-columns-repeated="4"/>
          <table:table-cell office:value-type="float" office:value="15.3615" calcext:value-type="float">
            <text:p>15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40686443150936 <text:s text:c="4"/></text:p>
          </table:table-cell>
          <table:table-cell table:number-columns-repeated="4"/>
          <table:table-cell office:value-type="float" office:value="15.3407" calcext:value-type="float">
            <text:p>15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319884523483365 <text:s text:c="4"/></text:p>
          </table:table-cell>
          <table:table-cell table:number-columns-repeated="4"/>
          <table:table-cell office:value-type="float" office:value="15.3199" calcext:value-type="float">
            <text:p>15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99101392967613 <text:s text:c="4"/></text:p>
          </table:table-cell>
          <table:table-cell table:number-columns-repeated="4"/>
          <table:table-cell office:value-type="float" office:value="15.2991" calcext:value-type="float">
            <text:p>15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78337022029215 <text:s text:c="4"/></text:p>
          </table:table-cell>
          <table:table-cell table:number-columns-repeated="4"/>
          <table:table-cell office:value-type="float" office:value="15.2783" calcext:value-type="float">
            <text:p>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57591381097461 <text:s text:c="4"/></text:p>
          </table:table-cell>
          <table:table-cell table:number-columns-repeated="4"/>
          <table:table-cell office:value-type="float" office:value="15.2576" calcext:value-type="float">
            <text:p>15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36864440605125 <text:s text:c="4"/></text:p>
          </table:table-cell>
          <table:table-cell table:number-columns-repeated="4"/>
          <table:table-cell office:value-type="float" office:value="15.2369" calcext:value-type="float">
            <text:p>15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216156170988651 <text:s text:c="4"/></text:p>
          </table:table-cell>
          <table:table-cell table:number-columns-repeated="4"/>
          <table:table-cell office:value-type="float" office:value="15.2162" calcext:value-type="float">
            <text:p>15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95466542688056 <text:s text:c="4"/></text:p>
          </table:table-cell>
          <table:table-cell table:number-columns-repeated="4"/>
          <table:table-cell office:value-type="float" office:value="15.1955" calcext:value-type="float">
            <text:p>15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74795526147015 <text:s text:c="4"/></text:p>
          </table:table-cell>
          <table:table-cell table:number-columns-repeated="4"/>
          <table:table-cell office:value-type="float" office:value="15.1748" calcext:value-type="float">
            <text:p>15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54143091812651 <text:s text:c="4"/></text:p>
          </table:table-cell>
          <table:table-cell table:number-columns-repeated="4"/>
          <table:table-cell office:value-type="float" office:value="15.1541" calcext:value-type="float">
            <text:p>15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33509210135710 <text:s text:c="4"/></text:p>
          </table:table-cell>
          <table:table-cell table:number-columns-repeated="4"/>
          <table:table-cell office:value-type="float" office:value="15.1335" calcext:value-type="float">
            <text:p>15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112893851570455 <text:s text:c="4"/></text:p>
          </table:table-cell>
          <table:table-cell table:number-columns-repeated="4"/>
          <table:table-cell office:value-type="float" office:value="15.1129" calcext:value-type="float">
            <text:p>15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92296986574761 <text:s text:c="4"/></text:p>
          </table:table-cell>
          <table:table-cell table:number-columns-repeated="4"/>
          <table:table-cell office:value-type="float" office:value="15.0923" calcext:value-type="float">
            <text:p>15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71718585609956 <text:s text:c="4"/></text:p>
          </table:table-cell>
          <table:table-cell table:number-columns-repeated="4"/>
          <table:table-cell office:value-type="float" office:value="15.0717" calcext:value-type="float">
            <text:p>15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51158619140887 <text:s text:c="4"/></text:p>
          </table:table-cell>
          <table:table-cell table:number-columns-repeated="4"/>
          <table:table-cell office:value-type="float" office:value="15.0512" calcext:value-type="float">
            <text:p>15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30617057635897 <text:s text:c="4"/></text:p>
          </table:table-cell>
          <table:table-cell table:number-columns-repeated="4"/>
          <table:table-cell office:value-type="float" office:value="15.0306" calcext:value-type="float">
            <text:p>15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5.010093871566905 <text:s text:c="4"/></text:p>
          </table:table-cell>
          <table:table-cell table:number-columns-repeated="4"/>
          <table:table-cell office:value-type="float" office:value="15.0101" calcext:value-type="float">
            <text:p>15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89589031409112 <text:s text:c="4"/></text:p>
          </table:table-cell>
          <table:table-cell table:number-columns-repeated="4"/>
          <table:table-cell office:value-type="float" office:value="14.9896" calcext:value-type="float">
            <text:p>14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69102507641280 <text:s text:c="4"/></text:p>
          </table:table-cell>
          <table:table-cell table:number-columns-repeated="4"/>
          <table:table-cell office:value-type="float" office:value="14.9691" calcext:value-type="float">
            <text:p>14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48634270745828 <text:s text:c="4"/></text:p>
          </table:table-cell>
          <table:table-cell table:number-columns-repeated="4"/>
          <table:table-cell office:value-type="float" office:value="14.9486" calcext:value-type="float">
            <text:p>14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28184291208183 <text:s text:c="4"/></text:p>
          </table:table-cell>
          <table:table-cell table:number-columns-repeated="4"/>
          <table:table-cell office:value-type="float" office:value="14.9282" calcext:value-type="float">
            <text:p>14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907752539517563 <text:s text:c="4"/></text:p>
          </table:table-cell>
          <table:table-cell table:number-columns-repeated="4"/>
          <table:table-cell office:value-type="float" office:value="14.9078" calcext:value-type="float">
            <text:p>14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87338986166462 <text:s text:c="4"/></text:p>
          </table:table-cell>
          <table:table-cell table:number-columns-repeated="4"/>
          <table:table-cell office:value-type="float" office:value="14.8873" calcext:value-type="float">
            <text:p>14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66943601650791 <text:s text:c="4"/></text:p>
          </table:table-cell>
          <table:table-cell table:number-columns-repeated="4"/>
          <table:table-cell office:value-type="float" office:value="14.8669" calcext:value-type="float">
            <text:p>14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46566356469850 <text:s text:c="4"/></text:p>
          </table:table-cell>
          <table:table-cell table:number-columns-repeated="4"/>
          <table:table-cell office:value-type="float" office:value="14.8466" calcext:value-type="float">
            <text:p>14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26207221126296 <text:s text:c="4"/></text:p>
          </table:table-cell>
          <table:table-cell table:number-columns-repeated="4"/>
          <table:table-cell office:value-type="float" office:value="14.8262" calcext:value-type="float">
            <text:p>14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805866166126119 <text:s text:c="4"/></text:p>
          </table:table-cell>
          <table:table-cell table:number-columns-repeated="4"/>
          <table:table-cell office:value-type="float" office:value="14.8059" calcext:value-type="float">
            <text:p>14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85543161978676 <text:s text:c="4"/></text:p>
          </table:table-cell>
          <table:table-cell table:number-columns-repeated="4"/>
          <table:table-cell office:value-type="float" office:value="14.7855" calcext:value-type="float">
            <text:p>14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65238179196736 <text:s text:c="4"/></text:p>
          </table:table-cell>
          <table:table-cell table:number-columns-repeated="4"/>
          <table:table-cell office:value-type="float" office:value="14.7652" calcext:value-type="float">
            <text:p>14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44951188296211 <text:s text:c="4"/></text:p>
          </table:table-cell>
          <table:table-cell table:number-columns-repeated="4"/>
          <table:table-cell office:value-type="float" office:value="14.745" calcext:value-type="float">
            <text:p>14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24682159796480 <text:s text:c="4"/></text:p>
          </table:table-cell>
          <table:table-cell table:number-columns-repeated="4"/>
          <table:table-cell office:value-type="float" office:value="14.7247" calcext:value-type="float">
            <text:p>14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704431064220138 <text:s text:c="4"/></text:p>
          </table:table-cell>
          <table:table-cell table:number-columns-repeated="4"/>
          <table:table-cell office:value-type="float" office:value="14.7044" calcext:value-type="float">
            <text:p>14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84197872093124 <text:s text:c="4"/></text:p>
          </table:table-cell>
          <table:table-cell table:number-columns-repeated="4"/>
          <table:table-cell office:value-type="float" office:value="14.6842" calcext:value-type="float">
            <text:p>14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63982553944638 <text:s text:c="4"/></text:p>
          </table:table-cell>
          <table:table-cell table:number-columns-repeated="4"/>
          <table:table-cell office:value-type="float" office:value="14.664" calcext:value-type="float">
            <text:p>14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43785080307282 <text:s text:c="4"/></text:p>
          </table:table-cell>
          <table:table-cell table:number-columns-repeated="4"/>
          <table:table-cell office:value-type="float" office:value="14.6438" calcext:value-type="float">
            <text:p>14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23605421716851 <text:s text:c="4"/></text:p>
          </table:table-cell>
          <table:table-cell table:number-columns-repeated="4"/>
          <table:table-cell office:value-type="float" office:value="14.6236" calcext:value-type="float">
            <text:p>14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603443548712505 <text:s text:c="4"/></text:p>
          </table:table-cell>
          <table:table-cell table:number-columns-repeated="4"/>
          <table:table-cell office:value-type="float" office:value="14.6034" calcext:value-type="float">
            <text:p>14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83299431836799 <text:s text:c="4"/></text:p>
          </table:table-cell>
          <table:table-cell table:number-columns-repeated="4"/>
          <table:table-cell office:value-type="float" office:value="14.5833" calcext:value-type="float">
            <text:p>14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63173041635338 <text:s text:c="4"/></text:p>
          </table:table-cell>
          <table:table-cell table:number-columns-repeated="4"/>
          <table:table-cell office:value-type="float" office:value="14.5632" calcext:value-type="float">
            <text:p>14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43064348656889 <text:s text:c="4"/></text:p>
          </table:table-cell>
          <table:table-cell table:number-columns-repeated="4"/>
          <table:table-cell office:value-type="float" office:value="14.5431" calcext:value-type="float">
            <text:p>14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22973323453114 <text:s text:c="4"/></text:p>
          </table:table-cell>
          <table:table-cell table:number-columns-repeated="4"/>
          <table:table-cell office:value-type="float" office:value="14.523" calcext:value-type="float">
            <text:p>14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502899936578448 <text:s text:c="4"/></text:p>
          </table:table-cell>
          <table:table-cell table:number-columns-repeated="4"/>
          <table:table-cell office:value-type="float" office:value="14.5029" calcext:value-type="float">
            <text:p>14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82844158590021 <text:s text:c="4"/></text:p>
          </table:table-cell>
          <table:table-cell table:number-columns-repeated="4"/>
          <table:table-cell office:value-type="float" office:value="14.4828" calcext:value-type="float">
            <text:p>14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62805960047383 <text:s text:c="4"/></text:p>
          </table:table-cell>
          <table:table-cell table:number-columns-repeated="4"/>
          <table:table-cell office:value-type="float" office:value="14.4628" calcext:value-type="float">
            <text:p>14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42785311513104 <text:s text:c="4"/></text:p>
          </table:table-cell>
          <table:table-cell table:number-columns-repeated="4"/>
          <table:table-cell office:value-type="float" office:value="14.4428" calcext:value-type="float">
            <text:p>14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22782183552961 <text:s text:c="4"/></text:p>
          </table:table-cell>
          <table:table-cell table:number-columns-repeated="4"/>
          <table:table-cell office:value-type="float" office:value="14.4228" calcext:value-type="float">
            <text:p>14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402796546737086 <text:s text:c="4"/></text:p>
          </table:table-cell>
          <table:table-cell table:number-columns-repeated="4"/>
          <table:table-cell office:value-type="float" office:value="14.4028" calcext:value-type="float">
            <text:p>14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82828371640954 <text:s text:c="4"/></text:p>
          </table:table-cell>
          <table:table-cell table:number-columns-repeated="4"/>
          <table:table-cell office:value-type="float" office:value="14.3828" calcext:value-type="float">
            <text:p>14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62877628846773 <text:s text:c="4"/></text:p>
          </table:table-cell>
          <table:table-cell table:number-columns-repeated="4"/>
          <table:table-cell office:value-type="float" office:value="14.3629" calcext:value-type="float">
            <text:p>14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42944288944029 <text:s text:c="4"/></text:p>
          </table:table-cell>
          <table:table-cell table:number-columns-repeated="4"/>
          <table:table-cell office:value-type="float" office:value="14.3429" calcext:value-type="float">
            <text:p>14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23028322528618 <text:s text:c="4"/></text:p>
          </table:table-cell>
          <table:table-cell table:number-columns-repeated="4"/>
          <table:table-cell office:value-type="float" office:value="14.323" calcext:value-type="float">
            <text:p>14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303129700199923 <text:s text:c="4"/></text:p>
          </table:table-cell>
          <table:table-cell table:number-columns-repeated="4"/>
          <table:table-cell office:value-type="float" office:value="14.3031" calcext:value-type="float">
            <text:p>14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83248392554562 <text:s text:c="4"/></text:p>
          </table:table-cell>
          <table:table-cell table:number-columns-repeated="4"/>
          <table:table-cell office:value-type="float" office:value="14.2832" calcext:value-type="float">
            <text:p>14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63384370177375 <text:s text:c="4"/></text:p>
          </table:table-cell>
          <table:table-cell table:number-columns-repeated="4"/>
          <table:table-cell office:value-type="float" office:value="14.2634" calcext:value-type="float">
            <text:p>14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43537603631507 <text:s text:c="4"/></text:p>
          </table:table-cell>
          <table:table-cell table:number-columns-repeated="4"/>
          <table:table-cell office:value-type="float" office:value="14.2435" calcext:value-type="float">
            <text:p>14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23708063451571 <text:s text:c="4"/></text:p>
          </table:table-cell>
          <table:table-cell table:number-columns-repeated="4"/>
          <table:table-cell office:value-type="float" office:value="14.2237" calcext:value-type="float">
            <text:p>14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203895720147219 <text:s text:c="4"/></text:p>
          </table:table-cell>
          <table:table-cell table:number-columns-repeated="4"/>
          <table:table-cell office:value-type="float" office:value="14.2039" calcext:value-type="float">
            <text:p>14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84100544224703 <text:s text:c="4"/></text:p>
          </table:table-cell>
          <table:table-cell table:number-columns-repeated="4"/>
          <table:table-cell office:value-type="float" office:value="14.1841" calcext:value-type="float">
            <text:p>14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64322506234631 <text:s text:c="4"/></text:p>
          </table:table-cell>
          <table:table-cell table:number-columns-repeated="4"/>
          <table:table-cell office:value-type="float" office:value="14.1643" calcext:value-type="float">
            <text:p>14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44561576844819 <text:s text:c="4"/></text:p>
          </table:table-cell>
          <table:table-cell table:number-columns-repeated="4"/>
          <table:table-cell office:value-type="float" office:value="14.1446" calcext:value-type="float">
            <text:p>14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24817726921949 <text:s text:c="4"/></text:p>
          </table:table-cell>
          <table:table-cell table:number-columns-repeated="4"/>
          <table:table-cell office:value-type="float" office:value="14.1248" calcext:value-type="float">
            <text:p>14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105090927582983 <text:s text:c="4"/></text:p>
          </table:table-cell>
          <table:table-cell table:number-columns-repeated="4"/>
          <table:table-cell office:value-type="float" office:value="14.1051" calcext:value-type="float">
            <text:p>14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85381150149164 <text:s text:c="4"/></text:p>
          </table:table-cell>
          <table:table-cell table:number-columns-repeated="4"/>
          <table:table-cell office:value-type="float" office:value="14.0854" calcext:value-type="float">
            <text:p>14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65688365921803 <text:s text:c="4"/></text:p>
          </table:table-cell>
          <table:table-cell table:number-columns-repeated="4"/>
          <table:table-cell office:value-type="float" office:value="14.0657" calcext:value-type="float">
            <text:p>14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46012545719663 <text:s text:c="4"/></text:p>
          </table:table-cell>
          <table:table-cell table:number-columns-repeated="4"/>
          <table:table-cell office:value-type="float" office:value="14.046" calcext:value-type="float">
            <text:p>14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26353659211045 <text:s text:c="4"/></text:p>
          </table:table-cell>
          <table:table-cell table:number-columns-repeated="4"/>
          <table:table-cell office:value-type="float" office:value="14.0264" calcext:value-type="float">
            <text:p>14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4.006711674260963 <text:s text:c="4"/></text:p>
          </table:table-cell>
          <table:table-cell table:number-columns-repeated="4"/>
          <table:table-cell office:value-type="float" office:value="14.0067" calcext:value-type="float">
            <text:p>14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87086556790601 <text:s text:c="4"/></text:p>
          </table:table-cell>
          <table:table-cell table:number-columns-repeated="4"/>
          <table:table-cell office:value-type="float" office:value="13.9871" calcext:value-type="float">
            <text:p>13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67478271912025 <text:s text:c="4"/></text:p>
          </table:table-cell>
          <table:table-cell table:number-columns-repeated="4"/>
          <table:table-cell office:value-type="float" office:value="13.9675" calcext:value-type="float">
            <text:p>13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47886787130875 <text:s text:c="4"/></text:p>
          </table:table-cell>
          <table:table-cell table:number-columns-repeated="4"/>
          <table:table-cell office:value-type="float" office:value="13.9479" calcext:value-type="float">
            <text:p>13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28312077807487 <text:s text:c="4"/></text:p>
          </table:table-cell>
          <table:table-cell table:number-columns-repeated="4"/>
          <table:table-cell office:value-type="float" office:value="13.9283" calcext:value-type="float">
            <text:p>13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908754133393106 <text:s text:c="4"/></text:p>
          </table:table-cell>
          <table:table-cell table:number-columns-repeated="4"/>
          <table:table-cell office:value-type="float" office:value="13.9088" calcext:value-type="float">
            <text:p>13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89212960025880 <text:s text:c="4"/></text:p>
          </table:table-cell>
          <table:table-cell table:number-columns-repeated="4"/>
          <table:table-cell office:value-type="float" office:value="13.8892" calcext:value-type="float">
            <text:p>13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69688571637992 <text:s text:c="4"/></text:p>
          </table:table-cell>
          <table:table-cell table:number-columns-repeated="4"/>
          <table:table-cell office:value-type="float" office:value="13.8697" calcext:value-type="float">
            <text:p>13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50180960434891 <text:s text:c="4"/></text:p>
          </table:table-cell>
          <table:table-cell table:number-columns-repeated="4"/>
          <table:table-cell office:value-type="float" office:value="13.8502" calcext:value-type="float">
            <text:p>13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30690043785152 <text:s text:c="4"/></text:p>
          </table:table-cell>
          <table:table-cell table:number-columns-repeated="4"/>
          <table:table-cell office:value-type="float" office:value="13.8307" calcext:value-type="float">
            <text:p>13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811215605411205 <text:s text:c="4"/></text:p>
          </table:table-cell>
          <table:table-cell table:number-columns-repeated="4"/>
          <table:table-cell office:value-type="float" office:value="13.8112" calcext:value-type="float">
            <text:p>13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91757288410885 <text:s text:c="4"/></text:p>
          </table:table-cell>
          <table:table-cell table:number-columns-repeated="4"/>
          <table:table-cell office:value-type="float" office:value="13.7918" calcext:value-type="float">
            <text:p>13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72314744439374 <text:s text:c="4"/></text:p>
          </table:table-cell>
          <table:table-cell table:number-columns-repeated="4"/>
          <table:table-cell office:value-type="float" office:value="13.7723" calcext:value-type="float">
            <text:p>13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52888048141747 <text:s text:c="4"/></text:p>
          </table:table-cell>
          <table:table-cell table:number-columns-repeated="4"/>
          <table:table-cell office:value-type="float" office:value="13.7529" calcext:value-type="float">
            <text:p>13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33478340478788 <text:s text:c="4"/></text:p>
          </table:table-cell>
          <table:table-cell table:number-columns-repeated="4"/>
          <table:table-cell office:value-type="float" office:value="13.7335" calcext:value-type="float">
            <text:p>13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714088219674572 <text:s text:c="4"/></text:p>
          </table:table-cell>
          <table:table-cell table:number-columns-repeated="4"/>
          <table:table-cell office:value-type="float" office:value="13.7141" calcext:value-type="float">
            <text:p>13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94720617987164 <text:s text:c="4"/></text:p>
          </table:table-cell>
          <table:table-cell table:number-columns-repeated="4"/>
          <table:table-cell office:value-type="float" office:value="13.6947" calcext:value-type="float">
            <text:p>13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75374322300330 <text:s text:c="4"/></text:p>
          </table:table-cell>
          <table:table-cell table:number-columns-repeated="4"/>
          <table:table-cell office:value-type="float" office:value="13.6754" calcext:value-type="float">
            <text:p>13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56035919179383 <text:s text:c="4"/></text:p>
          </table:table-cell>
          <table:table-cell table:number-columns-repeated="4"/>
          <table:table-cell office:value-type="float" office:value="13.656" calcext:value-type="float">
            <text:p>13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36676081908080 <text:s text:c="4"/></text:p>
          </table:table-cell>
          <table:table-cell table:number-columns-repeated="4"/>
          <table:table-cell office:value-type="float" office:value="13.6367" calcext:value-type="float">
            <text:p>13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617277032352964 <text:s text:c="4"/></text:p>
          </table:table-cell>
          <table:table-cell table:number-columns-repeated="4"/>
          <table:table-cell office:value-type="float" office:value="13.6173" calcext:value-type="float">
            <text:p>13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97934510852824 <text:s text:c="4"/></text:p>
          </table:table-cell>
          <table:table-cell table:number-columns-repeated="4"/>
          <table:table-cell office:value-type="float" office:value="13.5979" calcext:value-type="float">
            <text:p>13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78991678093988 <text:s text:c="4"/></text:p>
          </table:table-cell>
          <table:table-cell table:number-columns-repeated="4"/>
          <table:table-cell office:value-type="float" office:value="13.579" calcext:value-type="float">
            <text:p>13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60562901512867 <text:s text:c="4"/></text:p>
          </table:table-cell>
          <table:table-cell table:number-columns-repeated="4"/>
          <table:table-cell office:value-type="float" office:value="13.5606" calcext:value-type="float">
            <text:p>13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538322341440633 <text:s text:c="4"/></text:p>
          </table:table-cell>
          <table:table-cell table:number-columns-repeated="4"/>
          <table:table-cell office:value-type="float" office:value="13.5383" calcext:value-type="float">
            <text:p>13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97644099653652 <text:s text:c="4"/></text:p>
          </table:table-cell>
          <table:table-cell table:number-columns-repeated="4"/>
          <table:table-cell office:value-type="float" office:value="13.4976" calcext:value-type="float">
            <text:p>1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53153994002948 <text:s text:c="4"/></text:p>
          </table:table-cell>
          <table:table-cell table:number-columns-repeated="4"/>
          <table:table-cell office:value-type="float" office:value="13.4532" calcext:value-type="float">
            <text:p>13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409177783784793 <text:s text:c="4"/></text:p>
          </table:table-cell>
          <table:table-cell table:number-columns-repeated="4"/>
          <table:table-cell office:value-type="float" office:value="13.4092" calcext:value-type="float">
            <text:p>13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65601021189994 <text:s text:c="4"/></text:p>
          </table:table-cell>
          <table:table-cell table:number-columns-repeated="4"/>
          <table:table-cell office:value-type="float" office:value="13.3656" calcext:value-type="float">
            <text:p>1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322080465159626 <text:s text:c="4"/></text:p>
          </table:table-cell>
          <table:table-cell table:number-columns-repeated="4"/>
          <table:table-cell office:value-type="float" office:value="13.3221" calcext:value-type="float">
            <text:p>13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78520294981901 <text:s text:c="4"/></text:p>
          </table:table-cell>
          <table:table-cell table:number-columns-repeated="4"/>
          <table:table-cell office:value-type="float" office:value="13.2785" calcext:value-type="float">
            <text:p>1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234938208417521 <text:s text:c="4"/></text:p>
          </table:table-cell>
          <table:table-cell table:number-columns-repeated="4"/>
          <table:table-cell office:value-type="float" office:value="13.2349" calcext:value-type="float">
            <text:p>1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91363451809542 <text:s text:c="4"/></text:p>
          </table:table-cell>
          <table:table-cell table:number-columns-repeated="4"/>
          <table:table-cell office:value-type="float" office:value="13.1914" calcext:value-type="float">
            <text:p>13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47809358219595 <text:s text:c="4"/></text:p>
          </table:table-cell>
          <table:table-cell table:number-columns-repeated="4"/>
          <table:table-cell office:value-type="float" office:value="13.1478" calcext:value-type="float">
            <text:p>13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104277060390578 <text:s text:c="4"/></text:p>
          </table:table-cell>
          <table:table-cell table:number-columns-repeated="4"/>
          <table:table-cell office:value-type="float" office:value="13.1043" calcext:value-type="float">
            <text:p>13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60763545690834 <text:s text:c="4"/></text:p>
          </table:table-cell>
          <table:table-cell table:number-columns-repeated="4"/>
          <table:table-cell office:value-type="float" office:value="13.0608" calcext:value-type="float">
            <text:p>13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3.017266135522529 <text:s text:c="4"/></text:p>
          </table:table-cell>
          <table:table-cell table:number-columns-repeated="4"/>
          <table:table-cell office:value-type="float" office:value="13.0173" calcext:value-type="float">
            <text:p>13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73783608550965 <text:s text:c="4"/></text:p>
          </table:table-cell>
          <table:table-cell table:number-columns-repeated="4"/>
          <table:table-cell office:value-type="float" office:value="12.9738" calcext:value-type="float">
            <text:p>12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930315809756934 <text:s text:c="4"/></text:p>
          </table:table-cell>
          <table:table-cell table:number-columns-repeated="4"/>
          <table:table-cell office:value-type="float" office:value="12.9303" calcext:value-type="float">
            <text:p>12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86863007110732 <text:s text:c="4"/></text:p>
          </table:table-cell>
          <table:table-cell table:number-columns-repeated="4"/>
          <table:table-cell office:value-type="float" office:value="12.8869" calcext:value-type="float">
            <text:p>12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43425477139684 <text:s text:c="4"/></text:p>
          </table:table-cell>
          <table:table-cell table:number-columns-repeated="4"/>
          <table:table-cell office:value-type="float" office:value="12.8434" calcext:value-type="float">
            <text:p>12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800003355746467 <text:s text:c="4"/></text:p>
          </table:table-cell>
          <table:table-cell table:number-columns-repeated="4"/>
          <table:table-cell office:value-type="float" office:value="12.8" calcext:value-type="float">
            <text:p>12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56596645186946 <text:s text:c="4"/></text:p>
          </table:table-cell>
          <table:table-cell table:number-columns-repeated="4"/>
          <table:table-cell office:value-type="float" office:value="12.7566" calcext:value-type="float">
            <text:p>1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713205272880003 <text:s text:c="4"/></text:p>
          </table:table-cell>
          <table:table-cell table:number-columns-repeated="4"/>
          <table:table-cell office:value-type="float" office:value="12.7132" calcext:value-type="float">
            <text:p>1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69829144517454 <text:s text:c="4"/></text:p>
          </table:table-cell>
          <table:table-cell table:number-columns-repeated="4"/>
          <table:table-cell office:value-type="float" office:value="12.6698" calcext:value-type="float">
            <text:p>12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626468173584483 <text:s text:c="4"/></text:p>
          </table:table-cell>
          <table:table-cell table:number-columns-repeated="4"/>
          <table:table-cell office:value-type="float" office:value="12.6265" calcext:value-type="float">
            <text:p>12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83122290253060 <text:s text:c="4"/></text:p>
          </table:table-cell>
          <table:table-cell table:number-columns-repeated="4"/>
          <table:table-cell office:value-type="float" office:value="12.5831" calcext:value-type="float">
            <text:p>12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539791438785514 <text:s text:c="4"/></text:p>
          </table:table-cell>
          <table:table-cell table:number-columns-repeated="4"/>
          <table:table-cell office:value-type="float" office:value="12.5398" calcext:value-type="float">
            <text:p>12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96475571298411 <text:s text:c="4"/></text:p>
          </table:table-cell>
          <table:table-cell table:number-columns-repeated="4"/>
          <table:table-cell office:value-type="float" office:value="12.4965" calcext:value-type="float">
            <text:p>1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53174642301413 <text:s text:c="4"/></text:p>
          </table:table-cell>
          <table:table-cell table:number-columns-repeated="4"/>
          <table:table-cell office:value-type="float" office:value="12.4532" calcext:value-type="float">
            <text:p>12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409888605494562 <text:s text:c="4"/></text:p>
          </table:table-cell>
          <table:table-cell table:number-columns-repeated="4"/>
          <table:table-cell office:value-type="float" office:value="12.4099" calcext:value-type="float">
            <text:p>12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66617412633611 <text:s text:c="4"/></text:p>
          </table:table-cell>
          <table:table-cell table:number-columns-repeated="4"/>
          <table:table-cell office:value-type="float" office:value="12.3666" calcext:value-type="float">
            <text:p>1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323361013670551 <text:s text:c="4"/></text:p>
          </table:table-cell>
          <table:table-cell table:number-columns-repeated="4"/>
          <table:table-cell office:value-type="float" office:value="12.3234" calcext:value-type="float">
            <text:p>12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80119357406209 <text:s text:c="4"/></text:p>
          </table:table-cell>
          <table:table-cell table:number-columns-repeated="4"/>
          <table:table-cell office:value-type="float" office:value="12.2801" calcext:value-type="float">
            <text:p>12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236892392158403 <text:s text:c="4"/></text:p>
          </table:table-cell>
          <table:table-cell table:number-columns-repeated="4"/>
          <table:table-cell office:value-type="float" office:value="12.2369" calcext:value-type="float">
            <text:p>12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93680066224394 <text:s text:c="4"/></text:p>
          </table:table-cell>
          <table:table-cell table:number-columns-repeated="4"/>
          <table:table-cell office:value-type="float" office:value="12.1937" calcext:value-type="float">
            <text:p>12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50482328105063 <text:s text:c="4"/></text:p>
          </table:table-cell>
          <table:table-cell table:number-columns-repeated="4"/>
          <table:table-cell office:value-type="float" office:value="12.1505" calcext:value-type="float">
            <text:p>12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107299126550982 <text:s text:c="4"/></text:p>
          </table:table-cell>
          <table:table-cell table:number-columns-repeated="4"/>
          <table:table-cell office:value-type="float" office:value="12.1073" calcext:value-type="float">
            <text:p>12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64130410511023 <text:s text:c="4"/></text:p>
          </table:table-cell>
          <table:table-cell table:number-columns-repeated="4"/>
          <table:table-cell office:value-type="float" office:value="12.0641" calcext:value-type="float">
            <text:p>12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2.020976129050446 <text:s text:c="4"/></text:p>
          </table:table-cell>
          <table:table-cell table:number-columns-repeated="4"/>
          <table:table-cell office:value-type="float" office:value="12.021" calcext:value-type="float">
            <text:p>12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77836231278134 <text:s text:c="4"/></text:p>
          </table:table-cell>
          <table:table-cell table:number-columns-repeated="4"/>
          <table:table-cell office:value-type="float" office:value="11.9778" calcext:value-type="float">
            <text:p>11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934710666299116 <text:s text:c="4"/></text:p>
          </table:table-cell>
          <table:table-cell table:number-columns-repeated="4"/>
          <table:table-cell office:value-type="float" office:value="11.9347" calcext:value-type="float">
            <text:p>11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91599383192530 <text:s text:c="4"/></text:p>
          </table:table-cell>
          <table:table-cell table:number-columns-repeated="4"/>
          <table:table-cell office:value-type="float" office:value="11.8916" calcext:value-type="float">
            <text:p>11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48502331008229 <text:s text:c="4"/></text:p>
          </table:table-cell>
          <table:table-cell table:number-columns-repeated="4"/>
          <table:table-cell office:value-type="float" office:value="11.8485" calcext:value-type="float">
            <text:p>11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805419458773546 <text:s text:c="4"/></text:p>
          </table:table-cell>
          <table:table-cell table:number-columns-repeated="4"/>
          <table:table-cell office:value-type="float" office:value="11.8054" calcext:value-type="float">
            <text:p>11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62350715503386 <text:s text:c="4"/></text:p>
          </table:table-cell>
          <table:table-cell table:number-columns-repeated="4"/>
          <table:table-cell office:value-type="float" office:value="11.7624" calcext:value-type="float">
            <text:p>11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719296050209001 <text:s text:c="4"/></text:p>
          </table:table-cell>
          <table:table-cell table:number-columns-repeated="4"/>
          <table:table-cell office:value-type="float" office:value="11.7193" calcext:value-type="float">
            <text:p>11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76255411904249 <text:s text:c="4"/></text:p>
          </table:table-cell>
          <table:table-cell table:number-columns-repeated="4"/>
          <table:table-cell office:value-type="float" office:value="11.6763" calcext:value-type="float">
            <text:p>11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633228749608566 <text:s text:c="4"/></text:p>
          </table:table-cell>
          <table:table-cell table:number-columns-repeated="4"/>
          <table:table-cell office:value-type="float" office:value="11.6332" calcext:value-type="float">
            <text:p>11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90216012347881 <text:s text:c="4"/></text:p>
          </table:table-cell>
          <table:table-cell table:number-columns-repeated="4"/>
          <table:table-cell office:value-type="float" office:value="11.5902" calcext:value-type="float">
            <text:p>11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47217149153814 <text:s text:c="4"/></text:p>
          </table:table-cell>
          <table:table-cell table:number-columns-repeated="4"/>
          <table:table-cell office:value-type="float" office:value="11.5472" calcext:value-type="float">
            <text:p>11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504232109062578 <text:s text:c="4"/></text:p>
          </table:table-cell>
          <table:table-cell table:number-columns-repeated="4"/>
          <table:table-cell office:value-type="float" office:value="11.5042" calcext:value-type="float">
            <text:p>11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61260841113642 <text:s text:c="4"/></text:p>
          </table:table-cell>
          <table:table-cell table:number-columns-repeated="4"/>
          <table:table-cell office:value-type="float" office:value="11.4613" calcext:value-type="float">
            <text:p>11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418303294348922 <text:s text:c="4"/></text:p>
          </table:table-cell>
          <table:table-cell table:number-columns-repeated="4"/>
          <table:table-cell office:value-type="float" office:value="11.4183" calcext:value-type="float">
            <text:p>11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75359417812190 <text:s text:c="4"/></text:p>
          </table:table-cell>
          <table:table-cell table:number-columns-repeated="4"/>
          <table:table-cell office:value-type="float" office:value="11.3754" calcext:value-type="float">
            <text:p>11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332429160548765 <text:s text:c="4"/></text:p>
          </table:table-cell>
          <table:table-cell table:number-columns-repeated="4"/>
          <table:table-cell office:value-type="float" office:value="11.3324" calcext:value-type="float">
            <text:p>11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89512471605526 <text:s text:c="4"/></text:p>
          </table:table-cell>
          <table:table-cell table:number-columns-repeated="4"/>
          <table:table-cell office:value-type="float" office:value="11.2895" calcext:value-type="float">
            <text:p>11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46609300031009 <text:s text:c="4"/></text:p>
          </table:table-cell>
          <table:table-cell table:number-columns-repeated="4"/>
          <table:table-cell office:value-type="float" office:value="11.2466" calcext:value-type="float">
            <text:p>11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203719594875608 <text:s text:c="4"/></text:p>
          </table:table-cell>
          <table:table-cell table:number-columns-repeated="4"/>
          <table:table-cell office:value-type="float" office:value="11.2037" calcext:value-type="float">
            <text:p>11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60843305191616 <text:s text:c="4"/></text:p>
          </table:table-cell>
          <table:table-cell table:number-columns-repeated="4"/>
          <table:table-cell office:value-type="float" office:value="11.1608" calcext:value-type="float">
            <text:p>11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117980380033371 <text:s text:c="4"/></text:p>
          </table:table-cell>
          <table:table-cell table:number-columns-repeated="4"/>
          <table:table-cell office:value-type="float" office:value="11.118" calcext:value-type="float">
            <text:p>11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75130768457479 <text:s text:c="4"/></text:p>
          </table:table-cell>
          <table:table-cell table:number-columns-repeated="4"/>
          <table:table-cell office:value-type="float" office:value="11.0751" calcext:value-type="float">
            <text:p>11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1.032294419522705 <text:s text:c="4"/></text:p>
          </table:table-cell>
          <table:table-cell table:number-columns-repeated="4"/>
          <table:table-cell office:value-type="float" office:value="11.0323" calcext:value-type="float">
            <text:p>11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89471282290483 <text:s text:c="4"/></text:p>
          </table:table-cell>
          <table:table-cell table:number-columns-repeated="4"/>
          <table:table-cell office:value-type="float" office:value="10.9895" calcext:value-type="float">
            <text:p>10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46661305824630 <text:s text:c="4"/></text:p>
          </table:table-cell>
          <table:table-cell table:number-columns-repeated="4"/>
          <table:table-cell office:value-type="float" office:value="10.9467" calcext:value-type="float">
            <text:p>10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903864439191796 <text:s text:c="4"/></text:p>
          </table:table-cell>
          <table:table-cell table:number-columns-repeated="4"/>
          <table:table-cell office:value-type="float" office:value="10.9039" calcext:value-type="float">
            <text:p>10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61080631461018 <text:s text:c="4"/></text:p>
          </table:table-cell>
          <table:table-cell table:number-columns-repeated="4"/>
          <table:table-cell office:value-type="float" office:value="10.8611" calcext:value-type="float">
            <text:p>1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818309831703489 <text:s text:c="4"/></text:p>
          </table:table-cell>
          <table:table-cell table:number-columns-repeated="4"/>
          <table:table-cell office:value-type="float" office:value="10.8183" calcext:value-type="float">
            <text:p>10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75551988991717 <text:s text:c="4"/></text:p>
          </table:table-cell>
          <table:table-cell table:number-columns-repeated="4"/>
          <table:table-cell office:value-type="float" office:value="10.7756" calcext:value-type="float">
            <text:p>10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732807052398325 <text:s text:c="4"/></text:p>
          </table:table-cell>
          <table:table-cell table:number-columns-repeated="4"/>
          <table:table-cell office:value-type="float" office:value="10.7328" calcext:value-type="float">
            <text:p>10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90074970994749 <text:s text:c="4"/></text:p>
          </table:table-cell>
          <table:table-cell table:number-columns-repeated="4"/>
          <table:table-cell office:value-type="float" office:value="10.6901" calcext:value-type="float">
            <text:p>10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47355693850528 <text:s text:c="4"/></text:p>
          </table:table-cell>
          <table:table-cell table:number-columns-repeated="4"/>
          <table:table-cell office:value-type="float" office:value="10.6474" calcext:value-type="float">
            <text:p>10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604649170033483 <text:s text:c="4"/></text:p>
          </table:table-cell>
          <table:table-cell table:number-columns-repeated="4"/>
          <table:table-cell office:value-type="float" office:value="10.6046" calcext:value-type="float">
            <text:p>10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61955348612736 <text:s text:c="4"/></text:p>
          </table:table-cell>
          <table:table-cell table:number-columns-repeated="4"/>
          <table:table-cell office:value-type="float" office:value="10.562" calcext:value-type="float">
            <text:p>10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519274178664688 <text:s text:c="4"/></text:p>
          </table:table-cell>
          <table:table-cell table:number-columns-repeated="4"/>
          <table:table-cell office:value-type="float" office:value="10.5193" calcext:value-type="float">
            <text:p>10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76605609282364 <text:s text:c="4"/></text:p>
          </table:table-cell>
          <table:table-cell table:number-columns-repeated="4"/>
          <table:table-cell office:value-type="float" office:value="10.4766" calcext:value-type="float">
            <text:p>10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433949589585890 <text:s text:c="4"/></text:p>
          </table:table-cell>
          <table:table-cell table:number-columns-repeated="4"/>
          <table:table-cell office:value-type="float" office:value="10.4339" calcext:value-type="float">
            <text:p>10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91306068729213 <text:s text:c="4"/></text:p>
          </table:table-cell>
          <table:table-cell table:number-columns-repeated="4"/>
          <table:table-cell office:value-type="float" office:value="10.3913" calcext:value-type="float">
            <text:p>10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48674995893854 <text:s text:c="4"/></text:p>
          </table:table-cell>
          <table:table-cell table:number-columns-repeated="4"/>
          <table:table-cell office:value-type="float" office:value="10.3487" calcext:value-type="float">
            <text:p>10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306056320260511 <text:s text:c="4"/></text:p>
          </table:table-cell>
          <table:table-cell table:number-columns-repeated="4"/>
          <table:table-cell office:value-type="float" office:value="10.3061" calcext:value-type="float">
            <text:p>10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63449990949615 <text:s text:c="4"/></text:p>
          </table:table-cell>
          <table:table-cell table:number-columns-repeated="4"/>
          <table:table-cell office:value-type="float" office:value="10.2634" calcext:value-type="float">
            <text:p>10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220855956935614 <text:s text:c="4"/></text:p>
          </table:table-cell>
          <table:table-cell table:number-columns-repeated="4"/>
          <table:table-cell office:value-type="float" office:value="10.2209" calcext:value-type="float">
            <text:p>10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78274166963446 <text:s text:c="4"/></text:p>
          </table:table-cell>
          <table:table-cell table:number-columns-repeated="4"/>
          <table:table-cell office:value-type="float" office:value="10.1783" calcext:value-type="float">
            <text:p>10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135704569530265 <text:s text:c="4"/></text:p>
          </table:table-cell>
          <table:table-cell table:number-columns-repeated="4"/>
          <table:table-cell office:value-type="float" office:value="10.1357" calcext:value-type="float">
            <text:p>10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93147113031197 <text:s text:c="4"/></text:p>
          </table:table-cell>
          <table:table-cell table:number-columns-repeated="4"/>
          <table:table-cell office:value-type="float" office:value="10.0931" calcext:value-type="float">
            <text:p>10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50601746169667 <text:s text:c="4"/></text:p>
          </table:table-cell>
          <table:table-cell table:number-columns-repeated="4"/>
          <table:table-cell office:value-type="float" office:value="10.0506" calcext:value-type="float">
            <text:p>10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0.008068418657798 <text:s text:c="4"/></text:p>
          </table:table-cell>
          <table:table-cell table:number-columns-repeated="4"/>
          <table:table-cell office:value-type="float" office:value="10.0081" calcext:value-type="float">
            <text:p>10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655470820156253 <text:s text:c="4"/></text:p>
          </table:table-cell>
          <table:table-cell table:number-columns-repeated="4"/>
          <table:table-cell office:value-type="float" office:value="9.96555" calcext:value-type="float">
            <text:p>9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9230376899042412 <text:s text:c="4"/></text:p>
          </table:table-cell>
          <table:table-cell table:number-columns-repeated="4"/>
          <table:table-cell office:value-type="float" office:value="9.92304" calcext:value-type="float">
            <text:p>9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805401969853595 <text:s text:c="4"/></text:p>
          </table:table-cell>
          <table:table-cell table:number-columns-repeated="4"/>
          <table:table-cell office:value-type="float" office:value="9.88054" calcext:value-type="float">
            <text:p>9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8380545551368304 <text:s text:c="4"/></text:p>
          </table:table-cell>
          <table:table-cell table:number-columns-repeated="4"/>
          <table:table-cell office:value-type="float" office:value="9.83805" calcext:value-type="float">
            <text:p>9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955807066434897 <text:s text:c="4"/></text:p>
          </table:table-cell>
          <table:table-cell table:number-columns-repeated="4"/>
          <table:table-cell office:value-type="float" office:value="9.79558" calcext:value-type="float">
            <text:p>9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531185766576360 <text:s text:c="4"/></text:p>
          </table:table-cell>
          <table:table-cell table:number-columns-repeated="4"/>
          <table:table-cell office:value-type="float" office:value="9.75312" calcext:value-type="float">
            <text:p>9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7106680723042302 <text:s text:c="4"/></text:p>
          </table:table-cell>
          <table:table-cell table:number-columns-repeated="4"/>
          <table:table-cell office:value-type="float" office:value="9.71067" calcext:value-type="float">
            <text:p>9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682291018068547 <text:s text:c="4"/></text:p>
          </table:table-cell>
          <table:table-cell table:number-columns-repeated="4"/>
          <table:table-cell office:value-type="float" office:value="9.66823" calcext:value-type="float">
            <text:p>9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6258016276199818 <text:s text:c="4"/></text:p>
          </table:table-cell>
          <table:table-cell table:number-columns-repeated="4"/>
          <table:table-cell office:value-type="float" office:value="9.6258" calcext:value-type="float">
            <text:p>9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833857489068102 <text:s text:c="4"/></text:p>
          </table:table-cell>
          <table:table-cell table:number-columns-repeated="4"/>
          <table:table-cell office:value-type="float" office:value="9.58339" calcext:value-type="float">
            <text:p>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5409817516605901 <text:s text:c="4"/></text:p>
          </table:table-cell>
          <table:table-cell table:number-columns-repeated="4"/>
          <table:table-cell office:value-type="float" office:value="9.54098" calcext:value-type="float">
            <text:p>9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985899647009848 <text:s text:c="4"/></text:p>
          </table:table-cell>
          <table:table-cell table:number-columns-repeated="4"/>
          <table:table-cell office:value-type="float" office:value="9.49859" calcext:value-type="float">
            <text:p>9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562101853908000 <text:s text:c="4"/></text:p>
          </table:table-cell>
          <table:table-cell table:number-columns-repeated="4"/>
          <table:table-cell office:value-type="float" office:value="9.45621" calcext:value-type="float">
            <text:p>9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4138406469509484 <text:s text:c="4"/></text:p>
          </table:table-cell>
          <table:table-cell table:number-columns-repeated="4"/>
          <table:table-cell office:value-type="float" office:value="9.41384" calcext:value-type="float">
            <text:p>9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714775424395533 <text:s text:c="4"/></text:p>
          </table:table-cell>
          <table:table-cell table:number-columns-repeated="4"/>
          <table:table-cell office:value-type="float" office:value="9.37148" calcext:value-type="float">
            <text:p>9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3291185455036008 <text:s text:c="4"/></text:p>
          </table:table-cell>
          <table:table-cell table:number-columns-repeated="4"/>
          <table:table-cell office:value-type="float" office:value="9.32912" calcext:value-type="float">
            <text:p>9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867758834418765 <text:s text:c="4"/></text:p>
          </table:table-cell>
          <table:table-cell table:number-columns-repeated="4"/>
          <table:table-cell office:value-type="float" office:value="9.28678" calcext:value-type="float">
            <text:p>9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444935041120093 <text:s text:c="4"/></text:p>
          </table:table-cell>
          <table:table-cell table:number-columns-repeated="4"/>
          <table:table-cell office:value-type="float" office:value="9.24449" calcext:value-type="float">
            <text:p>9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2022860229051116 <text:s text:c="4"/></text:p>
          </table:table-cell>
          <table:table-cell table:number-columns-repeated="4"/>
          <table:table-cell office:value-type="float" office:value="9.20229" calcext:value-type="float">
            <text:p>9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595987978924214 <text:s text:c="4"/></text:p>
          </table:table-cell>
          <table:table-cell table:number-columns-repeated="4"/>
          <table:table-cell office:value-type="float" office:value="9.1596" calcext:value-type="float">
            <text:p>9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1145566668191922 <text:s text:c="4"/></text:p>
          </table:table-cell>
          <table:table-cell table:number-columns-repeated="4"/>
          <table:table-cell office:value-type="float" office:value="9.11456" calcext:value-type="float">
            <text:p>9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690346874416363 <text:s text:c="4"/></text:p>
          </table:table-cell>
          <table:table-cell table:number-columns-repeated="4"/>
          <table:table-cell office:value-type="float" office:value="9.06903" calcext:value-type="float">
            <text:p>9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9.0235873971897362 <text:s text:c="4"/></text:p>
          </table:table-cell>
          <table:table-cell table:number-columns-repeated="4"/>
          <table:table-cell office:value-type="float" office:value="9.02359" calcext:value-type="float">
            <text:p>9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782000761738150 <text:s text:c="4"/></text:p>
          </table:table-cell>
          <table:table-cell table:number-columns-repeated="4"/>
          <table:table-cell office:value-type="float" office:value="8.9782" calcext:value-type="float">
            <text:p>8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9328286720375107 <text:s text:c="4"/></text:p>
          </table:table-cell>
          <table:table-cell table:number-columns-repeated="4"/>
          <table:table-cell office:value-type="float" office:value="8.93283" calcext:value-type="float">
            <text:p>8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874608529833115 <text:s text:c="4"/></text:p>
          </table:table-cell>
          <table:table-cell table:number-columns-repeated="4"/>
          <table:table-cell office:value-type="float" office:value="8.88746" calcext:value-type="float">
            <text:p>8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420988408652530 <text:s text:c="4"/></text:p>
          </table:table-cell>
          <table:table-cell table:number-columns-repeated="4"/>
          <table:table-cell office:value-type="float" office:value="8.8421" calcext:value-type="float">
            <text:p>8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967463381263649 <text:s text:c="4"/></text:p>
          </table:table-cell>
          <table:table-cell table:number-columns-repeated="4"/>
          <table:table-cell office:value-type="float" office:value="8.79675" calcext:value-type="float">
            <text:p>8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514050070466887 <text:s text:c="4"/></text:p>
          </table:table-cell>
          <table:table-cell table:number-columns-repeated="4"/>
          <table:table-cell office:value-type="float" office:value="8.75141" calcext:value-type="float">
            <text:p>8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7060749457641826 <text:s text:c="4"/></text:p>
          </table:table-cell>
          <table:table-cell table:number-columns-repeated="4"/>
          <table:table-cell office:value-type="float" office:value="8.70607" calcext:value-type="float">
            <text:p>8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607557209598820 <text:s text:c="4"/></text:p>
          </table:table-cell>
          <table:table-cell table:number-columns-repeated="4"/>
          <table:table-cell office:value-type="float" office:value="8.66076" calcext:value-type="float">
            <text:p>8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6154469421410553 <text:s text:c="4"/></text:p>
          </table:table-cell>
          <table:table-cell table:number-columns-repeated="4"/>
          <table:table-cell office:value-type="float" office:value="8.61545" calcext:value-type="float">
            <text:p>8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701484056449146 <text:s text:c="4"/></text:p>
          </table:table-cell>
          <table:table-cell table:number-columns-repeated="4"/>
          <table:table-cell office:value-type="float" office:value="8.57015" calcext:value-type="float">
            <text:p>8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5248600445170482 <text:s text:c="4"/></text:p>
          </table:table-cell>
          <table:table-cell table:number-columns-repeated="4"/>
          <table:table-cell office:value-type="float" office:value="8.52486" calcext:value-type="float">
            <text:p>8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795818460339003 <text:s text:c="4"/></text:p>
          </table:table-cell>
          <table:table-cell table:number-columns-repeated="4"/>
          <table:table-cell office:value-type="float" office:value="8.47958" calcext:value-type="float">
            <text:p>8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4343137985701446 <text:s text:c="4"/></text:p>
          </table:table-cell>
          <table:table-cell table:number-columns-repeated="4"/>
          <table:table-cell office:value-type="float" office:value="8.43431" calcext:value-type="float">
            <text:p>8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890558724730440 <text:s text:c="4"/></text:p>
          </table:table-cell>
          <table:table-cell table:number-columns-repeated="4"/>
          <table:table-cell office:value-type="float" office:value="8.38906" calcext:value-type="float">
            <text:p>8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3438080209570131 <text:s text:c="4"/></text:p>
          </table:table-cell>
          <table:table-cell table:number-columns-repeated="4"/>
          <table:table-cell office:value-type="float" office:value="8.34381" calcext:value-type="float">
            <text:p>8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985701876431808 <text:s text:c="4"/></text:p>
          </table:table-cell>
          <table:table-cell table:number-columns-repeated="4"/>
          <table:table-cell office:value-type="float" office:value="8.29857" calcext:value-type="float">
            <text:p>8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533423133685009 <text:s text:c="4"/></text:p>
          </table:table-cell>
          <table:table-cell table:number-columns-repeated="4"/>
          <table:table-cell office:value-type="float" office:value="8.25334" calcext:value-type="float">
            <text:p>8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2081243399703752 <text:s text:c="4"/></text:p>
          </table:table-cell>
          <table:table-cell table:number-columns-repeated="4"/>
          <table:table-cell office:value-type="float" office:value="8.20812" calcext:value-type="float">
            <text:p>8,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629162114267473 <text:s text:c="4"/></text:p>
          </table:table-cell>
          <table:table-cell table:number-columns-repeated="4"/>
          <table:table-cell office:value-type="float" office:value="8.16292" calcext:value-type="float">
            <text:p>8,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1177178735233131 <text:s text:c="4"/></text:p>
          </table:table-cell>
          <table:table-cell table:number-columns-repeated="4"/>
          <table:table-cell office:value-type="float" office:value="8.11772" calcext:value-type="float">
            <text:p>8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725292730540037 <text:s text:c="4"/></text:p>
          </table:table-cell>
          <table:table-cell table:number-columns-repeated="4"/>
          <table:table-cell office:value-type="float" office:value="8.07253" calcext:value-type="float">
            <text:p>8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0273503571207776 <text:s text:c="4"/></text:p>
          </table:table-cell>
          <table:table-cell table:number-columns-repeated="4"/>
          <table:table-cell office:value-type="float" office:value="8.02735" calcext:value-type="float">
            <text:p>8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821810727231215 <text:s text:c="4"/></text:p>
          </table:table-cell>
          <table:table-cell table:number-columns-repeated="4"/>
          <table:table-cell office:value-type="float" office:value="7.98218" calcext:value-type="float">
            <text:p>7,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9370213666124316 <text:s text:c="4"/></text:p>
          </table:table-cell>
          <table:table-cell table:number-columns-repeated="4"/>
          <table:table-cell office:value-type="float" office:value="7.93702" calcext:value-type="float">
            <text:p>7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918711853101060 <text:s text:c="4"/></text:p>
          </table:table-cell>
          <table:table-cell table:number-columns-repeated="4"/>
          <table:table-cell office:value-type="float" office:value="7.89187" calcext:value-type="float">
            <text:p>7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467304751911406 <text:s text:c="4"/></text:p>
          </table:table-cell>
          <table:table-cell table:number-columns-repeated="4"/>
          <table:table-cell office:value-type="float" office:value="7.84673" calcext:value-type="float">
            <text:p>7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8015991825699285 <text:s text:c="4"/></text:p>
          </table:table-cell>
          <table:table-cell table:number-columns-repeated="4"/>
          <table:table-cell office:value-type="float" office:value="7.8016" calcext:value-type="float">
            <text:p>7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564772537593196 <text:s text:c="4"/></text:p>
          </table:table-cell>
          <table:table-cell table:number-columns-repeated="4"/>
          <table:table-cell office:value-type="float" office:value="7.75648" calcext:value-type="float">
            <text:p>7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7113646350996090 <text:s text:c="4"/></text:p>
          </table:table-cell>
          <table:table-cell table:number-columns-repeated="4"/>
          <table:table-cell office:value-type="float" office:value="7.71136" calcext:value-type="float">
            <text:p>7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662612729642126 <text:s text:c="4"/></text:p>
          </table:table-cell>
          <table:table-cell table:number-columns-repeated="4"/>
          <table:table-cell office:value-type="float" office:value="7.66626" calcext:value-type="float">
            <text:p>7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6211671137531578 <text:s text:c="4"/></text:p>
          </table:table-cell>
          <table:table-cell table:number-columns-repeated="4"/>
          <table:table-cell office:value-type="float" office:value="7.62117" calcext:value-type="float">
            <text:p>7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760821038826514 <text:s text:c="4"/></text:p>
          </table:table-cell>
          <table:table-cell table:number-columns-repeated="4"/>
          <table:table-cell office:value-type="float" office:value="7.57608" calcext:value-type="float">
            <text:p>7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5310061897756091 <text:s text:c="4"/></text:p>
          </table:table-cell>
          <table:table-cell table:number-columns-repeated="4"/>
          <table:table-cell office:value-type="float" office:value="7.53101" calcext:value-type="float">
            <text:p>7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859393178556770 <text:s text:c="4"/></text:p>
          </table:table-cell>
          <table:table-cell table:number-columns-repeated="4"/>
          <table:table-cell office:value-type="float" office:value="7.48594" calcext:value-type="float">
            <text:p>7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4408814345442646 <text:s text:c="4"/></text:p>
          </table:table-cell>
          <table:table-cell table:number-columns-repeated="4"/>
          <table:table-cell office:value-type="float" office:value="7.44088" calcext:value-type="float">
            <text:p>7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958324862602707 <text:s text:c="4"/></text:p>
          </table:table-cell>
          <table:table-cell table:number-columns-repeated="4"/>
          <table:table-cell office:value-type="float" office:value="7.39583" calcext:value-type="float">
            <text:p>7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507924194208503 <text:s text:c="4"/></text:p>
          </table:table-cell>
          <table:table-cell table:number-columns-repeated="4"/>
          <table:table-cell office:value-type="float" office:value="7.35079" calcext:value-type="float">
            <text:p>7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3057611804426745 <text:s text:c="4"/></text:p>
          </table:table-cell>
          <table:table-cell table:number-columns-repeated="4"/>
          <table:table-cell office:value-type="float" office:value="7.30576" calcext:value-type="float">
            <text:p>7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607387157430896 <text:s text:c="4"/></text:p>
          </table:table-cell>
          <table:table-cell table:number-columns-repeated="4"/>
          <table:table-cell office:value-type="float" office:value="7.26074" calcext:value-type="float">
            <text:p>7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2157249717409275 <text:s text:c="4"/></text:p>
          </table:table-cell>
          <table:table-cell table:number-columns-repeated="4"/>
          <table:table-cell office:value-type="float" office:value="7.21572" calcext:value-type="float">
            <text:p>7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707198948568713 <text:s text:c="4"/></text:p>
          </table:table-cell>
          <table:table-cell table:number-columns-repeated="4"/>
          <table:table-cell office:value-type="float" office:value="7.17072" calcext:value-type="float">
            <text:p>7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1257234315135198 <text:s text:c="4"/></text:p>
          </table:table-cell>
          <table:table-cell table:number-columns-repeated="4"/>
          <table:table-cell office:value-type="float" office:value="7.12572" calcext:value-type="float">
            <text:p>7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807355281353175 <text:s text:c="4"/></text:p>
          </table:table-cell>
          <table:table-cell table:number-columns-repeated="4"/>
          <table:table-cell office:value-type="float" office:value="7.08074" calcext:value-type="float">
            <text:p>7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7.0357561311484025 <text:s text:c="4"/></text:p>
          </table:table-cell>
          <table:table-cell table:number-columns-repeated="4"/>
          <table:table-cell office:value-type="float" office:value="7.03576" calcext:value-type="float">
            <text:p>7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907851869804407 <text:s text:c="4"/></text:p>
          </table:table-cell>
          <table:table-cell table:number-columns-repeated="4"/>
          <table:table-cell office:value-type="float" office:value="6.99079" calcext:value-type="float">
            <text:p>6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458226420604809 <text:s text:c="4"/></text:p>
          </table:table-cell>
          <table:table-cell table:number-columns-repeated="4"/>
          <table:table-cell office:value-type="float" office:value="6.94582" calcext:value-type="float">
            <text:p>6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9008684428189069 <text:s text:c="4"/></text:p>
          </table:table-cell>
          <table:table-cell table:number-columns-repeated="4"/>
          <table:table-cell office:value-type="float" office:value="6.90087" calcext:value-type="float">
            <text:p>6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559225356873936 <text:s text:c="4"/></text:p>
          </table:table-cell>
          <table:table-cell table:number-columns-repeated="4"/>
          <table:table-cell office:value-type="float" office:value="6.85592" calcext:value-type="float">
            <text:p>6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8109848670987896 <text:s text:c="4"/></text:p>
          </table:table-cell>
          <table:table-cell table:number-columns-repeated="4"/>
          <table:table-cell office:value-type="float" office:value="6.81098" calcext:value-type="float">
            <text:p>6,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660553834874042 <text:s text:c="4"/></text:p>
          </table:table-cell>
          <table:table-cell table:number-columns-repeated="4"/>
          <table:table-cell office:value-type="float" office:value="6.76606" calcext:value-type="float">
            <text:p>6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7211340312886767 <text:s text:c="4"/></text:p>
          </table:table-cell>
          <table:table-cell table:number-columns-repeated="4"/>
          <table:table-cell office:value-type="float" office:value="6.72113" calcext:value-type="float">
            <text:p>6,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762207569394221 <text:s text:c="4"/></text:p>
          </table:table-cell>
          <table:table-cell table:number-columns-repeated="4"/>
          <table:table-cell office:value-type="float" office:value="6.67622" calcext:value-type="float">
            <text:p>6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6313155068777476 <text:s text:c="4"/></text:p>
          </table:table-cell>
          <table:table-cell table:number-columns-repeated="4"/>
          <table:table-cell office:value-type="float" office:value="6.63132" calcext:value-type="float">
            <text:p>6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864182275430814 <text:s text:c="4"/></text:p>
          </table:table-cell>
          <table:table-cell table:number-columns-repeated="4"/>
          <table:table-cell office:value-type="float" office:value="6.58642" calcext:value-type="float">
            <text:p>6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5415288653761507 <text:s text:c="4"/></text:p>
          </table:table-cell>
          <table:table-cell table:number-columns-repeated="4"/>
          <table:table-cell office:value-type="float" office:value="6.54153" calcext:value-type="float">
            <text:p>6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966473668189719 <text:s text:c="4"/></text:p>
          </table:table-cell>
          <table:table-cell table:number-columns-repeated="4"/>
          <table:table-cell office:value-type="float" office:value="6.49665" calcext:value-type="float">
            <text:p>6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517736783148436 <text:s text:c="4"/></text:p>
          </table:table-cell>
          <table:table-cell table:number-columns-repeated="4"/>
          <table:table-cell office:value-type="float" office:value="6.45177" calcext:value-type="float">
            <text:p>6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4069077463083772 <text:s text:c="4"/></text:p>
          </table:table-cell>
          <table:table-cell table:number-columns-repeated="4"/>
          <table:table-cell office:value-type="float" office:value="6.40691" calcext:value-type="float">
            <text:p>6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620495172453753 <text:s text:c="4"/></text:p>
          </table:table-cell>
          <table:table-cell table:number-columns-repeated="4"/>
          <table:table-cell office:value-type="float" office:value="6.36205" calcext:value-type="float">
            <text:p>6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3171989375729689 <text:s text:c="4"/></text:p>
          </table:table-cell>
          <table:table-cell table:number-columns-repeated="4"/>
          <table:table-cell office:value-type="float" office:value="6.3172" calcext:value-type="float">
            <text:p>6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723559537395008 <text:s text:c="4"/></text:p>
          </table:table-cell>
          <table:table-cell table:number-columns-repeated="4"/>
          <table:table-cell office:value-type="float" office:value="6.27236" calcext:value-type="float">
            <text:p>6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2275205121945296 <text:s text:c="4"/></text:p>
          </table:table-cell>
          <table:table-cell table:number-columns-repeated="4"/>
          <table:table-cell office:value-type="float" office:value="6.22752" calcext:value-type="float">
            <text:p>6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826925593888449 <text:s text:c="4"/></text:p>
          </table:table-cell>
          <table:table-cell table:number-columns-repeated="4"/>
          <table:table-cell office:value-type="float" office:value="6.18269" calcext:value-type="float">
            <text:p>6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1378720417744752 <text:s text:c="4"/></text:p>
          </table:table-cell>
          <table:table-cell table:number-columns-repeated="4"/>
          <table:table-cell office:value-type="float" office:value="6.13787" calcext:value-type="float">
            <text:p>6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930589058046536 <text:s text:c="4"/></text:p>
          </table:table-cell>
          <table:table-cell table:number-columns-repeated="4"/>
          <table:table-cell office:value-type="float" office:value="6.09306" calcext:value-type="float">
            <text:p>6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482530979338014 <text:s text:c="4"/></text:p>
          </table:table-cell>
          <table:table-cell table:number-columns-repeated="4"/>
          <table:table-cell office:value-type="float" office:value="6.04825" calcext:value-type="float">
            <text:p>6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6.0034545646175737 <text:s text:c="4"/></text:p>
          </table:table-cell>
          <table:table-cell table:number-columns-repeated="4"/>
          <table:table-cell office:value-type="float" office:value="6.00345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586632523127729 <text:s text:c="4"/></text:p>
          </table:table-cell>
          <table:table-cell table:number-columns-repeated="4"/>
          <table:table-cell office:value-type="float" office:value="5.95866" calcext:value-type="float">
            <text:p>5,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9138791074774044 <text:s text:c="4"/></text:p>
          </table:table-cell>
          <table:table-cell table:number-columns-repeated="4"/>
          <table:table-cell office:value-type="float" office:value="5.91388" calcext:value-type="float">
            <text:p>5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691020765706146 <text:s text:c="4"/></text:p>
          </table:table-cell>
          <table:table-cell table:number-columns-repeated="4"/>
          <table:table-cell office:value-type="float" office:value="5.8691" calcext:value-type="float">
            <text:p>5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8243321060527942 <text:s text:c="4"/></text:p>
          </table:table-cell>
          <table:table-cell table:number-columns-repeated="4"/>
          <table:table-cell office:value-type="float" office:value="5.82433" calcext:value-type="float">
            <text:p>5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795691423854016 <text:s text:c="4"/></text:p>
          </table:table-cell>
          <table:table-cell table:number-columns-repeated="4"/>
          <table:table-cell office:value-type="float" office:value="5.77957" calcext:value-type="float">
            <text:p>5,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7348131320310483 <text:s text:c="4"/></text:p>
          </table:table-cell>
          <table:table-cell table:number-columns-repeated="4"/>
          <table:table-cell office:value-type="float" office:value="5.73481" calcext:value-type="float">
            <text:p>5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900640214535114 <text:s text:c="4"/></text:p>
          </table:table-cell>
          <table:table-cell table:number-columns-repeated="4"/>
          <table:table-cell office:value-type="float" office:value="5.69006" calcext:value-type="float">
            <text:p>5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453217571176877 <text:s text:c="4"/></text:p>
          </table:table-cell>
          <table:table-cell table:number-columns-repeated="4"/>
          <table:table-cell office:value-type="float" office:value="5.64532" calcext:value-type="float">
            <text:p>5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6005862854896034 <text:s text:c="4"/></text:p>
          </table:table-cell>
          <table:table-cell table:number-columns-repeated="4"/>
          <table:table-cell office:value-type="float" office:value="5.60059" calcext:value-type="float">
            <text:p>5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558575530363994 <text:s text:c="4"/></text:p>
          </table:table-cell>
          <table:table-cell table:number-columns-repeated="4"/>
          <table:table-cell office:value-type="float" office:value="5.55586" calcext:value-type="float">
            <text:p>5,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5111355062263083 <text:s text:c="4"/></text:p>
          </table:table-cell>
          <table:table-cell table:number-columns-repeated="4"/>
          <table:table-cell office:value-type="float" office:value="5.51114" calcext:value-type="float">
            <text:p>5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664200915286507 <text:s text:c="4"/></text:p>
          </table:table-cell>
          <table:table-cell table:number-columns-repeated="4"/>
          <table:table-cell office:value-type="float" office:value="5.46642" calcext:value-type="float">
            <text:p>5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4217112554138360 <text:s text:c="4"/></text:p>
          </table:table-cell>
          <table:table-cell table:number-columns-repeated="4"/>
          <table:table-cell office:value-type="float" office:value="5.42171" calcext:value-type="float">
            <text:p>5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770089443533857 <text:s text:c="4"/></text:p>
          </table:table-cell>
          <table:table-cell table:number-columns-repeated="4"/>
          <table:table-cell office:value-type="float" office:value="5.37701" calcext:value-type="float">
            <text:p>5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3323131048198693 <text:s text:c="4"/></text:p>
          </table:table-cell>
          <table:table-cell table:number-columns-repeated="4"/>
          <table:table-cell office:value-type="float" office:value="5.33231" calcext:value-type="float">
            <text:p>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876236832868848 <text:s text:c="4"/></text:p>
          </table:table-cell>
          <table:table-cell table:number-columns-repeated="4"/>
          <table:table-cell office:value-type="float" office:value="5.28762" calcext:value-type="float">
            <text:p>5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2429406262291485 <text:s text:c="4"/></text:p>
          </table:table-cell>
          <table:table-cell table:number-columns-repeated="4"/>
          <table:table-cell office:value-type="float" office:value="5.24294" calcext:value-type="float">
            <text:p>5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982638801223802 <text:s text:c="4"/></text:p>
          </table:table-cell>
          <table:table-cell table:number-columns-repeated="4"/>
          <table:table-cell office:value-type="float" office:value="5.19826" calcext:value-type="float">
            <text:p>5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535933914433549 <text:s text:c="4"/></text:p>
          </table:table-cell>
          <table:table-cell table:number-columns-repeated="4"/>
          <table:table-cell office:value-type="float" office:value="5.15359" calcext:value-type="float">
            <text:p>5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1089291066698621 <text:s text:c="4"/></text:p>
          </table:table-cell>
          <table:table-cell table:number-columns-repeated="4"/>
          <table:table-cell office:value-type="float" office:value="5.10893" calcext:value-type="float">
            <text:p>5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642709722807142 <text:s text:c="4"/></text:p>
          </table:table-cell>
          <table:table-cell table:number-columns-repeated="4"/>
          <table:table-cell office:value-type="float" office:value="5.06427" calcext:value-type="float">
            <text:p>5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5.0196189347557478 <text:s text:c="4"/></text:p>
          </table:table-cell>
          <table:table-cell table:number-columns-repeated="4"/>
          <table:table-cell office:value-type="float" office:value="5.01962" calcext:value-type="float">
            <text:p>5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749729405757632 <text:s text:c="4"/></text:p>
          </table:table-cell>
          <table:table-cell table:number-columns-repeated="4"/>
          <table:table-cell office:value-type="float" office:value="4.97497" calcext:value-type="float">
            <text:p>4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9303329362226345 <text:s text:c="4"/></text:p>
          </table:table-cell>
          <table:table-cell table:number-columns-repeated="4"/>
          <table:table-cell office:value-type="float" office:value="4.93033" calcext:value-type="float">
            <text:p>4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856988681791460 <text:s text:c="4"/></text:p>
          </table:table-cell>
          <table:table-cell table:number-columns-repeated="4"/>
          <table:table-cell office:value-type="float" office:value="4.8857" calcext:value-type="float">
            <text:p>4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8410706829291001 <text:s text:c="4"/></text:p>
          </table:table-cell>
          <table:table-cell table:number-columns-repeated="4"/>
          <table:table-cell office:value-type="float" office:value="4.84107" calcext:value-type="float">
            <text:p>4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964483269572318 <text:s text:c="4"/></text:p>
          </table:table-cell>
          <table:table-cell table:number-columns-repeated="4"/>
          <table:table-cell office:value-type="float" office:value="4.79645" calcext:value-type="float">
            <text:p>4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518317467492555 <text:s text:c="4"/></text:p>
          </table:table-cell>
          <table:table-cell table:number-columns-repeated="4"/>
          <table:table-cell office:value-type="float" office:value="4.75183" calcext:value-type="float">
            <text:p>4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7072208887919071 <text:s text:c="4"/></text:p>
          </table:table-cell>
          <table:table-cell table:number-columns-repeated="4"/>
          <table:table-cell office:value-type="float" office:value="4.70722" calcext:value-type="float">
            <text:p>4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626156995727372 <text:s text:c="4"/></text:p>
          </table:table-cell>
          <table:table-cell table:number-columns-repeated="4"/>
          <table:table-cell office:value-type="float" office:value="4.66262" calcext:value-type="float">
            <text:p>4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6180161255802901 <text:s text:c="4"/></text:p>
          </table:table-cell>
          <table:table-cell table:number-columns-repeated="4"/>
          <table:table-cell office:value-type="float" office:value="4.61802" calcext:value-type="float">
            <text:p>4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734221133040966 <text:s text:c="4"/></text:p>
          </table:table-cell>
          <table:table-cell table:number-columns-repeated="4"/>
          <table:table-cell office:value-type="float" office:value="4.57342" calcext:value-type="float">
            <text:p>4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5288336092345087 <text:s text:c="4"/></text:p>
          </table:table-cell>
          <table:table-cell table:number-columns-repeated="4"/>
          <table:table-cell office:value-type="float" office:value="4.52883" calcext:value-type="float">
            <text:p>4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842505598628293 <text:s text:c="4"/></text:p>
          </table:table-cell>
          <table:table-cell table:number-columns-repeated="4"/>
          <table:table-cell office:value-type="float" office:value="4.48425" calcext:value-type="float">
            <text:p>4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396729116812770 <text:s text:c="4"/></text:p>
          </table:table-cell>
          <table:table-cell table:number-columns-repeated="4"/>
          <table:table-cell office:value-type="float" office:value="4.43967" calcext:value-type="float">
            <text:p>4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951006111829560 <text:s text:c="4"/></text:p>
          </table:table-cell>
          <table:table-cell table:number-columns-repeated="4"/>
          <table:table-cell office:value-type="float" office:value="4.3951" calcext:value-type="float">
            <text:p>4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505336048618162 <text:s text:c="4"/></text:p>
          </table:table-cell>
          <table:table-cell table:number-columns-repeated="4"/>
          <table:table-cell office:value-type="float" office:value="4.35053" calcext:value-type="float">
            <text:p>4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3059718392127504 <text:s text:c="4"/></text:p>
          </table:table-cell>
          <table:table-cell table:number-columns-repeated="4"/>
          <table:table-cell office:value-type="float" office:value="4.30597" calcext:value-type="float">
            <text:p>4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614152607314750 <text:s text:c="4"/></text:p>
          </table:table-cell>
          <table:table-cell table:number-columns-repeated="4"/>
          <table:table-cell office:value-type="float" office:value="4.26142" calcext:value-type="float">
            <text:p>4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2168638159145670 <text:s text:c="4"/></text:p>
          </table:table-cell>
          <table:table-cell table:number-columns-repeated="4"/>
          <table:table-cell office:value-type="float" office:value="4.21686" calcext:value-type="float">
            <text:p>4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723174512594490 <text:s text:c="4"/></text:p>
          </table:table-cell>
          <table:table-cell table:number-columns-repeated="4"/>
          <table:table-cell office:value-type="float" office:value="4.17232" calcext:value-type="float">
            <text:p>4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1277761132644004 <text:s text:c="4"/></text:p>
          </table:table-cell>
          <table:table-cell table:number-columns-repeated="4"/>
          <table:table-cell office:value-type="float" office:value="4.12778" calcext:value-type="float">
            <text:p>4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832397484285226 <text:s text:c="4"/></text:p>
          </table:table-cell>
          <table:table-cell table:number-columns-repeated="4"/>
          <table:table-cell office:value-type="float" office:value="4.08324" calcext:value-type="float">
            <text:p>4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0387083032517213 <text:s text:c="4"/></text:p>
          </table:table-cell>
          <table:table-cell table:number-columns-repeated="4"/>
          <table:table-cell office:value-type="float" office:value="4.03871" calcext:value-type="float">
            <text:p>4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941817242347653 <text:s text:c="4"/></text:p>
          </table:table-cell>
          <table:table-cell table:number-columns-repeated="4"/>
          <table:table-cell office:value-type="float" office:value="3.99418" calcext:value-type="float">
            <text:p>3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496599578791858 <text:s text:c="4"/></text:p>
          </table:table-cell>
          <table:table-cell table:number-columns-repeated="4"/>
          <table:table-cell office:value-type="float" office:value="3.94966" calcext:value-type="float">
            <text:p>3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9051429506873538 <text:s text:c="4"/></text:p>
          </table:table-cell>
          <table:table-cell table:number-columns-repeated="4"/>
          <table:table-cell office:value-type="float" office:value="3.90514" calcext:value-type="float">
            <text:p>3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606306491623785 <text:s text:c="4"/></text:p>
          </table:table-cell>
          <table:table-cell table:number-columns-repeated="4"/>
          <table:table-cell office:value-type="float" office:value="3.86063" calcext:value-type="float">
            <text:p>3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8161229998081860 <text:s text:c="4"/></text:p>
          </table:table-cell>
          <table:table-cell table:number-columns-repeated="4"/>
          <table:table-cell office:value-type="float" office:value="3.81612" calcext:value-type="float">
            <text:p>3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716199491294513 <text:s text:c="4"/></text:p>
          </table:table-cell>
          <table:table-cell table:number-columns-repeated="4"/>
          <table:table-cell office:value-type="float" office:value="3.77162" calcext:value-type="float">
            <text:p>3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7271214436316282 <text:s text:c="4"/></text:p>
          </table:table-cell>
          <table:table-cell table:number-columns-repeated="4"/>
          <table:table-cell office:value-type="float" office:value="3.72712" calcext:value-type="float">
            <text:p>3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826274298209163 <text:s text:c="4"/></text:p>
          </table:table-cell>
          <table:table-cell table:number-columns-repeated="4"/>
          <table:table-cell office:value-type="float" office:value="3.68263" calcext:value-type="float">
            <text:p>3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6381378542042673 <text:s text:c="4"/></text:p>
          </table:table-cell>
          <table:table-cell table:number-columns-repeated="4"/>
          <table:table-cell office:value-type="float" office:value="3.63814" calcext:value-type="float">
            <text:p>3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936526632893693 <text:s text:c="4"/></text:p>
          </table:table-cell>
          <table:table-cell table:number-columns-repeated="4"/>
          <table:table-cell office:value-type="float" office:value="3.59365" calcext:value-type="float">
            <text:p>3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491718035846329 <text:s text:c="4"/></text:p>
          </table:table-cell>
          <table:table-cell table:number-columns-repeated="4"/>
          <table:table-cell office:value-type="float" office:value="3.54917" calcext:value-type="float">
            <text:p>3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5046952215991851 <text:s text:c="4"/></text:p>
          </table:table-cell>
          <table:table-cell table:number-columns-repeated="4"/>
          <table:table-cell office:value-type="float" office:value="3.5047" calcext:value-type="float">
            <text:p>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602228638428838 <text:s text:c="4"/></text:p>
          </table:table-cell>
          <table:table-cell table:number-columns-repeated="4"/>
          <table:table-cell office:value-type="float" office:value="3.46022" calcext:value-type="float">
            <text:p>3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4157546768262677 <text:s text:c="4"/></text:p>
          </table:table-cell>
          <table:table-cell table:number-columns-repeated="4"/>
          <table:table-cell office:value-type="float" office:value="3.41575" calcext:value-type="float">
            <text:p>3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712906070605504 <text:s text:c="4"/></text:p>
          </table:table-cell>
          <table:table-cell table:number-columns-repeated="4"/>
          <table:table-cell office:value-type="float" office:value="3.37129" calcext:value-type="float">
            <text:p>3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3268306010576882 <text:s text:c="4"/></text:p>
          </table:table-cell>
          <table:table-cell table:number-columns-repeated="4"/>
          <table:table-cell office:value-type="float" office:value="3.32683" calcext:value-type="float">
            <text:p>3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823746053302525 <text:s text:c="4"/></text:p>
          </table:table-cell>
          <table:table-cell table:number-columns-repeated="4"/>
          <table:table-cell office:value-type="float" office:value="3.28237" calcext:value-type="float">
            <text:p>3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2379225663915312 <text:s text:c="4"/></text:p>
          </table:table-cell>
          <table:table-cell table:number-columns-repeated="4"/>
          <table:table-cell office:value-type="float" office:value="3.23792" calcext:value-type="float">
            <text:p>3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934744307554381 <text:s text:c="4"/></text:p>
          </table:table-cell>
          <table:table-cell table:number-columns-repeated="4"/>
          <table:table-cell office:value-type="float" office:value="3.19347" calcext:value-type="float">
            <text:p>3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490301449365421 <text:s text:c="4"/></text:p>
          </table:table-cell>
          <table:table-cell table:number-columns-repeated="4"/>
          <table:table-cell office:value-type="float" office:value="3.14903" calcext:value-type="float">
            <text:p>3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1045896554500532 <text:s text:c="4"/></text:p>
          </table:table-cell>
          <table:table-cell table:number-columns-repeated="4"/>
          <table:table-cell office:value-type="float" office:value="3.10459" calcext:value-type="float">
            <text:p>3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601529088118364 <text:s text:c="4"/></text:p>
          </table:table-cell>
          <table:table-cell table:number-columns-repeated="4"/>
          <table:table-cell office:value-type="float" office:value="3.06015" calcext:value-type="float">
            <text:p>3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3.0157198515383437 <text:s text:c="4"/></text:p>
          </table:table-cell>
          <table:table-cell table:number-columns-repeated="4"/>
          <table:table-cell office:value-type="float" office:value="3.01572" calcext:value-type="float">
            <text:p>3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712904301466683 <text:s text:c="4"/></text:p>
          </table:table-cell>
          <table:table-cell table:number-columns-repeated="4"/>
          <table:table-cell office:value-type="float" office:value="2.97129" calcext:value-type="float">
            <text:p>2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9268645911545019 <text:s text:c="4"/></text:p>
          </table:table-cell>
          <table:table-cell table:number-columns-repeated="4"/>
          <table:table-cell office:value-type="float" office:value="2.92686" calcext:value-type="float">
            <text:p>2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824422810801091 <text:s text:c="4"/></text:p>
          </table:table-cell>
          <table:table-cell table:number-columns-repeated="4"/>
          <table:table-cell office:value-type="float" office:value="2.88244" calcext:value-type="float">
            <text:p>2,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8380234464423824 <text:s text:c="4"/></text:p>
          </table:table-cell>
          <table:table-cell table:number-columns-repeated="4"/>
          <table:table-cell office:value-type="float" office:value="2.83802" calcext:value-type="float">
            <text:p>2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936080337607718 <text:s text:c="4"/></text:p>
          </table:table-cell>
          <table:table-cell table:number-columns-repeated="4"/>
          <table:table-cell office:value-type="float" office:value="2.79361" calcext:value-type="float">
            <text:p>2,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491959895552887 <text:s text:c="4"/></text:p>
          </table:table-cell>
          <table:table-cell table:number-columns-repeated="4"/>
          <table:table-cell office:value-type="float" office:value="2.7492" calcext:value-type="float">
            <text:p>2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7047872603465297 <text:s text:c="4"/></text:p>
          </table:table-cell>
          <table:table-cell table:number-columns-repeated="4"/>
          <table:table-cell office:value-type="float" office:value="2.70479" calcext:value-type="float">
            <text:p>2,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603817926556217 <text:s text:c="4"/></text:p>
          </table:table-cell>
          <table:table-cell table:number-columns-repeated="4"/>
          <table:table-cell office:value-type="float" office:value="2.66038" calcext:value-type="float">
            <text:p>2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6159795330042575 <text:s text:c="4"/></text:p>
          </table:table-cell>
          <table:table-cell table:number-columns-repeated="4"/>
          <table:table-cell office:value-type="float" office:value="2.61598" calcext:value-type="float">
            <text:p>2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715804279146530 <text:s text:c="4"/></text:p>
          </table:table-cell>
          <table:table-cell table:number-columns-repeated="4"/>
          <table:table-cell office:value-type="float" office:value="2.57158" calcext:value-type="float">
            <text:p>2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5271844239095351 <text:s text:c="4"/></text:p>
          </table:table-cell>
          <table:table-cell table:number-columns-repeated="4"/>
          <table:table-cell office:value-type="float" office:value="2.52718" calcext:value-type="float">
            <text:p>2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827914675121900 <text:s text:c="4"/></text:p>
          </table:table-cell>
          <table:table-cell table:number-columns-repeated="4"/>
          <table:table-cell office:value-type="float" office:value="2.48279" calcext:value-type="float">
            <text:p>2,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4384015052463615 <text:s text:c="4"/></text:p>
          </table:table-cell>
          <table:table-cell table:number-columns-repeated="4"/>
          <table:table-cell office:value-type="float" office:value="2.4384" calcext:value-type="float">
            <text:p>2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940144836363371 <text:s text:c="4"/></text:p>
          </table:table-cell>
          <table:table-cell table:number-columns-repeated="4"/>
          <table:table-cell office:value-type="float" office:value="2.39401" calcext:value-type="float">
            <text:p>2,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496303492068602 <text:s text:c="4"/></text:p>
          </table:table-cell>
          <table:table-cell table:number-columns-repeated="4"/>
          <table:table-cell office:value-type="float" office:value="2.34963" calcext:value-type="float">
            <text:p>2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3052490484831876 <text:s text:c="4"/></text:p>
          </table:table-cell>
          <table:table-cell table:number-columns-repeated="4"/>
          <table:table-cell office:value-type="float" office:value="2.30525" calcext:value-type="float">
            <text:p>2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608705279910177 <text:s text:c="4"/></text:p>
          </table:table-cell>
          <table:table-cell table:number-columns-repeated="4"/>
          <table:table-cell office:value-type="float" office:value="2.26087" calcext:value-type="float">
            <text:p>2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2164947342565413 <text:s text:c="4"/></text:p>
          </table:table-cell>
          <table:table-cell table:number-columns-repeated="4"/>
          <table:table-cell office:value-type="float" office:value="2.21649" calcext:value-type="float">
            <text:p>2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721216138063877 <text:s text:c="4"/></text:p>
          </table:table-cell>
          <table:table-cell table:number-columns-repeated="4"/>
          <table:table-cell office:value-type="float" office:value="2.17212" calcext:value-type="float">
            <text:p>2,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1277511131676334 <text:s text:c="4"/></text:p>
          </table:table-cell>
          <table:table-cell table:number-columns-repeated="4"/>
          <table:table-cell office:value-type="float" office:value="2.12775" calcext:value-type="float">
            <text:p>2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833831788678152 <text:s text:c="4"/></text:p>
          </table:table-cell>
          <table:table-cell table:number-columns-repeated="4"/>
          <table:table-cell office:value-type="float" office:value="2.08338" calcext:value-type="float">
            <text:p>2,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2.0390177574348609 <text:s text:c="4"/></text:p>
          </table:table-cell>
          <table:table-cell table:number-columns-repeated="4"/>
          <table:table-cell office:value-type="float" office:value="2.03902" calcext:value-type="float">
            <text:p>2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946547953971585 <text:s text:c="4"/></text:p>
          </table:table-cell>
          <table:table-cell table:number-columns-repeated="4"/>
          <table:table-cell office:value-type="float" office:value="1.99465" calcext:value-type="float">
            <text:p>1,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502942392834641 <text:s text:c="4"/></text:p>
          </table:table-cell>
          <table:table-cell table:number-columns-repeated="4"/>
          <table:table-cell office:value-type="float" office:value="1.95029" calcext:value-type="float">
            <text:p>1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9059360356229758 <text:s text:c="4"/></text:p>
          </table:table-cell>
          <table:table-cell table:number-columns-repeated="4"/>
          <table:table-cell office:value-type="float" office:value="1.90594" calcext:value-type="float">
            <text:p>1,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615801309452555 <text:s text:c="4"/></text:p>
          </table:table-cell>
          <table:table-cell table:number-columns-repeated="4"/>
          <table:table-cell office:value-type="float" office:value="1.86158" calcext:value-type="float">
            <text:p>1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8172264717802702 <text:s text:c="4"/></text:p>
          </table:table-cell>
          <table:table-cell table:number-columns-repeated="4"/>
          <table:table-cell office:value-type="float" office:value="1.81723" calcext:value-type="float">
            <text:p>1,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728750046583563 <text:s text:c="4"/></text:p>
          </table:table-cell>
          <table:table-cell table:number-columns-repeated="4"/>
          <table:table-cell office:value-type="float" office:value="1.77288" calcext:value-type="float">
            <text:p>1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7285256761102075 <text:s text:c="4"/></text:p>
          </table:table-cell>
          <table:table-cell table:number-columns-repeated="4"/>
          <table:table-cell office:value-type="float" office:value="1.72853" calcext:value-type="float">
            <text:p>1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841784326668809 <text:s text:c="4"/></text:p>
          </table:table-cell>
          <table:table-cell table:number-columns-repeated="4"/>
          <table:table-cell office:value-type="float" office:value="1.68418" calcext:value-type="float">
            <text:p>1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6398332208597983 <text:s text:c="4"/></text:p>
          </table:table-cell>
          <table:table-cell table:number-columns-repeated="4"/>
          <table:table-cell office:value-type="float" office:value="1.63983" calcext:value-type="float">
            <text:p>1,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954899872206929 <text:s text:c="4"/></text:p>
          </table:table-cell>
          <table:table-cell table:number-columns-repeated="4"/>
          <table:table-cell office:value-type="float" office:value="1.59549" calcext:value-type="float">
            <text:p>1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511486782816528 <text:s text:c="4"/></text:p>
          </table:table-cell>
          <table:table-cell table:number-columns-repeated="4"/>
          <table:table-cell office:value-type="float" office:value="1.55115" calcext:value-type="float">
            <text:p>1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5068092405750708 <text:s text:c="4"/></text:p>
          </table:table-cell>
          <table:table-cell table:number-columns-repeated="4"/>
          <table:table-cell office:value-type="float" office:value="1.50681" calcext:value-type="float">
            <text:p>1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624716206336623 <text:s text:c="4"/></text:p>
          </table:table-cell>
          <table:table-cell table:number-columns-repeated="4"/>
          <table:table-cell office:value-type="float" office:value="1.46247" calcext:value-type="float">
            <text:p>1,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4181357649904502 <text:s text:c="4"/></text:p>
          </table:table-cell>
          <table:table-cell table:number-columns-repeated="4"/>
          <table:table-cell office:value-type="float" office:value="1.41814" calcext:value-type="float">
            <text:p>1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738016201787486 <text:s text:c="4"/></text:p>
          </table:table-cell>
          <table:table-cell table:number-columns-repeated="4"/>
          <table:table-cell office:value-type="float" office:value="1.3738" calcext:value-type="float">
            <text:p>1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3294691327321524 <text:s text:c="4"/></text:p>
          </table:table-cell>
          <table:table-cell table:number-columns-repeated="4"/>
          <table:table-cell office:value-type="float" office:value="1.32947" calcext:value-type="float">
            <text:p>1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851382491845444 <text:s text:c="4"/></text:p>
          </table:table-cell>
          <table:table-cell table:number-columns-repeated="4"/>
          <table:table-cell office:value-type="float" office:value="1.28514" calcext:value-type="float">
            <text:p>1,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2408089160700657 <text:s text:c="4"/></text:p>
          </table:table-cell>
          <table:table-cell table:number-columns-repeated="4"/>
          <table:table-cell office:value-type="float" office:value="1.24081" calcext:value-type="float">
            <text:p>1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964810799231271 <text:s text:c="4"/></text:p>
          </table:table-cell>
          <table:table-cell table:number-columns-repeated="4"/>
          <table:table-cell office:value-type="float" office:value="1.19648" calcext:value-type="float">
            <text:p>1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521546872783781 <text:s text:c="4"/></text:p>
          </table:table-cell>
          <table:table-cell table:number-columns-repeated="4"/>
          <table:table-cell office:value-type="float" office:value="1.15215" calcext:value-type="float">
            <text:p>1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1078296846707245 <text:s text:c="4"/></text:p>
          </table:table-cell>
          <table:table-cell table:number-columns-repeated="4"/>
          <table:table-cell office:value-type="float" office:value="1.10783" calcext:value-type="float">
            <text:p>1,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635060186352925 <text:s text:c="4"/></text:p>
          </table:table-cell>
          <table:table-cell table:number-columns-repeated="4"/>
          <table:table-cell office:value-type="float" office:value="1.06351" calcext:value-type="float">
            <text:p>1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1.0191836357074420 <text:s text:c="4"/></text:p>
          </table:table-cell>
          <table:table-cell table:number-columns-repeated="4"/>
          <table:table-cell office:value-type="float" office:value="1.01918" calcext:value-type="float">
            <text:p>1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7486248242273521 <text:s text:c="4"/></text:p>
          </table:table-cell>
          <table:table-cell table:number-columns-repeated="4"/>
          <table:table-cell office:value-type="float" office:value="0.974862" calcext:value-type="float">
            <text:p>0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93054250531695715 <text:s text:c="4"/></text:p>
          </table:table-cell>
          <table:table-cell table:number-columns-repeated="4"/>
          <table:table-cell office:value-type="float" office:value="0.930543" calcext:value-type="float">
            <text:p>0,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8622365092607391 <text:s text:c="4"/></text:p>
          </table:table-cell>
          <table:table-cell table:number-columns-repeated="4"/>
          <table:table-cell office:value-type="float" office:value="0.886224" calcext:value-type="float">
            <text:p>0,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84190586578624937 <text:s text:c="4"/></text:p>
          </table:table-cell>
          <table:table-cell table:number-columns-repeated="4"/>
          <table:table-cell office:value-type="float" office:value="0.841906" calcext:value-type="float">
            <text:p>0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9758909643382303 <text:s text:c="4"/></text:p>
          </table:table-cell>
          <table:table-cell table:number-columns-repeated="4"/>
          <table:table-cell office:value-type="float" office:value="0.797589" calcext:value-type="float">
            <text:p>0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5327328940530658 <text:s text:c="4"/></text:p>
          </table:table-cell>
          <table:table-cell table:number-columns-repeated="4"/>
          <table:table-cell office:value-type="float" office:value="0.753273" calcext:value-type="float">
            <text:p>0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70895839123737281 <text:s text:c="4"/></text:p>
          </table:table-cell>
          <table:table-cell table:number-columns-repeated="4"/>
          <table:table-cell office:value-type="float" office:value="0.708958" calcext:value-type="float">
            <text:p>0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6464434846684417 <text:s text:c="4"/></text:p>
          </table:table-cell>
          <table:table-cell table:number-columns-repeated="4"/>
          <table:table-cell office:value-type="float" office:value="0.664644" calcext:value-type="float">
            <text:p>0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62033110763068577 <text:s text:c="4"/></text:p>
          </table:table-cell>
          <table:table-cell table:number-columns-repeated="4"/>
          <table:table-cell office:value-type="float" office:value="0.620331" calcext:value-type="float">
            <text:p>0,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7601861526600462 <text:s text:c="4"/></text:p>
          </table:table-cell>
          <table:table-cell table:number-columns-repeated="4"/>
          <table:table-cell office:value-type="float" office:value="0.576019" calcext:value-type="float">
            <text:p>0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53170681791002494 <text:s text:c="4"/></text:p>
          </table:table-cell>
          <table:table-cell table:number-columns-repeated="4"/>
          <table:table-cell office:value-type="float" office:value="0.531707" calcext:value-type="float">
            <text:p>0,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48739566210009344 <text:s text:c="4"/></text:p>
          </table:table-cell>
          <table:table-cell table:number-columns-repeated="4"/>
          <table:table-cell office:value-type="float" office:value="0.487396" calcext:value-type="float">
            <text:p>0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44308509437365884 <text:s text:c="4"/></text:p>
          </table:table-cell>
          <table:table-cell table:number-columns-repeated="4"/>
          <table:table-cell office:value-type="float" office:value="0.443085" calcext:value-type="float">
            <text:p>0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39877506126827217 <text:s text:c="4"/></text:p>
          </table:table-cell>
          <table:table-cell table:number-columns-repeated="4"/>
          <table:table-cell office:value-type="float" office:value="0.398775" calcext:value-type="float">
            <text:p>0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35446550932157428 <text:s text:c="4"/></text:p>
          </table:table-cell>
          <table:table-cell table:number-columns-repeated="4"/>
          <table:table-cell office:value-type="float" office:value="0.354466" calcext:value-type="float">
            <text:p>0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31015638507128429 <text:s text:c="4"/></text:p>
          </table:table-cell>
          <table:table-cell table:number-columns-repeated="4"/>
          <table:table-cell office:value-type="float" office:value="0.310156" calcext:value-type="float">
            <text:p>0,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26584763505519521 <text:s text:c="4"/></text:p>
          </table:table-cell>
          <table:table-cell table:number-columns-repeated="4"/>
          <table:table-cell office:value-type="float" office:value="0.265848" calcext:value-type="float">
            <text:p>0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22153920581116110 <text:s text:c="4"/></text:p>
          </table:table-cell>
          <table:table-cell table:number-columns-repeated="4"/>
          <table:table-cell office:value-type="float" office:value="0.221539" calcext:value-type="float">
            <text:p>0,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17723104387709127 <text:s text:c="4"/></text:p>
          </table:table-cell>
          <table:table-cell table:number-columns-repeated="4"/>
          <table:table-cell office:value-type="float" office:value="0.177231" calcext:value-type="float">
            <text:p>0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0.13292309579093828 <text:s text:c="4"/></text:p>
          </table:table-cell>
          <table:table-cell table:number-columns-repeated="4"/>
          <table:table-cell office:value-type="float" office:value="0.132923" calcext:value-type="float">
            <text:p>0,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8.8615308090691361E-002</text:p>
          </table:table-cell>
          <table:table-cell table:number-columns-repeated="4"/>
          <table:table-cell office:value-type="float" office:value="0.0886153" calcext:value-type="float">
            <text:p>0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4.4307627314367271E-002</text:p>
          </table:table-cell>
          <table:table-cell table:number-columns-repeated="4"/>
          <table:table-cell office:value-type="float" office:value="0.000428531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0.0000000000000000 <text:s text:c="4"/>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6:01:10.133453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7:47</meta:creation-date>
    <dc:language>en-US</dc:language>
    <meta:editing-cycles>3</meta:editing-cycles>
    <meta:editing-duration>PT55M9S</meta:editing-duration>
    <dc:date>2020-07-04T17:47:07.523753531</dc:date>
    <meta:document-statistic meta:table-count="3" meta:cell-count="6094" meta:object-count="0"/>
    <meta:user-defined meta:name="Info 1"/>
    <meta:user-defined meta:name="Info 2"/>
    <meta:user-defined meta:name="Info 3"/>
    <meta:user-defined meta:name="Info 4"/>
  </office:meta>
</office:document-meta>
</file>